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4.577cm"/>
    </style:style>
    <style:style style:name="co7" style:family="table-column">
      <style:table-column-properties fo:break-before="auto" style:column-width="4.771cm"/>
    </style:style>
    <style:style style:name="co8" style:family="table-column">
      <style:table-column-properties fo:break-before="auto" style:column-width="5.133cm"/>
    </style:style>
    <style:style style:name="co9" style:family="table-column">
      <style:table-column-properties fo:break-before="auto" style:column-width="4.662cm"/>
    </style:style>
    <style:style style:name="co10" style:family="table-column">
      <style:table-column-properties fo:break-before="auto" style:column-width="4.688cm"/>
    </style:style>
    <style:style style:name="co11" style:family="table-column">
      <style:table-column-properties fo:break-before="auto" style:column-width="16.066cm"/>
    </style:style>
    <style:style style:name="co12" style:family="table-column">
      <style:table-column-properties fo:break-before="auto" style:column-width="14.095cm"/>
    </style:style>
    <style:style style:name="co13" style:family="table-column">
      <style:table-column-properties fo:break-before="auto" style:column-width="19.147cm"/>
    </style:style>
    <style:style style:name="co14" style:family="table-column">
      <style:table-column-properties fo:break-before="auto" style:column-width="7.908cm"/>
    </style:style>
    <style:style style:name="co15" style:family="table-column">
      <style:table-column-properties fo:break-before="auto" style:column-width="4.606cm"/>
    </style:style>
    <style:style style:name="co16" style:family="table-column">
      <style:table-column-properties fo:break-before="auto" style:column-width="5.216cm"/>
    </style:style>
    <style:style style:name="co17" style:family="table-column">
      <style:table-column-properties fo:break-before="auto" style:column-width="5.022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4.411cm"/>
    </style:style>
    <style:style style:name="co20" style:family="table-column">
      <style:table-column-properties fo:break-before="auto" style:column-width="4.494cm"/>
    </style:style>
    <style:style style:name="co21" style:family="table-column">
      <style:table-column-properties fo:break-before="auto" style:column-width="5.493cm"/>
    </style:style>
    <style:style style:name="co22" style:family="table-column">
      <style:table-column-properties fo:break-before="auto" style:column-width="4.383cm"/>
    </style:style>
    <style:style style:name="co23" style:family="table-column">
      <style:table-column-properties fo:break-before="auto" style:column-width="16.6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number-columns-repeated="16" table:default-cell-style-name="Default"/>
        <table:table-column table:style-name="co16" table:default-cell-style-name="Default"/>
        <table:table-column table:style-name="co15" table:number-columns-repeated="6" table:default-cell-style-name="Default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Default"/>
        <table:table-column table:style-name="co22" table:default-cell-style-name="Default"/>
        <table:table-row table:style-name="ro1">
          <table:table-cell office:value-type="string">
            <text:p>Kickstart</text:p>
          </table:table-cell>
          <table:table-cell office:value-type="string">
            <text:p>Repetidos</text:p>
          </table:table-cell>
          <table:table-cell office:value-type="string">
            <text:p>Total</text:p>
          </table:table-cell>
          <table:table-cell/>
          <table:table-cell office:value-type="string">
            <text:p>Rondas</text:p>
          </table:table-cell>
          <table:table-cell office:value-type="string">
            <text:p>Puntuación simple</text:p>
          </table:table-cell>
          <table:table-cell office:value-type="string">
            <text:p>Puntuación testcase ocultos</text:p>
          </table:table-cell>
          <table:table-cell office:value-type="string">
            <text:p>Porcentaje simple</text:p>
          </table:table-cell>
          <table:table-cell office:value-type="string">
            <text:p>Porcentaje oculto</text:p>
          </table:table-cell>
          <table:table-cell office:value-type="string" table:number-columns-spanned="2" table:number-rows-spanned="1">
            <text:p>Estrategia Caso simple</text:p>
          </table:table-cell>
          <table:covered-table-cell/>
          <table:table-cell office:value-type="string" table:number-columns-spanned="3" table:number-rows-spanned="1">
            <text:p>Testcases ocultos</text:p>
          </table:table-cell>
          <table:covered-table-cell table:number-columns-repeated="2"/>
          <table:table-cell office:value-type="string">
            <text:p>Link</text:p>
          </table:table-cell>
          <table:table-cell office:value-type="string" table:number-columns-spanned="2" table:number-rows-spanned="1">
            <text:p>Estructuras de datos o teoremas usados en la simplificación</text:p>
          </table:table-cell>
          <table:covered-table-cell/>
          <table:table-cell/>
          <table:table-cell office:value-type="string">
            <text:p>Fuerza bruta</text:p>
          </table:table-cell>
          <table:table-cell office:value-type="string">
            <text:p>Programación Dinámica</text:p>
          </table:table-cell>
          <table:table-cell office:value-type="string">
            <text:p>Simplificación del problema</text:p>
          </table:table-cell>
          <table:table-cell office:value-type="string">
            <text:p>Greedy</text:p>
          </table:table-cell>
          <table:table-cell office:value-type="string">
            <text:p>Suma prefija</text:p>
          </table:table-cell>
          <table:table-cell office:value-type="string">
            <text:p>BFS</text:p>
          </table:table-cell>
          <table:table-cell office:value-type="string">
            <text:p>BFS de fuente múltiple</text:p>
          </table:table-cell>
          <table:table-cell office:value-type="string">
            <text:p>Búsqueda binaria</text:p>
          </table:table-cell>
          <table:table-cell office:value-type="string">
            <text:p>DFS</text:p>
          </table:table-cell>
          <table:table-cell office:value-type="string">
            <text:p>Kruskal</text:p>
          </table:table-cell>
          <table:table-cell office:value-type="string">
            <text:p>Recursividad</text:p>
          </table:table-cell>
          <table:table-cell office:value-type="string">
            <text:p>Dijkstra</text:p>
          </table:table-cell>
          <table:table-cell office:value-type="string">
            <text:p>Preprocesamiento</text:p>
          </table:table-cell>
          <table:table-cell office:value-type="string">
            <text:p>Máscaras de bits</text:p>
          </table:table-cell>
          <table:table-cell office:value-type="string">
            <text:p>Optimización-&gt;Decisión</text:p>
          </table:table-cell>
          <table:table-cell office:value-type="string">
            <text:p>Contar en binario</text:p>
          </table:table-cell>
          <table:table-cell office:value-type="string">
            <text:p>Árbol de segmento</text:p>
          </table:table-cell>
          <table:table-cell office:value-type="string">
            <text:p>Árbol de segmento modificado</text:p>
          </table:table-cell>
          <table:table-cell office:value-type="string">
            <text:p>Exponenciación Rápida</text:p>
          </table:table-cell>
          <table:table-cell office:value-type="string">
            <text:p>Floyd-Warshall</text:p>
          </table:table-cell>
          <table:table-cell office:value-type="string">
            <text:p>Bubble Sort</text:p>
          </table:table-cell>
          <table:table-cell office:value-type="string">
            <text:p>Memoización</text:p>
          </table:table-cell>
          <table:table-cell office:value-type="string">
            <text:p>Sweep line algorithm</text:p>
          </table:table-cell>
          <table:table-cell office:value-type="string">
            <text:p>Constructivo</text:p>
          </table:table-cell>
          <table:table-cell table:number-columns-repeated="8"/>
        </table:table-row>
        <table:table-row table:style-name="ro2">
          <table:table-cell office:value-type="float" office:value="2019">
            <text:p>2019</text:p>
          </table:table-cell>
          <table:table-cell/>
          <table:table-cell table:formula="of:=IF(NOT(ISBLANK([.D2]));SUM([.F2:.G4]);0)" office:value-type="float" office:value="100">
            <text:p>100</text:p>
          </table:table-cell>
          <table:table-cell office:value-type="string">
            <text:p>Practica</text:p>
          </table:table-cell>
          <table:table-cell office:value-type="string">
            <text:p>Number Guessing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F2]/INDIRECT(SUBSTITUTE(ADDRESS(1;COLUMN([.C2]);4);&quot;1&quot;;&quot;&quot;)&amp;(3*INT((ROW([.H2])+1)/3)-1))" office:value-type="float" office:value="0.06">
            <text:p>0,0600</text:p>
          </table:table-cell>
          <table:table-cell table:formula="of:=([.F2]+[.G2])/INDIRECT(SUBSTITUTE(ADDRESS(1;COLUMN([.C2]);4);&quot;1&quot;;&quot;&quot;)&amp;(3*INT((ROW([.H2])+1)/3)-1))" office:value-type="float" office:value="0.18">
            <text:p>0,1800</text:p>
          </table:table-cell>
          <table:table-cell office:value-type="string">
            <text:p>Fuerza bruta</text:p>
          </table:table-cell>
          <table:table-cell/>
          <table:table-cell office:value-type="string">
            <text:p>Búsqueda binaria</text:p>
          </table:table-cell>
          <table:table-cell table:number-columns-repeated="2"/>
          <table:table-cell office:value-type="string">
            <text:p><text:a xlink:href="https://codingcompetitions.withgoogle.com/kickstart/round/0000000000051060/00000000000588f4">https://codingcompetitions.withgoogle.com/kickstart/round/0000000000051060/00000000000588f4</text:a></text:p>
          </table:table-cell>
          <table:table-cell table:number-columns-repeated="3"/>
          <table:table-cell table:formula="of:=IF(EXACT(COUNTIF([.$L2:.$N2];&quot;=&quot;&amp;[.S$1]);1);[.$I2];IF(EXACT(COUNTIF([.$J2:.$K2];&quot;=&quot;&amp;[.S$1]);1);[.$H2];0))" office:value-type="float" office:value="0.06">
            <text:p>0,06</text:p>
          </table:table-cell>
          <table:table-cell table:formula="of:=IF(EXACT(COUNTIF([.$L2:.$N2];&quot;=&quot;&amp;[.T$1]);1);[.$I2];IF(EXACT(COUNTIF([.$J2:.$K2];&quot;=&quot;&amp;[.T$1]);1);[.$H2];0))" office:value-type="float" office:value="0">
            <text:p>0</text:p>
          </table:table-cell>
          <table:table-cell table:formula="of:=IF(EXACT(COUNTIF([.$L2:.$N2];&quot;=&quot;&amp;[.U$1]);1);[.$I2];IF(EXACT(COUNTIF([.$J2:.$K2];&quot;=&quot;&amp;[.U$1]);1);[.$H2];0))" office:value-type="float" office:value="0">
            <text:p>0</text:p>
          </table:table-cell>
          <table:table-cell table:formula="of:=IF(EXACT(COUNTIF([.$L2:.$N2];&quot;=&quot;&amp;[.V$1]);1);[.$I2];IF(EXACT(COUNTIF([.$J2:.$K2];&quot;=&quot;&amp;[.V$1]);1);[.$H2];0))" office:value-type="float" office:value="0">
            <text:p>0</text:p>
          </table:table-cell>
          <table:table-cell table:formula="of:=IF(EXACT(COUNTIF([.$L2:.$N2];&quot;=&quot;&amp;[.W$1]);1);[.$I2];IF(EXACT(COUNTIF([.$J2:.$K2];&quot;=&quot;&amp;[.W$1]);1);[.$H2];0))" office:value-type="float" office:value="0">
            <text:p>0</text:p>
          </table:table-cell>
          <table:table-cell table:formula="of:=IF(EXACT(COUNTIF([.$L2:.$N2];&quot;=&quot;&amp;[.X$1]);1);[.$I2];IF(EXACT(COUNTIF([.$J2:.$K2];&quot;=&quot;&amp;[.X$1]);1);[.$H2];0))" office:value-type="float" office:value="0">
            <text:p>0</text:p>
          </table:table-cell>
          <table:table-cell table:formula="of:=IF(EXACT(COUNTIF([.$L2:.$N2];&quot;=&quot;&amp;[.Y$1]);1);[.$I2];IF(EXACT(COUNTIF([.$J2:.$K2];&quot;=&quot;&amp;[.Y$1]);1);[.$H2];0))" office:value-type="float" office:value="0">
            <text:p>0</text:p>
          </table:table-cell>
          <table:table-cell table:formula="of:=IF(EXACT(COUNTIF([.$L2:.$N2];&quot;=&quot;&amp;[.Z$1]);1);[.$I2];IF(EXACT(COUNTIF([.$J2:.$K2];&quot;=&quot;&amp;[.Z$1]);1);[.$H2];0))" office:value-type="float" office:value="0.18">
            <text:p>0,18</text:p>
          </table:table-cell>
          <table:table-cell table:formula="of:=IF(EXACT(COUNTIF([.$L2:.$N2];&quot;=&quot;&amp;[.AA$1]);1);[.$I2];IF(EXACT(COUNTIF([.$J2:.$K2];&quot;=&quot;&amp;[.AA$1]);1);[.$H2];0))" office:value-type="float" office:value="0">
            <text:p>0</text:p>
          </table:table-cell>
          <table:table-cell table:formula="of:=IF(EXACT(COUNTIF([.$L2:.$N2];&quot;=&quot;&amp;[.AB$1]);1);[.$I2];IF(EXACT(COUNTIF([.$J2:.$K2];&quot;=&quot;&amp;[.AB$1]);1);[.$H2];0))" office:value-type="float" office:value="0">
            <text:p>0</text:p>
          </table:table-cell>
          <table:table-cell table:formula="of:=IF(EXACT(COUNTIF([.$L2:.$N2];&quot;=&quot;&amp;[.AC$1]);1);[.$I2];IF(EXACT(COUNTIF([.$J2:.$K2];&quot;=&quot;&amp;[.AC$1]);1);[.$H2];0))" office:value-type="float" office:value="0">
            <text:p>0</text:p>
          </table:table-cell>
          <table:table-cell table:formula="of:=IF(EXACT(COUNTIF([.$L2:.$N2];&quot;=&quot;&amp;[.AD$1]);1);[.$I2];IF(EXACT(COUNTIF([.$J2:.$K2];&quot;=&quot;&amp;[.AD$1]);1);[.$H2];0))" office:value-type="float" office:value="0">
            <text:p>0</text:p>
          </table:table-cell>
          <table:table-cell table:formula="of:=IF(EXACT(COUNTIF([.$L2:.$N2];&quot;=&quot;&amp;[.AE$1]);1);[.$I2];IF(EXACT(COUNTIF([.$J2:.$K2];&quot;=&quot;&amp;[.AE$1]);1);[.$H2];0))" office:value-type="float" office:value="0">
            <text:p>0</text:p>
          </table:table-cell>
          <table:table-cell table:formula="of:=IF(EXACT(COUNTIF([.$L2:.$N2];&quot;=&quot;&amp;[.AF$1]);1);[.$I2];IF(EXACT(COUNTIF([.$J2:.$K2];&quot;=&quot;&amp;[.AF$1]);1);[.$H2];0))" office:value-type="float" office:value="0">
            <text:p>0</text:p>
          </table:table-cell>
          <table:table-cell table:formula="of:=IF(EXACT(COUNTIF([.$L2:.$N2];&quot;=&quot;&amp;[.AG$1]);1);[.$I2];IF(EXACT(COUNTIF([.$J2:.$K2];&quot;=&quot;&amp;[.AG$1]);1);[.$H2];0))" office:value-type="float" office:value="0">
            <text:p>0</text:p>
          </table:table-cell>
          <table:table-cell table:formula="of:=IF(EXACT(COUNTIF([.$L2:.$N2];&quot;=&quot;&amp;[.AH$1]);1);[.$I2];IF(EXACT(COUNTIF([.$J2:.$K2];&quot;=&quot;&amp;[.AH$1]);1);[.$H2];0))" office:value-type="float" office:value="0">
            <text:p>0</text:p>
          </table:table-cell>
          <table:table-cell table:formula="of:=IF(EXACT(COUNTIF([.$L2:.$N2];&quot;=&quot;&amp;[.AI$1]);1);[.$I2];IF(EXACT(COUNTIF([.$J2:.$K2];&quot;=&quot;&amp;[.AI$1]);1);[.$H2];0))" office:value-type="float" office:value="0">
            <text:p>0</text:p>
          </table:table-cell>
          <table:table-cell table:formula="of:=IF(EXACT(COUNTIF([.$L2:.$N2];&quot;=&quot;&amp;[.AJ$1]);1);[.$I2];IF(EXACT(COUNTIF([.$J2:.$K2];&quot;=&quot;&amp;[.AJ$1]);1);[.$H2];0))" office:value-type="float" office:value="0">
            <text:p>0</text:p>
          </table:table-cell>
          <table:table-cell table:formula="of:=IF(EXACT(COUNTIF([.$L2:.$N2];&quot;=&quot;&amp;[.AK$1]);1);[.$I2];IF(EXACT(COUNTIF([.$J2:.$K2];&quot;=&quot;&amp;[.AK$1]);1);[.$H2];0))" office:value-type="float" office:value="0">
            <text:p>0</text:p>
          </table:table-cell>
          <table:table-cell table:formula="of:=IF(EXACT(COUNTIF([.$L2:.$N2];&quot;=&quot;&amp;[.AL$1]);1);[.$I2];IF(EXACT(COUNTIF([.$J2:.$K2];&quot;=&quot;&amp;[.AL$1]);1);[.$H2];0))" office:value-type="float" office:value="0">
            <text:p>0</text:p>
          </table:table-cell>
          <table:table-cell table:formula="of:=IF(EXACT(COUNTIF([.$L2:.$N2];&quot;=&quot;&amp;[.AM$1]);1);[.$I2];IF(EXACT(COUNTIF([.$J2:.$K2];&quot;=&quot;&amp;[.AM$1]);1);[.$H2];0))" office:value-type="float" office:value="0">
            <text:p>0</text:p>
          </table:table-cell>
          <table:table-cell table:formula="of:=IF(EXACT(COUNTIF([.$L2:.$N2];&quot;=&quot;&amp;[.AN$1]);1);[.$I2];IF(EXACT(COUNTIF([.$J2:.$K2];&quot;=&quot;&amp;[.AN$1]);1);[.$H2];0))" office:value-type="float" office:value="0">
            <text:p>0</text:p>
          </table:table-cell>
          <table:table-cell table:formula="of:=IF(EXACT(COUNTIF([.$L2:.$N2];&quot;=&quot;&amp;[.AO$1]);1);[.$I2];IF(EXACT(COUNTIF([.$J2:.$K2];&quot;=&quot;&amp;[.AO$1]);1);[.$H2];0))" office:value-type="float" office:value="0">
            <text:p>0</text:p>
          </table:table-cell>
          <table:table-cell table:formula="of:=IF(EXACT(COUNTIF([.$L2:.$N2];&quot;=&quot;&amp;[.AP$1]);1);[.$I2];IF(EXACT(COUNTIF([.$J2:.$K2];&quot;=&quot;&amp;[.AP$1]);1);[.$H2];0))" office:value-type="float" office:value="0">
            <text:p>0</text:p>
          </table:table-cell>
          <table:table-cell office:value-type="string">
            <text:p>Algoritmo</text:p>
          </table:table-cell>
          <table:table-cell office:value-type="string">
            <text:p>Porcentaje de apariciones</text:p>
          </table:table-cell>
          <table:table-cell office:value-type="string">
            <text:p>Apariciones (Small)</text:p>
          </table:table-cell>
          <table:table-cell office:value-type="string">
            <text:p>Apariciones (Large)</text:p>
          </table:table-cell>
          <table:table-cell office:value-type="string">
            <text:p>Media de los porcentajes</text:p>
          </table:table-cell>
          <table:table-cell office:value-type="string">
            <text:p>Media cuando aparece</text:p>
          </table:table-cell>
          <table:table-cell office:value-type="string">
            <text:p>Letras de la columna del algoritmo (auxiliar porque no sé suficiente de Calc para hacerlo sin esto kjfkf)</text:p>
          </table:table-cell>
          <table:table-cell table:style-name="ce2"/>
        </table:table-row>
        <table:table-row table:style-name="ro1">
          <table:table-cell/>
          <table:table-cell office:value-type="string">
            <text:p>Repetido</text:p>
          </table:table-cell>
          <table:table-cell table:formula="of:=IF(NOT(ISBLANK([.D3]));SUM([.F3:.G5]);0)" office:value-type="float" office:value="0">
            <text:p>0</text:p>
          </table:table-cell>
          <table:table-cell/>
          <table:table-cell office:value-type="string">
            <text:p>Mural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[.F3]/INDIRECT(SUBSTITUTE(ADDRESS(1;COLUMN([.C3]);4);&quot;1&quot;;&quot;&quot;)&amp;(3*INT((ROW([.H3])+1)/3)-1))" office:value-type="float" office:value="0.15">
            <text:p>0,1500</text:p>
          </table:table-cell>
          <table:table-cell table:formula="of:=([.F3]+[.G3])/INDIRECT(SUBSTITUTE(ADDRESS(1;COLUMN([.C3]);4);&quot;1&quot;;&quot;&quot;)&amp;(3*INT((ROW([.H3])+1)/3)-1))" office:value-type="float" office:value="0.38">
            <text:p>0,3800</text:p>
          </table:table-cell>
          <table:table-cell office:value-type="string">
            <text:p>Programación Dinámic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1060/0000000000058b89">https://codingcompetitions.withgoogle.com/kickstart/round/0000000000051060/0000000000058b89</text:a> </text:p>
          </table:table-cell>
          <table:table-cell table:number-columns-repeated="3"/>
          <table:table-cell table:formula="of:=IF(EXACT(COUNTIF([.L3:.N3];&quot;=&quot;&amp;[.S$1]);1);[.I3];IF(EXACT(COUNTIF([.J3:.K3];&quot;=&quot;&amp;[.S$1]);1);[.H3];0))" office:value-type="float" office:value="0">
            <text:p>0</text:p>
          </table:table-cell>
          <table:table-cell table:formula="of:=IF(EXACT(COUNTIF([.$L3:.$N3];&quot;=&quot;&amp;[.T$1]);1);[.$I3];IF(EXACT(COUNTIF([.$J3:.$K3];&quot;=&quot;&amp;[.T$1]);1);[.$H3];0))" office:value-type="float" office:value="0.15">
            <text:p>0,15</text:p>
          </table:table-cell>
          <table:table-cell table:formula="of:=IF(EXACT(COUNTIF([.$L3:.$N3];&quot;=&quot;&amp;[.U$1]);1);[.$I3];IF(EXACT(COUNTIF([.$J3:.$K3];&quot;=&quot;&amp;[.U$1]);1);[.$H3];0))" office:value-type="float" office:value="0.38">
            <text:p>0,38</text:p>
          </table:table-cell>
          <table:table-cell table:formula="of:=IF(EXACT(COUNTIF([.$L3:.$N3];&quot;=&quot;&amp;[.V$1]);1);[.$I3];IF(EXACT(COUNTIF([.$J3:.$K3];&quot;=&quot;&amp;[.V$1]);1);[.$H3];0))" office:value-type="float" office:value="0">
            <text:p>0</text:p>
          </table:table-cell>
          <table:table-cell table:formula="of:=IF(EXACT(COUNTIF([.$L3:.$N3];&quot;=&quot;&amp;[.W$1]);1);[.$I3];IF(EXACT(COUNTIF([.$J3:.$K3];&quot;=&quot;&amp;[.W$1]);1);[.$H3];0))" office:value-type="float" office:value="0">
            <text:p>0</text:p>
          </table:table-cell>
          <table:table-cell table:formula="of:=IF(EXACT(COUNTIF([.$L3:.$N3];&quot;=&quot;&amp;[.X$1]);1);[.$I3];IF(EXACT(COUNTIF([.$J3:.$K3];&quot;=&quot;&amp;[.X$1]);1);[.$H3];0))" office:value-type="float" office:value="0">
            <text:p>0</text:p>
          </table:table-cell>
          <table:table-cell table:formula="of:=IF(EXACT(COUNTIF([.$L3:.$N3];&quot;=&quot;&amp;[.Y$1]);1);[.$I3];IF(EXACT(COUNTIF([.$J3:.$K3];&quot;=&quot;&amp;[.Y$1]);1);[.$H3];0))" office:value-type="float" office:value="0">
            <text:p>0</text:p>
          </table:table-cell>
          <table:table-cell table:formula="of:=IF(EXACT(COUNTIF([.$L3:.$N3];&quot;=&quot;&amp;[.Z$1]);1);[.$I3];IF(EXACT(COUNTIF([.$J3:.$K3];&quot;=&quot;&amp;[.Z$1]);1);[.$H3];0))" office:value-type="float" office:value="0">
            <text:p>0</text:p>
          </table:table-cell>
          <table:table-cell table:formula="of:=IF(EXACT(COUNTIF([.$L3:.$N3];&quot;=&quot;&amp;[.AA$1]);1);[.$I3];IF(EXACT(COUNTIF([.$J3:.$K3];&quot;=&quot;&amp;[.AA$1]);1);[.$H3];0))" office:value-type="float" office:value="0">
            <text:p>0</text:p>
          </table:table-cell>
          <table:table-cell table:formula="of:=IF(EXACT(COUNTIF([.$L3:.$N3];&quot;=&quot;&amp;[.AB$1]);1);[.$I3];IF(EXACT(COUNTIF([.$J3:.$K3];&quot;=&quot;&amp;[.AB$1]);1);[.$H3];0))" office:value-type="float" office:value="0">
            <text:p>0</text:p>
          </table:table-cell>
          <table:table-cell table:formula="of:=IF(EXACT(COUNTIF([.$L3:.$N3];&quot;=&quot;&amp;[.AC$1]);1);[.$I3];IF(EXACT(COUNTIF([.$J3:.$K3];&quot;=&quot;&amp;[.AC$1]);1);[.$H3];0))" office:value-type="float" office:value="0">
            <text:p>0</text:p>
          </table:table-cell>
          <table:table-cell table:formula="of:=IF(EXACT(COUNTIF([.$L3:.$N3];&quot;=&quot;&amp;[.AD$1]);1);[.$I3];IF(EXACT(COUNTIF([.$J3:.$K3];&quot;=&quot;&amp;[.AD$1]);1);[.$H3];0))" office:value-type="float" office:value="0">
            <text:p>0</text:p>
          </table:table-cell>
          <table:table-cell table:formula="of:=IF(EXACT(COUNTIF([.$L3:.$N3];&quot;=&quot;&amp;[.AE$1]);1);[.$I3];IF(EXACT(COUNTIF([.$J3:.$K3];&quot;=&quot;&amp;[.AE$1]);1);[.$H3];0))" office:value-type="float" office:value="0">
            <text:p>0</text:p>
          </table:table-cell>
          <table:table-cell table:formula="of:=IF(EXACT(COUNTIF([.$L3:.$N3];&quot;=&quot;&amp;[.AF$1]);1);[.$I3];IF(EXACT(COUNTIF([.$J3:.$K3];&quot;=&quot;&amp;[.AF$1]);1);[.$H3];0))" office:value-type="float" office:value="0">
            <text:p>0</text:p>
          </table:table-cell>
          <table:table-cell table:formula="of:=IF(EXACT(COUNTIF([.$L3:.$N3];&quot;=&quot;&amp;[.AG$1]);1);[.$I3];IF(EXACT(COUNTIF([.$J3:.$K3];&quot;=&quot;&amp;[.AG$1]);1);[.$H3];0))" office:value-type="float" office:value="0">
            <text:p>0</text:p>
          </table:table-cell>
          <table:table-cell table:formula="of:=IF(EXACT(COUNTIF([.$L3:.$N3];&quot;=&quot;&amp;[.AH$1]);1);[.$I3];IF(EXACT(COUNTIF([.$J3:.$K3];&quot;=&quot;&amp;[.AH$1]);1);[.$H3];0))" office:value-type="float" office:value="0">
            <text:p>0</text:p>
          </table:table-cell>
          <table:table-cell table:formula="of:=IF(EXACT(COUNTIF([.$L3:.$N3];&quot;=&quot;&amp;[.AI$1]);1);[.$I3];IF(EXACT(COUNTIF([.$J3:.$K3];&quot;=&quot;&amp;[.AI$1]);1);[.$H3];0))" office:value-type="float" office:value="0">
            <text:p>0</text:p>
          </table:table-cell>
          <table:table-cell table:formula="of:=IF(EXACT(COUNTIF([.$L3:.$N3];&quot;=&quot;&amp;[.AJ$1]);1);[.$I3];IF(EXACT(COUNTIF([.$J3:.$K3];&quot;=&quot;&amp;[.AJ$1]);1);[.$H3];0))" office:value-type="float" office:value="0">
            <text:p>0</text:p>
          </table:table-cell>
          <table:table-cell table:formula="of:=IF(EXACT(COUNTIF([.$L3:.$N3];&quot;=&quot;&amp;[.AK$1]);1);[.$I3];IF(EXACT(COUNTIF([.$J3:.$K3];&quot;=&quot;&amp;[.AK$1]);1);[.$H3];0))" office:value-type="float" office:value="0">
            <text:p>0</text:p>
          </table:table-cell>
          <table:table-cell table:formula="of:=IF(EXACT(COUNTIF([.$L3:.$N3];&quot;=&quot;&amp;[.AL$1]);1);[.$I3];IF(EXACT(COUNTIF([.$J3:.$K3];&quot;=&quot;&amp;[.AL$1]);1);[.$H3];0))" office:value-type="float" office:value="0">
            <text:p>0</text:p>
          </table:table-cell>
          <table:table-cell table:formula="of:=IF(EXACT(COUNTIF([.$L3:.$N3];&quot;=&quot;&amp;[.AM$1]);1);[.$I3];IF(EXACT(COUNTIF([.$J3:.$K3];&quot;=&quot;&amp;[.AM$1]);1);[.$H3];0))" office:value-type="float" office:value="0">
            <text:p>0</text:p>
          </table:table-cell>
          <table:table-cell table:formula="of:=IF(EXACT(COUNTIF([.$L3:.$N3];&quot;=&quot;&amp;[.AN$1]);1);[.$I3];IF(EXACT(COUNTIF([.$J3:.$K3];&quot;=&quot;&amp;[.AN$1]);1);[.$H3];0))" office:value-type="float" office:value="0">
            <text:p>0</text:p>
          </table:table-cell>
          <table:table-cell table:formula="of:=IF(EXACT(COUNTIF([.$L3:.$N3];&quot;=&quot;&amp;[.AO$1]);1);[.$I3];IF(EXACT(COUNTIF([.$J3:.$K3];&quot;=&quot;&amp;[.AO$1]);1);[.$H3];0))" office:value-type="float" office:value="0">
            <text:p>0</text:p>
          </table:table-cell>
          <table:table-cell table:formula="of:=IF(EXACT(COUNTIF([.$L3:.$N3];&quot;=&quot;&amp;[.AP$1]);1);[.$I3];IF(EXACT(COUNTIF([.$J3:.$K3];&quot;=&quot;&amp;[.AP$1]);1);[.$H3];0))" office:value-type="float" office:value="0">
            <text:p>0</text:p>
          </table:table-cell>
          <table:table-cell office:value-type="string">
            <text:p>Fuerza bruta</text:p>
          </table:table-cell>
          <table:table-cell table:formula="of:=COUNTIF([.J$2:.N$51];&quot;=&quot;&amp;[.AQ3])/100" office:value-type="float" office:value="0.32">
            <text:p>0,3200</text:p>
          </table:table-cell>
          <table:table-cell table:formula="of:=COUNTIF([.J$2:.K$51];&quot;=&quot;&amp;[.AQ3])/50" office:value-type="float" office:value="0.62">
            <text:p>0,6200</text:p>
          </table:table-cell>
          <table:table-cell table:formula="of:=COUNTIF([.L$2:.N$51];&quot;=&quot;&amp;[.AQ3])/50" office:value-type="float" office:value="0.02">
            <text:p>0,0200</text:p>
          </table:table-cell>
          <table:table-cell table:formula="of:=AVERAGE(INDIRECT([.AW3]&amp;&quot;$54&quot;):INDIRECT([.AW3]&amp;&quot;$69&quot;))" office:value-type="float" office:value="0.223383838383838">
            <text:p>0,2234</text:p>
          </table:table-cell>
          <table:table-cell table:formula="of:=AVERAGEIF(INDIRECT([.AW3]&amp;&quot;$54&quot;):INDIRECT([.AW3]&amp;&quot;$69&quot;);&quot;&lt;&gt;0&quot;;INDIRECT([.AW3]&amp;&quot;$54&quot;):INDIRECT([.AW3]&amp;&quot;$69&quot;))" office:value-type="float" office:value="0.223383838383838">
            <text:p>0,2234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/>
          <table:table-cell office:value-type="string">
            <text:p>Repetido</text:p>
          </table:table-cell>
          <table:table-cell table:formula="of:=IF(NOT(ISBLANK([.D4]));SUM([.F4:.G6]);0)" office:value-type="float" office:value="0">
            <text:p>0</text:p>
          </table:table-cell>
          <table:table-cell/>
          <table:table-cell office:value-type="string">
            <text:p>Kickstart Alarm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[.F4]/INDIRECT(SUBSTITUTE(ADDRESS(1;COLUMN([.C4]);4);&quot;1&quot;;&quot;&quot;)&amp;(3*INT((ROW([.H4])+1)/3)-1))" office:value-type="float" office:value="0.13">
            <text:p>0,1300</text:p>
          </table:table-cell>
          <table:table-cell table:formula="of:=([.F4]+[.G4])/INDIRECT(SUBSTITUTE(ADDRESS(1;COLUMN([.C4]);4);&quot;1&quot;;&quot;&quot;)&amp;(3*INT((ROW([.H4])+1)/3)-1))" office:value-type="float" office:value="0.44">
            <text:p>0,44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office:value-type="string">
            <text:p>Exponenciación rápida</text:p>
          </table:table-cell>
          <table:table-cell/>
          <table:table-cell table:style-name="ce3" office:value-type="string">
            <text:p><text:a xlink:href="https://codingcompetitions.withgoogle.com/kickstart/round/0000000000051060/0000000000058a56">https://codingcompetitions.withgoogle.com/kickstart/round/0000000000051060/0000000000058a56</text:a> </text:p>
          </table:table-cell>
          <table:table-cell office:value-type="string">
            <text:p>Progresión geométrica</text:p>
          </table:table-cell>
          <table:table-cell table:number-columns-repeated="2"/>
          <table:table-cell table:formula="of:=IF(EXACT(COUNTIF([.L4:.N4];&quot;=&quot;&amp;[.S$1]);1);[.I4];IF(EXACT(COUNTIF([.J4:.K4];&quot;=&quot;&amp;[.S$1]);1);[.H4];0))" office:value-type="float" office:value="0.13">
            <text:p>0,13</text:p>
          </table:table-cell>
          <table:table-cell table:formula="of:=IF(EXACT(COUNTIF([.$L4:.$N4];&quot;=&quot;&amp;[.T$1]);1);[.$I4];IF(EXACT(COUNTIF([.$J4:.$K4];&quot;=&quot;&amp;[.T$1]);1);[.$H4];0))" office:value-type="float" office:value="0">
            <text:p>0</text:p>
          </table:table-cell>
          <table:table-cell table:formula="of:=IF(EXACT(COUNTIF([.$L4:.$N4];&quot;=&quot;&amp;[.U$1]);1);[.$I4];IF(EXACT(COUNTIF([.$J4:.$K4];&quot;=&quot;&amp;[.U$1]);1);[.$H4];0))" office:value-type="float" office:value="0.44">
            <text:p>0,44</text:p>
          </table:table-cell>
          <table:table-cell table:formula="of:=IF(EXACT(COUNTIF([.$L4:.$N4];&quot;=&quot;&amp;[.V$1]);1);[.$I4];IF(EXACT(COUNTIF([.$J4:.$K4];&quot;=&quot;&amp;[.V$1]);1);[.$H4];0))" office:value-type="float" office:value="0">
            <text:p>0</text:p>
          </table:table-cell>
          <table:table-cell table:formula="of:=IF(EXACT(COUNTIF([.$L4:.$N4];&quot;=&quot;&amp;[.W$1]);1);[.$I4];IF(EXACT(COUNTIF([.$J4:.$K4];&quot;=&quot;&amp;[.W$1]);1);[.$H4];0))" office:value-type="float" office:value="0">
            <text:p>0</text:p>
          </table:table-cell>
          <table:table-cell table:formula="of:=IF(EXACT(COUNTIF([.$L4:.$N4];&quot;=&quot;&amp;[.X$1]);1);[.$I4];IF(EXACT(COUNTIF([.$J4:.$K4];&quot;=&quot;&amp;[.X$1]);1);[.$H4];0))" office:value-type="float" office:value="0">
            <text:p>0</text:p>
          </table:table-cell>
          <table:table-cell table:formula="of:=IF(EXACT(COUNTIF([.$L4:.$N4];&quot;=&quot;&amp;[.Y$1]);1);[.$I4];IF(EXACT(COUNTIF([.$J4:.$K4];&quot;=&quot;&amp;[.Y$1]);1);[.$H4];0))" office:value-type="float" office:value="0">
            <text:p>0</text:p>
          </table:table-cell>
          <table:table-cell table:formula="of:=IF(EXACT(COUNTIF([.$L4:.$N4];&quot;=&quot;&amp;[.Z$1]);1);[.$I4];IF(EXACT(COUNTIF([.$J4:.$K4];&quot;=&quot;&amp;[.Z$1]);1);[.$H4];0))" office:value-type="float" office:value="0">
            <text:p>0</text:p>
          </table:table-cell>
          <table:table-cell table:formula="of:=IF(EXACT(COUNTIF([.$L4:.$N4];&quot;=&quot;&amp;[.AA$1]);1);[.$I4];IF(EXACT(COUNTIF([.$J4:.$K4];&quot;=&quot;&amp;[.AA$1]);1);[.$H4];0))" office:value-type="float" office:value="0">
            <text:p>0</text:p>
          </table:table-cell>
          <table:table-cell table:formula="of:=IF(EXACT(COUNTIF([.$L4:.$N4];&quot;=&quot;&amp;[.AB$1]);1);[.$I4];IF(EXACT(COUNTIF([.$J4:.$K4];&quot;=&quot;&amp;[.AB$1]);1);[.$H4];0))" office:value-type="float" office:value="0">
            <text:p>0</text:p>
          </table:table-cell>
          <table:table-cell table:formula="of:=IF(EXACT(COUNTIF([.$L4:.$N4];&quot;=&quot;&amp;[.AC$1]);1);[.$I4];IF(EXACT(COUNTIF([.$J4:.$K4];&quot;=&quot;&amp;[.AC$1]);1);[.$H4];0))" office:value-type="float" office:value="0">
            <text:p>0</text:p>
          </table:table-cell>
          <table:table-cell table:formula="of:=IF(EXACT(COUNTIF([.$L4:.$N4];&quot;=&quot;&amp;[.AD$1]);1);[.$I4];IF(EXACT(COUNTIF([.$J4:.$K4];&quot;=&quot;&amp;[.AD$1]);1);[.$H4];0))" office:value-type="float" office:value="0">
            <text:p>0</text:p>
          </table:table-cell>
          <table:table-cell table:formula="of:=IF(EXACT(COUNTIF([.$L4:.$N4];&quot;=&quot;&amp;[.AE$1]);1);[.$I4];IF(EXACT(COUNTIF([.$J4:.$K4];&quot;=&quot;&amp;[.AE$1]);1);[.$H4];0))" office:value-type="float" office:value="0">
            <text:p>0</text:p>
          </table:table-cell>
          <table:table-cell table:formula="of:=IF(EXACT(COUNTIF([.$L4:.$N4];&quot;=&quot;&amp;[.AF$1]);1);[.$I4];IF(EXACT(COUNTIF([.$J4:.$K4];&quot;=&quot;&amp;[.AF$1]);1);[.$H4];0))" office:value-type="float" office:value="0">
            <text:p>0</text:p>
          </table:table-cell>
          <table:table-cell table:formula="of:=IF(EXACT(COUNTIF([.$L4:.$N4];&quot;=&quot;&amp;[.AG$1]);1);[.$I4];IF(EXACT(COUNTIF([.$J4:.$K4];&quot;=&quot;&amp;[.AG$1]);1);[.$H4];0))" office:value-type="float" office:value="0">
            <text:p>0</text:p>
          </table:table-cell>
          <table:table-cell table:formula="of:=IF(EXACT(COUNTIF([.$L4:.$N4];&quot;=&quot;&amp;[.AH$1]);1);[.$I4];IF(EXACT(COUNTIF([.$J4:.$K4];&quot;=&quot;&amp;[.AH$1]);1);[.$H4];0))" office:value-type="float" office:value="0">
            <text:p>0</text:p>
          </table:table-cell>
          <table:table-cell table:formula="of:=IF(EXACT(COUNTIF([.$L4:.$N4];&quot;=&quot;&amp;[.AI$1]);1);[.$I4];IF(EXACT(COUNTIF([.$J4:.$K4];&quot;=&quot;&amp;[.AI$1]);1);[.$H4];0))" office:value-type="float" office:value="0">
            <text:p>0</text:p>
          </table:table-cell>
          <table:table-cell table:formula="of:=IF(EXACT(COUNTIF([.$L4:.$N4];&quot;=&quot;&amp;[.AJ$1]);1);[.$I4];IF(EXACT(COUNTIF([.$J4:.$K4];&quot;=&quot;&amp;[.AJ$1]);1);[.$H4];0))" office:value-type="float" office:value="0">
            <text:p>0</text:p>
          </table:table-cell>
          <table:table-cell table:formula="of:=IF(EXACT(COUNTIF([.$L4:.$N4];&quot;=&quot;&amp;[.AK$1]);1);[.$I4];IF(EXACT(COUNTIF([.$J4:.$K4];&quot;=&quot;&amp;[.AK$1]);1);[.$H4];0))" office:value-type="float" office:value="0.44">
            <text:p>0,44</text:p>
          </table:table-cell>
          <table:table-cell table:formula="of:=IF(EXACT(COUNTIF([.$L4:.$N4];&quot;=&quot;&amp;[.AL$1]);1);[.$I4];IF(EXACT(COUNTIF([.$J4:.$K4];&quot;=&quot;&amp;[.AL$1]);1);[.$H4];0))" office:value-type="float" office:value="0">
            <text:p>0</text:p>
          </table:table-cell>
          <table:table-cell table:formula="of:=IF(EXACT(COUNTIF([.$L4:.$N4];&quot;=&quot;&amp;[.AM$1]);1);[.$I4];IF(EXACT(COUNTIF([.$J4:.$K4];&quot;=&quot;&amp;[.AM$1]);1);[.$H4];0))" office:value-type="float" office:value="0">
            <text:p>0</text:p>
          </table:table-cell>
          <table:table-cell table:formula="of:=IF(EXACT(COUNTIF([.$L4:.$N4];&quot;=&quot;&amp;[.AN$1]);1);[.$I4];IF(EXACT(COUNTIF([.$J4:.$K4];&quot;=&quot;&amp;[.AN$1]);1);[.$H4];0))" office:value-type="float" office:value="0">
            <text:p>0</text:p>
          </table:table-cell>
          <table:table-cell table:formula="of:=IF(EXACT(COUNTIF([.$L4:.$N4];&quot;=&quot;&amp;[.AO$1]);1);[.$I4];IF(EXACT(COUNTIF([.$J4:.$K4];&quot;=&quot;&amp;[.AO$1]);1);[.$H4];0))" office:value-type="float" office:value="0">
            <text:p>0</text:p>
          </table:table-cell>
          <table:table-cell table:formula="of:=IF(EXACT(COUNTIF([.$L4:.$N4];&quot;=&quot;&amp;[.AP$1]);1);[.$I4];IF(EXACT(COUNTIF([.$J4:.$K4];&quot;=&quot;&amp;[.AP$1]);1);[.$H4];0))" office:value-type="float" office:value="0">
            <text:p>0</text:p>
          </table:table-cell>
          <table:table-cell office:value-type="string">
            <text:p>Programación Dinámica</text:p>
          </table:table-cell>
          <table:table-cell table:formula="of:=COUNTIF([.J$2:.N$51];&quot;=&quot;&amp;[.AQ4])/100" office:value-type="float" office:value="0.15">
            <text:p>0,1500</text:p>
          </table:table-cell>
          <table:table-cell table:formula="of:=COUNTIF([.J$2:.K$51];&quot;=&quot;&amp;[.AQ4])/50" office:value-type="float" office:value="0.1">
            <text:p>0,1000</text:p>
          </table:table-cell>
          <table:table-cell table:formula="of:=COUNTIF([.L$2:.N$51];&quot;=&quot;&amp;[.AQ4])/50" office:value-type="float" office:value="0.2">
            <text:p>0,2000</text:p>
          </table:table-cell>
          <table:table-cell table:formula="of:=AVERAGE(INDIRECT([.AW4]&amp;&quot;$54&quot;):INDIRECT([.AW4]&amp;&quot;$69&quot;))" office:value-type="float" office:value="0.241098484848485">
            <text:p>0,2411</text:p>
          </table:table-cell>
          <table:table-cell table:formula="of:=AVERAGEIF(INDIRECT([.AW4]&amp;&quot;$54&quot;):INDIRECT([.AW4]&amp;&quot;$69&quot;);&quot;&lt;&gt;0&quot;;INDIRECT([.AW4]&amp;&quot;$54&quot;):INDIRECT([.AW4]&amp;&quot;$69&quot;))" office:value-type="float" office:value="0.35068870523416">
            <text:p>0,3507</text:p>
          </table:table-cell>
          <table:table-cell office:value-type="string">
            <text:p>T</text:p>
          </table:table-cell>
          <table:table-cell table:style-name="ce2"/>
        </table:table-row>
        <table:table-row table:style-name="ro1">
          <table:table-cell table:number-columns-repeated="2"/>
          <table:table-cell table:formula="of:=IF(NOT(ISBLANK([.D5]));SUM([.F5:.G7]);0)" office:value-type="float" office:value="100">
            <text:p>100</text:p>
          </table:table-cell>
          <table:table-cell office:value-type="string">
            <text:p>Ronda A</text:p>
          </table:table-cell>
          <table:table-cell office:value-type="string">
            <text:p>Training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F5]/INDIRECT(SUBSTITUTE(ADDRESS(1;COLUMN([.C5]);4);&quot;1&quot;;&quot;&quot;)&amp;(3*INT((ROW([.H5])+1)/3)-1))" office:value-type="float" office:value="0.07">
            <text:p>0,0700</text:p>
          </table:table-cell>
          <table:table-cell table:formula="of:=([.F5]+[.G5])/INDIRECT(SUBSTITUTE(ADDRESS(1;COLUMN([.C5]);4);&quot;1&quot;;&quot;&quot;)&amp;(3*INT((ROW([.H5])+1)/3)-1))" office:value-type="float" office:value="0.2">
            <text:p>0,2000</text:p>
          </table:table-cell>
          <table:table-cell office:value-type="string">
            <text:p>Fuerza bruta</text:p>
          </table:table-cell>
          <table:table-cell/>
          <table:table-cell office:value-type="string">
            <text:p>Suma prefij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01/00000000000698d6">https://codingcompetitions.withgoogle.com/kickstart/round/0000000000050e01/00000000000698d6</text:a> </text:p>
          </table:table-cell>
          <table:table-cell table:number-columns-repeated="3"/>
          <table:table-cell table:formula="of:=IF(EXACT(COUNTIF([.L5:.N5];&quot;=&quot;&amp;[.S$1]);1);[.I5];IF(EXACT(COUNTIF([.J5:.K5];&quot;=&quot;&amp;[.S$1]);1);[.H5];0))" office:value-type="float" office:value="0.07">
            <text:p>0,07</text:p>
          </table:table-cell>
          <table:table-cell table:formula="of:=IF(EXACT(COUNTIF([.$L5:.$N5];&quot;=&quot;&amp;[.T$1]);1);[.$I5];IF(EXACT(COUNTIF([.$J5:.$K5];&quot;=&quot;&amp;[.T$1]);1);[.$H5];0))" office:value-type="float" office:value="0">
            <text:p>0</text:p>
          </table:table-cell>
          <table:table-cell table:formula="of:=IF(EXACT(COUNTIF([.$L5:.$N5];&quot;=&quot;&amp;[.U$1]);1);[.$I5];IF(EXACT(COUNTIF([.$J5:.$K5];&quot;=&quot;&amp;[.U$1]);1);[.$H5];0))" office:value-type="float" office:value="0">
            <text:p>0</text:p>
          </table:table-cell>
          <table:table-cell table:formula="of:=IF(EXACT(COUNTIF([.$L5:.$N5];&quot;=&quot;&amp;[.V$1]);1);[.$I5];IF(EXACT(COUNTIF([.$J5:.$K5];&quot;=&quot;&amp;[.V$1]);1);[.$H5];0))" office:value-type="float" office:value="0">
            <text:p>0</text:p>
          </table:table-cell>
          <table:table-cell table:formula="of:=IF(EXACT(COUNTIF([.$L5:.$N5];&quot;=&quot;&amp;[.W$1]);1);[.$I5];IF(EXACT(COUNTIF([.$J5:.$K5];&quot;=&quot;&amp;[.W$1]);1);[.$H5];0))" office:value-type="float" office:value="0.2">
            <text:p>0,2</text:p>
          </table:table-cell>
          <table:table-cell table:formula="of:=IF(EXACT(COUNTIF([.$L5:.$N5];&quot;=&quot;&amp;[.X$1]);1);[.$I5];IF(EXACT(COUNTIF([.$J5:.$K5];&quot;=&quot;&amp;[.X$1]);1);[.$H5];0))" office:value-type="float" office:value="0">
            <text:p>0</text:p>
          </table:table-cell>
          <table:table-cell table:formula="of:=IF(EXACT(COUNTIF([.$L5:.$N5];&quot;=&quot;&amp;[.Y$1]);1);[.$I5];IF(EXACT(COUNTIF([.$J5:.$K5];&quot;=&quot;&amp;[.Y$1]);1);[.$H5];0))" office:value-type="float" office:value="0">
            <text:p>0</text:p>
          </table:table-cell>
          <table:table-cell table:formula="of:=IF(EXACT(COUNTIF([.$L5:.$N5];&quot;=&quot;&amp;[.Z$1]);1);[.$I5];IF(EXACT(COUNTIF([.$J5:.$K5];&quot;=&quot;&amp;[.Z$1]);1);[.$H5];0))" office:value-type="float" office:value="0">
            <text:p>0</text:p>
          </table:table-cell>
          <table:table-cell table:formula="of:=IF(EXACT(COUNTIF([.$L5:.$N5];&quot;=&quot;&amp;[.AA$1]);1);[.$I5];IF(EXACT(COUNTIF([.$J5:.$K5];&quot;=&quot;&amp;[.AA$1]);1);[.$H5];0))" office:value-type="float" office:value="0">
            <text:p>0</text:p>
          </table:table-cell>
          <table:table-cell table:formula="of:=IF(EXACT(COUNTIF([.$L5:.$N5];&quot;=&quot;&amp;[.AB$1]);1);[.$I5];IF(EXACT(COUNTIF([.$J5:.$K5];&quot;=&quot;&amp;[.AB$1]);1);[.$H5];0))" office:value-type="float" office:value="0">
            <text:p>0</text:p>
          </table:table-cell>
          <table:table-cell table:formula="of:=IF(EXACT(COUNTIF([.$L5:.$N5];&quot;=&quot;&amp;[.AC$1]);1);[.$I5];IF(EXACT(COUNTIF([.$J5:.$K5];&quot;=&quot;&amp;[.AC$1]);1);[.$H5];0))" office:value-type="float" office:value="0">
            <text:p>0</text:p>
          </table:table-cell>
          <table:table-cell table:formula="of:=IF(EXACT(COUNTIF([.$L5:.$N5];&quot;=&quot;&amp;[.AD$1]);1);[.$I5];IF(EXACT(COUNTIF([.$J5:.$K5];&quot;=&quot;&amp;[.AD$1]);1);[.$H5];0))" office:value-type="float" office:value="0">
            <text:p>0</text:p>
          </table:table-cell>
          <table:table-cell table:formula="of:=IF(EXACT(COUNTIF([.$L5:.$N5];&quot;=&quot;&amp;[.AE$1]);1);[.$I5];IF(EXACT(COUNTIF([.$J5:.$K5];&quot;=&quot;&amp;[.AE$1]);1);[.$H5];0))" office:value-type="float" office:value="0">
            <text:p>0</text:p>
          </table:table-cell>
          <table:table-cell table:formula="of:=IF(EXACT(COUNTIF([.$L5:.$N5];&quot;=&quot;&amp;[.AF$1]);1);[.$I5];IF(EXACT(COUNTIF([.$J5:.$K5];&quot;=&quot;&amp;[.AF$1]);1);[.$H5];0))" office:value-type="float" office:value="0">
            <text:p>0</text:p>
          </table:table-cell>
          <table:table-cell table:formula="of:=IF(EXACT(COUNTIF([.$L5:.$N5];&quot;=&quot;&amp;[.AG$1]);1);[.$I5];IF(EXACT(COUNTIF([.$J5:.$K5];&quot;=&quot;&amp;[.AG$1]);1);[.$H5];0))" office:value-type="float" office:value="0">
            <text:p>0</text:p>
          </table:table-cell>
          <table:table-cell table:formula="of:=IF(EXACT(COUNTIF([.$L5:.$N5];&quot;=&quot;&amp;[.AH$1]);1);[.$I5];IF(EXACT(COUNTIF([.$J5:.$K5];&quot;=&quot;&amp;[.AH$1]);1);[.$H5];0))" office:value-type="float" office:value="0">
            <text:p>0</text:p>
          </table:table-cell>
          <table:table-cell table:formula="of:=IF(EXACT(COUNTIF([.$L5:.$N5];&quot;=&quot;&amp;[.AI$1]);1);[.$I5];IF(EXACT(COUNTIF([.$J5:.$K5];&quot;=&quot;&amp;[.AI$1]);1);[.$H5];0))" office:value-type="float" office:value="0">
            <text:p>0</text:p>
          </table:table-cell>
          <table:table-cell table:formula="of:=IF(EXACT(COUNTIF([.$L5:.$N5];&quot;=&quot;&amp;[.AJ$1]);1);[.$I5];IF(EXACT(COUNTIF([.$J5:.$K5];&quot;=&quot;&amp;[.AJ$1]);1);[.$H5];0))" office:value-type="float" office:value="0">
            <text:p>0</text:p>
          </table:table-cell>
          <table:table-cell table:formula="of:=IF(EXACT(COUNTIF([.$L5:.$N5];&quot;=&quot;&amp;[.AK$1]);1);[.$I5];IF(EXACT(COUNTIF([.$J5:.$K5];&quot;=&quot;&amp;[.AK$1]);1);[.$H5];0))" office:value-type="float" office:value="0">
            <text:p>0</text:p>
          </table:table-cell>
          <table:table-cell table:formula="of:=IF(EXACT(COUNTIF([.$L5:.$N5];&quot;=&quot;&amp;[.AL$1]);1);[.$I5];IF(EXACT(COUNTIF([.$J5:.$K5];&quot;=&quot;&amp;[.AL$1]);1);[.$H5];0))" office:value-type="float" office:value="0">
            <text:p>0</text:p>
          </table:table-cell>
          <table:table-cell table:formula="of:=IF(EXACT(COUNTIF([.$L5:.$N5];&quot;=&quot;&amp;[.AM$1]);1);[.$I5];IF(EXACT(COUNTIF([.$J5:.$K5];&quot;=&quot;&amp;[.AM$1]);1);[.$H5];0))" office:value-type="float" office:value="0">
            <text:p>0</text:p>
          </table:table-cell>
          <table:table-cell table:formula="of:=IF(EXACT(COUNTIF([.$L5:.$N5];&quot;=&quot;&amp;[.AN$1]);1);[.$I5];IF(EXACT(COUNTIF([.$J5:.$K5];&quot;=&quot;&amp;[.AN$1]);1);[.$H5];0))" office:value-type="float" office:value="0">
            <text:p>0</text:p>
          </table:table-cell>
          <table:table-cell table:formula="of:=IF(EXACT(COUNTIF([.$L5:.$N5];&quot;=&quot;&amp;[.AO$1]);1);[.$I5];IF(EXACT(COUNTIF([.$J5:.$K5];&quot;=&quot;&amp;[.AO$1]);1);[.$H5];0))" office:value-type="float" office:value="0">
            <text:p>0</text:p>
          </table:table-cell>
          <table:table-cell table:formula="of:=IF(EXACT(COUNTIF([.$L5:.$N5];&quot;=&quot;&amp;[.AP$1]);1);[.$I5];IF(EXACT(COUNTIF([.$J5:.$K5];&quot;=&quot;&amp;[.AP$1]);1);[.$H5];0))" office:value-type="float" office:value="0">
            <text:p>0</text:p>
          </table:table-cell>
          <table:table-cell office:value-type="string">
            <text:p>Simplificación del problema</text:p>
          </table:table-cell>
          <table:table-cell table:formula="of:=COUNTIF([.J$2:.N$51];&quot;=&quot;&amp;[.AQ5])/100" office:value-type="float" office:value="0.2">
            <text:p>0,2000</text:p>
          </table:table-cell>
          <table:table-cell table:formula="of:=COUNTIF([.J$2:.K$51];&quot;=&quot;&amp;[.AQ5])/50" office:value-type="float" office:value="0.02">
            <text:p>0,0200</text:p>
          </table:table-cell>
          <table:table-cell table:formula="of:=COUNTIF([.L$2:.N$51];&quot;=&quot;&amp;[.AQ5])/50" office:value-type="float" office:value="0.38">
            <text:p>0,3800</text:p>
          </table:table-cell>
          <table:table-cell table:formula="of:=AVERAGE(INDIRECT([.AW5]&amp;&quot;$54&quot;):INDIRECT([.AW5]&amp;&quot;$69&quot;))" office:value-type="float" office:value="0.398125">
            <text:p>0,3981</text:p>
          </table:table-cell>
          <table:table-cell table:formula="of:=AVERAGEIF(INDIRECT([.AW5]&amp;&quot;$54&quot;):INDIRECT([.AW5]&amp;&quot;$69&quot;);&quot;&lt;&gt;0&quot;;INDIRECT([.AW5]&amp;&quot;$54&quot;):INDIRECT([.AW5]&amp;&quot;$69&quot;))" office:value-type="float" office:value="0.579090909090909">
            <text:p>0,5791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table:number-columns-repeated="2"/>
          <table:table-cell table:formula="of:=IF(NOT(ISBLANK([.D6]));SUM([.F6:.G8]);0)" office:value-type="float" office:value="0">
            <text:p>0</text:p>
          </table:table-cell>
          <table:table-cell/>
          <table:table-cell office:value-type="string">
            <text:p>Parcels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[.F6]/INDIRECT(SUBSTITUTE(ADDRESS(1;COLUMN([.C6]);4);&quot;1&quot;;&quot;&quot;)&amp;(3*INT((ROW([.H6])+1)/3)-1))" office:value-type="float" office:value="0.15">
            <text:p>0,1500</text:p>
          </table:table-cell>
          <table:table-cell table:formula="of:=([.F6]+[.G6])/INDIRECT(SUBSTITUTE(ADDRESS(1;COLUMN([.C6]);4);&quot;1&quot;;&quot;&quot;)&amp;(3*INT((ROW([.H6])+1)/3)-1))" office:value-type="float" office:value="0.35">
            <text:p>0,3500</text:p>
          </table:table-cell>
          <table:table-cell office:value-type="string">
            <text:p>Fuerza bruta</text:p>
          </table:table-cell>
          <table:table-cell/>
          <table:table-cell office:value-type="string">
            <text:p>BFS de fuente múltiple</text:p>
          </table:table-cell>
          <table:table-cell office:value-type="string">
            <text:p>Búsqueda binaria</text:p>
          </table:table-cell>
          <table:table-cell office:value-type="string">
            <text:p>Optimización-&gt;Decisión</text:p>
          </table:table-cell>
          <table:table-cell table:style-name="ce3" office:value-type="string">
            <text:p><text:a xlink:href="https://codingcompetitions.withgoogle.com/kickstart/round/0000000000050e01/000000000006987d">https://codingcompetitions.withgoogle.com/kickstart/round/0000000000050e01/000000000006987d</text:a> </text:p>
          </table:table-cell>
          <table:table-cell table:number-columns-repeated="3"/>
          <table:table-cell table:formula="of:=IF(EXACT(COUNTIF([.L6:.N6];&quot;=&quot;&amp;[.S$1]);1);[.I6];IF(EXACT(COUNTIF([.J6:.K6];&quot;=&quot;&amp;[.S$1]);1);[.H6];0))" office:value-type="float" office:value="0.15">
            <text:p>0,15</text:p>
          </table:table-cell>
          <table:table-cell table:formula="of:=IF(EXACT(COUNTIF([.$L6:.$N6];&quot;=&quot;&amp;[.T$1]);1);[.$I6];IF(EXACT(COUNTIF([.$J6:.$K6];&quot;=&quot;&amp;[.T$1]);1);[.$H6];0))" office:value-type="float" office:value="0">
            <text:p>0</text:p>
          </table:table-cell>
          <table:table-cell table:formula="of:=IF(EXACT(COUNTIF([.$L6:.$N6];&quot;=&quot;&amp;[.U$1]);1);[.$I6];IF(EXACT(COUNTIF([.$J6:.$K6];&quot;=&quot;&amp;[.U$1]);1);[.$H6];0))" office:value-type="float" office:value="0">
            <text:p>0</text:p>
          </table:table-cell>
          <table:table-cell table:formula="of:=IF(EXACT(COUNTIF([.$L6:.$N6];&quot;=&quot;&amp;[.V$1]);1);[.$I6];IF(EXACT(COUNTIF([.$J6:.$K6];&quot;=&quot;&amp;[.V$1]);1);[.$H6];0))" office:value-type="float" office:value="0">
            <text:p>0</text:p>
          </table:table-cell>
          <table:table-cell table:formula="of:=IF(EXACT(COUNTIF([.$L6:.$N6];&quot;=&quot;&amp;[.W$1]);1);[.$I6];IF(EXACT(COUNTIF([.$J6:.$K6];&quot;=&quot;&amp;[.W$1]);1);[.$H6];0))" office:value-type="float" office:value="0">
            <text:p>0</text:p>
          </table:table-cell>
          <table:table-cell table:formula="of:=IF(EXACT(COUNTIF([.$L6:.$N6];&quot;=&quot;&amp;[.X$1]);1);[.$I6];IF(EXACT(COUNTIF([.$J6:.$K6];&quot;=&quot;&amp;[.X$1]);1);[.$H6];0))" office:value-type="float" office:value="0">
            <text:p>0</text:p>
          </table:table-cell>
          <table:table-cell table:formula="of:=IF(EXACT(COUNTIF([.$L6:.$N6];&quot;=&quot;&amp;[.Y$1]);1);[.$I6];IF(EXACT(COUNTIF([.$J6:.$K6];&quot;=&quot;&amp;[.Y$1]);1);[.$H6];0))" office:value-type="float" office:value="0.35">
            <text:p>0,35</text:p>
          </table:table-cell>
          <table:table-cell table:formula="of:=IF(EXACT(COUNTIF([.$L6:.$N6];&quot;=&quot;&amp;[.Z$1]);1);[.$I6];IF(EXACT(COUNTIF([.$J6:.$K6];&quot;=&quot;&amp;[.Z$1]);1);[.$H6];0))" office:value-type="float" office:value="0.35">
            <text:p>0,35</text:p>
          </table:table-cell>
          <table:table-cell table:formula="of:=IF(EXACT(COUNTIF([.$L6:.$N6];&quot;=&quot;&amp;[.AA$1]);1);[.$I6];IF(EXACT(COUNTIF([.$J6:.$K6];&quot;=&quot;&amp;[.AA$1]);1);[.$H6];0))" office:value-type="float" office:value="0">
            <text:p>0</text:p>
          </table:table-cell>
          <table:table-cell table:formula="of:=IF(EXACT(COUNTIF([.$L6:.$N6];&quot;=&quot;&amp;[.AB$1]);1);[.$I6];IF(EXACT(COUNTIF([.$J6:.$K6];&quot;=&quot;&amp;[.AB$1]);1);[.$H6];0))" office:value-type="float" office:value="0">
            <text:p>0</text:p>
          </table:table-cell>
          <table:table-cell table:formula="of:=IF(EXACT(COUNTIF([.$L6:.$N6];&quot;=&quot;&amp;[.AC$1]);1);[.$I6];IF(EXACT(COUNTIF([.$J6:.$K6];&quot;=&quot;&amp;[.AC$1]);1);[.$H6];0))" office:value-type="float" office:value="0">
            <text:p>0</text:p>
          </table:table-cell>
          <table:table-cell table:formula="of:=IF(EXACT(COUNTIF([.$L6:.$N6];&quot;=&quot;&amp;[.AD$1]);1);[.$I6];IF(EXACT(COUNTIF([.$J6:.$K6];&quot;=&quot;&amp;[.AD$1]);1);[.$H6];0))" office:value-type="float" office:value="0">
            <text:p>0</text:p>
          </table:table-cell>
          <table:table-cell table:formula="of:=IF(EXACT(COUNTIF([.$L6:.$N6];&quot;=&quot;&amp;[.AE$1]);1);[.$I6];IF(EXACT(COUNTIF([.$J6:.$K6];&quot;=&quot;&amp;[.AE$1]);1);[.$H6];0))" office:value-type="float" office:value="0">
            <text:p>0</text:p>
          </table:table-cell>
          <table:table-cell table:formula="of:=IF(EXACT(COUNTIF([.$L6:.$N6];&quot;=&quot;&amp;[.AF$1]);1);[.$I6];IF(EXACT(COUNTIF([.$J6:.$K6];&quot;=&quot;&amp;[.AF$1]);1);[.$H6];0))" office:value-type="float" office:value="0">
            <text:p>0</text:p>
          </table:table-cell>
          <table:table-cell table:formula="of:=IF(EXACT(COUNTIF([.$L6:.$N6];&quot;=&quot;&amp;[.AG$1]);1);[.$I6];IF(EXACT(COUNTIF([.$J6:.$K6];&quot;=&quot;&amp;[.AG$1]);1);[.$H6];0))" office:value-type="float" office:value="0.35">
            <text:p>0,35</text:p>
          </table:table-cell>
          <table:table-cell table:formula="of:=IF(EXACT(COUNTIF([.$L6:.$N6];&quot;=&quot;&amp;[.AH$1]);1);[.$I6];IF(EXACT(COUNTIF([.$J6:.$K6];&quot;=&quot;&amp;[.AH$1]);1);[.$H6];0))" office:value-type="float" office:value="0">
            <text:p>0</text:p>
          </table:table-cell>
          <table:table-cell table:formula="of:=IF(EXACT(COUNTIF([.$L6:.$N6];&quot;=&quot;&amp;[.AI$1]);1);[.$I6];IF(EXACT(COUNTIF([.$J6:.$K6];&quot;=&quot;&amp;[.AI$1]);1);[.$H6];0))" office:value-type="float" office:value="0">
            <text:p>0</text:p>
          </table:table-cell>
          <table:table-cell table:formula="of:=IF(EXACT(COUNTIF([.$L6:.$N6];&quot;=&quot;&amp;[.AJ$1]);1);[.$I6];IF(EXACT(COUNTIF([.$J6:.$K6];&quot;=&quot;&amp;[.AJ$1]);1);[.$H6];0))" office:value-type="float" office:value="0">
            <text:p>0</text:p>
          </table:table-cell>
          <table:table-cell table:formula="of:=IF(EXACT(COUNTIF([.$L6:.$N6];&quot;=&quot;&amp;[.AK$1]);1);[.$I6];IF(EXACT(COUNTIF([.$J6:.$K6];&quot;=&quot;&amp;[.AK$1]);1);[.$H6];0))" office:value-type="float" office:value="0">
            <text:p>0</text:p>
          </table:table-cell>
          <table:table-cell table:formula="of:=IF(EXACT(COUNTIF([.$L6:.$N6];&quot;=&quot;&amp;[.AL$1]);1);[.$I6];IF(EXACT(COUNTIF([.$J6:.$K6];&quot;=&quot;&amp;[.AL$1]);1);[.$H6];0))" office:value-type="float" office:value="0">
            <text:p>0</text:p>
          </table:table-cell>
          <table:table-cell table:formula="of:=IF(EXACT(COUNTIF([.$L6:.$N6];&quot;=&quot;&amp;[.AM$1]);1);[.$I6];IF(EXACT(COUNTIF([.$J6:.$K6];&quot;=&quot;&amp;[.AM$1]);1);[.$H6];0))" office:value-type="float" office:value="0">
            <text:p>0</text:p>
          </table:table-cell>
          <table:table-cell table:formula="of:=IF(EXACT(COUNTIF([.$L6:.$N6];&quot;=&quot;&amp;[.AN$1]);1);[.$I6];IF(EXACT(COUNTIF([.$J6:.$K6];&quot;=&quot;&amp;[.AN$1]);1);[.$H6];0))" office:value-type="float" office:value="0">
            <text:p>0</text:p>
          </table:table-cell>
          <table:table-cell table:formula="of:=IF(EXACT(COUNTIF([.$L6:.$N6];&quot;=&quot;&amp;[.AO$1]);1);[.$I6];IF(EXACT(COUNTIF([.$J6:.$K6];&quot;=&quot;&amp;[.AO$1]);1);[.$H6];0))" office:value-type="float" office:value="0">
            <text:p>0</text:p>
          </table:table-cell>
          <table:table-cell table:formula="of:=IF(EXACT(COUNTIF([.$L6:.$N6];&quot;=&quot;&amp;[.AP$1]);1);[.$I6];IF(EXACT(COUNTIF([.$J6:.$K6];&quot;=&quot;&amp;[.AP$1]);1);[.$H6];0))" office:value-type="float" office:value="0">
            <text:p>0</text:p>
          </table:table-cell>
          <table:table-cell office:value-type="string">
            <text:p>Greedy</text:p>
          </table:table-cell>
          <table:table-cell table:formula="of:=COUNTIF([.J$2:.N$51];&quot;=&quot;&amp;[.AQ6])/100" office:value-type="float" office:value="0.06">
            <text:p>0,0600</text:p>
          </table:table-cell>
          <table:table-cell table:formula="of:=COUNTIF([.J$2:.K$51];&quot;=&quot;&amp;[.AQ6])/50" office:value-type="float" office:value="0.06">
            <text:p>0,0600</text:p>
          </table:table-cell>
          <table:table-cell table:formula="of:=COUNTIF([.L$2:.N$51];&quot;=&quot;&amp;[.AQ6])/50" office:value-type="float" office:value="0.06">
            <text:p>0,0600</text:p>
          </table:table-cell>
          <table:table-cell table:formula="of:=AVERAGE(INDIRECT([.AW6]&amp;&quot;$54&quot;):INDIRECT([.AW6]&amp;&quot;$69&quot;))" office:value-type="float" office:value="0.07">
            <text:p>0,0700</text:p>
          </table:table-cell>
          <table:table-cell table:formula="of:=AVERAGEIF(INDIRECT([.AW6]&amp;&quot;$54&quot;):INDIRECT([.AW6]&amp;&quot;$69&quot;);&quot;&lt;&gt;0&quot;;INDIRECT([.AW6]&amp;&quot;$54&quot;):INDIRECT([.AW6]&amp;&quot;$69&quot;))" office:value-type="float" office:value="0.224">
            <text:p>0,224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table:formula="of:=IF(NOT(ISBLANK([.D7]));SUM([.F7:.G9]);0)" office:value-type="float" office:value="0">
            <text:p>0</text:p>
          </table:table-cell>
          <table:table-cell/>
          <table:table-cell office:value-type="string">
            <text:p>Contention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formula="of:=[.F7]/INDIRECT(SUBSTITUTE(ADDRESS(1;COLUMN([.C7]);4);&quot;1&quot;;&quot;&quot;)&amp;(3*INT((ROW([.H7])+1)/3)-1))" office:value-type="float" office:value="0.18">
            <text:p>0,1800</text:p>
          </table:table-cell>
          <table:table-cell table:formula="of:=([.F7]+[.G7])/INDIRECT(SUBSTITUTE(ADDRESS(1;COLUMN([.C7]);4);&quot;1&quot;;&quot;&quot;)&amp;(3*INT((ROW([.H7])+1)/3)-1))" office:value-type="float" office:value="0.45">
            <text:p>0,4500</text:p>
          </table:table-cell>
          <table:table-cell office:value-type="string">
            <text:p>Simplificación del problema</text:p>
          </table:table-cell>
          <table:table-cell office:value-type="string">
            <text:p>Sweep line algorithm</text:p>
          </table:table-cell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01/0000000000069881">https://codingcompetitions.withgoogle.com/kickstart/round/0000000000050e01/0000000000069881</text:a> </text:p>
          </table:table-cell>
          <table:table-cell office:value-type="string">
            <text:p>Árbol de intervalos</text:p>
          </table:table-cell>
          <table:table-cell table:number-columns-repeated="2"/>
          <table:table-cell table:formula="of:=IF(EXACT(COUNTIF([.L7:.N7];&quot;=&quot;&amp;[.S$1]);1);[.I7];IF(EXACT(COUNTIF([.J7:.K7];&quot;=&quot;&amp;[.S$1]);1);[.H7];0))" office:value-type="float" office:value="0">
            <text:p>0</text:p>
          </table:table-cell>
          <table:table-cell table:formula="of:=IF(EXACT(COUNTIF([.$L7:.$N7];&quot;=&quot;&amp;[.T$1]);1);[.$I7];IF(EXACT(COUNTIF([.$J7:.$K7];&quot;=&quot;&amp;[.T$1]);1);[.$H7];0))" office:value-type="float" office:value="0">
            <text:p>0</text:p>
          </table:table-cell>
          <table:table-cell table:formula="of:=IF(EXACT(COUNTIF([.$L7:.$N7];&quot;=&quot;&amp;[.U$1]);1);[.$I7];IF(EXACT(COUNTIF([.$J7:.$K7];&quot;=&quot;&amp;[.U$1]);1);[.$H7];0))" office:value-type="float" office:value="0.45">
            <text:p>0,45</text:p>
          </table:table-cell>
          <table:table-cell table:formula="of:=IF(EXACT(COUNTIF([.$L7:.$N7];&quot;=&quot;&amp;[.V$1]);1);[.$I7];IF(EXACT(COUNTIF([.$J7:.$K7];&quot;=&quot;&amp;[.V$1]);1);[.$H7];0))" office:value-type="float" office:value="0">
            <text:p>0</text:p>
          </table:table-cell>
          <table:table-cell table:formula="of:=IF(EXACT(COUNTIF([.$L7:.$N7];&quot;=&quot;&amp;[.W$1]);1);[.$I7];IF(EXACT(COUNTIF([.$J7:.$K7];&quot;=&quot;&amp;[.W$1]);1);[.$H7];0))" office:value-type="float" office:value="0">
            <text:p>0</text:p>
          </table:table-cell>
          <table:table-cell table:formula="of:=IF(EXACT(COUNTIF([.$L7:.$N7];&quot;=&quot;&amp;[.X$1]);1);[.$I7];IF(EXACT(COUNTIF([.$J7:.$K7];&quot;=&quot;&amp;[.X$1]);1);[.$H7];0))" office:value-type="float" office:value="0">
            <text:p>0</text:p>
          </table:table-cell>
          <table:table-cell table:formula="of:=IF(EXACT(COUNTIF([.$L7:.$N7];&quot;=&quot;&amp;[.Y$1]);1);[.$I7];IF(EXACT(COUNTIF([.$J7:.$K7];&quot;=&quot;&amp;[.Y$1]);1);[.$H7];0))" office:value-type="float" office:value="0">
            <text:p>0</text:p>
          </table:table-cell>
          <table:table-cell table:formula="of:=IF(EXACT(COUNTIF([.$L7:.$N7];&quot;=&quot;&amp;[.Z$1]);1);[.$I7];IF(EXACT(COUNTIF([.$J7:.$K7];&quot;=&quot;&amp;[.Z$1]);1);[.$H7];0))" office:value-type="float" office:value="0">
            <text:p>0</text:p>
          </table:table-cell>
          <table:table-cell table:formula="of:=IF(EXACT(COUNTIF([.$L7:.$N7];&quot;=&quot;&amp;[.AA$1]);1);[.$I7];IF(EXACT(COUNTIF([.$J7:.$K7];&quot;=&quot;&amp;[.AA$1]);1);[.$H7];0))" office:value-type="float" office:value="0">
            <text:p>0</text:p>
          </table:table-cell>
          <table:table-cell table:formula="of:=IF(EXACT(COUNTIF([.$L7:.$N7];&quot;=&quot;&amp;[.AB$1]);1);[.$I7];IF(EXACT(COUNTIF([.$J7:.$K7];&quot;=&quot;&amp;[.AB$1]);1);[.$H7];0))" office:value-type="float" office:value="0">
            <text:p>0</text:p>
          </table:table-cell>
          <table:table-cell table:formula="of:=IF(EXACT(COUNTIF([.$L7:.$N7];&quot;=&quot;&amp;[.AC$1]);1);[.$I7];IF(EXACT(COUNTIF([.$J7:.$K7];&quot;=&quot;&amp;[.AC$1]);1);[.$H7];0))" office:value-type="float" office:value="0">
            <text:p>0</text:p>
          </table:table-cell>
          <table:table-cell table:formula="of:=IF(EXACT(COUNTIF([.$L7:.$N7];&quot;=&quot;&amp;[.AD$1]);1);[.$I7];IF(EXACT(COUNTIF([.$J7:.$K7];&quot;=&quot;&amp;[.AD$1]);1);[.$H7];0))" office:value-type="float" office:value="0">
            <text:p>0</text:p>
          </table:table-cell>
          <table:table-cell table:formula="of:=IF(EXACT(COUNTIF([.$L7:.$N7];&quot;=&quot;&amp;[.AE$1]);1);[.$I7];IF(EXACT(COUNTIF([.$J7:.$K7];&quot;=&quot;&amp;[.AE$1]);1);[.$H7];0))" office:value-type="float" office:value="0">
            <text:p>0</text:p>
          </table:table-cell>
          <table:table-cell table:formula="of:=IF(EXACT(COUNTIF([.$L7:.$N7];&quot;=&quot;&amp;[.AF$1]);1);[.$I7];IF(EXACT(COUNTIF([.$J7:.$K7];&quot;=&quot;&amp;[.AF$1]);1);[.$H7];0))" office:value-type="float" office:value="0">
            <text:p>0</text:p>
          </table:table-cell>
          <table:table-cell table:formula="of:=IF(EXACT(COUNTIF([.$L7:.$N7];&quot;=&quot;&amp;[.AG$1]);1);[.$I7];IF(EXACT(COUNTIF([.$J7:.$K7];&quot;=&quot;&amp;[.AG$1]);1);[.$H7];0))" office:value-type="float" office:value="0">
            <text:p>0</text:p>
          </table:table-cell>
          <table:table-cell table:formula="of:=IF(EXACT(COUNTIF([.$L7:.$N7];&quot;=&quot;&amp;[.AH$1]);1);[.$I7];IF(EXACT(COUNTIF([.$J7:.$K7];&quot;=&quot;&amp;[.AH$1]);1);[.$H7];0))" office:value-type="float" office:value="0">
            <text:p>0</text:p>
          </table:table-cell>
          <table:table-cell table:formula="of:=IF(EXACT(COUNTIF([.$L7:.$N7];&quot;=&quot;&amp;[.AI$1]);1);[.$I7];IF(EXACT(COUNTIF([.$J7:.$K7];&quot;=&quot;&amp;[.AI$1]);1);[.$H7];0))" office:value-type="float" office:value="0">
            <text:p>0</text:p>
          </table:table-cell>
          <table:table-cell table:formula="of:=IF(EXACT(COUNTIF([.$L7:.$N7];&quot;=&quot;&amp;[.AJ$1]);1);[.$I7];IF(EXACT(COUNTIF([.$J7:.$K7];&quot;=&quot;&amp;[.AJ$1]);1);[.$H7];0))" office:value-type="float" office:value="0">
            <text:p>0</text:p>
          </table:table-cell>
          <table:table-cell table:formula="of:=IF(EXACT(COUNTIF([.$L7:.$N7];&quot;=&quot;&amp;[.AK$1]);1);[.$I7];IF(EXACT(COUNTIF([.$J7:.$K7];&quot;=&quot;&amp;[.AK$1]);1);[.$H7];0))" office:value-type="float" office:value="0">
            <text:p>0</text:p>
          </table:table-cell>
          <table:table-cell table:formula="of:=IF(EXACT(COUNTIF([.$L7:.$N7];&quot;=&quot;&amp;[.AL$1]);1);[.$I7];IF(EXACT(COUNTIF([.$J7:.$K7];&quot;=&quot;&amp;[.AL$1]);1);[.$H7];0))" office:value-type="float" office:value="0">
            <text:p>0</text:p>
          </table:table-cell>
          <table:table-cell table:formula="of:=IF(EXACT(COUNTIF([.$L7:.$N7];&quot;=&quot;&amp;[.AM$1]);1);[.$I7];IF(EXACT(COUNTIF([.$J7:.$K7];&quot;=&quot;&amp;[.AM$1]);1);[.$H7];0))" office:value-type="float" office:value="0">
            <text:p>0</text:p>
          </table:table-cell>
          <table:table-cell table:formula="of:=IF(EXACT(COUNTIF([.$L7:.$N7];&quot;=&quot;&amp;[.AN$1]);1);[.$I7];IF(EXACT(COUNTIF([.$J7:.$K7];&quot;=&quot;&amp;[.AN$1]);1);[.$H7];0))" office:value-type="float" office:value="0">
            <text:p>0</text:p>
          </table:table-cell>
          <table:table-cell table:formula="of:=IF(EXACT(COUNTIF([.$L7:.$N7];&quot;=&quot;&amp;[.AO$1]);1);[.$I7];IF(EXACT(COUNTIF([.$J7:.$K7];&quot;=&quot;&amp;[.AO$1]);1);[.$H7];0))" office:value-type="float" office:value="0.18">
            <text:p>0,18</text:p>
          </table:table-cell>
          <table:table-cell table:formula="of:=IF(EXACT(COUNTIF([.$L7:.$N7];&quot;=&quot;&amp;[.AP$1]);1);[.$I7];IF(EXACT(COUNTIF([.$J7:.$K7];&quot;=&quot;&amp;[.AP$1]);1);[.$H7];0))" office:value-type="float" office:value="0">
            <text:p>0</text:p>
          </table:table-cell>
          <table:table-cell office:value-type="string">
            <text:p>Suma prefija</text:p>
          </table:table-cell>
          <table:table-cell table:formula="of:=COUNTIF([.J$2:.N$51];&quot;=&quot;&amp;[.AQ7])/100" office:value-type="float" office:value="0.08">
            <text:p>0,0800</text:p>
          </table:table-cell>
          <table:table-cell table:formula="of:=COUNTIF([.J$2:.K$51];&quot;=&quot;&amp;[.AQ7])/50" office:value-type="float" office:value="0.04">
            <text:p>0,0400</text:p>
          </table:table-cell>
          <table:table-cell table:formula="of:=COUNTIF([.L$2:.N$51];&quot;=&quot;&amp;[.AQ7])/50" office:value-type="float" office:value="0.12">
            <text:p>0,1200</text:p>
          </table:table-cell>
          <table:table-cell table:formula="of:=AVERAGE(INDIRECT([.AW7]&amp;&quot;$54&quot;):INDIRECT([.AW7]&amp;&quot;$69&quot;))" office:value-type="float" office:value="0.118125">
            <text:p>0,1181</text:p>
          </table:table-cell>
          <table:table-cell table:formula="of:=AVERAGEIF(INDIRECT([.AW7]&amp;&quot;$54&quot;):INDIRECT([.AW7]&amp;&quot;$69&quot;);&quot;&lt;&gt;0&quot;;INDIRECT([.AW7]&amp;&quot;$54&quot;):INDIRECT([.AW7]&amp;&quot;$69&quot;))" office:value-type="float" office:value="0.315">
            <text:p>0,3150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table:number-columns-repeated="2"/>
          <table:table-cell table:formula="of:=IF(NOT(ISBLANK([.D8]));SUM([.F8:.G10]);0)" office:value-type="float" office:value="100">
            <text:p>100</text:p>
          </table:table-cell>
          <table:table-cell office:value-type="string">
            <text:p>Ronda B</text:p>
          </table:table-cell>
          <table:table-cell office:value-type="string">
            <text:p>Building Palindrome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F8]/INDIRECT(SUBSTITUTE(ADDRESS(1;COLUMN([.C8]);4);&quot;1&quot;;&quot;&quot;)&amp;(3*INT((ROW([.H8])+1)/3)-1))" office:value-type="float" office:value="0.05">
            <text:p>0,0500</text:p>
          </table:table-cell>
          <table:table-cell table:formula="of:=([.F8]+[.G8])/INDIRECT(SUBSTITUTE(ADDRESS(1;COLUMN([.C8]);4);&quot;1&quot;;&quot;&quot;)&amp;(3*INT((ROW([.H8])+1)/3)-1))" office:value-type="float" office:value="0.17">
            <text:p>0,1700</text:p>
          </table:table-cell>
          <table:table-cell office:value-type="string">
            <text:p>Fuerza bruta</text:p>
          </table:table-cell>
          <table:table-cell/>
          <table:table-cell office:value-type="string">
            <text:p>Suma prefij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da/0000000000119866">https://codingcompetitions.withgoogle.com/kickstart/round/0000000000050eda/0000000000119866</text:a> </text:p>
          </table:table-cell>
          <table:table-cell table:number-columns-repeated="3"/>
          <table:table-cell table:formula="of:=IF(EXACT(COUNTIF([.L8:.N8];&quot;=&quot;&amp;[.S$1]);1);[.I8];IF(EXACT(COUNTIF([.J8:.K8];&quot;=&quot;&amp;[.S$1]);1);[.H8];0))" office:value-type="float" office:value="0.05">
            <text:p>0,05</text:p>
          </table:table-cell>
          <table:table-cell table:formula="of:=IF(EXACT(COUNTIF([.$L8:.$N8];&quot;=&quot;&amp;[.T$1]);1);[.$I8];IF(EXACT(COUNTIF([.$J8:.$K8];&quot;=&quot;&amp;[.T$1]);1);[.$H8];0))" office:value-type="float" office:value="0">
            <text:p>0</text:p>
          </table:table-cell>
          <table:table-cell table:formula="of:=IF(EXACT(COUNTIF([.$L8:.$N8];&quot;=&quot;&amp;[.U$1]);1);[.$I8];IF(EXACT(COUNTIF([.$J8:.$K8];&quot;=&quot;&amp;[.U$1]);1);[.$H8];0))" office:value-type="float" office:value="0">
            <text:p>0</text:p>
          </table:table-cell>
          <table:table-cell table:formula="of:=IF(EXACT(COUNTIF([.$L8:.$N8];&quot;=&quot;&amp;[.V$1]);1);[.$I8];IF(EXACT(COUNTIF([.$J8:.$K8];&quot;=&quot;&amp;[.V$1]);1);[.$H8];0))" office:value-type="float" office:value="0">
            <text:p>0</text:p>
          </table:table-cell>
          <table:table-cell table:formula="of:=IF(EXACT(COUNTIF([.$L8:.$N8];&quot;=&quot;&amp;[.W$1]);1);[.$I8];IF(EXACT(COUNTIF([.$J8:.$K8];&quot;=&quot;&amp;[.W$1]);1);[.$H8];0))" office:value-type="float" office:value="0.17">
            <text:p>0,17</text:p>
          </table:table-cell>
          <table:table-cell table:formula="of:=IF(EXACT(COUNTIF([.$L8:.$N8];&quot;=&quot;&amp;[.X$1]);1);[.$I8];IF(EXACT(COUNTIF([.$J8:.$K8];&quot;=&quot;&amp;[.X$1]);1);[.$H8];0))" office:value-type="float" office:value="0">
            <text:p>0</text:p>
          </table:table-cell>
          <table:table-cell table:formula="of:=IF(EXACT(COUNTIF([.$L8:.$N8];&quot;=&quot;&amp;[.Y$1]);1);[.$I8];IF(EXACT(COUNTIF([.$J8:.$K8];&quot;=&quot;&amp;[.Y$1]);1);[.$H8];0))" office:value-type="float" office:value="0">
            <text:p>0</text:p>
          </table:table-cell>
          <table:table-cell table:formula="of:=IF(EXACT(COUNTIF([.$L8:.$N8];&quot;=&quot;&amp;[.Z$1]);1);[.$I8];IF(EXACT(COUNTIF([.$J8:.$K8];&quot;=&quot;&amp;[.Z$1]);1);[.$H8];0))" office:value-type="float" office:value="0">
            <text:p>0</text:p>
          </table:table-cell>
          <table:table-cell table:formula="of:=IF(EXACT(COUNTIF([.$L8:.$N8];&quot;=&quot;&amp;[.AA$1]);1);[.$I8];IF(EXACT(COUNTIF([.$J8:.$K8];&quot;=&quot;&amp;[.AA$1]);1);[.$H8];0))" office:value-type="float" office:value="0">
            <text:p>0</text:p>
          </table:table-cell>
          <table:table-cell table:formula="of:=IF(EXACT(COUNTIF([.$L8:.$N8];&quot;=&quot;&amp;[.AB$1]);1);[.$I8];IF(EXACT(COUNTIF([.$J8:.$K8];&quot;=&quot;&amp;[.AB$1]);1);[.$H8];0))" office:value-type="float" office:value="0">
            <text:p>0</text:p>
          </table:table-cell>
          <table:table-cell table:formula="of:=IF(EXACT(COUNTIF([.$L8:.$N8];&quot;=&quot;&amp;[.AC$1]);1);[.$I8];IF(EXACT(COUNTIF([.$J8:.$K8];&quot;=&quot;&amp;[.AC$1]);1);[.$H8];0))" office:value-type="float" office:value="0">
            <text:p>0</text:p>
          </table:table-cell>
          <table:table-cell table:formula="of:=IF(EXACT(COUNTIF([.$L8:.$N8];&quot;=&quot;&amp;[.AD$1]);1);[.$I8];IF(EXACT(COUNTIF([.$J8:.$K8];&quot;=&quot;&amp;[.AD$1]);1);[.$H8];0))" office:value-type="float" office:value="0">
            <text:p>0</text:p>
          </table:table-cell>
          <table:table-cell table:formula="of:=IF(EXACT(COUNTIF([.$L8:.$N8];&quot;=&quot;&amp;[.AE$1]);1);[.$I8];IF(EXACT(COUNTIF([.$J8:.$K8];&quot;=&quot;&amp;[.AE$1]);1);[.$H8];0))" office:value-type="float" office:value="0">
            <text:p>0</text:p>
          </table:table-cell>
          <table:table-cell table:formula="of:=IF(EXACT(COUNTIF([.$L8:.$N8];&quot;=&quot;&amp;[.AF$1]);1);[.$I8];IF(EXACT(COUNTIF([.$J8:.$K8];&quot;=&quot;&amp;[.AF$1]);1);[.$H8];0))" office:value-type="float" office:value="0">
            <text:p>0</text:p>
          </table:table-cell>
          <table:table-cell table:formula="of:=IF(EXACT(COUNTIF([.$L8:.$N8];&quot;=&quot;&amp;[.AG$1]);1);[.$I8];IF(EXACT(COUNTIF([.$J8:.$K8];&quot;=&quot;&amp;[.AG$1]);1);[.$H8];0))" office:value-type="float" office:value="0">
            <text:p>0</text:p>
          </table:table-cell>
          <table:table-cell table:formula="of:=IF(EXACT(COUNTIF([.$L8:.$N8];&quot;=&quot;&amp;[.AH$1]);1);[.$I8];IF(EXACT(COUNTIF([.$J8:.$K8];&quot;=&quot;&amp;[.AH$1]);1);[.$H8];0))" office:value-type="float" office:value="0">
            <text:p>0</text:p>
          </table:table-cell>
          <table:table-cell table:formula="of:=IF(EXACT(COUNTIF([.$L8:.$N8];&quot;=&quot;&amp;[.AI$1]);1);[.$I8];IF(EXACT(COUNTIF([.$J8:.$K8];&quot;=&quot;&amp;[.AI$1]);1);[.$H8];0))" office:value-type="float" office:value="0">
            <text:p>0</text:p>
          </table:table-cell>
          <table:table-cell table:formula="of:=IF(EXACT(COUNTIF([.$L8:.$N8];&quot;=&quot;&amp;[.AJ$1]);1);[.$I8];IF(EXACT(COUNTIF([.$J8:.$K8];&quot;=&quot;&amp;[.AJ$1]);1);[.$H8];0))" office:value-type="float" office:value="0">
            <text:p>0</text:p>
          </table:table-cell>
          <table:table-cell table:formula="of:=IF(EXACT(COUNTIF([.$L8:.$N8];&quot;=&quot;&amp;[.AK$1]);1);[.$I8];IF(EXACT(COUNTIF([.$J8:.$K8];&quot;=&quot;&amp;[.AK$1]);1);[.$H8];0))" office:value-type="float" office:value="0">
            <text:p>0</text:p>
          </table:table-cell>
          <table:table-cell table:formula="of:=IF(EXACT(COUNTIF([.$L8:.$N8];&quot;=&quot;&amp;[.AL$1]);1);[.$I8];IF(EXACT(COUNTIF([.$J8:.$K8];&quot;=&quot;&amp;[.AL$1]);1);[.$H8];0))" office:value-type="float" office:value="0">
            <text:p>0</text:p>
          </table:table-cell>
          <table:table-cell table:formula="of:=IF(EXACT(COUNTIF([.$L8:.$N8];&quot;=&quot;&amp;[.AM$1]);1);[.$I8];IF(EXACT(COUNTIF([.$J8:.$K8];&quot;=&quot;&amp;[.AM$1]);1);[.$H8];0))" office:value-type="float" office:value="0">
            <text:p>0</text:p>
          </table:table-cell>
          <table:table-cell table:formula="of:=IF(EXACT(COUNTIF([.$L8:.$N8];&quot;=&quot;&amp;[.AN$1]);1);[.$I8];IF(EXACT(COUNTIF([.$J8:.$K8];&quot;=&quot;&amp;[.AN$1]);1);[.$H8];0))" office:value-type="float" office:value="0">
            <text:p>0</text:p>
          </table:table-cell>
          <table:table-cell table:formula="of:=IF(EXACT(COUNTIF([.$L8:.$N8];&quot;=&quot;&amp;[.AO$1]);1);[.$I8];IF(EXACT(COUNTIF([.$J8:.$K8];&quot;=&quot;&amp;[.AO$1]);1);[.$H8];0))" office:value-type="float" office:value="0">
            <text:p>0</text:p>
          </table:table-cell>
          <table:table-cell table:formula="of:=IF(EXACT(COUNTIF([.$L8:.$N8];&quot;=&quot;&amp;[.AP$1]);1);[.$I8];IF(EXACT(COUNTIF([.$J8:.$K8];&quot;=&quot;&amp;[.AP$1]);1);[.$H8];0))" office:value-type="float" office:value="0">
            <text:p>0</text:p>
          </table:table-cell>
          <table:table-cell office:value-type="string">
            <text:p>BFS</text:p>
          </table:table-cell>
          <table:table-cell table:formula="of:=COUNTIF([.J$2:.N$51];&quot;=&quot;&amp;[.AQ8])/100" office:value-type="float" office:value="0.02">
            <text:p>0,0200</text:p>
          </table:table-cell>
          <table:table-cell table:formula="of:=COUNTIF([.J$2:.K$51];&quot;=&quot;&amp;[.AQ8])/50" office:value-type="float" office:value="0.02">
            <text:p>0,0200</text:p>
          </table:table-cell>
          <table:table-cell table:formula="of:=COUNTIF([.L$2:.N$51];&quot;=&quot;&amp;[.AQ8])/50" office:value-type="float" office:value="0.02">
            <text:p>0,0200</text:p>
          </table:table-cell>
          <table:table-cell table:formula="of:=AVERAGE(INDIRECT([.AW8]&amp;&quot;$54&quot;):INDIRECT([.AW8]&amp;&quot;$69&quot;))" office:value-type="float" office:value="0.035625">
            <text:p>0,0356</text:p>
          </table:table-cell>
          <table:table-cell table:formula="of:=AVERAGEIF(INDIRECT([.AW8]&amp;&quot;$54&quot;):INDIRECT([.AW8]&amp;&quot;$69&quot;);&quot;&lt;&gt;0&quot;;INDIRECT([.AW8]&amp;&quot;$54&quot;):INDIRECT([.AW8]&amp;&quot;$69&quot;))" office:value-type="float" office:value="0.285">
            <text:p>0,285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formula="of:=IF(NOT(ISBLANK([.D9]));SUM([.F9:.G11]);0)" office:value-type="float" office:value="0">
            <text:p>0</text:p>
          </table:table-cell>
          <table:table-cell/>
          <table:table-cell office:value-type="string">
            <text:p>Energy Stones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[.F9]/INDIRECT(SUBSTITUTE(ADDRESS(1;COLUMN([.C9]);4);&quot;1&quot;;&quot;&quot;)&amp;(3*INT((ROW([.H9])+1)/3)-1))" office:value-type="float" office:value="0.17">
            <text:p>0,1700</text:p>
          </table:table-cell>
          <table:table-cell table:formula="of:=([.F9]+[.G9])/INDIRECT(SUBSTITUTE(ADDRESS(1;COLUMN([.C9]);4);&quot;1&quot;;&quot;&quot;)&amp;(3*INT((ROW([.H9])+1)/3)-1))" office:value-type="float" office:value="0.41">
            <text:p>0,4100</text:p>
          </table:table-cell>
          <table:table-cell office:value-type="string">
            <text:p>Programación Dinámica</text:p>
          </table:table-cell>
          <table:table-cell/>
          <table:table-cell office:value-type="string">
            <text:p>Bubble Sort</text:p>
          </table:table-cell>
          <table:table-cell office:value-type="string">
            <text:p>Programación Dinámica</text:p>
          </table:table-cell>
          <table:table-cell/>
          <table:table-cell table:style-name="ce3" office:value-type="string">
            <text:p><text:a xlink:href="https://codingcompetitions.withgoogle.com/kickstart/round/0000000000050eda/00000000001198c3">https://codingcompetitions.withgoogle.com/kickstart/round/0000000000050eda/00000000001198c3</text:a> </text:p>
          </table:table-cell>
          <table:table-cell office:value-type="string">
            <text:p>Knapsack 0/1</text:p>
          </table:table-cell>
          <table:table-cell office:value-type="string">
            <text:p>Se utiliza un bubble sort ya que solo somos capaces de comparar elementos adyacentes.</text:p>
          </table:table-cell>
          <table:table-cell/>
          <table:table-cell table:formula="of:=IF(EXACT(COUNTIF([.L9:.N9];&quot;=&quot;&amp;[.S$1]);1);[.I9];IF(EXACT(COUNTIF([.J9:.K9];&quot;=&quot;&amp;[.S$1]);1);[.H9];0))" office:value-type="float" office:value="0">
            <text:p>0</text:p>
          </table:table-cell>
          <table:table-cell table:formula="of:=IF(EXACT(COUNTIF([.$L9:.$N9];&quot;=&quot;&amp;[.T$1]);1);[.$I9];IF(EXACT(COUNTIF([.$J9:.$K9];&quot;=&quot;&amp;[.T$1]);1);[.$H9];0))" office:value-type="float" office:value="0.41">
            <text:p>0,41</text:p>
          </table:table-cell>
          <table:table-cell table:formula="of:=IF(EXACT(COUNTIF([.$L9:.$N9];&quot;=&quot;&amp;[.U$1]);1);[.$I9];IF(EXACT(COUNTIF([.$J9:.$K9];&quot;=&quot;&amp;[.U$1]);1);[.$H9];0))" office:value-type="float" office:value="0">
            <text:p>0</text:p>
          </table:table-cell>
          <table:table-cell table:formula="of:=IF(EXACT(COUNTIF([.$L9:.$N9];&quot;=&quot;&amp;[.V$1]);1);[.$I9];IF(EXACT(COUNTIF([.$J9:.$K9];&quot;=&quot;&amp;[.V$1]);1);[.$H9];0))" office:value-type="float" office:value="0">
            <text:p>0</text:p>
          </table:table-cell>
          <table:table-cell table:formula="of:=IF(EXACT(COUNTIF([.$L9:.$N9];&quot;=&quot;&amp;[.W$1]);1);[.$I9];IF(EXACT(COUNTIF([.$J9:.$K9];&quot;=&quot;&amp;[.W$1]);1);[.$H9];0))" office:value-type="float" office:value="0">
            <text:p>0</text:p>
          </table:table-cell>
          <table:table-cell table:formula="of:=IF(EXACT(COUNTIF([.$L9:.$N9];&quot;=&quot;&amp;[.X$1]);1);[.$I9];IF(EXACT(COUNTIF([.$J9:.$K9];&quot;=&quot;&amp;[.X$1]);1);[.$H9];0))" office:value-type="float" office:value="0">
            <text:p>0</text:p>
          </table:table-cell>
          <table:table-cell table:formula="of:=IF(EXACT(COUNTIF([.$L9:.$N9];&quot;=&quot;&amp;[.Y$1]);1);[.$I9];IF(EXACT(COUNTIF([.$J9:.$K9];&quot;=&quot;&amp;[.Y$1]);1);[.$H9];0))" office:value-type="float" office:value="0">
            <text:p>0</text:p>
          </table:table-cell>
          <table:table-cell table:formula="of:=IF(EXACT(COUNTIF([.$L9:.$N9];&quot;=&quot;&amp;[.Z$1]);1);[.$I9];IF(EXACT(COUNTIF([.$J9:.$K9];&quot;=&quot;&amp;[.Z$1]);1);[.$H9];0))" office:value-type="float" office:value="0">
            <text:p>0</text:p>
          </table:table-cell>
          <table:table-cell table:formula="of:=IF(EXACT(COUNTIF([.$L9:.$N9];&quot;=&quot;&amp;[.AA$1]);1);[.$I9];IF(EXACT(COUNTIF([.$J9:.$K9];&quot;=&quot;&amp;[.AA$1]);1);[.$H9];0))" office:value-type="float" office:value="0">
            <text:p>0</text:p>
          </table:table-cell>
          <table:table-cell table:formula="of:=IF(EXACT(COUNTIF([.$L9:.$N9];&quot;=&quot;&amp;[.AB$1]);1);[.$I9];IF(EXACT(COUNTIF([.$J9:.$K9];&quot;=&quot;&amp;[.AB$1]);1);[.$H9];0))" office:value-type="float" office:value="0">
            <text:p>0</text:p>
          </table:table-cell>
          <table:table-cell table:formula="of:=IF(EXACT(COUNTIF([.$L9:.$N9];&quot;=&quot;&amp;[.AC$1]);1);[.$I9];IF(EXACT(COUNTIF([.$J9:.$K9];&quot;=&quot;&amp;[.AC$1]);1);[.$H9];0))" office:value-type="float" office:value="0">
            <text:p>0</text:p>
          </table:table-cell>
          <table:table-cell table:formula="of:=IF(EXACT(COUNTIF([.$L9:.$N9];&quot;=&quot;&amp;[.AD$1]);1);[.$I9];IF(EXACT(COUNTIF([.$J9:.$K9];&quot;=&quot;&amp;[.AD$1]);1);[.$H9];0))" office:value-type="float" office:value="0">
            <text:p>0</text:p>
          </table:table-cell>
          <table:table-cell table:formula="of:=IF(EXACT(COUNTIF([.$L9:.$N9];&quot;=&quot;&amp;[.AE$1]);1);[.$I9];IF(EXACT(COUNTIF([.$J9:.$K9];&quot;=&quot;&amp;[.AE$1]);1);[.$H9];0))" office:value-type="float" office:value="0">
            <text:p>0</text:p>
          </table:table-cell>
          <table:table-cell table:formula="of:=IF(EXACT(COUNTIF([.$L9:.$N9];&quot;=&quot;&amp;[.AF$1]);1);[.$I9];IF(EXACT(COUNTIF([.$J9:.$K9];&quot;=&quot;&amp;[.AF$1]);1);[.$H9];0))" office:value-type="float" office:value="0">
            <text:p>0</text:p>
          </table:table-cell>
          <table:table-cell table:formula="of:=IF(EXACT(COUNTIF([.$L9:.$N9];&quot;=&quot;&amp;[.AG$1]);1);[.$I9];IF(EXACT(COUNTIF([.$J9:.$K9];&quot;=&quot;&amp;[.AG$1]);1);[.$H9];0))" office:value-type="float" office:value="0">
            <text:p>0</text:p>
          </table:table-cell>
          <table:table-cell table:formula="of:=IF(EXACT(COUNTIF([.$L9:.$N9];&quot;=&quot;&amp;[.AH$1]);1);[.$I9];IF(EXACT(COUNTIF([.$J9:.$K9];&quot;=&quot;&amp;[.AH$1]);1);[.$H9];0))" office:value-type="float" office:value="0">
            <text:p>0</text:p>
          </table:table-cell>
          <table:table-cell table:formula="of:=IF(EXACT(COUNTIF([.$L9:.$N9];&quot;=&quot;&amp;[.AI$1]);1);[.$I9];IF(EXACT(COUNTIF([.$J9:.$K9];&quot;=&quot;&amp;[.AI$1]);1);[.$H9];0))" office:value-type="float" office:value="0">
            <text:p>0</text:p>
          </table:table-cell>
          <table:table-cell table:formula="of:=IF(EXACT(COUNTIF([.$L9:.$N9];&quot;=&quot;&amp;[.AJ$1]);1);[.$I9];IF(EXACT(COUNTIF([.$J9:.$K9];&quot;=&quot;&amp;[.AJ$1]);1);[.$H9];0))" office:value-type="float" office:value="0">
            <text:p>0</text:p>
          </table:table-cell>
          <table:table-cell table:formula="of:=IF(EXACT(COUNTIF([.$L9:.$N9];&quot;=&quot;&amp;[.AK$1]);1);[.$I9];IF(EXACT(COUNTIF([.$J9:.$K9];&quot;=&quot;&amp;[.AK$1]);1);[.$H9];0))" office:value-type="float" office:value="0">
            <text:p>0</text:p>
          </table:table-cell>
          <table:table-cell table:formula="of:=IF(EXACT(COUNTIF([.$L9:.$N9];&quot;=&quot;&amp;[.AL$1]);1);[.$I9];IF(EXACT(COUNTIF([.$J9:.$K9];&quot;=&quot;&amp;[.AL$1]);1);[.$H9];0))" office:value-type="float" office:value="0">
            <text:p>0</text:p>
          </table:table-cell>
          <table:table-cell table:formula="of:=IF(EXACT(COUNTIF([.$L9:.$N9];&quot;=&quot;&amp;[.AM$1]);1);[.$I9];IF(EXACT(COUNTIF([.$J9:.$K9];&quot;=&quot;&amp;[.AM$1]);1);[.$H9];0))" office:value-type="float" office:value="0.41">
            <text:p>0,41</text:p>
          </table:table-cell>
          <table:table-cell table:formula="of:=IF(EXACT(COUNTIF([.$L9:.$N9];&quot;=&quot;&amp;[.AN$1]);1);[.$I9];IF(EXACT(COUNTIF([.$J9:.$K9];&quot;=&quot;&amp;[.AN$1]);1);[.$H9];0))" office:value-type="float" office:value="0">
            <text:p>0</text:p>
          </table:table-cell>
          <table:table-cell table:formula="of:=IF(EXACT(COUNTIF([.$L9:.$N9];&quot;=&quot;&amp;[.AO$1]);1);[.$I9];IF(EXACT(COUNTIF([.$J9:.$K9];&quot;=&quot;&amp;[.AO$1]);1);[.$H9];0))" office:value-type="float" office:value="0">
            <text:p>0</text:p>
          </table:table-cell>
          <table:table-cell table:formula="of:=IF(EXACT(COUNTIF([.$L9:.$N9];&quot;=&quot;&amp;[.AP$1]);1);[.$I9];IF(EXACT(COUNTIF([.$J9:.$K9];&quot;=&quot;&amp;[.AP$1]);1);[.$H9];0))" office:value-type="float" office:value="0">
            <text:p>0</text:p>
          </table:table-cell>
          <table:table-cell office:value-type="string">
            <text:p>BFS de fuente múltiple</text:p>
          </table:table-cell>
          <table:table-cell table:formula="of:=COUNTIF([.J$2:.N$51];&quot;=&quot;&amp;[.AQ9])/100" office:value-type="float" office:value="0.03">
            <text:p>0,0300</text:p>
          </table:table-cell>
          <table:table-cell table:formula="of:=COUNTIF([.J$2:.K$51];&quot;=&quot;&amp;[.AQ9])/50" office:value-type="float" office:value="0.02">
            <text:p>0,0200</text:p>
          </table:table-cell>
          <table:table-cell table:formula="of:=COUNTIF([.L$2:.N$51];&quot;=&quot;&amp;[.AQ9])/50" office:value-type="float" office:value="0.04">
            <text:p>0,0400</text:p>
          </table:table-cell>
          <table:table-cell table:formula="of:=AVERAGE(INDIRECT([.AW9]&amp;&quot;$54&quot;):INDIRECT([.AW9]&amp;&quot;$69&quot;))" office:value-type="float" office:value="0.0375">
            <text:p>0,0375</text:p>
          </table:table-cell>
          <table:table-cell table:formula="of:=AVERAGEIF(INDIRECT([.AW9]&amp;&quot;$54&quot;):INDIRECT([.AW9]&amp;&quot;$69&quot;);&quot;&lt;&gt;0&quot;;INDIRECT([.AW9]&amp;&quot;$54&quot;):INDIRECT([.AW9]&amp;&quot;$69&quot;))" office:value-type="float" office:value="0.3">
            <text:p>0,30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formula="of:=IF(NOT(ISBLANK([.D10]));SUM([.F10:.G12]);0)" office:value-type="float" office:value="0">
            <text:p>0</text:p>
          </table:table-cell>
          <table:table-cell/>
          <table:table-cell office:value-type="string">
            <text:p>Diverse Subarray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F10]/INDIRECT(SUBSTITUTE(ADDRESS(1;COLUMN([.C10]);4);&quot;1&quot;;&quot;&quot;)&amp;(3*INT((ROW([.H10])+1)/3)-1))" office:value-type="float" office:value="0.14">
            <text:p>0,1400</text:p>
          </table:table-cell>
          <table:table-cell table:formula="of:=([.F10]+[.G10])/INDIRECT(SUBSTITUTE(ADDRESS(1;COLUMN([.C10]);4);&quot;1&quot;;&quot;&quot;)&amp;(3*INT((ROW([.H10])+1)/3)-1))" office:value-type="float" office:value="0.42">
            <text:p>0,4200</text:p>
          </table:table-cell>
          <table:table-cell office:value-type="string">
            <text:p>Suma prefija</text:p>
          </table:table-cell>
          <table:table-cell/>
          <table:table-cell office:value-type="string">
            <text:p>Árbol de segmento modificado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da/00000000001198c1">https://codingcompetitions.withgoogle.com/kickstart/round/0000000000050eda/00000000001198c1</text:a> </text:p>
          </table:table-cell>
          <table:table-cell table:number-columns-repeated="3"/>
          <table:table-cell table:formula="of:=IF(EXACT(COUNTIF([.L10:.N10];&quot;=&quot;&amp;[.S$1]);1);[.I10];IF(EXACT(COUNTIF([.J10:.K10];&quot;=&quot;&amp;[.S$1]);1);[.H10];0))" office:value-type="float" office:value="0">
            <text:p>0</text:p>
          </table:table-cell>
          <table:table-cell table:formula="of:=IF(EXACT(COUNTIF([.$L10:.$N10];&quot;=&quot;&amp;[.T$1]);1);[.$I10];IF(EXACT(COUNTIF([.$J10:.$K10];&quot;=&quot;&amp;[.T$1]);1);[.$H10];0))" office:value-type="float" office:value="0">
            <text:p>0</text:p>
          </table:table-cell>
          <table:table-cell table:formula="of:=IF(EXACT(COUNTIF([.$L10:.$N10];&quot;=&quot;&amp;[.U$1]);1);[.$I10];IF(EXACT(COUNTIF([.$J10:.$K10];&quot;=&quot;&amp;[.U$1]);1);[.$H10];0))" office:value-type="float" office:value="0">
            <text:p>0</text:p>
          </table:table-cell>
          <table:table-cell table:formula="of:=IF(EXACT(COUNTIF([.$L10:.$N10];&quot;=&quot;&amp;[.V$1]);1);[.$I10];IF(EXACT(COUNTIF([.$J10:.$K10];&quot;=&quot;&amp;[.V$1]);1);[.$H10];0))" office:value-type="float" office:value="0">
            <text:p>0</text:p>
          </table:table-cell>
          <table:table-cell table:formula="of:=IF(EXACT(COUNTIF([.$L10:.$N10];&quot;=&quot;&amp;[.W$1]);1);[.$I10];IF(EXACT(COUNTIF([.$J10:.$K10];&quot;=&quot;&amp;[.W$1]);1);[.$H10];0))" office:value-type="float" office:value="0.14">
            <text:p>0,14</text:p>
          </table:table-cell>
          <table:table-cell table:formula="of:=IF(EXACT(COUNTIF([.$L10:.$N10];&quot;=&quot;&amp;[.X$1]);1);[.$I10];IF(EXACT(COUNTIF([.$J10:.$K10];&quot;=&quot;&amp;[.X$1]);1);[.$H10];0))" office:value-type="float" office:value="0">
            <text:p>0</text:p>
          </table:table-cell>
          <table:table-cell table:formula="of:=IF(EXACT(COUNTIF([.$L10:.$N10];&quot;=&quot;&amp;[.Y$1]);1);[.$I10];IF(EXACT(COUNTIF([.$J10:.$K10];&quot;=&quot;&amp;[.Y$1]);1);[.$H10];0))" office:value-type="float" office:value="0">
            <text:p>0</text:p>
          </table:table-cell>
          <table:table-cell table:formula="of:=IF(EXACT(COUNTIF([.$L10:.$N10];&quot;=&quot;&amp;[.Z$1]);1);[.$I10];IF(EXACT(COUNTIF([.$J10:.$K10];&quot;=&quot;&amp;[.Z$1]);1);[.$H10];0))" office:value-type="float" office:value="0">
            <text:p>0</text:p>
          </table:table-cell>
          <table:table-cell table:formula="of:=IF(EXACT(COUNTIF([.$L10:.$N10];&quot;=&quot;&amp;[.AA$1]);1);[.$I10];IF(EXACT(COUNTIF([.$J10:.$K10];&quot;=&quot;&amp;[.AA$1]);1);[.$H10];0))" office:value-type="float" office:value="0">
            <text:p>0</text:p>
          </table:table-cell>
          <table:table-cell table:formula="of:=IF(EXACT(COUNTIF([.$L10:.$N10];&quot;=&quot;&amp;[.AB$1]);1);[.$I10];IF(EXACT(COUNTIF([.$J10:.$K10];&quot;=&quot;&amp;[.AB$1]);1);[.$H10];0))" office:value-type="float" office:value="0">
            <text:p>0</text:p>
          </table:table-cell>
          <table:table-cell table:formula="of:=IF(EXACT(COUNTIF([.$L10:.$N10];&quot;=&quot;&amp;[.AC$1]);1);[.$I10];IF(EXACT(COUNTIF([.$J10:.$K10];&quot;=&quot;&amp;[.AC$1]);1);[.$H10];0))" office:value-type="float" office:value="0">
            <text:p>0</text:p>
          </table:table-cell>
          <table:table-cell table:formula="of:=IF(EXACT(COUNTIF([.$L10:.$N10];&quot;=&quot;&amp;[.AD$1]);1);[.$I10];IF(EXACT(COUNTIF([.$J10:.$K10];&quot;=&quot;&amp;[.AD$1]);1);[.$H10];0))" office:value-type="float" office:value="0">
            <text:p>0</text:p>
          </table:table-cell>
          <table:table-cell table:formula="of:=IF(EXACT(COUNTIF([.$L10:.$N10];&quot;=&quot;&amp;[.AE$1]);1);[.$I10];IF(EXACT(COUNTIF([.$J10:.$K10];&quot;=&quot;&amp;[.AE$1]);1);[.$H10];0))" office:value-type="float" office:value="0">
            <text:p>0</text:p>
          </table:table-cell>
          <table:table-cell table:formula="of:=IF(EXACT(COUNTIF([.$L10:.$N10];&quot;=&quot;&amp;[.AF$1]);1);[.$I10];IF(EXACT(COUNTIF([.$J10:.$K10];&quot;=&quot;&amp;[.AF$1]);1);[.$H10];0))" office:value-type="float" office:value="0">
            <text:p>0</text:p>
          </table:table-cell>
          <table:table-cell table:formula="of:=IF(EXACT(COUNTIF([.$L10:.$N10];&quot;=&quot;&amp;[.AG$1]);1);[.$I10];IF(EXACT(COUNTIF([.$J10:.$K10];&quot;=&quot;&amp;[.AG$1]);1);[.$H10];0))" office:value-type="float" office:value="0">
            <text:p>0</text:p>
          </table:table-cell>
          <table:table-cell table:formula="of:=IF(EXACT(COUNTIF([.$L10:.$N10];&quot;=&quot;&amp;[.AH$1]);1);[.$I10];IF(EXACT(COUNTIF([.$J10:.$K10];&quot;=&quot;&amp;[.AH$1]);1);[.$H10];0))" office:value-type="float" office:value="0">
            <text:p>0</text:p>
          </table:table-cell>
          <table:table-cell table:formula="of:=IF(EXACT(COUNTIF([.$L10:.$N10];&quot;=&quot;&amp;[.AI$1]);1);[.$I10];IF(EXACT(COUNTIF([.$J10:.$K10];&quot;=&quot;&amp;[.AI$1]);1);[.$H10];0))" office:value-type="float" office:value="0">
            <text:p>0</text:p>
          </table:table-cell>
          <table:table-cell table:formula="of:=IF(EXACT(COUNTIF([.$L10:.$N10];&quot;=&quot;&amp;[.AJ$1]);1);[.$I10];IF(EXACT(COUNTIF([.$J10:.$K10];&quot;=&quot;&amp;[.AJ$1]);1);[.$H10];0))" office:value-type="float" office:value="0.42">
            <text:p>0,42</text:p>
          </table:table-cell>
          <table:table-cell table:formula="of:=IF(EXACT(COUNTIF([.$L10:.$N10];&quot;=&quot;&amp;[.AK$1]);1);[.$I10];IF(EXACT(COUNTIF([.$J10:.$K10];&quot;=&quot;&amp;[.AK$1]);1);[.$H10];0))" office:value-type="float" office:value="0">
            <text:p>0</text:p>
          </table:table-cell>
          <table:table-cell table:formula="of:=IF(EXACT(COUNTIF([.$L10:.$N10];&quot;=&quot;&amp;[.AL$1]);1);[.$I10];IF(EXACT(COUNTIF([.$J10:.$K10];&quot;=&quot;&amp;[.AL$1]);1);[.$H10];0))" office:value-type="float" office:value="0">
            <text:p>0</text:p>
          </table:table-cell>
          <table:table-cell table:formula="of:=IF(EXACT(COUNTIF([.$L10:.$N10];&quot;=&quot;&amp;[.AM$1]);1);[.$I10];IF(EXACT(COUNTIF([.$J10:.$K10];&quot;=&quot;&amp;[.AM$1]);1);[.$H10];0))" office:value-type="float" office:value="0">
            <text:p>0</text:p>
          </table:table-cell>
          <table:table-cell table:formula="of:=IF(EXACT(COUNTIF([.$L10:.$N10];&quot;=&quot;&amp;[.AN$1]);1);[.$I10];IF(EXACT(COUNTIF([.$J10:.$K10];&quot;=&quot;&amp;[.AN$1]);1);[.$H10];0))" office:value-type="float" office:value="0">
            <text:p>0</text:p>
          </table:table-cell>
          <table:table-cell table:formula="of:=IF(EXACT(COUNTIF([.$L10:.$N10];&quot;=&quot;&amp;[.AO$1]);1);[.$I10];IF(EXACT(COUNTIF([.$J10:.$K10];&quot;=&quot;&amp;[.AO$1]);1);[.$H10];0))" office:value-type="float" office:value="0">
            <text:p>0</text:p>
          </table:table-cell>
          <table:table-cell table:formula="of:=IF(EXACT(COUNTIF([.$L10:.$N10];&quot;=&quot;&amp;[.AP$1]);1);[.$I10];IF(EXACT(COUNTIF([.$J10:.$K10];&quot;=&quot;&amp;[.AP$1]);1);[.$H10];0))" office:value-type="float" office:value="0">
            <text:p>0</text:p>
          </table:table-cell>
          <table:table-cell office:value-type="string">
            <text:p>Búsqueda binaria</text:p>
          </table:table-cell>
          <table:table-cell table:formula="of:=COUNTIF([.J$2:.N$51];&quot;=&quot;&amp;[.AQ10])/100" office:value-type="float" office:value="0.09">
            <text:p>0,0900</text:p>
          </table:table-cell>
          <table:table-cell table:formula="of:=COUNTIF([.J$2:.K$51];&quot;=&quot;&amp;[.AQ10])/50" office:value-type="float" office:value="0.04">
            <text:p>0,0400</text:p>
          </table:table-cell>
          <table:table-cell table:formula="of:=COUNTIF([.L$2:.N$51];&quot;=&quot;&amp;[.AQ10])/50" office:value-type="float" office:value="0.14">
            <text:p>0,1400</text:p>
          </table:table-cell>
          <table:table-cell table:formula="of:=AVERAGE(INDIRECT([.AW10]&amp;&quot;$54&quot;):INDIRECT([.AW10]&amp;&quot;$69&quot;))" office:value-type="float" office:value="0.145625">
            <text:p>0,1456</text:p>
          </table:table-cell>
          <table:table-cell table:formula="of:=AVERAGEIF(INDIRECT([.AW10]&amp;&quot;$54&quot;):INDIRECT([.AW10]&amp;&quot;$69&quot;);&quot;&lt;&gt;0&quot;;INDIRECT([.AW10]&amp;&quot;$54&quot;):INDIRECT([.AW10]&amp;&quot;$69&quot;))" office:value-type="float" office:value="0.388333333333333">
            <text:p>0,3883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  <table:table-cell table:formula="of:=IF(NOT(ISBLANK([.D11]));SUM([.F11:.G13]);0)" office:value-type="float" office:value="100">
            <text:p>100</text:p>
          </table:table-cell>
          <table:table-cell office:value-type="string">
            <text:p>Ronda A</text:p>
          </table:table-cell>
          <table:table-cell office:value-type="string">
            <text:p>Even Digit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F11]/INDIRECT(SUBSTITUTE(ADDRESS(1;COLUMN([.C11]);4);&quot;1&quot;;&quot;&quot;)&amp;(3*INT((ROW([.H11])+1)/3)-1))" office:value-type="float" office:value="0.08">
            <text:p>0,0800</text:p>
          </table:table-cell>
          <table:table-cell table:formula="of:=([.F11]+[.G11])/INDIRECT(SUBSTITUTE(ADDRESS(1;COLUMN([.C11]);4);&quot;1&quot;;&quot;&quot;)&amp;(3*INT((ROW([.H11])+1)/3)-1))" office:value-type="float" office:value="0.23">
            <text:p>0,23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df/00000000000510ed">https://codingcompetitions.withgoogle.com/kickstart/round/0000000000050edf/00000000000510ed</text:a> </text:p>
          </table:table-cell>
          <table:table-cell table:number-columns-repeated="3"/>
          <table:table-cell table:formula="of:=IF(EXACT(COUNTIF([.L11:.N11];&quot;=&quot;&amp;[.S$1]);1);[.I11];IF(EXACT(COUNTIF([.J11:.K11];&quot;=&quot;&amp;[.S$1]);1);[.H11];0))" office:value-type="float" office:value="0.08">
            <text:p>0,08</text:p>
          </table:table-cell>
          <table:table-cell table:formula="of:=IF(EXACT(COUNTIF([.$L11:.$N11];&quot;=&quot;&amp;[.T$1]);1);[.$I11];IF(EXACT(COUNTIF([.$J11:.$K11];&quot;=&quot;&amp;[.T$1]);1);[.$H11];0))" office:value-type="float" office:value="0">
            <text:p>0</text:p>
          </table:table-cell>
          <table:table-cell table:formula="of:=IF(EXACT(COUNTIF([.$L11:.$N11];&quot;=&quot;&amp;[.U$1]);1);[.$I11];IF(EXACT(COUNTIF([.$J11:.$K11];&quot;=&quot;&amp;[.U$1]);1);[.$H11];0))" office:value-type="float" office:value="0.23">
            <text:p>0,23</text:p>
          </table:table-cell>
          <table:table-cell table:formula="of:=IF(EXACT(COUNTIF([.$L11:.$N11];&quot;=&quot;&amp;[.V$1]);1);[.$I11];IF(EXACT(COUNTIF([.$J11:.$K11];&quot;=&quot;&amp;[.V$1]);1);[.$H11];0))" office:value-type="float" office:value="0">
            <text:p>0</text:p>
          </table:table-cell>
          <table:table-cell table:formula="of:=IF(EXACT(COUNTIF([.$L11:.$N11];&quot;=&quot;&amp;[.W$1]);1);[.$I11];IF(EXACT(COUNTIF([.$J11:.$K11];&quot;=&quot;&amp;[.W$1]);1);[.$H11];0))" office:value-type="float" office:value="0">
            <text:p>0</text:p>
          </table:table-cell>
          <table:table-cell table:formula="of:=IF(EXACT(COUNTIF([.$L11:.$N11];&quot;=&quot;&amp;[.X$1]);1);[.$I11];IF(EXACT(COUNTIF([.$J11:.$K11];&quot;=&quot;&amp;[.X$1]);1);[.$H11];0))" office:value-type="float" office:value="0">
            <text:p>0</text:p>
          </table:table-cell>
          <table:table-cell table:formula="of:=IF(EXACT(COUNTIF([.$L11:.$N11];&quot;=&quot;&amp;[.Y$1]);1);[.$I11];IF(EXACT(COUNTIF([.$J11:.$K11];&quot;=&quot;&amp;[.Y$1]);1);[.$H11];0))" office:value-type="float" office:value="0">
            <text:p>0</text:p>
          </table:table-cell>
          <table:table-cell table:formula="of:=IF(EXACT(COUNTIF([.$L11:.$N11];&quot;=&quot;&amp;[.Z$1]);1);[.$I11];IF(EXACT(COUNTIF([.$J11:.$K11];&quot;=&quot;&amp;[.Z$1]);1);[.$H11];0))" office:value-type="float" office:value="0">
            <text:p>0</text:p>
          </table:table-cell>
          <table:table-cell table:formula="of:=IF(EXACT(COUNTIF([.$L11:.$N11];&quot;=&quot;&amp;[.AA$1]);1);[.$I11];IF(EXACT(COUNTIF([.$J11:.$K11];&quot;=&quot;&amp;[.AA$1]);1);[.$H11];0))" office:value-type="float" office:value="0">
            <text:p>0</text:p>
          </table:table-cell>
          <table:table-cell table:formula="of:=IF(EXACT(COUNTIF([.$L11:.$N11];&quot;=&quot;&amp;[.AB$1]);1);[.$I11];IF(EXACT(COUNTIF([.$J11:.$K11];&quot;=&quot;&amp;[.AB$1]);1);[.$H11];0))" office:value-type="float" office:value="0">
            <text:p>0</text:p>
          </table:table-cell>
          <table:table-cell table:formula="of:=IF(EXACT(COUNTIF([.$L11:.$N11];&quot;=&quot;&amp;[.AC$1]);1);[.$I11];IF(EXACT(COUNTIF([.$J11:.$K11];&quot;=&quot;&amp;[.AC$1]);1);[.$H11];0))" office:value-type="float" office:value="0">
            <text:p>0</text:p>
          </table:table-cell>
          <table:table-cell table:formula="of:=IF(EXACT(COUNTIF([.$L11:.$N11];&quot;=&quot;&amp;[.AD$1]);1);[.$I11];IF(EXACT(COUNTIF([.$J11:.$K11];&quot;=&quot;&amp;[.AD$1]);1);[.$H11];0))" office:value-type="float" office:value="0">
            <text:p>0</text:p>
          </table:table-cell>
          <table:table-cell table:formula="of:=IF(EXACT(COUNTIF([.$L11:.$N11];&quot;=&quot;&amp;[.AE$1]);1);[.$I11];IF(EXACT(COUNTIF([.$J11:.$K11];&quot;=&quot;&amp;[.AE$1]);1);[.$H11];0))" office:value-type="float" office:value="0">
            <text:p>0</text:p>
          </table:table-cell>
          <table:table-cell table:formula="of:=IF(EXACT(COUNTIF([.$L11:.$N11];&quot;=&quot;&amp;[.AF$1]);1);[.$I11];IF(EXACT(COUNTIF([.$J11:.$K11];&quot;=&quot;&amp;[.AF$1]);1);[.$H11];0))" office:value-type="float" office:value="0">
            <text:p>0</text:p>
          </table:table-cell>
          <table:table-cell table:formula="of:=IF(EXACT(COUNTIF([.$L11:.$N11];&quot;=&quot;&amp;[.AG$1]);1);[.$I11];IF(EXACT(COUNTIF([.$J11:.$K11];&quot;=&quot;&amp;[.AG$1]);1);[.$H11];0))" office:value-type="float" office:value="0">
            <text:p>0</text:p>
          </table:table-cell>
          <table:table-cell table:formula="of:=IF(EXACT(COUNTIF([.$L11:.$N11];&quot;=&quot;&amp;[.AH$1]);1);[.$I11];IF(EXACT(COUNTIF([.$J11:.$K11];&quot;=&quot;&amp;[.AH$1]);1);[.$H11];0))" office:value-type="float" office:value="0">
            <text:p>0</text:p>
          </table:table-cell>
          <table:table-cell table:formula="of:=IF(EXACT(COUNTIF([.$L11:.$N11];&quot;=&quot;&amp;[.AI$1]);1);[.$I11];IF(EXACT(COUNTIF([.$J11:.$K11];&quot;=&quot;&amp;[.AI$1]);1);[.$H11];0))" office:value-type="float" office:value="0">
            <text:p>0</text:p>
          </table:table-cell>
          <table:table-cell table:formula="of:=IF(EXACT(COUNTIF([.$L11:.$N11];&quot;=&quot;&amp;[.AJ$1]);1);[.$I11];IF(EXACT(COUNTIF([.$J11:.$K11];&quot;=&quot;&amp;[.AJ$1]);1);[.$H11];0))" office:value-type="float" office:value="0">
            <text:p>0</text:p>
          </table:table-cell>
          <table:table-cell table:formula="of:=IF(EXACT(COUNTIF([.$L11:.$N11];&quot;=&quot;&amp;[.AK$1]);1);[.$I11];IF(EXACT(COUNTIF([.$J11:.$K11];&quot;=&quot;&amp;[.AK$1]);1);[.$H11];0))" office:value-type="float" office:value="0">
            <text:p>0</text:p>
          </table:table-cell>
          <table:table-cell table:formula="of:=IF(EXACT(COUNTIF([.$L11:.$N11];&quot;=&quot;&amp;[.AL$1]);1);[.$I11];IF(EXACT(COUNTIF([.$J11:.$K11];&quot;=&quot;&amp;[.AL$1]);1);[.$H11];0))" office:value-type="float" office:value="0">
            <text:p>0</text:p>
          </table:table-cell>
          <table:table-cell table:formula="of:=IF(EXACT(COUNTIF([.$L11:.$N11];&quot;=&quot;&amp;[.AM$1]);1);[.$I11];IF(EXACT(COUNTIF([.$J11:.$K11];&quot;=&quot;&amp;[.AM$1]);1);[.$H11];0))" office:value-type="float" office:value="0">
            <text:p>0</text:p>
          </table:table-cell>
          <table:table-cell table:formula="of:=IF(EXACT(COUNTIF([.$L11:.$N11];&quot;=&quot;&amp;[.AN$1]);1);[.$I11];IF(EXACT(COUNTIF([.$J11:.$K11];&quot;=&quot;&amp;[.AN$1]);1);[.$H11];0))" office:value-type="float" office:value="0">
            <text:p>0</text:p>
          </table:table-cell>
          <table:table-cell table:formula="of:=IF(EXACT(COUNTIF([.$L11:.$N11];&quot;=&quot;&amp;[.AO$1]);1);[.$I11];IF(EXACT(COUNTIF([.$J11:.$K11];&quot;=&quot;&amp;[.AO$1]);1);[.$H11];0))" office:value-type="float" office:value="0">
            <text:p>0</text:p>
          </table:table-cell>
          <table:table-cell table:formula="of:=IF(EXACT(COUNTIF([.$L11:.$N11];&quot;=&quot;&amp;[.AP$1]);1);[.$I11];IF(EXACT(COUNTIF([.$J11:.$K11];&quot;=&quot;&amp;[.AP$1]);1);[.$H11];0))" office:value-type="float" office:value="0">
            <text:p>0</text:p>
          </table:table-cell>
          <table:table-cell office:value-type="string">
            <text:p>DFS</text:p>
          </table:table-cell>
          <table:table-cell table:formula="of:=COUNTIF([.J$2:.N$51];&quot;=&quot;&amp;[.AQ11])/100" office:value-type="float" office:value="0.02">
            <text:p>0,0200</text:p>
          </table:table-cell>
          <table:table-cell table:formula="of:=COUNTIF([.J$2:.K$51];&quot;=&quot;&amp;[.AQ11])/50" office:value-type="float" office:value="0.04">
            <text:p>0,0400</text:p>
          </table:table-cell>
          <table:table-cell table:formula="of:=COUNTIF([.L$2:.N$51];&quot;=&quot;&amp;[.AQ11])/50" office:value-type="float" office:value="0">
            <text:p>0,0000</text:p>
          </table:table-cell>
          <table:table-cell table:formula="of:=AVERAGE(INDIRECT([.AW11]&amp;&quot;$54&quot;):INDIRECT([.AW11]&amp;&quot;$69&quot;))" office:value-type="float" office:value="0.011875">
            <text:p>0,0119</text:p>
          </table:table-cell>
          <table:table-cell table:formula="of:=AVERAGEIF(INDIRECT([.AW11]&amp;&quot;$54&quot;):INDIRECT([.AW11]&amp;&quot;$69&quot;);&quot;&lt;&gt;0&quot;;INDIRECT([.AW11]&amp;&quot;$54&quot;):INDIRECT([.AW11]&amp;&quot;$69&quot;))" office:value-type="float" office:value="0.095">
            <text:p>0,0950</text:p>
          </table:table-cell>
          <table:table-cell office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table:formula="of:=IF(NOT(ISBLANK([.D12]));SUM([.F12:.G14]);0)" office:value-type="float" office:value="0">
            <text:p>0</text:p>
          </table:table-cell>
          <table:table-cell/>
          <table:table-cell office:value-type="string">
            <text:p>Lucky Dip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F12]/INDIRECT(SUBSTITUTE(ADDRESS(1;COLUMN([.C12]);4);&quot;1&quot;;&quot;&quot;)&amp;(3*INT((ROW([.H12])+1)/3)-1))" office:value-type="float" office:value="0.1">
            <text:p>0,1000</text:p>
          </table:table-cell>
          <table:table-cell table:formula="of:=([.F12]+[.G12])/INDIRECT(SUBSTITUTE(ADDRESS(1;COLUMN([.C12]);4);&quot;1&quot;;&quot;&quot;)&amp;(3*INT((ROW([.H12])+1)/3)-1))" office:value-type="float" office:value="0.29">
            <text:p>0,2900</text:p>
          </table:table-cell>
          <table:table-cell office:value-type="string">
            <text:p>Greedy</text:p>
          </table:table-cell>
          <table:table-cell/>
          <table:table-cell office:value-type="string">
            <text:p>Recursividad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df/0000000000050e1d">https://codingcompetitions.withgoogle.com/kickstart/round/0000000000050edf/0000000000050e1d</text:a> </text:p>
          </table:table-cell>
          <table:table-cell table:number-columns-repeated="3"/>
          <table:table-cell table:formula="of:=IF(EXACT(COUNTIF([.L12:.N12];&quot;=&quot;&amp;[.S$1]);1);[.I12];IF(EXACT(COUNTIF([.J12:.K12];&quot;=&quot;&amp;[.S$1]);1);[.H12];0))" office:value-type="float" office:value="0">
            <text:p>0</text:p>
          </table:table-cell>
          <table:table-cell table:formula="of:=IF(EXACT(COUNTIF([.$L12:.$N12];&quot;=&quot;&amp;[.T$1]);1);[.$I12];IF(EXACT(COUNTIF([.$J12:.$K12];&quot;=&quot;&amp;[.T$1]);1);[.$H12];0))" office:value-type="float" office:value="0">
            <text:p>0</text:p>
          </table:table-cell>
          <table:table-cell table:formula="of:=IF(EXACT(COUNTIF([.$L12:.$N12];&quot;=&quot;&amp;[.U$1]);1);[.$I12];IF(EXACT(COUNTIF([.$J12:.$K12];&quot;=&quot;&amp;[.U$1]);1);[.$H12];0))" office:value-type="float" office:value="0">
            <text:p>0</text:p>
          </table:table-cell>
          <table:table-cell table:formula="of:=IF(EXACT(COUNTIF([.$L12:.$N12];&quot;=&quot;&amp;[.V$1]);1);[.$I12];IF(EXACT(COUNTIF([.$J12:.$K12];&quot;=&quot;&amp;[.V$1]);1);[.$H12];0))" office:value-type="float" office:value="0.1">
            <text:p>0,1</text:p>
          </table:table-cell>
          <table:table-cell table:formula="of:=IF(EXACT(COUNTIF([.$L12:.$N12];&quot;=&quot;&amp;[.W$1]);1);[.$I12];IF(EXACT(COUNTIF([.$J12:.$K12];&quot;=&quot;&amp;[.W$1]);1);[.$H12];0))" office:value-type="float" office:value="0">
            <text:p>0</text:p>
          </table:table-cell>
          <table:table-cell table:formula="of:=IF(EXACT(COUNTIF([.$L12:.$N12];&quot;=&quot;&amp;[.X$1]);1);[.$I12];IF(EXACT(COUNTIF([.$J12:.$K12];&quot;=&quot;&amp;[.X$1]);1);[.$H12];0))" office:value-type="float" office:value="0">
            <text:p>0</text:p>
          </table:table-cell>
          <table:table-cell table:formula="of:=IF(EXACT(COUNTIF([.$L12:.$N12];&quot;=&quot;&amp;[.Y$1]);1);[.$I12];IF(EXACT(COUNTIF([.$J12:.$K12];&quot;=&quot;&amp;[.Y$1]);1);[.$H12];0))" office:value-type="float" office:value="0">
            <text:p>0</text:p>
          </table:table-cell>
          <table:table-cell table:formula="of:=IF(EXACT(COUNTIF([.$L12:.$N12];&quot;=&quot;&amp;[.Z$1]);1);[.$I12];IF(EXACT(COUNTIF([.$J12:.$K12];&quot;=&quot;&amp;[.Z$1]);1);[.$H12];0))" office:value-type="float" office:value="0">
            <text:p>0</text:p>
          </table:table-cell>
          <table:table-cell table:formula="of:=IF(EXACT(COUNTIF([.$L12:.$N12];&quot;=&quot;&amp;[.AA$1]);1);[.$I12];IF(EXACT(COUNTIF([.$J12:.$K12];&quot;=&quot;&amp;[.AA$1]);1);[.$H12];0))" office:value-type="float" office:value="0">
            <text:p>0</text:p>
          </table:table-cell>
          <table:table-cell table:formula="of:=IF(EXACT(COUNTIF([.$L12:.$N12];&quot;=&quot;&amp;[.AB$1]);1);[.$I12];IF(EXACT(COUNTIF([.$J12:.$K12];&quot;=&quot;&amp;[.AB$1]);1);[.$H12];0))" office:value-type="float" office:value="0">
            <text:p>0</text:p>
          </table:table-cell>
          <table:table-cell table:formula="of:=IF(EXACT(COUNTIF([.$L12:.$N12];&quot;=&quot;&amp;[.AC$1]);1);[.$I12];IF(EXACT(COUNTIF([.$J12:.$K12];&quot;=&quot;&amp;[.AC$1]);1);[.$H12];0))" office:value-type="float" office:value="0.29">
            <text:p>0,29</text:p>
          </table:table-cell>
          <table:table-cell table:formula="of:=IF(EXACT(COUNTIF([.$L12:.$N12];&quot;=&quot;&amp;[.AD$1]);1);[.$I12];IF(EXACT(COUNTIF([.$J12:.$K12];&quot;=&quot;&amp;[.AD$1]);1);[.$H12];0))" office:value-type="float" office:value="0">
            <text:p>0</text:p>
          </table:table-cell>
          <table:table-cell table:formula="of:=IF(EXACT(COUNTIF([.$L12:.$N12];&quot;=&quot;&amp;[.AE$1]);1);[.$I12];IF(EXACT(COUNTIF([.$J12:.$K12];&quot;=&quot;&amp;[.AE$1]);1);[.$H12];0))" office:value-type="float" office:value="0">
            <text:p>0</text:p>
          </table:table-cell>
          <table:table-cell table:formula="of:=IF(EXACT(COUNTIF([.$L12:.$N12];&quot;=&quot;&amp;[.AF$1]);1);[.$I12];IF(EXACT(COUNTIF([.$J12:.$K12];&quot;=&quot;&amp;[.AF$1]);1);[.$H12];0))" office:value-type="float" office:value="0">
            <text:p>0</text:p>
          </table:table-cell>
          <table:table-cell table:formula="of:=IF(EXACT(COUNTIF([.$L12:.$N12];&quot;=&quot;&amp;[.AG$1]);1);[.$I12];IF(EXACT(COUNTIF([.$J12:.$K12];&quot;=&quot;&amp;[.AG$1]);1);[.$H12];0))" office:value-type="float" office:value="0">
            <text:p>0</text:p>
          </table:table-cell>
          <table:table-cell table:formula="of:=IF(EXACT(COUNTIF([.$L12:.$N12];&quot;=&quot;&amp;[.AH$1]);1);[.$I12];IF(EXACT(COUNTIF([.$J12:.$K12];&quot;=&quot;&amp;[.AH$1]);1);[.$H12];0))" office:value-type="float" office:value="0">
            <text:p>0</text:p>
          </table:table-cell>
          <table:table-cell table:formula="of:=IF(EXACT(COUNTIF([.$L12:.$N12];&quot;=&quot;&amp;[.AI$1]);1);[.$I12];IF(EXACT(COUNTIF([.$J12:.$K12];&quot;=&quot;&amp;[.AI$1]);1);[.$H12];0))" office:value-type="float" office:value="0">
            <text:p>0</text:p>
          </table:table-cell>
          <table:table-cell table:formula="of:=IF(EXACT(COUNTIF([.$L12:.$N12];&quot;=&quot;&amp;[.AJ$1]);1);[.$I12];IF(EXACT(COUNTIF([.$J12:.$K12];&quot;=&quot;&amp;[.AJ$1]);1);[.$H12];0))" office:value-type="float" office:value="0">
            <text:p>0</text:p>
          </table:table-cell>
          <table:table-cell table:formula="of:=IF(EXACT(COUNTIF([.$L12:.$N12];&quot;=&quot;&amp;[.AK$1]);1);[.$I12];IF(EXACT(COUNTIF([.$J12:.$K12];&quot;=&quot;&amp;[.AK$1]);1);[.$H12];0))" office:value-type="float" office:value="0">
            <text:p>0</text:p>
          </table:table-cell>
          <table:table-cell table:formula="of:=IF(EXACT(COUNTIF([.$L12:.$N12];&quot;=&quot;&amp;[.AL$1]);1);[.$I12];IF(EXACT(COUNTIF([.$J12:.$K12];&quot;=&quot;&amp;[.AL$1]);1);[.$H12];0))" office:value-type="float" office:value="0">
            <text:p>0</text:p>
          </table:table-cell>
          <table:table-cell table:formula="of:=IF(EXACT(COUNTIF([.$L12:.$N12];&quot;=&quot;&amp;[.AM$1]);1);[.$I12];IF(EXACT(COUNTIF([.$J12:.$K12];&quot;=&quot;&amp;[.AM$1]);1);[.$H12];0))" office:value-type="float" office:value="0">
            <text:p>0</text:p>
          </table:table-cell>
          <table:table-cell table:formula="of:=IF(EXACT(COUNTIF([.$L12:.$N12];&quot;=&quot;&amp;[.AN$1]);1);[.$I12];IF(EXACT(COUNTIF([.$J12:.$K12];&quot;=&quot;&amp;[.AN$1]);1);[.$H12];0))" office:value-type="float" office:value="0">
            <text:p>0</text:p>
          </table:table-cell>
          <table:table-cell table:formula="of:=IF(EXACT(COUNTIF([.$L12:.$N12];&quot;=&quot;&amp;[.AO$1]);1);[.$I12];IF(EXACT(COUNTIF([.$J12:.$K12];&quot;=&quot;&amp;[.AO$1]);1);[.$H12];0))" office:value-type="float" office:value="0">
            <text:p>0</text:p>
          </table:table-cell>
          <table:table-cell table:formula="of:=IF(EXACT(COUNTIF([.$L12:.$N12];&quot;=&quot;&amp;[.AP$1]);1);[.$I12];IF(EXACT(COUNTIF([.$J12:.$K12];&quot;=&quot;&amp;[.AP$1]);1);[.$H12];0))" office:value-type="float" office:value="0">
            <text:p>0</text:p>
          </table:table-cell>
          <table:table-cell office:value-type="string">
            <text:p>Kruskal</text:p>
          </table:table-cell>
          <table:table-cell table:formula="of:=COUNTIF([.J$2:.N$51];&quot;=&quot;&amp;[.AQ12])/100" office:value-type="float" office:value="0.01">
            <text:p>0,0100</text:p>
          </table:table-cell>
          <table:table-cell table:formula="of:=COUNTIF([.J$2:.K$51];&quot;=&quot;&amp;[.AQ12])/50" office:value-type="float" office:value="0">
            <text:p>0,0000</text:p>
          </table:table-cell>
          <table:table-cell table:formula="of:=COUNTIF([.L$2:.N$51];&quot;=&quot;&amp;[.AQ12])/50" office:value-type="float" office:value="0.02">
            <text:p>0,0200</text:p>
          </table:table-cell>
          <table:table-cell table:formula="of:=AVERAGE(INDIRECT([.AW12]&amp;&quot;$54&quot;):INDIRECT([.AW12]&amp;&quot;$69&quot;))" office:value-type="float" office:value="0.0214646464646465">
            <text:p>0,0215</text:p>
          </table:table-cell>
          <table:table-cell table:formula="of:=AVERAGEIF(INDIRECT([.AW12]&amp;&quot;$54&quot;):INDIRECT([.AW12]&amp;&quot;$69&quot;);&quot;&lt;&gt;0&quot;;INDIRECT([.AW12]&amp;&quot;$54&quot;):INDIRECT([.AW12]&amp;&quot;$69&quot;))" office:value-type="float" office:value="0.343434343434343">
            <text:p>0,3434</text:p>
          </table:table-cell>
          <table:table-cell office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table:formula="of:=IF(NOT(ISBLANK([.D13]));SUM([.F13:.G15]);0)" office:value-type="float" office:value="0">
            <text:p>0</text:p>
          </table:table-cell>
          <table:table-cell/>
          <table:table-cell office:value-type="string">
            <text:p>Scrambled Words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[.F13]/INDIRECT(SUBSTITUTE(ADDRESS(1;COLUMN([.C13]);4);&quot;1&quot;;&quot;&quot;)&amp;(3*INT((ROW([.H13])+1)/3)-1))" office:value-type="float" office:value="0.18">
            <text:p>0,1800</text:p>
          </table:table-cell>
          <table:table-cell table:formula="of:=([.F13]+[.G13])/INDIRECT(SUBSTITUTE(ADDRESS(1;COLUMN([.C13]);4);&quot;1&quot;;&quot;&quot;)&amp;(3*INT((ROW([.H13])+1)/3)-1))" office:value-type="float" office:value="0.48">
            <text:p>0,4800</text:p>
          </table:table-cell>
          <table:table-cell office:value-type="string">
            <text:p>Fuerza bruta</text:p>
          </table:table-cell>
          <table:table-cell office:value-type="string">
            <text:p>Memoización</text:p>
          </table:table-cell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df/0000000000051004">https://codingcompetitions.withgoogle.com/kickstart/round/0000000000050edf/0000000000051004</text:a> </text:p>
          </table:table-cell>
          <table:table-cell table:number-columns-repeated="3"/>
          <table:table-cell table:formula="of:=IF(EXACT(COUNTIF([.L13:.N13];&quot;=&quot;&amp;[.S$1]);1);[.I13];IF(EXACT(COUNTIF([.J13:.K13];&quot;=&quot;&amp;[.S$1]);1);[.H13];0))" office:value-type="float" office:value="0.18">
            <text:p>0,18</text:p>
          </table:table-cell>
          <table:table-cell table:formula="of:=IF(EXACT(COUNTIF([.$L13:.$N13];&quot;=&quot;&amp;[.T$1]);1);[.$I13];IF(EXACT(COUNTIF([.$J13:.$K13];&quot;=&quot;&amp;[.T$1]);1);[.$H13];0))" office:value-type="float" office:value="0">
            <text:p>0</text:p>
          </table:table-cell>
          <table:table-cell table:formula="of:=IF(EXACT(COUNTIF([.$L13:.$N13];&quot;=&quot;&amp;[.U$1]);1);[.$I13];IF(EXACT(COUNTIF([.$J13:.$K13];&quot;=&quot;&amp;[.U$1]);1);[.$H13];0))" office:value-type="float" office:value="0.48">
            <text:p>0,48</text:p>
          </table:table-cell>
          <table:table-cell table:formula="of:=IF(EXACT(COUNTIF([.$L13:.$N13];&quot;=&quot;&amp;[.V$1]);1);[.$I13];IF(EXACT(COUNTIF([.$J13:.$K13];&quot;=&quot;&amp;[.V$1]);1);[.$H13];0))" office:value-type="float" office:value="0">
            <text:p>0</text:p>
          </table:table-cell>
          <table:table-cell table:formula="of:=IF(EXACT(COUNTIF([.$L13:.$N13];&quot;=&quot;&amp;[.W$1]);1);[.$I13];IF(EXACT(COUNTIF([.$J13:.$K13];&quot;=&quot;&amp;[.W$1]);1);[.$H13];0))" office:value-type="float" office:value="0">
            <text:p>0</text:p>
          </table:table-cell>
          <table:table-cell table:formula="of:=IF(EXACT(COUNTIF([.$L13:.$N13];&quot;=&quot;&amp;[.X$1]);1);[.$I13];IF(EXACT(COUNTIF([.$J13:.$K13];&quot;=&quot;&amp;[.X$1]);1);[.$H13];0))" office:value-type="float" office:value="0">
            <text:p>0</text:p>
          </table:table-cell>
          <table:table-cell table:formula="of:=IF(EXACT(COUNTIF([.$L13:.$N13];&quot;=&quot;&amp;[.Y$1]);1);[.$I13];IF(EXACT(COUNTIF([.$J13:.$K13];&quot;=&quot;&amp;[.Y$1]);1);[.$H13];0))" office:value-type="float" office:value="0">
            <text:p>0</text:p>
          </table:table-cell>
          <table:table-cell table:formula="of:=IF(EXACT(COUNTIF([.$L13:.$N13];&quot;=&quot;&amp;[.Z$1]);1);[.$I13];IF(EXACT(COUNTIF([.$J13:.$K13];&quot;=&quot;&amp;[.Z$1]);1);[.$H13];0))" office:value-type="float" office:value="0">
            <text:p>0</text:p>
          </table:table-cell>
          <table:table-cell table:formula="of:=IF(EXACT(COUNTIF([.$L13:.$N13];&quot;=&quot;&amp;[.AA$1]);1);[.$I13];IF(EXACT(COUNTIF([.$J13:.$K13];&quot;=&quot;&amp;[.AA$1]);1);[.$H13];0))" office:value-type="float" office:value="0">
            <text:p>0</text:p>
          </table:table-cell>
          <table:table-cell table:formula="of:=IF(EXACT(COUNTIF([.$L13:.$N13];&quot;=&quot;&amp;[.AB$1]);1);[.$I13];IF(EXACT(COUNTIF([.$J13:.$K13];&quot;=&quot;&amp;[.AB$1]);1);[.$H13];0))" office:value-type="float" office:value="0">
            <text:p>0</text:p>
          </table:table-cell>
          <table:table-cell table:formula="of:=IF(EXACT(COUNTIF([.$L13:.$N13];&quot;=&quot;&amp;[.AC$1]);1);[.$I13];IF(EXACT(COUNTIF([.$J13:.$K13];&quot;=&quot;&amp;[.AC$1]);1);[.$H13];0))" office:value-type="float" office:value="0">
            <text:p>0</text:p>
          </table:table-cell>
          <table:table-cell table:formula="of:=IF(EXACT(COUNTIF([.$L13:.$N13];&quot;=&quot;&amp;[.AD$1]);1);[.$I13];IF(EXACT(COUNTIF([.$J13:.$K13];&quot;=&quot;&amp;[.AD$1]);1);[.$H13];0))" office:value-type="float" office:value="0">
            <text:p>0</text:p>
          </table:table-cell>
          <table:table-cell table:formula="of:=IF(EXACT(COUNTIF([.$L13:.$N13];&quot;=&quot;&amp;[.AE$1]);1);[.$I13];IF(EXACT(COUNTIF([.$J13:.$K13];&quot;=&quot;&amp;[.AE$1]);1);[.$H13];0))" office:value-type="float" office:value="0">
            <text:p>0</text:p>
          </table:table-cell>
          <table:table-cell table:formula="of:=IF(EXACT(COUNTIF([.$L13:.$N13];&quot;=&quot;&amp;[.AF$1]);1);[.$I13];IF(EXACT(COUNTIF([.$J13:.$K13];&quot;=&quot;&amp;[.AF$1]);1);[.$H13];0))" office:value-type="float" office:value="0">
            <text:p>0</text:p>
          </table:table-cell>
          <table:table-cell table:formula="of:=IF(EXACT(COUNTIF([.$L13:.$N13];&quot;=&quot;&amp;[.AG$1]);1);[.$I13];IF(EXACT(COUNTIF([.$J13:.$K13];&quot;=&quot;&amp;[.AG$1]);1);[.$H13];0))" office:value-type="float" office:value="0">
            <text:p>0</text:p>
          </table:table-cell>
          <table:table-cell table:formula="of:=IF(EXACT(COUNTIF([.$L13:.$N13];&quot;=&quot;&amp;[.AH$1]);1);[.$I13];IF(EXACT(COUNTIF([.$J13:.$K13];&quot;=&quot;&amp;[.AH$1]);1);[.$H13];0))" office:value-type="float" office:value="0">
            <text:p>0</text:p>
          </table:table-cell>
          <table:table-cell table:formula="of:=IF(EXACT(COUNTIF([.$L13:.$N13];&quot;=&quot;&amp;[.AI$1]);1);[.$I13];IF(EXACT(COUNTIF([.$J13:.$K13];&quot;=&quot;&amp;[.AI$1]);1);[.$H13];0))" office:value-type="float" office:value="0">
            <text:p>0</text:p>
          </table:table-cell>
          <table:table-cell table:formula="of:=IF(EXACT(COUNTIF([.$L13:.$N13];&quot;=&quot;&amp;[.AJ$1]);1);[.$I13];IF(EXACT(COUNTIF([.$J13:.$K13];&quot;=&quot;&amp;[.AJ$1]);1);[.$H13];0))" office:value-type="float" office:value="0">
            <text:p>0</text:p>
          </table:table-cell>
          <table:table-cell table:formula="of:=IF(EXACT(COUNTIF([.$L13:.$N13];&quot;=&quot;&amp;[.AK$1]);1);[.$I13];IF(EXACT(COUNTIF([.$J13:.$K13];&quot;=&quot;&amp;[.AK$1]);1);[.$H13];0))" office:value-type="float" office:value="0">
            <text:p>0</text:p>
          </table:table-cell>
          <table:table-cell table:formula="of:=IF(EXACT(COUNTIF([.$L13:.$N13];&quot;=&quot;&amp;[.AL$1]);1);[.$I13];IF(EXACT(COUNTIF([.$J13:.$K13];&quot;=&quot;&amp;[.AL$1]);1);[.$H13];0))" office:value-type="float" office:value="0">
            <text:p>0</text:p>
          </table:table-cell>
          <table:table-cell table:formula="of:=IF(EXACT(COUNTIF([.$L13:.$N13];&quot;=&quot;&amp;[.AM$1]);1);[.$I13];IF(EXACT(COUNTIF([.$J13:.$K13];&quot;=&quot;&amp;[.AM$1]);1);[.$H13];0))" office:value-type="float" office:value="0">
            <text:p>0</text:p>
          </table:table-cell>
          <table:table-cell table:formula="of:=IF(EXACT(COUNTIF([.$L13:.$N13];&quot;=&quot;&amp;[.AN$1]);1);[.$I13];IF(EXACT(COUNTIF([.$J13:.$K13];&quot;=&quot;&amp;[.AN$1]);1);[.$H13];0))" office:value-type="float" office:value="0.18">
            <text:p>0,18</text:p>
          </table:table-cell>
          <table:table-cell table:formula="of:=IF(EXACT(COUNTIF([.$L13:.$N13];&quot;=&quot;&amp;[.AO$1]);1);[.$I13];IF(EXACT(COUNTIF([.$J13:.$K13];&quot;=&quot;&amp;[.AO$1]);1);[.$H13];0))" office:value-type="float" office:value="0">
            <text:p>0</text:p>
          </table:table-cell>
          <table:table-cell table:formula="of:=IF(EXACT(COUNTIF([.$L13:.$N13];&quot;=&quot;&amp;[.AP$1]);1);[.$I13];IF(EXACT(COUNTIF([.$J13:.$K13];&quot;=&quot;&amp;[.AP$1]);1);[.$H13];0))" office:value-type="float" office:value="0">
            <text:p>0</text:p>
          </table:table-cell>
          <table:table-cell office:value-type="string">
            <text:p>Recursividad</text:p>
          </table:table-cell>
          <table:table-cell table:formula="of:=COUNTIF([.J$2:.N$51];&quot;=&quot;&amp;[.AQ13])/100" office:value-type="float" office:value="0.02">
            <text:p>0,0200</text:p>
          </table:table-cell>
          <table:table-cell table:formula="of:=COUNTIF([.J$2:.K$51];&quot;=&quot;&amp;[.AQ13])/50" office:value-type="float" office:value="0.02">
            <text:p>0,0200</text:p>
          </table:table-cell>
          <table:table-cell table:formula="of:=COUNTIF([.L$2:.N$51];&quot;=&quot;&amp;[.AQ13])/50" office:value-type="float" office:value="0.02">
            <text:p>0,0200</text:p>
          </table:table-cell>
          <table:table-cell table:formula="of:=AVERAGE(INDIRECT([.AW13]&amp;&quot;$54&quot;):INDIRECT([.AW13]&amp;&quot;$69&quot;))" office:value-type="float" office:value="0.023125">
            <text:p>0,0231</text:p>
          </table:table-cell>
          <table:table-cell table:formula="of:=AVERAGEIF(INDIRECT([.AW13]&amp;&quot;$54&quot;):INDIRECT([.AW13]&amp;&quot;$69&quot;);&quot;&lt;&gt;0&quot;;INDIRECT([.AW13]&amp;&quot;$54&quot;):INDIRECT([.AW13]&amp;&quot;$69&quot;))" office:value-type="float" office:value="0.185">
            <text:p>0,1850</text:p>
          </table:table-cell>
          <table:table-cell office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table:formula="of:=IF(NOT(ISBLANK([.D14]));SUM([.F14:.G16]);0)" office:value-type="float" office:value="100">
            <text:p>100</text:p>
          </table:table-cell>
          <table:table-cell office:value-type="string">
            <text:p>Ronda B</text:p>
          </table:table-cell>
          <table:table-cell office:value-type="string">
            <text:p>No Nine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F14]/INDIRECT(SUBSTITUTE(ADDRESS(1;COLUMN([.C14]);4);&quot;1&quot;;&quot;&quot;)&amp;(3*INT((ROW([.H14])+1)/3)-1))" office:value-type="float" office:value="0.07">
            <text:p>0,0700</text:p>
          </table:table-cell>
          <table:table-cell table:formula="of:=([.F14]+[.G14])/INDIRECT(SUBSTITUTE(ADDRESS(1;COLUMN([.C14]);4);&quot;1&quot;;&quot;&quot;)&amp;(3*INT((ROW([.H14])+1)/3)-1))" office:value-type="float" office:value="0.2">
            <text:p>0,20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office:value-type="string">
            <text:p>Programación Dinámica</text:p>
          </table:table-cell>
          <table:table-cell/>
          <table:table-cell table:style-name="ce3" office:value-type="string">
            <text:p><text:a xlink:href="https://codingcompetitions.withgoogle.com/kickstart/round/0000000000050ff4/0000000000051183">https://codingcompetitions.withgoogle.com/kickstart/round/0000000000050ff4/0000000000051183</text:a> </text:p>
          </table:table-cell>
          <table:table-cell table:number-columns-repeated="3"/>
          <table:table-cell table:formula="of:=IF(EXACT(COUNTIF([.L14:.N14];&quot;=&quot;&amp;[.S$1]);1);[.I14];IF(EXACT(COUNTIF([.J14:.K14];&quot;=&quot;&amp;[.S$1]);1);[.H14];0))" office:value-type="float" office:value="0.07">
            <text:p>0,07</text:p>
          </table:table-cell>
          <table:table-cell table:formula="of:=IF(EXACT(COUNTIF([.$L14:.$N14];&quot;=&quot;&amp;[.T$1]);1);[.$I14];IF(EXACT(COUNTIF([.$J14:.$K14];&quot;=&quot;&amp;[.T$1]);1);[.$H14];0))" office:value-type="float" office:value="0.2">
            <text:p>0,2</text:p>
          </table:table-cell>
          <table:table-cell table:formula="of:=IF(EXACT(COUNTIF([.$L14:.$N14];&quot;=&quot;&amp;[.U$1]);1);[.$I14];IF(EXACT(COUNTIF([.$J14:.$K14];&quot;=&quot;&amp;[.U$1]);1);[.$H14];0))" office:value-type="float" office:value="0.2">
            <text:p>0,2</text:p>
          </table:table-cell>
          <table:table-cell table:formula="of:=IF(EXACT(COUNTIF([.$L14:.$N14];&quot;=&quot;&amp;[.V$1]);1);[.$I14];IF(EXACT(COUNTIF([.$J14:.$K14];&quot;=&quot;&amp;[.V$1]);1);[.$H14];0))" office:value-type="float" office:value="0">
            <text:p>0</text:p>
          </table:table-cell>
          <table:table-cell table:formula="of:=IF(EXACT(COUNTIF([.$L14:.$N14];&quot;=&quot;&amp;[.W$1]);1);[.$I14];IF(EXACT(COUNTIF([.$J14:.$K14];&quot;=&quot;&amp;[.W$1]);1);[.$H14];0))" office:value-type="float" office:value="0">
            <text:p>0</text:p>
          </table:table-cell>
          <table:table-cell table:formula="of:=IF(EXACT(COUNTIF([.$L14:.$N14];&quot;=&quot;&amp;[.X$1]);1);[.$I14];IF(EXACT(COUNTIF([.$J14:.$K14];&quot;=&quot;&amp;[.X$1]);1);[.$H14];0))" office:value-type="float" office:value="0">
            <text:p>0</text:p>
          </table:table-cell>
          <table:table-cell table:formula="of:=IF(EXACT(COUNTIF([.$L14:.$N14];&quot;=&quot;&amp;[.Y$1]);1);[.$I14];IF(EXACT(COUNTIF([.$J14:.$K14];&quot;=&quot;&amp;[.Y$1]);1);[.$H14];0))" office:value-type="float" office:value="0">
            <text:p>0</text:p>
          </table:table-cell>
          <table:table-cell table:formula="of:=IF(EXACT(COUNTIF([.$L14:.$N14];&quot;=&quot;&amp;[.Z$1]);1);[.$I14];IF(EXACT(COUNTIF([.$J14:.$K14];&quot;=&quot;&amp;[.Z$1]);1);[.$H14];0))" office:value-type="float" office:value="0">
            <text:p>0</text:p>
          </table:table-cell>
          <table:table-cell table:formula="of:=IF(EXACT(COUNTIF([.$L14:.$N14];&quot;=&quot;&amp;[.AA$1]);1);[.$I14];IF(EXACT(COUNTIF([.$J14:.$K14];&quot;=&quot;&amp;[.AA$1]);1);[.$H14];0))" office:value-type="float" office:value="0">
            <text:p>0</text:p>
          </table:table-cell>
          <table:table-cell table:formula="of:=IF(EXACT(COUNTIF([.$L14:.$N14];&quot;=&quot;&amp;[.AB$1]);1);[.$I14];IF(EXACT(COUNTIF([.$J14:.$K14];&quot;=&quot;&amp;[.AB$1]);1);[.$H14];0))" office:value-type="float" office:value="0">
            <text:p>0</text:p>
          </table:table-cell>
          <table:table-cell table:formula="of:=IF(EXACT(COUNTIF([.$L14:.$N14];&quot;=&quot;&amp;[.AC$1]);1);[.$I14];IF(EXACT(COUNTIF([.$J14:.$K14];&quot;=&quot;&amp;[.AC$1]);1);[.$H14];0))" office:value-type="float" office:value="0">
            <text:p>0</text:p>
          </table:table-cell>
          <table:table-cell table:formula="of:=IF(EXACT(COUNTIF([.$L14:.$N14];&quot;=&quot;&amp;[.AD$1]);1);[.$I14];IF(EXACT(COUNTIF([.$J14:.$K14];&quot;=&quot;&amp;[.AD$1]);1);[.$H14];0))" office:value-type="float" office:value="0">
            <text:p>0</text:p>
          </table:table-cell>
          <table:table-cell table:formula="of:=IF(EXACT(COUNTIF([.$L14:.$N14];&quot;=&quot;&amp;[.AE$1]);1);[.$I14];IF(EXACT(COUNTIF([.$J14:.$K14];&quot;=&quot;&amp;[.AE$1]);1);[.$H14];0))" office:value-type="float" office:value="0">
            <text:p>0</text:p>
          </table:table-cell>
          <table:table-cell table:formula="of:=IF(EXACT(COUNTIF([.$L14:.$N14];&quot;=&quot;&amp;[.AF$1]);1);[.$I14];IF(EXACT(COUNTIF([.$J14:.$K14];&quot;=&quot;&amp;[.AF$1]);1);[.$H14];0))" office:value-type="float" office:value="0">
            <text:p>0</text:p>
          </table:table-cell>
          <table:table-cell table:formula="of:=IF(EXACT(COUNTIF([.$L14:.$N14];&quot;=&quot;&amp;[.AG$1]);1);[.$I14];IF(EXACT(COUNTIF([.$J14:.$K14];&quot;=&quot;&amp;[.AG$1]);1);[.$H14];0))" office:value-type="float" office:value="0">
            <text:p>0</text:p>
          </table:table-cell>
          <table:table-cell table:formula="of:=IF(EXACT(COUNTIF([.$L14:.$N14];&quot;=&quot;&amp;[.AH$1]);1);[.$I14];IF(EXACT(COUNTIF([.$J14:.$K14];&quot;=&quot;&amp;[.AH$1]);1);[.$H14];0))" office:value-type="float" office:value="0">
            <text:p>0</text:p>
          </table:table-cell>
          <table:table-cell table:formula="of:=IF(EXACT(COUNTIF([.$L14:.$N14];&quot;=&quot;&amp;[.AI$1]);1);[.$I14];IF(EXACT(COUNTIF([.$J14:.$K14];&quot;=&quot;&amp;[.AI$1]);1);[.$H14];0))" office:value-type="float" office:value="0">
            <text:p>0</text:p>
          </table:table-cell>
          <table:table-cell table:formula="of:=IF(EXACT(COUNTIF([.$L14:.$N14];&quot;=&quot;&amp;[.AJ$1]);1);[.$I14];IF(EXACT(COUNTIF([.$J14:.$K14];&quot;=&quot;&amp;[.AJ$1]);1);[.$H14];0))" office:value-type="float" office:value="0">
            <text:p>0</text:p>
          </table:table-cell>
          <table:table-cell table:formula="of:=IF(EXACT(COUNTIF([.$L14:.$N14];&quot;=&quot;&amp;[.AK$1]);1);[.$I14];IF(EXACT(COUNTIF([.$J14:.$K14];&quot;=&quot;&amp;[.AK$1]);1);[.$H14];0))" office:value-type="float" office:value="0">
            <text:p>0</text:p>
          </table:table-cell>
          <table:table-cell table:formula="of:=IF(EXACT(COUNTIF([.$L14:.$N14];&quot;=&quot;&amp;[.AL$1]);1);[.$I14];IF(EXACT(COUNTIF([.$J14:.$K14];&quot;=&quot;&amp;[.AL$1]);1);[.$H14];0))" office:value-type="float" office:value="0">
            <text:p>0</text:p>
          </table:table-cell>
          <table:table-cell table:formula="of:=IF(EXACT(COUNTIF([.$L14:.$N14];&quot;=&quot;&amp;[.AM$1]);1);[.$I14];IF(EXACT(COUNTIF([.$J14:.$K14];&quot;=&quot;&amp;[.AM$1]);1);[.$H14];0))" office:value-type="float" office:value="0">
            <text:p>0</text:p>
          </table:table-cell>
          <table:table-cell table:formula="of:=IF(EXACT(COUNTIF([.$L14:.$N14];&quot;=&quot;&amp;[.AN$1]);1);[.$I14];IF(EXACT(COUNTIF([.$J14:.$K14];&quot;=&quot;&amp;[.AN$1]);1);[.$H14];0))" office:value-type="float" office:value="0">
            <text:p>0</text:p>
          </table:table-cell>
          <table:table-cell table:formula="of:=IF(EXACT(COUNTIF([.$L14:.$N14];&quot;=&quot;&amp;[.AO$1]);1);[.$I14];IF(EXACT(COUNTIF([.$J14:.$K14];&quot;=&quot;&amp;[.AO$1]);1);[.$H14];0))" office:value-type="float" office:value="0">
            <text:p>0</text:p>
          </table:table-cell>
          <table:table-cell table:formula="of:=IF(EXACT(COUNTIF([.$L14:.$N14];&quot;=&quot;&amp;[.AP$1]);1);[.$I14];IF(EXACT(COUNTIF([.$J14:.$K14];&quot;=&quot;&amp;[.AP$1]);1);[.$H14];0))" office:value-type="float" office:value="0">
            <text:p>0</text:p>
          </table:table-cell>
          <table:table-cell office:value-type="string">
            <text:p>Dijkstra</text:p>
          </table:table-cell>
          <table:table-cell table:formula="of:=COUNTIF([.J$2:.N$51];&quot;=&quot;&amp;[.AQ14])/100" office:value-type="float" office:value="0.01">
            <text:p>0,0100</text:p>
          </table:table-cell>
          <table:table-cell table:formula="of:=COUNTIF([.J$2:.K$51];&quot;=&quot;&amp;[.AQ14])/50" office:value-type="float" office:value="0.02">
            <text:p>0,0200</text:p>
          </table:table-cell>
          <table:table-cell table:formula="of:=COUNTIF([.L$2:.N$51];&quot;=&quot;&amp;[.AQ14])/50" office:value-type="float" office:value="0">
            <text:p>0,0000</text:p>
          </table:table-cell>
          <table:table-cell table:formula="of:=AVERAGE(INDIRECT([.AW14]&amp;&quot;$54&quot;):INDIRECT([.AW14]&amp;&quot;$69&quot;))" office:value-type="float" office:value="0.011875">
            <text:p>0,0119</text:p>
          </table:table-cell>
          <table:table-cell table:formula="of:=AVERAGEIF(INDIRECT([.AW14]&amp;&quot;$54&quot;):INDIRECT([.AW14]&amp;&quot;$69&quot;);&quot;&lt;&gt;0&quot;;INDIRECT([.AW14]&amp;&quot;$54&quot;):INDIRECT([.AW14]&amp;&quot;$69&quot;))" office:value-type="float" office:value="0.19">
            <text:p>0,1900</text:p>
          </table:table-cell>
          <table:table-cell office:value-type="string">
            <text:p>AD</text:p>
          </table:table-cell>
          <table:table-cell/>
        </table:table-row>
        <table:table-row table:style-name="ro1">
          <table:table-cell table:number-columns-repeated="2"/>
          <table:table-cell table:formula="of:=IF(NOT(ISBLANK([.D15]));SUM([.F15:.G17]);0)" office:value-type="float" office:value="0">
            <text:p>0</text:p>
          </table:table-cell>
          <table:table-cell/>
          <table:table-cell office:value-type="string">
            <text:p>Sherlock and the Bit Strings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[.F15]/INDIRECT(SUBSTITUTE(ADDRESS(1;COLUMN([.C15]);4);&quot;1&quot;;&quot;&quot;)&amp;(3*INT((ROW([.H15])+1)/3)-1))" office:value-type="float" office:value="0.11">
            <text:p>0,1100</text:p>
          </table:table-cell>
          <table:table-cell table:formula="of:=([.F15]+[.G15])/INDIRECT(SUBSTITUTE(ADDRESS(1;COLUMN([.C15]);4);&quot;1&quot;;&quot;&quot;)&amp;(3*INT((ROW([.H15])+1)/3)-1))" office:value-type="float" office:value="0.37">
            <text:p>0,3700</text:p>
          </table:table-cell>
          <table:table-cell office:value-type="string">
            <text:p>Contar en binario</text:p>
          </table:table-cell>
          <table:table-cell/>
          <table:table-cell office:value-type="string">
            <text:p>Simplificación del problema</text:p>
          </table:table-cell>
          <table:table-cell office:value-type="string">
            <text:p>Programación Dinámica</text:p>
          </table:table-cell>
          <table:table-cell/>
          <table:table-cell table:style-name="ce3" office:value-type="string">
            <text:p><text:a xlink:href="https://codingcompetitions.withgoogle.com/kickstart/round/0000000000050ff4/000000000005107b">https://codingcompetitions.withgoogle.com/kickstart/round/0000000000050ff4/000000000005107b</text:a> </text:p>
          </table:table-cell>
          <table:table-cell table:number-columns-repeated="3"/>
          <table:table-cell table:formula="of:=IF(EXACT(COUNTIF([.L15:.N15];&quot;=&quot;&amp;[.S$1]);1);[.I15];IF(EXACT(COUNTIF([.J15:.K15];&quot;=&quot;&amp;[.S$1]);1);[.H15];0))" office:value-type="float" office:value="0">
            <text:p>0</text:p>
          </table:table-cell>
          <table:table-cell table:formula="of:=IF(EXACT(COUNTIF([.$L15:.$N15];&quot;=&quot;&amp;[.T$1]);1);[.$I15];IF(EXACT(COUNTIF([.$J15:.$K15];&quot;=&quot;&amp;[.T$1]);1);[.$H15];0))" office:value-type="float" office:value="0.37">
            <text:p>0,37</text:p>
          </table:table-cell>
          <table:table-cell table:formula="of:=IF(EXACT(COUNTIF([.$L15:.$N15];&quot;=&quot;&amp;[.U$1]);1);[.$I15];IF(EXACT(COUNTIF([.$J15:.$K15];&quot;=&quot;&amp;[.U$1]);1);[.$H15];0))" office:value-type="float" office:value="0.37">
            <text:p>0,37</text:p>
          </table:table-cell>
          <table:table-cell table:formula="of:=IF(EXACT(COUNTIF([.$L15:.$N15];&quot;=&quot;&amp;[.V$1]);1);[.$I15];IF(EXACT(COUNTIF([.$J15:.$K15];&quot;=&quot;&amp;[.V$1]);1);[.$H15];0))" office:value-type="float" office:value="0">
            <text:p>0</text:p>
          </table:table-cell>
          <table:table-cell table:formula="of:=IF(EXACT(COUNTIF([.$L15:.$N15];&quot;=&quot;&amp;[.W$1]);1);[.$I15];IF(EXACT(COUNTIF([.$J15:.$K15];&quot;=&quot;&amp;[.W$1]);1);[.$H15];0))" office:value-type="float" office:value="0">
            <text:p>0</text:p>
          </table:table-cell>
          <table:table-cell table:formula="of:=IF(EXACT(COUNTIF([.$L15:.$N15];&quot;=&quot;&amp;[.X$1]);1);[.$I15];IF(EXACT(COUNTIF([.$J15:.$K15];&quot;=&quot;&amp;[.X$1]);1);[.$H15];0))" office:value-type="float" office:value="0">
            <text:p>0</text:p>
          </table:table-cell>
          <table:table-cell table:formula="of:=IF(EXACT(COUNTIF([.$L15:.$N15];&quot;=&quot;&amp;[.Y$1]);1);[.$I15];IF(EXACT(COUNTIF([.$J15:.$K15];&quot;=&quot;&amp;[.Y$1]);1);[.$H15];0))" office:value-type="float" office:value="0">
            <text:p>0</text:p>
          </table:table-cell>
          <table:table-cell table:formula="of:=IF(EXACT(COUNTIF([.$L15:.$N15];&quot;=&quot;&amp;[.Z$1]);1);[.$I15];IF(EXACT(COUNTIF([.$J15:.$K15];&quot;=&quot;&amp;[.Z$1]);1);[.$H15];0))" office:value-type="float" office:value="0">
            <text:p>0</text:p>
          </table:table-cell>
          <table:table-cell table:formula="of:=IF(EXACT(COUNTIF([.$L15:.$N15];&quot;=&quot;&amp;[.AA$1]);1);[.$I15];IF(EXACT(COUNTIF([.$J15:.$K15];&quot;=&quot;&amp;[.AA$1]);1);[.$H15];0))" office:value-type="float" office:value="0">
            <text:p>0</text:p>
          </table:table-cell>
          <table:table-cell table:formula="of:=IF(EXACT(COUNTIF([.$L15:.$N15];&quot;=&quot;&amp;[.AB$1]);1);[.$I15];IF(EXACT(COUNTIF([.$J15:.$K15];&quot;=&quot;&amp;[.AB$1]);1);[.$H15];0))" office:value-type="float" office:value="0">
            <text:p>0</text:p>
          </table:table-cell>
          <table:table-cell table:formula="of:=IF(EXACT(COUNTIF([.$L15:.$N15];&quot;=&quot;&amp;[.AC$1]);1);[.$I15];IF(EXACT(COUNTIF([.$J15:.$K15];&quot;=&quot;&amp;[.AC$1]);1);[.$H15];0))" office:value-type="float" office:value="0">
            <text:p>0</text:p>
          </table:table-cell>
          <table:table-cell table:formula="of:=IF(EXACT(COUNTIF([.$L15:.$N15];&quot;=&quot;&amp;[.AD$1]);1);[.$I15];IF(EXACT(COUNTIF([.$J15:.$K15];&quot;=&quot;&amp;[.AD$1]);1);[.$H15];0))" office:value-type="float" office:value="0">
            <text:p>0</text:p>
          </table:table-cell>
          <table:table-cell table:formula="of:=IF(EXACT(COUNTIF([.$L15:.$N15];&quot;=&quot;&amp;[.AE$1]);1);[.$I15];IF(EXACT(COUNTIF([.$J15:.$K15];&quot;=&quot;&amp;[.AE$1]);1);[.$H15];0))" office:value-type="float" office:value="0">
            <text:p>0</text:p>
          </table:table-cell>
          <table:table-cell table:formula="of:=IF(EXACT(COUNTIF([.$L15:.$N15];&quot;=&quot;&amp;[.AF$1]);1);[.$I15];IF(EXACT(COUNTIF([.$J15:.$K15];&quot;=&quot;&amp;[.AF$1]);1);[.$H15];0))" office:value-type="float" office:value="0">
            <text:p>0</text:p>
          </table:table-cell>
          <table:table-cell table:formula="of:=IF(EXACT(COUNTIF([.$L15:.$N15];&quot;=&quot;&amp;[.AG$1]);1);[.$I15];IF(EXACT(COUNTIF([.$J15:.$K15];&quot;=&quot;&amp;[.AG$1]);1);[.$H15];0))" office:value-type="float" office:value="0">
            <text:p>0</text:p>
          </table:table-cell>
          <table:table-cell table:formula="of:=IF(EXACT(COUNTIF([.$L15:.$N15];&quot;=&quot;&amp;[.AH$1]);1);[.$I15];IF(EXACT(COUNTIF([.$J15:.$K15];&quot;=&quot;&amp;[.AH$1]);1);[.$H15];0))" office:value-type="float" office:value="0.11">
            <text:p>0,11</text:p>
          </table:table-cell>
          <table:table-cell table:formula="of:=IF(EXACT(COUNTIF([.$L15:.$N15];&quot;=&quot;&amp;[.AI$1]);1);[.$I15];IF(EXACT(COUNTIF([.$J15:.$K15];&quot;=&quot;&amp;[.AI$1]);1);[.$H15];0))" office:value-type="float" office:value="0">
            <text:p>0</text:p>
          </table:table-cell>
          <table:table-cell table:formula="of:=IF(EXACT(COUNTIF([.$L15:.$N15];&quot;=&quot;&amp;[.AJ$1]);1);[.$I15];IF(EXACT(COUNTIF([.$J15:.$K15];&quot;=&quot;&amp;[.AJ$1]);1);[.$H15];0))" office:value-type="float" office:value="0">
            <text:p>0</text:p>
          </table:table-cell>
          <table:table-cell table:formula="of:=IF(EXACT(COUNTIF([.$L15:.$N15];&quot;=&quot;&amp;[.AK$1]);1);[.$I15];IF(EXACT(COUNTIF([.$J15:.$K15];&quot;=&quot;&amp;[.AK$1]);1);[.$H15];0))" office:value-type="float" office:value="0">
            <text:p>0</text:p>
          </table:table-cell>
          <table:table-cell table:formula="of:=IF(EXACT(COUNTIF([.$L15:.$N15];&quot;=&quot;&amp;[.AL$1]);1);[.$I15];IF(EXACT(COUNTIF([.$J15:.$K15];&quot;=&quot;&amp;[.AL$1]);1);[.$H15];0))" office:value-type="float" office:value="0">
            <text:p>0</text:p>
          </table:table-cell>
          <table:table-cell table:formula="of:=IF(EXACT(COUNTIF([.$L15:.$N15];&quot;=&quot;&amp;[.AM$1]);1);[.$I15];IF(EXACT(COUNTIF([.$J15:.$K15];&quot;=&quot;&amp;[.AM$1]);1);[.$H15];0))" office:value-type="float" office:value="0">
            <text:p>0</text:p>
          </table:table-cell>
          <table:table-cell table:formula="of:=IF(EXACT(COUNTIF([.$L15:.$N15];&quot;=&quot;&amp;[.AN$1]);1);[.$I15];IF(EXACT(COUNTIF([.$J15:.$K15];&quot;=&quot;&amp;[.AN$1]);1);[.$H15];0))" office:value-type="float" office:value="0">
            <text:p>0</text:p>
          </table:table-cell>
          <table:table-cell table:formula="of:=IF(EXACT(COUNTIF([.$L15:.$N15];&quot;=&quot;&amp;[.AO$1]);1);[.$I15];IF(EXACT(COUNTIF([.$J15:.$K15];&quot;=&quot;&amp;[.AO$1]);1);[.$H15];0))" office:value-type="float" office:value="0">
            <text:p>0</text:p>
          </table:table-cell>
          <table:table-cell table:formula="of:=IF(EXACT(COUNTIF([.$L15:.$N15];&quot;=&quot;&amp;[.AP$1]);1);[.$I15];IF(EXACT(COUNTIF([.$J15:.$K15];&quot;=&quot;&amp;[.AP$1]);1);[.$H15];0))" office:value-type="float" office:value="0">
            <text:p>0</text:p>
          </table:table-cell>
          <table:table-cell office:value-type="string">
            <text:p>Preprocesamiento</text:p>
          </table:table-cell>
          <table:table-cell table:formula="of:=COUNTIF([.J$2:.N$51];&quot;=&quot;&amp;[.AQ15])/100" office:value-type="float" office:value="0.02">
            <text:p>0,0200</text:p>
          </table:table-cell>
          <table:table-cell table:formula="of:=COUNTIF([.J$2:.K$51];&quot;=&quot;&amp;[.AQ15])/50" office:value-type="float" office:value="0">
            <text:p>0,0000</text:p>
          </table:table-cell>
          <table:table-cell table:formula="of:=COUNTIF([.L$2:.N$51];&quot;=&quot;&amp;[.AQ15])/50" office:value-type="float" office:value="0.04">
            <text:p>0,0400</text:p>
          </table:table-cell>
          <table:table-cell table:formula="of:=AVERAGE(INDIRECT([.AW15]&amp;&quot;$54&quot;):INDIRECT([.AW15]&amp;&quot;$69&quot;))" office:value-type="float" office:value="0.025">
            <text:p>0,0250</text:p>
          </table:table-cell>
          <table:table-cell table:formula="of:=AVERAGEIF(INDIRECT([.AW15]&amp;&quot;$54&quot;):INDIRECT([.AW15]&amp;&quot;$69&quot;);&quot;&lt;&gt;0&quot;;INDIRECT([.AW15]&amp;&quot;$54&quot;):INDIRECT([.AW15]&amp;&quot;$69&quot;))" office:value-type="float" office:value="0.2">
            <text:p>0,2000</text:p>
          </table:table-cell>
          <table:table-cell office:value-type="string">
            <text:p>AE</text:p>
          </table:table-cell>
          <table:table-cell/>
        </table:table-row>
        <table:table-row table:style-name="ro1">
          <table:table-cell table:number-columns-repeated="2"/>
          <table:table-cell table:formula="of:=IF(NOT(ISBLANK([.D16]));SUM([.F16:.G18]);0)" office:value-type="float" office:value="0">
            <text:p>0</text:p>
          </table:table-cell>
          <table:table-cell/>
          <table:table-cell office:value-type="string">
            <text:p>King's Circle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[.F16]/INDIRECT(SUBSTITUTE(ADDRESS(1;COLUMN([.C16]);4);&quot;1&quot;;&quot;&quot;)&amp;(3*INT((ROW([.H16])+1)/3)-1))" office:value-type="float" office:value="0.16">
            <text:p>0,1600</text:p>
          </table:table-cell>
          <table:table-cell table:formula="of:=([.F16]+[.G16])/INDIRECT(SUBSTITUTE(ADDRESS(1;COLUMN([.C16]);4);&quot;1&quot;;&quot;&quot;)&amp;(3*INT((ROW([.H16])+1)/3)-1))" office:value-type="float" office:value="0.43">
            <text:p>0,43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ff4/00000000000510ee">https://codingcompetitions.withgoogle.com/kickstart/round/0000000000050ff4/00000000000510ee</text:a> </text:p>
          </table:table-cell>
          <table:table-cell office:value-type="string">
            <text:p>Range tree</text:p>
          </table:table-cell>
          <table:table-cell table:number-columns-repeated="2"/>
          <table:table-cell table:formula="of:=IF(EXACT(COUNTIF([.L16:.N16];&quot;=&quot;&amp;[.S$1]);1);[.I16];IF(EXACT(COUNTIF([.J16:.K16];&quot;=&quot;&amp;[.S$1]);1);[.H16];0))" office:value-type="float" office:value="0.16">
            <text:p>0,16</text:p>
          </table:table-cell>
          <table:table-cell table:formula="of:=IF(EXACT(COUNTIF([.$L16:.$N16];&quot;=&quot;&amp;[.T$1]);1);[.$I16];IF(EXACT(COUNTIF([.$J16:.$K16];&quot;=&quot;&amp;[.T$1]);1);[.$H16];0))" office:value-type="float" office:value="0">
            <text:p>0</text:p>
          </table:table-cell>
          <table:table-cell table:formula="of:=IF(EXACT(COUNTIF([.$L16:.$N16];&quot;=&quot;&amp;[.U$1]);1);[.$I16];IF(EXACT(COUNTIF([.$J16:.$K16];&quot;=&quot;&amp;[.U$1]);1);[.$H16];0))" office:value-type="float" office:value="0.43">
            <text:p>0,43</text:p>
          </table:table-cell>
          <table:table-cell table:formula="of:=IF(EXACT(COUNTIF([.$L16:.$N16];&quot;=&quot;&amp;[.V$1]);1);[.$I16];IF(EXACT(COUNTIF([.$J16:.$K16];&quot;=&quot;&amp;[.V$1]);1);[.$H16];0))" office:value-type="float" office:value="0">
            <text:p>0</text:p>
          </table:table-cell>
          <table:table-cell table:formula="of:=IF(EXACT(COUNTIF([.$L16:.$N16];&quot;=&quot;&amp;[.W$1]);1);[.$I16];IF(EXACT(COUNTIF([.$J16:.$K16];&quot;=&quot;&amp;[.W$1]);1);[.$H16];0))" office:value-type="float" office:value="0">
            <text:p>0</text:p>
          </table:table-cell>
          <table:table-cell table:formula="of:=IF(EXACT(COUNTIF([.$L16:.$N16];&quot;=&quot;&amp;[.X$1]);1);[.$I16];IF(EXACT(COUNTIF([.$J16:.$K16];&quot;=&quot;&amp;[.X$1]);1);[.$H16];0))" office:value-type="float" office:value="0">
            <text:p>0</text:p>
          </table:table-cell>
          <table:table-cell table:formula="of:=IF(EXACT(COUNTIF([.$L16:.$N16];&quot;=&quot;&amp;[.Y$1]);1);[.$I16];IF(EXACT(COUNTIF([.$J16:.$K16];&quot;=&quot;&amp;[.Y$1]);1);[.$H16];0))" office:value-type="float" office:value="0">
            <text:p>0</text:p>
          </table:table-cell>
          <table:table-cell table:formula="of:=IF(EXACT(COUNTIF([.$L16:.$N16];&quot;=&quot;&amp;[.Z$1]);1);[.$I16];IF(EXACT(COUNTIF([.$J16:.$K16];&quot;=&quot;&amp;[.Z$1]);1);[.$H16];0))" office:value-type="float" office:value="0">
            <text:p>0</text:p>
          </table:table-cell>
          <table:table-cell table:formula="of:=IF(EXACT(COUNTIF([.$L16:.$N16];&quot;=&quot;&amp;[.AA$1]);1);[.$I16];IF(EXACT(COUNTIF([.$J16:.$K16];&quot;=&quot;&amp;[.AA$1]);1);[.$H16];0))" office:value-type="float" office:value="0">
            <text:p>0</text:p>
          </table:table-cell>
          <table:table-cell table:formula="of:=IF(EXACT(COUNTIF([.$L16:.$N16];&quot;=&quot;&amp;[.AB$1]);1);[.$I16];IF(EXACT(COUNTIF([.$J16:.$K16];&quot;=&quot;&amp;[.AB$1]);1);[.$H16];0))" office:value-type="float" office:value="0">
            <text:p>0</text:p>
          </table:table-cell>
          <table:table-cell table:formula="of:=IF(EXACT(COUNTIF([.$L16:.$N16];&quot;=&quot;&amp;[.AC$1]);1);[.$I16];IF(EXACT(COUNTIF([.$J16:.$K16];&quot;=&quot;&amp;[.AC$1]);1);[.$H16];0))" office:value-type="float" office:value="0">
            <text:p>0</text:p>
          </table:table-cell>
          <table:table-cell table:formula="of:=IF(EXACT(COUNTIF([.$L16:.$N16];&quot;=&quot;&amp;[.AD$1]);1);[.$I16];IF(EXACT(COUNTIF([.$J16:.$K16];&quot;=&quot;&amp;[.AD$1]);1);[.$H16];0))" office:value-type="float" office:value="0">
            <text:p>0</text:p>
          </table:table-cell>
          <table:table-cell table:formula="of:=IF(EXACT(COUNTIF([.$L16:.$N16];&quot;=&quot;&amp;[.AE$1]);1);[.$I16];IF(EXACT(COUNTIF([.$J16:.$K16];&quot;=&quot;&amp;[.AE$1]);1);[.$H16];0))" office:value-type="float" office:value="0">
            <text:p>0</text:p>
          </table:table-cell>
          <table:table-cell table:formula="of:=IF(EXACT(COUNTIF([.$L16:.$N16];&quot;=&quot;&amp;[.AF$1]);1);[.$I16];IF(EXACT(COUNTIF([.$J16:.$K16];&quot;=&quot;&amp;[.AF$1]);1);[.$H16];0))" office:value-type="float" office:value="0">
            <text:p>0</text:p>
          </table:table-cell>
          <table:table-cell table:formula="of:=IF(EXACT(COUNTIF([.$L16:.$N16];&quot;=&quot;&amp;[.AG$1]);1);[.$I16];IF(EXACT(COUNTIF([.$J16:.$K16];&quot;=&quot;&amp;[.AG$1]);1);[.$H16];0))" office:value-type="float" office:value="0">
            <text:p>0</text:p>
          </table:table-cell>
          <table:table-cell table:formula="of:=IF(EXACT(COUNTIF([.$L16:.$N16];&quot;=&quot;&amp;[.AH$1]);1);[.$I16];IF(EXACT(COUNTIF([.$J16:.$K16];&quot;=&quot;&amp;[.AH$1]);1);[.$H16];0))" office:value-type="float" office:value="0">
            <text:p>0</text:p>
          </table:table-cell>
          <table:table-cell table:formula="of:=IF(EXACT(COUNTIF([.$L16:.$N16];&quot;=&quot;&amp;[.AI$1]);1);[.$I16];IF(EXACT(COUNTIF([.$J16:.$K16];&quot;=&quot;&amp;[.AI$1]);1);[.$H16];0))" office:value-type="float" office:value="0">
            <text:p>0</text:p>
          </table:table-cell>
          <table:table-cell table:formula="of:=IF(EXACT(COUNTIF([.$L16:.$N16];&quot;=&quot;&amp;[.AJ$1]);1);[.$I16];IF(EXACT(COUNTIF([.$J16:.$K16];&quot;=&quot;&amp;[.AJ$1]);1);[.$H16];0))" office:value-type="float" office:value="0">
            <text:p>0</text:p>
          </table:table-cell>
          <table:table-cell table:formula="of:=IF(EXACT(COUNTIF([.$L16:.$N16];&quot;=&quot;&amp;[.AK$1]);1);[.$I16];IF(EXACT(COUNTIF([.$J16:.$K16];&quot;=&quot;&amp;[.AK$1]);1);[.$H16];0))" office:value-type="float" office:value="0">
            <text:p>0</text:p>
          </table:table-cell>
          <table:table-cell table:formula="of:=IF(EXACT(COUNTIF([.$L16:.$N16];&quot;=&quot;&amp;[.AL$1]);1);[.$I16];IF(EXACT(COUNTIF([.$J16:.$K16];&quot;=&quot;&amp;[.AL$1]);1);[.$H16];0))" office:value-type="float" office:value="0">
            <text:p>0</text:p>
          </table:table-cell>
          <table:table-cell table:formula="of:=IF(EXACT(COUNTIF([.$L16:.$N16];&quot;=&quot;&amp;[.AM$1]);1);[.$I16];IF(EXACT(COUNTIF([.$J16:.$K16];&quot;=&quot;&amp;[.AM$1]);1);[.$H16];0))" office:value-type="float" office:value="0">
            <text:p>0</text:p>
          </table:table-cell>
          <table:table-cell table:formula="of:=IF(EXACT(COUNTIF([.$L16:.$N16];&quot;=&quot;&amp;[.AN$1]);1);[.$I16];IF(EXACT(COUNTIF([.$J16:.$K16];&quot;=&quot;&amp;[.AN$1]);1);[.$H16];0))" office:value-type="float" office:value="0">
            <text:p>0</text:p>
          </table:table-cell>
          <table:table-cell table:formula="of:=IF(EXACT(COUNTIF([.$L16:.$N16];&quot;=&quot;&amp;[.AO$1]);1);[.$I16];IF(EXACT(COUNTIF([.$J16:.$K16];&quot;=&quot;&amp;[.AO$1]);1);[.$H16];0))" office:value-type="float" office:value="0">
            <text:p>0</text:p>
          </table:table-cell>
          <table:table-cell table:formula="of:=IF(EXACT(COUNTIF([.$L16:.$N16];&quot;=&quot;&amp;[.AP$1]);1);[.$I16];IF(EXACT(COUNTIF([.$J16:.$K16];&quot;=&quot;&amp;[.AP$1]);1);[.$H16];0))" office:value-type="float" office:value="0">
            <text:p>0</text:p>
          </table:table-cell>
          <table:table-cell office:value-type="string">
            <text:p>Máscaras de bits</text:p>
          </table:table-cell>
          <table:table-cell table:formula="of:=COUNTIF([.J$2:.N$51];&quot;=&quot;&amp;[.AQ16])/100" office:value-type="float" office:value="0.02">
            <text:p>0,0200</text:p>
          </table:table-cell>
          <table:table-cell table:formula="of:=COUNTIF([.J$2:.K$51];&quot;=&quot;&amp;[.AQ16])/50" office:value-type="float" office:value="0">
            <text:p>0,0000</text:p>
          </table:table-cell>
          <table:table-cell table:formula="of:=COUNTIF([.L$2:.N$51];&quot;=&quot;&amp;[.AQ16])/50" office:value-type="float" office:value="0.04">
            <text:p>0,0400</text:p>
          </table:table-cell>
          <table:table-cell table:formula="of:=AVERAGE(INDIRECT([.AW16]&amp;&quot;$54&quot;):INDIRECT([.AW16]&amp;&quot;$69&quot;))" office:value-type="float" office:value="0.05125">
            <text:p>0,0513</text:p>
          </table:table-cell>
          <table:table-cell table:formula="of:=AVERAGEIF(INDIRECT([.AW16]&amp;&quot;$54&quot;):INDIRECT([.AW16]&amp;&quot;$69&quot;);&quot;&lt;&gt;0&quot;;INDIRECT([.AW16]&amp;&quot;$54&quot;):INDIRECT([.AW16]&amp;&quot;$69&quot;))" office:value-type="float" office:value="0.41">
            <text:p>0,4100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2"/>
          <table:table-cell table:formula="of:=IF(NOT(ISBLANK([.D17]));SUM([.F17:.G19]);0)" office:value-type="float" office:value="100">
            <text:p>100</text:p>
          </table:table-cell>
          <table:table-cell office:value-type="string">
            <text:p>Ronda C</text:p>
          </table:table-cell>
          <table:table-cell office:value-type="string">
            <text:p>Planet Distanc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F17]/INDIRECT(SUBSTITUTE(ADDRESS(1;COLUMN([.C17]);4);&quot;1&quot;;&quot;&quot;)&amp;(3*INT((ROW([.H17])+1)/3)-1))" office:value-type="float" office:value="0.1">
            <text:p>0,1000</text:p>
          </table:table-cell>
          <table:table-cell table:formula="of:=([.F17]+[.G17])/INDIRECT(SUBSTITUTE(ADDRESS(1;COLUMN([.C17]);4);&quot;1&quot;;&quot;&quot;)&amp;(3*INT((ROW([.H17])+1)/3)-1))" office:value-type="float" office:value="0.25">
            <text:p>0,2500</text:p>
          </table:table-cell>
          <table:table-cell office:value-type="string">
            <text:p>DFS</text:p>
          </table:table-cell>
          <table:table-cell table:number-columns-repeated="2" office:value-type="string">
            <text:p>BFS de fuente múltiple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0/0000000000051005">https://codingcompetitions.withgoogle.com/kickstart/round/0000000000050ee0/0000000000051005</text:a> </text:p>
          </table:table-cell>
          <table:table-cell table:number-columns-repeated="3"/>
          <table:table-cell table:formula="of:=IF(EXACT(COUNTIF([.L17:.N17];&quot;=&quot;&amp;[.S$1]);1);[.I17];IF(EXACT(COUNTIF([.J17:.K17];&quot;=&quot;&amp;[.S$1]);1);[.H17];0))" office:value-type="float" office:value="0">
            <text:p>0</text:p>
          </table:table-cell>
          <table:table-cell table:formula="of:=IF(EXACT(COUNTIF([.$L17:.$N17];&quot;=&quot;&amp;[.T$1]);1);[.$I17];IF(EXACT(COUNTIF([.$J17:.$K17];&quot;=&quot;&amp;[.T$1]);1);[.$H17];0))" office:value-type="float" office:value="0">
            <text:p>0</text:p>
          </table:table-cell>
          <table:table-cell table:formula="of:=IF(EXACT(COUNTIF([.$L17:.$N17];&quot;=&quot;&amp;[.U$1]);1);[.$I17];IF(EXACT(COUNTIF([.$J17:.$K17];&quot;=&quot;&amp;[.U$1]);1);[.$H17];0))" office:value-type="float" office:value="0">
            <text:p>0</text:p>
          </table:table-cell>
          <table:table-cell table:formula="of:=IF(EXACT(COUNTIF([.$L17:.$N17];&quot;=&quot;&amp;[.V$1]);1);[.$I17];IF(EXACT(COUNTIF([.$J17:.$K17];&quot;=&quot;&amp;[.V$1]);1);[.$H17];0))" office:value-type="float" office:value="0">
            <text:p>0</text:p>
          </table:table-cell>
          <table:table-cell table:formula="of:=IF(EXACT(COUNTIF([.$L17:.$N17];&quot;=&quot;&amp;[.W$1]);1);[.$I17];IF(EXACT(COUNTIF([.$J17:.$K17];&quot;=&quot;&amp;[.W$1]);1);[.$H17];0))" office:value-type="float" office:value="0">
            <text:p>0</text:p>
          </table:table-cell>
          <table:table-cell table:formula="of:=IF(EXACT(COUNTIF([.$L17:.$N17];&quot;=&quot;&amp;[.X$1]);1);[.$I17];IF(EXACT(COUNTIF([.$J17:.$K17];&quot;=&quot;&amp;[.X$1]);1);[.$H17];0))" office:value-type="float" office:value="0">
            <text:p>0</text:p>
          </table:table-cell>
          <table:table-cell table:formula="of:=IF(EXACT(COUNTIF([.$L17:.$N17];&quot;=&quot;&amp;[.Y$1]);1);[.$I17];IF(EXACT(COUNTIF([.$J17:.$K17];&quot;=&quot;&amp;[.Y$1]);1);[.$H17];0))" office:value-type="float" office:value="0.25">
            <text:p>0,25</text:p>
          </table:table-cell>
          <table:table-cell table:formula="of:=IF(EXACT(COUNTIF([.$L17:.$N17];&quot;=&quot;&amp;[.Z$1]);1);[.$I17];IF(EXACT(COUNTIF([.$J17:.$K17];&quot;=&quot;&amp;[.Z$1]);1);[.$H17];0))" office:value-type="float" office:value="0">
            <text:p>0</text:p>
          </table:table-cell>
          <table:table-cell table:formula="of:=IF(EXACT(COUNTIF([.$L17:.$N17];&quot;=&quot;&amp;[.AA$1]);1);[.$I17];IF(EXACT(COUNTIF([.$J17:.$K17];&quot;=&quot;&amp;[.AA$1]);1);[.$H17];0))" office:value-type="float" office:value="0.1">
            <text:p>0,1</text:p>
          </table:table-cell>
          <table:table-cell table:formula="of:=IF(EXACT(COUNTIF([.$L17:.$N17];&quot;=&quot;&amp;[.AB$1]);1);[.$I17];IF(EXACT(COUNTIF([.$J17:.$K17];&quot;=&quot;&amp;[.AB$1]);1);[.$H17];0))" office:value-type="float" office:value="0">
            <text:p>0</text:p>
          </table:table-cell>
          <table:table-cell table:formula="of:=IF(EXACT(COUNTIF([.$L17:.$N17];&quot;=&quot;&amp;[.AC$1]);1);[.$I17];IF(EXACT(COUNTIF([.$J17:.$K17];&quot;=&quot;&amp;[.AC$1]);1);[.$H17];0))" office:value-type="float" office:value="0">
            <text:p>0</text:p>
          </table:table-cell>
          <table:table-cell table:formula="of:=IF(EXACT(COUNTIF([.$L17:.$N17];&quot;=&quot;&amp;[.AD$1]);1);[.$I17];IF(EXACT(COUNTIF([.$J17:.$K17];&quot;=&quot;&amp;[.AD$1]);1);[.$H17];0))" office:value-type="float" office:value="0">
            <text:p>0</text:p>
          </table:table-cell>
          <table:table-cell table:formula="of:=IF(EXACT(COUNTIF([.$L17:.$N17];&quot;=&quot;&amp;[.AE$1]);1);[.$I17];IF(EXACT(COUNTIF([.$J17:.$K17];&quot;=&quot;&amp;[.AE$1]);1);[.$H17];0))" office:value-type="float" office:value="0">
            <text:p>0</text:p>
          </table:table-cell>
          <table:table-cell table:formula="of:=IF(EXACT(COUNTIF([.$L17:.$N17];&quot;=&quot;&amp;[.AF$1]);1);[.$I17];IF(EXACT(COUNTIF([.$J17:.$K17];&quot;=&quot;&amp;[.AF$1]);1);[.$H17];0))" office:value-type="float" office:value="0">
            <text:p>0</text:p>
          </table:table-cell>
          <table:table-cell table:formula="of:=IF(EXACT(COUNTIF([.$L17:.$N17];&quot;=&quot;&amp;[.AG$1]);1);[.$I17];IF(EXACT(COUNTIF([.$J17:.$K17];&quot;=&quot;&amp;[.AG$1]);1);[.$H17];0))" office:value-type="float" office:value="0">
            <text:p>0</text:p>
          </table:table-cell>
          <table:table-cell table:formula="of:=IF(EXACT(COUNTIF([.$L17:.$N17];&quot;=&quot;&amp;[.AH$1]);1);[.$I17];IF(EXACT(COUNTIF([.$J17:.$K17];&quot;=&quot;&amp;[.AH$1]);1);[.$H17];0))" office:value-type="float" office:value="0">
            <text:p>0</text:p>
          </table:table-cell>
          <table:table-cell table:formula="of:=IF(EXACT(COUNTIF([.$L17:.$N17];&quot;=&quot;&amp;[.AI$1]);1);[.$I17];IF(EXACT(COUNTIF([.$J17:.$K17];&quot;=&quot;&amp;[.AI$1]);1);[.$H17];0))" office:value-type="float" office:value="0">
            <text:p>0</text:p>
          </table:table-cell>
          <table:table-cell table:formula="of:=IF(EXACT(COUNTIF([.$L17:.$N17];&quot;=&quot;&amp;[.AJ$1]);1);[.$I17];IF(EXACT(COUNTIF([.$J17:.$K17];&quot;=&quot;&amp;[.AJ$1]);1);[.$H17];0))" office:value-type="float" office:value="0">
            <text:p>0</text:p>
          </table:table-cell>
          <table:table-cell table:formula="of:=IF(EXACT(COUNTIF([.$L17:.$N17];&quot;=&quot;&amp;[.AK$1]);1);[.$I17];IF(EXACT(COUNTIF([.$J17:.$K17];&quot;=&quot;&amp;[.AK$1]);1);[.$H17];0))" office:value-type="float" office:value="0">
            <text:p>0</text:p>
          </table:table-cell>
          <table:table-cell table:formula="of:=IF(EXACT(COUNTIF([.$L17:.$N17];&quot;=&quot;&amp;[.AL$1]);1);[.$I17];IF(EXACT(COUNTIF([.$J17:.$K17];&quot;=&quot;&amp;[.AL$1]);1);[.$H17];0))" office:value-type="float" office:value="0">
            <text:p>0</text:p>
          </table:table-cell>
          <table:table-cell table:formula="of:=IF(EXACT(COUNTIF([.$L17:.$N17];&quot;=&quot;&amp;[.AM$1]);1);[.$I17];IF(EXACT(COUNTIF([.$J17:.$K17];&quot;=&quot;&amp;[.AM$1]);1);[.$H17];0))" office:value-type="float" office:value="0">
            <text:p>0</text:p>
          </table:table-cell>
          <table:table-cell table:formula="of:=IF(EXACT(COUNTIF([.$L17:.$N17];&quot;=&quot;&amp;[.AN$1]);1);[.$I17];IF(EXACT(COUNTIF([.$J17:.$K17];&quot;=&quot;&amp;[.AN$1]);1);[.$H17];0))" office:value-type="float" office:value="0">
            <text:p>0</text:p>
          </table:table-cell>
          <table:table-cell table:formula="of:=IF(EXACT(COUNTIF([.$L17:.$N17];&quot;=&quot;&amp;[.AO$1]);1);[.$I17];IF(EXACT(COUNTIF([.$J17:.$K17];&quot;=&quot;&amp;[.AO$1]);1);[.$H17];0))" office:value-type="float" office:value="0">
            <text:p>0</text:p>
          </table:table-cell>
          <table:table-cell table:formula="of:=IF(EXACT(COUNTIF([.$L17:.$N17];&quot;=&quot;&amp;[.AP$1]);1);[.$I17];IF(EXACT(COUNTIF([.$J17:.$K17];&quot;=&quot;&amp;[.AP$1]);1);[.$H17];0))" office:value-type="float" office:value="0">
            <text:p>0</text:p>
          </table:table-cell>
          <table:table-cell office:value-type="string">
            <text:p>Optimización-&gt;Decisión</text:p>
          </table:table-cell>
          <table:table-cell table:formula="of:=COUNTIF([.J$2:.N$51];&quot;=&quot;&amp;[.AQ17])/100" office:value-type="float" office:value="0.04">
            <text:p>0,0400</text:p>
          </table:table-cell>
          <table:table-cell table:formula="of:=COUNTIF([.J$2:.K$51];&quot;=&quot;&amp;[.AQ17])/50" office:value-type="float" office:value="0.02">
            <text:p>0,0200</text:p>
          </table:table-cell>
          <table:table-cell table:formula="of:=COUNTIF([.L$2:.N$51];&quot;=&quot;&amp;[.AQ17])/50" office:value-type="float" office:value="0.06">
            <text:p>0,0600</text:p>
          </table:table-cell>
          <table:table-cell table:formula="of:=AVERAGE(INDIRECT([.AW17]&amp;&quot;$54&quot;):INDIRECT([.AW17]&amp;&quot;$69&quot;))" office:value-type="float" office:value="0.0725">
            <text:p>0,0725</text:p>
          </table:table-cell>
          <table:table-cell table:formula="of:=AVERAGEIF(INDIRECT([.AW17]&amp;&quot;$54&quot;):INDIRECT([.AW17]&amp;&quot;$69&quot;);&quot;&lt;&gt;0&quot;;INDIRECT([.AW17]&amp;&quot;$54&quot;):INDIRECT([.AW17]&amp;&quot;$69&quot;))" office:value-type="float" office:value="0.386666666666667">
            <text:p>0,3867</text:p>
          </table:table-cell>
          <table:table-cell office:value-type="string">
            <text:p>AG</text:p>
          </table:table-cell>
          <table:table-cell/>
        </table:table-row>
        <table:table-row table:style-name="ro3">
          <table:table-cell table:number-columns-repeated="2"/>
          <table:table-cell table:formula="of:=IF(NOT(ISBLANK([.D18]));SUM([.F18:.G20]);0)" office:value-type="float" office:value="0">
            <text:p>0</text:p>
          </table:table-cell>
          <table:table-cell/>
          <table:table-cell office:value-type="string">
            <text:p>Fairies and Witches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[.F18]/INDIRECT(SUBSTITUTE(ADDRESS(1;COLUMN([.C18]);4);&quot;1&quot;;&quot;&quot;)&amp;(3*INT((ROW([.H18])+1)/3)-1))" office:value-type="float" office:value="0.15">
            <text:p>0,1500</text:p>
          </table:table-cell>
          <table:table-cell table:formula="of:=([.F18]+[.G18])/INDIRECT(SUBSTITUTE(ADDRESS(1;COLUMN([.C18]);4);&quot;1&quot;;&quot;&quot;)&amp;(3*INT((ROW([.H18])+1)/3)-1))" office:value-type="float" office:value="0.36">
            <text:p>0,3600</text:p>
          </table:table-cell>
          <table:table-cell office:value-type="string">
            <text:p>Fuerza bruta</text:p>
          </table:table-cell>
          <table:table-cell/>
          <table:table-cell office:value-type="string">
            <text:p>Máscaras de bits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0/0000000000051132">https://codingcompetitions.withgoogle.com/kickstart/round/0000000000050ee0/0000000000051132</text:a> </text:p>
          </table:table-cell>
          <table:table-cell office:value-type="string">
            <text:p>Condición necesaria de n lados para poder formar un polígono convexo</text:p>
          </table:table-cell>
          <table:table-cell table:style-name="ce3" office:value-type="string">
            <text:p><text:a xlink:href="https://www.quora.com/What-are-the-necessary-conditions-for-n-sides-to-form-a-polygon-when-the-length-of-sides-are-given">https://www.quora.com/What-are-the-necessary-conditions-for-n-sides-to-form-a-polygon-when-the-length-of-sides-are-given</text:a> </text:p>
          </table:table-cell>
          <table:table-cell/>
          <table:table-cell table:formula="of:=IF(EXACT(COUNTIF([.L18:.N18];&quot;=&quot;&amp;[.S$1]);1);[.I18];IF(EXACT(COUNTIF([.J18:.K18];&quot;=&quot;&amp;[.S$1]);1);[.H18];0))" office:value-type="float" office:value="0.15">
            <text:p>0,15</text:p>
          </table:table-cell>
          <table:table-cell table:formula="of:=IF(EXACT(COUNTIF([.$L18:.$N18];&quot;=&quot;&amp;[.T$1]);1);[.$I18];IF(EXACT(COUNTIF([.$J18:.$K18];&quot;=&quot;&amp;[.T$1]);1);[.$H18];0))" office:value-type="float" office:value="0">
            <text:p>0</text:p>
          </table:table-cell>
          <table:table-cell table:formula="of:=IF(EXACT(COUNTIF([.$L18:.$N18];&quot;=&quot;&amp;[.U$1]);1);[.$I18];IF(EXACT(COUNTIF([.$J18:.$K18];&quot;=&quot;&amp;[.U$1]);1);[.$H18];0))" office:value-type="float" office:value="0">
            <text:p>0</text:p>
          </table:table-cell>
          <table:table-cell table:formula="of:=IF(EXACT(COUNTIF([.$L18:.$N18];&quot;=&quot;&amp;[.V$1]);1);[.$I18];IF(EXACT(COUNTIF([.$J18:.$K18];&quot;=&quot;&amp;[.V$1]);1);[.$H18];0))" office:value-type="float" office:value="0">
            <text:p>0</text:p>
          </table:table-cell>
          <table:table-cell table:formula="of:=IF(EXACT(COUNTIF([.$L18:.$N18];&quot;=&quot;&amp;[.W$1]);1);[.$I18];IF(EXACT(COUNTIF([.$J18:.$K18];&quot;=&quot;&amp;[.W$1]);1);[.$H18];0))" office:value-type="float" office:value="0">
            <text:p>0</text:p>
          </table:table-cell>
          <table:table-cell table:formula="of:=IF(EXACT(COUNTIF([.$L18:.$N18];&quot;=&quot;&amp;[.X$1]);1);[.$I18];IF(EXACT(COUNTIF([.$J18:.$K18];&quot;=&quot;&amp;[.X$1]);1);[.$H18];0))" office:value-type="float" office:value="0">
            <text:p>0</text:p>
          </table:table-cell>
          <table:table-cell table:formula="of:=IF(EXACT(COUNTIF([.$L18:.$N18];&quot;=&quot;&amp;[.Y$1]);1);[.$I18];IF(EXACT(COUNTIF([.$J18:.$K18];&quot;=&quot;&amp;[.Y$1]);1);[.$H18];0))" office:value-type="float" office:value="0">
            <text:p>0</text:p>
          </table:table-cell>
          <table:table-cell table:formula="of:=IF(EXACT(COUNTIF([.$L18:.$N18];&quot;=&quot;&amp;[.Z$1]);1);[.$I18];IF(EXACT(COUNTIF([.$J18:.$K18];&quot;=&quot;&amp;[.Z$1]);1);[.$H18];0))" office:value-type="float" office:value="0">
            <text:p>0</text:p>
          </table:table-cell>
          <table:table-cell table:formula="of:=IF(EXACT(COUNTIF([.$L18:.$N18];&quot;=&quot;&amp;[.AA$1]);1);[.$I18];IF(EXACT(COUNTIF([.$J18:.$K18];&quot;=&quot;&amp;[.AA$1]);1);[.$H18];0))" office:value-type="float" office:value="0">
            <text:p>0</text:p>
          </table:table-cell>
          <table:table-cell table:formula="of:=IF(EXACT(COUNTIF([.$L18:.$N18];&quot;=&quot;&amp;[.AB$1]);1);[.$I18];IF(EXACT(COUNTIF([.$J18:.$K18];&quot;=&quot;&amp;[.AB$1]);1);[.$H18];0))" office:value-type="float" office:value="0">
            <text:p>0</text:p>
          </table:table-cell>
          <table:table-cell table:formula="of:=IF(EXACT(COUNTIF([.$L18:.$N18];&quot;=&quot;&amp;[.AC$1]);1);[.$I18];IF(EXACT(COUNTIF([.$J18:.$K18];&quot;=&quot;&amp;[.AC$1]);1);[.$H18];0))" office:value-type="float" office:value="0">
            <text:p>0</text:p>
          </table:table-cell>
          <table:table-cell table:formula="of:=IF(EXACT(COUNTIF([.$L18:.$N18];&quot;=&quot;&amp;[.AD$1]);1);[.$I18];IF(EXACT(COUNTIF([.$J18:.$K18];&quot;=&quot;&amp;[.AD$1]);1);[.$H18];0))" office:value-type="float" office:value="0">
            <text:p>0</text:p>
          </table:table-cell>
          <table:table-cell table:formula="of:=IF(EXACT(COUNTIF([.$L18:.$N18];&quot;=&quot;&amp;[.AE$1]);1);[.$I18];IF(EXACT(COUNTIF([.$J18:.$K18];&quot;=&quot;&amp;[.AE$1]);1);[.$H18];0))" office:value-type="float" office:value="0">
            <text:p>0</text:p>
          </table:table-cell>
          <table:table-cell table:formula="of:=IF(EXACT(COUNTIF([.$L18:.$N18];&quot;=&quot;&amp;[.AF$1]);1);[.$I18];IF(EXACT(COUNTIF([.$J18:.$K18];&quot;=&quot;&amp;[.AF$1]);1);[.$H18];0))" office:value-type="float" office:value="0.36">
            <text:p>0,36</text:p>
          </table:table-cell>
          <table:table-cell table:formula="of:=IF(EXACT(COUNTIF([.$L18:.$N18];&quot;=&quot;&amp;[.AG$1]);1);[.$I18];IF(EXACT(COUNTIF([.$J18:.$K18];&quot;=&quot;&amp;[.AG$1]);1);[.$H18];0))" office:value-type="float" office:value="0">
            <text:p>0</text:p>
          </table:table-cell>
          <table:table-cell table:formula="of:=IF(EXACT(COUNTIF([.$L18:.$N18];&quot;=&quot;&amp;[.AH$1]);1);[.$I18];IF(EXACT(COUNTIF([.$J18:.$K18];&quot;=&quot;&amp;[.AH$1]);1);[.$H18];0))" office:value-type="float" office:value="0">
            <text:p>0</text:p>
          </table:table-cell>
          <table:table-cell table:formula="of:=IF(EXACT(COUNTIF([.$L18:.$N18];&quot;=&quot;&amp;[.AI$1]);1);[.$I18];IF(EXACT(COUNTIF([.$J18:.$K18];&quot;=&quot;&amp;[.AI$1]);1);[.$H18];0))" office:value-type="float" office:value="0">
            <text:p>0</text:p>
          </table:table-cell>
          <table:table-cell table:formula="of:=IF(EXACT(COUNTIF([.$L18:.$N18];&quot;=&quot;&amp;[.AJ$1]);1);[.$I18];IF(EXACT(COUNTIF([.$J18:.$K18];&quot;=&quot;&amp;[.AJ$1]);1);[.$H18];0))" office:value-type="float" office:value="0">
            <text:p>0</text:p>
          </table:table-cell>
          <table:table-cell table:formula="of:=IF(EXACT(COUNTIF([.$L18:.$N18];&quot;=&quot;&amp;[.AK$1]);1);[.$I18];IF(EXACT(COUNTIF([.$J18:.$K18];&quot;=&quot;&amp;[.AK$1]);1);[.$H18];0))" office:value-type="float" office:value="0">
            <text:p>0</text:p>
          </table:table-cell>
          <table:table-cell table:formula="of:=IF(EXACT(COUNTIF([.$L18:.$N18];&quot;=&quot;&amp;[.AL$1]);1);[.$I18];IF(EXACT(COUNTIF([.$J18:.$K18];&quot;=&quot;&amp;[.AL$1]);1);[.$H18];0))" office:value-type="float" office:value="0">
            <text:p>0</text:p>
          </table:table-cell>
          <table:table-cell table:formula="of:=IF(EXACT(COUNTIF([.$L18:.$N18];&quot;=&quot;&amp;[.AM$1]);1);[.$I18];IF(EXACT(COUNTIF([.$J18:.$K18];&quot;=&quot;&amp;[.AM$1]);1);[.$H18];0))" office:value-type="float" office:value="0">
            <text:p>0</text:p>
          </table:table-cell>
          <table:table-cell table:formula="of:=IF(EXACT(COUNTIF([.$L18:.$N18];&quot;=&quot;&amp;[.AN$1]);1);[.$I18];IF(EXACT(COUNTIF([.$J18:.$K18];&quot;=&quot;&amp;[.AN$1]);1);[.$H18];0))" office:value-type="float" office:value="0">
            <text:p>0</text:p>
          </table:table-cell>
          <table:table-cell table:formula="of:=IF(EXACT(COUNTIF([.$L18:.$N18];&quot;=&quot;&amp;[.AO$1]);1);[.$I18];IF(EXACT(COUNTIF([.$J18:.$K18];&quot;=&quot;&amp;[.AO$1]);1);[.$H18];0))" office:value-type="float" office:value="0">
            <text:p>0</text:p>
          </table:table-cell>
          <table:table-cell table:formula="of:=IF(EXACT(COUNTIF([.$L18:.$N18];&quot;=&quot;&amp;[.AP$1]);1);[.$I18];IF(EXACT(COUNTIF([.$J18:.$K18];&quot;=&quot;&amp;[.AP$1]);1);[.$H18];0))" office:value-type="float" office:value="0">
            <text:p>0</text:p>
          </table:table-cell>
          <table:table-cell office:value-type="string">
            <text:p>Contar en binario</text:p>
          </table:table-cell>
          <table:table-cell table:formula="of:=COUNTIF([.J$2:.N$51];&quot;=&quot;&amp;[.AQ18])/100" office:value-type="float" office:value="0.01">
            <text:p>0,0100</text:p>
          </table:table-cell>
          <table:table-cell table:formula="of:=COUNTIF([.J$2:.K$51];&quot;=&quot;&amp;[.AQ18])/50" office:value-type="float" office:value="0.02">
            <text:p>0,0200</text:p>
          </table:table-cell>
          <table:table-cell table:formula="of:=COUNTIF([.L$2:.N$51];&quot;=&quot;&amp;[.AQ18])/50" office:value-type="float" office:value="0">
            <text:p>0,0000</text:p>
          </table:table-cell>
          <table:table-cell table:formula="of:=AVERAGE(INDIRECT([.AW18]&amp;&quot;$54&quot;):INDIRECT([.AW18]&amp;&quot;$69&quot;))" office:value-type="float" office:value="0.006875">
            <text:p>0,0069</text:p>
          </table:table-cell>
          <table:table-cell table:formula="of:=AVERAGEIF(INDIRECT([.AW18]&amp;&quot;$54&quot;):INDIRECT([.AW18]&amp;&quot;$69&quot;);&quot;&lt;&gt;0&quot;;INDIRECT([.AW18]&amp;&quot;$54&quot;):INDIRECT([.AW18]&amp;&quot;$69&quot;))" office:value-type="float" office:value="0.11">
            <text:p>0,1100</text:p>
          </table:table-cell>
          <table:table-cell office:value-type="string">
            <text:p>AH</text:p>
          </table:table-cell>
          <table:table-cell/>
        </table:table-row>
        <table:table-row table:style-name="ro1">
          <table:table-cell table:number-columns-repeated="2"/>
          <table:table-cell table:formula="of:=IF(NOT(ISBLANK([.D19]));SUM([.F19:.G21]);0)" office:value-type="float" office:value="0">
            <text:p>0</text:p>
          </table:table-cell>
          <table:table-cell/>
          <table:table-cell office:value-type="string">
            <text:p>Kickstart Alarm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[.F19]/INDIRECT(SUBSTITUTE(ADDRESS(1;COLUMN([.C19]);4);&quot;1&quot;;&quot;&quot;)&amp;(3*INT((ROW([.H19])+1)/3)-1))" office:value-type="float" office:value="0.13">
            <text:p>0,1300</text:p>
          </table:table-cell>
          <table:table-cell table:formula="of:=([.F19]+[.G19])/INDIRECT(SUBSTITUTE(ADDRESS(1;COLUMN([.C19]);4);&quot;1&quot;;&quot;&quot;)&amp;(3*INT((ROW([.H19])+1)/3)-1))" office:value-type="float" office:value="0.39">
            <text:p>0,39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office:value-type="string">
            <text:p>Exponenciación rápida</text:p>
          </table:table-cell>
          <table:table-cell/>
          <table:table-cell table:style-name="ce3" office:value-type="string">
            <text:p><text:a xlink:href="https://codingcompetitions.withgoogle.com/kickstart/round/0000000000050ee0/0000000000051133">https://codingcompetitions.withgoogle.com/kickstart/round/0000000000050ee0/0000000000051133</text:a> </text:p>
          </table:table-cell>
          <table:table-cell office:value-type="string">
            <text:p>Progresión geométrica</text:p>
          </table:table-cell>
          <table:table-cell table:number-columns-repeated="2"/>
          <table:table-cell table:formula="of:=IF(EXACT(COUNTIF([.L19:.N19];&quot;=&quot;&amp;[.S$1]);1);[.I19];IF(EXACT(COUNTIF([.J19:.K19];&quot;=&quot;&amp;[.S$1]);1);[.H19];0))" office:value-type="float" office:value="0.13">
            <text:p>0,13</text:p>
          </table:table-cell>
          <table:table-cell table:formula="of:=IF(EXACT(COUNTIF([.$L19:.$N19];&quot;=&quot;&amp;[.T$1]);1);[.$I19];IF(EXACT(COUNTIF([.$J19:.$K19];&quot;=&quot;&amp;[.T$1]);1);[.$H19];0))" office:value-type="float" office:value="0">
            <text:p>0</text:p>
          </table:table-cell>
          <table:table-cell table:formula="of:=IF(EXACT(COUNTIF([.$L19:.$N19];&quot;=&quot;&amp;[.U$1]);1);[.$I19];IF(EXACT(COUNTIF([.$J19:.$K19];&quot;=&quot;&amp;[.U$1]);1);[.$H19];0))" office:value-type="float" office:value="0.39">
            <text:p>0,39</text:p>
          </table:table-cell>
          <table:table-cell table:formula="of:=IF(EXACT(COUNTIF([.$L19:.$N19];&quot;=&quot;&amp;[.V$1]);1);[.$I19];IF(EXACT(COUNTIF([.$J19:.$K19];&quot;=&quot;&amp;[.V$1]);1);[.$H19];0))" office:value-type="float" office:value="0">
            <text:p>0</text:p>
          </table:table-cell>
          <table:table-cell table:formula="of:=IF(EXACT(COUNTIF([.$L19:.$N19];&quot;=&quot;&amp;[.W$1]);1);[.$I19];IF(EXACT(COUNTIF([.$J19:.$K19];&quot;=&quot;&amp;[.W$1]);1);[.$H19];0))" office:value-type="float" office:value="0">
            <text:p>0</text:p>
          </table:table-cell>
          <table:table-cell table:formula="of:=IF(EXACT(COUNTIF([.$L19:.$N19];&quot;=&quot;&amp;[.X$1]);1);[.$I19];IF(EXACT(COUNTIF([.$J19:.$K19];&quot;=&quot;&amp;[.X$1]);1);[.$H19];0))" office:value-type="float" office:value="0">
            <text:p>0</text:p>
          </table:table-cell>
          <table:table-cell table:formula="of:=IF(EXACT(COUNTIF([.$L19:.$N19];&quot;=&quot;&amp;[.Y$1]);1);[.$I19];IF(EXACT(COUNTIF([.$J19:.$K19];&quot;=&quot;&amp;[.Y$1]);1);[.$H19];0))" office:value-type="float" office:value="0">
            <text:p>0</text:p>
          </table:table-cell>
          <table:table-cell table:formula="of:=IF(EXACT(COUNTIF([.$L19:.$N19];&quot;=&quot;&amp;[.Z$1]);1);[.$I19];IF(EXACT(COUNTIF([.$J19:.$K19];&quot;=&quot;&amp;[.Z$1]);1);[.$H19];0))" office:value-type="float" office:value="0">
            <text:p>0</text:p>
          </table:table-cell>
          <table:table-cell table:formula="of:=IF(EXACT(COUNTIF([.$L19:.$N19];&quot;=&quot;&amp;[.AA$1]);1);[.$I19];IF(EXACT(COUNTIF([.$J19:.$K19];&quot;=&quot;&amp;[.AA$1]);1);[.$H19];0))" office:value-type="float" office:value="0">
            <text:p>0</text:p>
          </table:table-cell>
          <table:table-cell table:formula="of:=IF(EXACT(COUNTIF([.$L19:.$N19];&quot;=&quot;&amp;[.AB$1]);1);[.$I19];IF(EXACT(COUNTIF([.$J19:.$K19];&quot;=&quot;&amp;[.AB$1]);1);[.$H19];0))" office:value-type="float" office:value="0">
            <text:p>0</text:p>
          </table:table-cell>
          <table:table-cell table:formula="of:=IF(EXACT(COUNTIF([.$L19:.$N19];&quot;=&quot;&amp;[.AC$1]);1);[.$I19];IF(EXACT(COUNTIF([.$J19:.$K19];&quot;=&quot;&amp;[.AC$1]);1);[.$H19];0))" office:value-type="float" office:value="0">
            <text:p>0</text:p>
          </table:table-cell>
          <table:table-cell table:formula="of:=IF(EXACT(COUNTIF([.$L19:.$N19];&quot;=&quot;&amp;[.AD$1]);1);[.$I19];IF(EXACT(COUNTIF([.$J19:.$K19];&quot;=&quot;&amp;[.AD$1]);1);[.$H19];0))" office:value-type="float" office:value="0">
            <text:p>0</text:p>
          </table:table-cell>
          <table:table-cell table:formula="of:=IF(EXACT(COUNTIF([.$L19:.$N19];&quot;=&quot;&amp;[.AE$1]);1);[.$I19];IF(EXACT(COUNTIF([.$J19:.$K19];&quot;=&quot;&amp;[.AE$1]);1);[.$H19];0))" office:value-type="float" office:value="0">
            <text:p>0</text:p>
          </table:table-cell>
          <table:table-cell table:formula="of:=IF(EXACT(COUNTIF([.$L19:.$N19];&quot;=&quot;&amp;[.AF$1]);1);[.$I19];IF(EXACT(COUNTIF([.$J19:.$K19];&quot;=&quot;&amp;[.AF$1]);1);[.$H19];0))" office:value-type="float" office:value="0">
            <text:p>0</text:p>
          </table:table-cell>
          <table:table-cell table:formula="of:=IF(EXACT(COUNTIF([.$L19:.$N19];&quot;=&quot;&amp;[.AG$1]);1);[.$I19];IF(EXACT(COUNTIF([.$J19:.$K19];&quot;=&quot;&amp;[.AG$1]);1);[.$H19];0))" office:value-type="float" office:value="0">
            <text:p>0</text:p>
          </table:table-cell>
          <table:table-cell table:formula="of:=IF(EXACT(COUNTIF([.$L19:.$N19];&quot;=&quot;&amp;[.AH$1]);1);[.$I19];IF(EXACT(COUNTIF([.$J19:.$K19];&quot;=&quot;&amp;[.AH$1]);1);[.$H19];0))" office:value-type="float" office:value="0">
            <text:p>0</text:p>
          </table:table-cell>
          <table:table-cell table:formula="of:=IF(EXACT(COUNTIF([.$L19:.$N19];&quot;=&quot;&amp;[.AI$1]);1);[.$I19];IF(EXACT(COUNTIF([.$J19:.$K19];&quot;=&quot;&amp;[.AI$1]);1);[.$H19];0))" office:value-type="float" office:value="0">
            <text:p>0</text:p>
          </table:table-cell>
          <table:table-cell table:formula="of:=IF(EXACT(COUNTIF([.$L19:.$N19];&quot;=&quot;&amp;[.AJ$1]);1);[.$I19];IF(EXACT(COUNTIF([.$J19:.$K19];&quot;=&quot;&amp;[.AJ$1]);1);[.$H19];0))" office:value-type="float" office:value="0">
            <text:p>0</text:p>
          </table:table-cell>
          <table:table-cell table:formula="of:=IF(EXACT(COUNTIF([.$L19:.$N19];&quot;=&quot;&amp;[.AK$1]);1);[.$I19];IF(EXACT(COUNTIF([.$J19:.$K19];&quot;=&quot;&amp;[.AK$1]);1);[.$H19];0))" office:value-type="float" office:value="0.39">
            <text:p>0,39</text:p>
          </table:table-cell>
          <table:table-cell table:formula="of:=IF(EXACT(COUNTIF([.$L19:.$N19];&quot;=&quot;&amp;[.AL$1]);1);[.$I19];IF(EXACT(COUNTIF([.$J19:.$K19];&quot;=&quot;&amp;[.AL$1]);1);[.$H19];0))" office:value-type="float" office:value="0">
            <text:p>0</text:p>
          </table:table-cell>
          <table:table-cell table:formula="of:=IF(EXACT(COUNTIF([.$L19:.$N19];&quot;=&quot;&amp;[.AM$1]);1);[.$I19];IF(EXACT(COUNTIF([.$J19:.$K19];&quot;=&quot;&amp;[.AM$1]);1);[.$H19];0))" office:value-type="float" office:value="0">
            <text:p>0</text:p>
          </table:table-cell>
          <table:table-cell table:formula="of:=IF(EXACT(COUNTIF([.$L19:.$N19];&quot;=&quot;&amp;[.AN$1]);1);[.$I19];IF(EXACT(COUNTIF([.$J19:.$K19];&quot;=&quot;&amp;[.AN$1]);1);[.$H19];0))" office:value-type="float" office:value="0">
            <text:p>0</text:p>
          </table:table-cell>
          <table:table-cell table:formula="of:=IF(EXACT(COUNTIF([.$L19:.$N19];&quot;=&quot;&amp;[.AO$1]);1);[.$I19];IF(EXACT(COUNTIF([.$J19:.$K19];&quot;=&quot;&amp;[.AO$1]);1);[.$H19];0))" office:value-type="float" office:value="0">
            <text:p>0</text:p>
          </table:table-cell>
          <table:table-cell table:formula="of:=IF(EXACT(COUNTIF([.$L19:.$N19];&quot;=&quot;&amp;[.AP$1]);1);[.$I19];IF(EXACT(COUNTIF([.$J19:.$K19];&quot;=&quot;&amp;[.AP$1]);1);[.$H19];0))" office:value-type="float" office:value="0">
            <text:p>0</text:p>
          </table:table-cell>
          <table:table-cell office:value-type="string">
            <text:p>Árbol de segmento</text:p>
          </table:table-cell>
          <table:table-cell table:formula="of:=COUNTIF([.J$2:.N$51];&quot;=&quot;&amp;[.AQ19])/100" office:value-type="float" office:value="0.01">
            <text:p>0,0100</text:p>
          </table:table-cell>
          <table:table-cell table:formula="of:=COUNTIF([.J$2:.K$51];&quot;=&quot;&amp;[.AQ19])/50" office:value-type="float" office:value="0">
            <text:p>0,0000</text:p>
          </table:table-cell>
          <table:table-cell table:formula="of:=COUNTIF([.L$2:.N$51];&quot;=&quot;&amp;[.AQ19])/50" office:value-type="float" office:value="0.02">
            <text:p>0,0200</text:p>
          </table:table-cell>
          <table:table-cell table:formula="of:=AVERAGE(INDIRECT([.AW19]&amp;&quot;$54&quot;):INDIRECT([.AW19]&amp;&quot;$69&quot;))" office:value-type="float" office:value="0.023125">
            <text:p>0,0231</text:p>
          </table:table-cell>
          <table:table-cell table:formula="of:=AVERAGEIF(INDIRECT([.AW19]&amp;&quot;$54&quot;):INDIRECT([.AW19]&amp;&quot;$69&quot;);&quot;&lt;&gt;0&quot;;INDIRECT([.AW19]&amp;&quot;$54&quot;):INDIRECT([.AW19]&amp;&quot;$69&quot;))" office:value-type="float" office:value="0.37">
            <text:p>0,3700</text:p>
          </table:table-cell>
          <table:table-cell office:value-type="string">
            <text:p>AI</text:p>
          </table:table-cell>
          <table:table-cell/>
        </table:table-row>
        <table:table-row table:style-name="ro1">
          <table:table-cell table:number-columns-repeated="2"/>
          <table:table-cell table:formula="of:=IF(NOT(ISBLANK([.D20]));SUM([.F20:.G22]);0)" office:value-type="float" office:value="100">
            <text:p>100</text:p>
          </table:table-cell>
          <table:table-cell office:value-type="string">
            <text:p>Ronda D</text:p>
          </table:table-cell>
          <table:table-cell office:value-type="string">
            <text:p>Candie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F20]/INDIRECT(SUBSTITUTE(ADDRESS(1;COLUMN([.C20]);4);&quot;1&quot;;&quot;&quot;)&amp;(3*INT((ROW([.H20])+1)/3)-1))" office:value-type="float" office:value="0.1">
            <text:p>0,1000</text:p>
          </table:table-cell>
          <table:table-cell table:formula="of:=([.F20]+[.G20])/INDIRECT(SUBSTITUTE(ADDRESS(1;COLUMN([.C20]);4);&quot;1&quot;;&quot;&quot;)&amp;(3*INT((ROW([.H20])+1)/3)-1))" office:value-type="float" office:value="0.25">
            <text:p>0,2500</text:p>
          </table:table-cell>
          <table:table-cell office:value-type="string">
            <text:p>Fuerza bruta</text:p>
          </table:table-cell>
          <table:table-cell/>
          <table:table-cell office:value-type="string">
            <text:p>Suma prefij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1/00000000000510ef">https://codingcompetitions.withgoogle.com/kickstart/round/0000000000050ee1/00000000000510ef</text:a> </text:p>
          </table:table-cell>
          <table:table-cell office:value-type="string">
            <text:p>Árbol binario balanceado (C++ multiset)</text:p>
          </table:table-cell>
          <table:table-cell table:number-columns-repeated="2"/>
          <table:table-cell table:formula="of:=IF(EXACT(COUNTIF([.L20:.N20];&quot;=&quot;&amp;[.S$1]);1);[.I20];IF(EXACT(COUNTIF([.J20:.K20];&quot;=&quot;&amp;[.S$1]);1);[.H20];0))" office:value-type="float" office:value="0.1">
            <text:p>0,1</text:p>
          </table:table-cell>
          <table:table-cell table:formula="of:=IF(EXACT(COUNTIF([.$L20:.$N20];&quot;=&quot;&amp;[.T$1]);1);[.$I20];IF(EXACT(COUNTIF([.$J20:.$K20];&quot;=&quot;&amp;[.T$1]);1);[.$H20];0))" office:value-type="float" office:value="0">
            <text:p>0</text:p>
          </table:table-cell>
          <table:table-cell table:formula="of:=IF(EXACT(COUNTIF([.$L20:.$N20];&quot;=&quot;&amp;[.U$1]);1);[.$I20];IF(EXACT(COUNTIF([.$J20:.$K20];&quot;=&quot;&amp;[.U$1]);1);[.$H20];0))" office:value-type="float" office:value="0">
            <text:p>0</text:p>
          </table:table-cell>
          <table:table-cell table:formula="of:=IF(EXACT(COUNTIF([.$L20:.$N20];&quot;=&quot;&amp;[.V$1]);1);[.$I20];IF(EXACT(COUNTIF([.$J20:.$K20];&quot;=&quot;&amp;[.V$1]);1);[.$H20];0))" office:value-type="float" office:value="0">
            <text:p>0</text:p>
          </table:table-cell>
          <table:table-cell table:formula="of:=IF(EXACT(COUNTIF([.$L20:.$N20];&quot;=&quot;&amp;[.W$1]);1);[.$I20];IF(EXACT(COUNTIF([.$J20:.$K20];&quot;=&quot;&amp;[.W$1]);1);[.$H20];0))" office:value-type="float" office:value="0.25">
            <text:p>0,25</text:p>
          </table:table-cell>
          <table:table-cell table:formula="of:=IF(EXACT(COUNTIF([.$L20:.$N20];&quot;=&quot;&amp;[.X$1]);1);[.$I20];IF(EXACT(COUNTIF([.$J20:.$K20];&quot;=&quot;&amp;[.X$1]);1);[.$H20];0))" office:value-type="float" office:value="0">
            <text:p>0</text:p>
          </table:table-cell>
          <table:table-cell table:formula="of:=IF(EXACT(COUNTIF([.$L20:.$N20];&quot;=&quot;&amp;[.Y$1]);1);[.$I20];IF(EXACT(COUNTIF([.$J20:.$K20];&quot;=&quot;&amp;[.Y$1]);1);[.$H20];0))" office:value-type="float" office:value="0">
            <text:p>0</text:p>
          </table:table-cell>
          <table:table-cell table:formula="of:=IF(EXACT(COUNTIF([.$L20:.$N20];&quot;=&quot;&amp;[.Z$1]);1);[.$I20];IF(EXACT(COUNTIF([.$J20:.$K20];&quot;=&quot;&amp;[.Z$1]);1);[.$H20];0))" office:value-type="float" office:value="0">
            <text:p>0</text:p>
          </table:table-cell>
          <table:table-cell table:formula="of:=IF(EXACT(COUNTIF([.$L20:.$N20];&quot;=&quot;&amp;[.AA$1]);1);[.$I20];IF(EXACT(COUNTIF([.$J20:.$K20];&quot;=&quot;&amp;[.AA$1]);1);[.$H20];0))" office:value-type="float" office:value="0">
            <text:p>0</text:p>
          </table:table-cell>
          <table:table-cell table:formula="of:=IF(EXACT(COUNTIF([.$L20:.$N20];&quot;=&quot;&amp;[.AB$1]);1);[.$I20];IF(EXACT(COUNTIF([.$J20:.$K20];&quot;=&quot;&amp;[.AB$1]);1);[.$H20];0))" office:value-type="float" office:value="0">
            <text:p>0</text:p>
          </table:table-cell>
          <table:table-cell table:formula="of:=IF(EXACT(COUNTIF([.$L20:.$N20];&quot;=&quot;&amp;[.AC$1]);1);[.$I20];IF(EXACT(COUNTIF([.$J20:.$K20];&quot;=&quot;&amp;[.AC$1]);1);[.$H20];0))" office:value-type="float" office:value="0">
            <text:p>0</text:p>
          </table:table-cell>
          <table:table-cell table:formula="of:=IF(EXACT(COUNTIF([.$L20:.$N20];&quot;=&quot;&amp;[.AD$1]);1);[.$I20];IF(EXACT(COUNTIF([.$J20:.$K20];&quot;=&quot;&amp;[.AD$1]);1);[.$H20];0))" office:value-type="float" office:value="0">
            <text:p>0</text:p>
          </table:table-cell>
          <table:table-cell table:formula="of:=IF(EXACT(COUNTIF([.$L20:.$N20];&quot;=&quot;&amp;[.AE$1]);1);[.$I20];IF(EXACT(COUNTIF([.$J20:.$K20];&quot;=&quot;&amp;[.AE$1]);1);[.$H20];0))" office:value-type="float" office:value="0">
            <text:p>0</text:p>
          </table:table-cell>
          <table:table-cell table:formula="of:=IF(EXACT(COUNTIF([.$L20:.$N20];&quot;=&quot;&amp;[.AF$1]);1);[.$I20];IF(EXACT(COUNTIF([.$J20:.$K20];&quot;=&quot;&amp;[.AF$1]);1);[.$H20];0))" office:value-type="float" office:value="0">
            <text:p>0</text:p>
          </table:table-cell>
          <table:table-cell table:formula="of:=IF(EXACT(COUNTIF([.$L20:.$N20];&quot;=&quot;&amp;[.AG$1]);1);[.$I20];IF(EXACT(COUNTIF([.$J20:.$K20];&quot;=&quot;&amp;[.AG$1]);1);[.$H20];0))" office:value-type="float" office:value="0">
            <text:p>0</text:p>
          </table:table-cell>
          <table:table-cell table:formula="of:=IF(EXACT(COUNTIF([.$L20:.$N20];&quot;=&quot;&amp;[.AH$1]);1);[.$I20];IF(EXACT(COUNTIF([.$J20:.$K20];&quot;=&quot;&amp;[.AH$1]);1);[.$H20];0))" office:value-type="float" office:value="0">
            <text:p>0</text:p>
          </table:table-cell>
          <table:table-cell table:formula="of:=IF(EXACT(COUNTIF([.$L20:.$N20];&quot;=&quot;&amp;[.AI$1]);1);[.$I20];IF(EXACT(COUNTIF([.$J20:.$K20];&quot;=&quot;&amp;[.AI$1]);1);[.$H20];0))" office:value-type="float" office:value="0">
            <text:p>0</text:p>
          </table:table-cell>
          <table:table-cell table:formula="of:=IF(EXACT(COUNTIF([.$L20:.$N20];&quot;=&quot;&amp;[.AJ$1]);1);[.$I20];IF(EXACT(COUNTIF([.$J20:.$K20];&quot;=&quot;&amp;[.AJ$1]);1);[.$H20];0))" office:value-type="float" office:value="0">
            <text:p>0</text:p>
          </table:table-cell>
          <table:table-cell table:formula="of:=IF(EXACT(COUNTIF([.$L20:.$N20];&quot;=&quot;&amp;[.AK$1]);1);[.$I20];IF(EXACT(COUNTIF([.$J20:.$K20];&quot;=&quot;&amp;[.AK$1]);1);[.$H20];0))" office:value-type="float" office:value="0">
            <text:p>0</text:p>
          </table:table-cell>
          <table:table-cell table:formula="of:=IF(EXACT(COUNTIF([.$L20:.$N20];&quot;=&quot;&amp;[.AL$1]);1);[.$I20];IF(EXACT(COUNTIF([.$J20:.$K20];&quot;=&quot;&amp;[.AL$1]);1);[.$H20];0))" office:value-type="float" office:value="0">
            <text:p>0</text:p>
          </table:table-cell>
          <table:table-cell table:formula="of:=IF(EXACT(COUNTIF([.$L20:.$N20];&quot;=&quot;&amp;[.AM$1]);1);[.$I20];IF(EXACT(COUNTIF([.$J20:.$K20];&quot;=&quot;&amp;[.AM$1]);1);[.$H20];0))" office:value-type="float" office:value="0">
            <text:p>0</text:p>
          </table:table-cell>
          <table:table-cell table:formula="of:=IF(EXACT(COUNTIF([.$L20:.$N20];&quot;=&quot;&amp;[.AN$1]);1);[.$I20];IF(EXACT(COUNTIF([.$J20:.$K20];&quot;=&quot;&amp;[.AN$1]);1);[.$H20];0))" office:value-type="float" office:value="0">
            <text:p>0</text:p>
          </table:table-cell>
          <table:table-cell table:formula="of:=IF(EXACT(COUNTIF([.$L20:.$N20];&quot;=&quot;&amp;[.AO$1]);1);[.$I20];IF(EXACT(COUNTIF([.$J20:.$K20];&quot;=&quot;&amp;[.AO$1]);1);[.$H20];0))" office:value-type="float" office:value="0">
            <text:p>0</text:p>
          </table:table-cell>
          <table:table-cell table:formula="of:=IF(EXACT(COUNTIF([.$L20:.$N20];&quot;=&quot;&amp;[.AP$1]);1);[.$I20];IF(EXACT(COUNTIF([.$J20:.$K20];&quot;=&quot;&amp;[.AP$1]);1);[.$H20];0))" office:value-type="float" office:value="0">
            <text:p>0</text:p>
          </table:table-cell>
          <table:table-cell office:value-type="string">
            <text:p>Árbol de segmento modificado</text:p>
          </table:table-cell>
          <table:table-cell table:formula="of:=COUNTIF([.J$2:.N$51];&quot;=&quot;&amp;[.AQ20])/100" office:value-type="float" office:value="0.01">
            <text:p>0,0100</text:p>
          </table:table-cell>
          <table:table-cell table:formula="of:=COUNTIF([.J$2:.K$51];&quot;=&quot;&amp;[.AQ20])/50" office:value-type="float" office:value="0">
            <text:p>0,0000</text:p>
          </table:table-cell>
          <table:table-cell table:formula="of:=COUNTIF([.L$2:.N$51];&quot;=&quot;&amp;[.AQ20])/50" office:value-type="float" office:value="0.02">
            <text:p>0,0200</text:p>
          </table:table-cell>
          <table:table-cell table:formula="of:=AVERAGE(INDIRECT([.AW20]&amp;&quot;$54&quot;):INDIRECT([.AW20]&amp;&quot;$69&quot;))" office:value-type="float" office:value="0.02625">
            <text:p>0,0263</text:p>
          </table:table-cell>
          <table:table-cell table:formula="of:=AVERAGEIF(INDIRECT([.AW20]&amp;&quot;$54&quot;):INDIRECT([.AW20]&amp;&quot;$69&quot;);&quot;&lt;&gt;0&quot;;INDIRECT([.AW20]&amp;&quot;$54&quot;):INDIRECT([.AW20]&amp;&quot;$69&quot;))" office:value-type="float" office:value="0.42">
            <text:p>0,4200</text:p>
          </table:table-cell>
          <table:table-cell office:value-type="string">
            <text:p>AJ</text:p>
          </table:table-cell>
          <table:table-cell/>
        </table:table-row>
        <table:table-row table:style-name="ro1">
          <table:table-cell table:number-columns-repeated="2"/>
          <table:table-cell table:formula="of:=IF(NOT(ISBLANK([.D21]));SUM([.F21:.G23]);0)" office:value-type="float" office:value="0">
            <text:p>0</text:p>
          </table:table-cell>
          <table:table-cell/>
          <table:table-cell office:value-type="string">
            <text:p>Paragliding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[.F21]/INDIRECT(SUBSTITUTE(ADDRESS(1;COLUMN([.C21]);4);&quot;1&quot;;&quot;&quot;)&amp;(3*INT((ROW([.H21])+1)/3)-1))" office:value-type="float" office:value="0.08">
            <text:p>0,0800</text:p>
          </table:table-cell>
          <table:table-cell table:formula="of:=([.F21]+[.G21])/INDIRECT(SUBSTITUTE(ADDRESS(1;COLUMN([.C21]);4);&quot;1&quot;;&quot;&quot;)&amp;(3*INT((ROW([.H21])+1)/3)-1))" office:value-type="float" office:value="0.3">
            <text:p>0,3000</text:p>
          </table:table-cell>
          <table:table-cell office:value-type="string">
            <text:p>Fuerza bruta</text:p>
          </table:table-cell>
          <table:table-cell/>
          <table:table-cell office:value-type="string">
            <text:p>Búsqueda binari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1/0000000000051006">https://codingcompetitions.withgoogle.com/kickstart/round/0000000000050ee1/0000000000051006</text:a> </text:p>
          </table:table-cell>
          <table:table-cell table:number-columns-repeated="3"/>
          <table:table-cell table:formula="of:=IF(EXACT(COUNTIF([.L21:.N21];&quot;=&quot;&amp;[.S$1]);1);[.I21];IF(EXACT(COUNTIF([.J21:.K21];&quot;=&quot;&amp;[.S$1]);1);[.H21];0))" office:value-type="float" office:value="0.08">
            <text:p>0,08</text:p>
          </table:table-cell>
          <table:table-cell table:formula="of:=IF(EXACT(COUNTIF([.$L21:.$N21];&quot;=&quot;&amp;[.T$1]);1);[.$I21];IF(EXACT(COUNTIF([.$J21:.$K21];&quot;=&quot;&amp;[.T$1]);1);[.$H21];0))" office:value-type="float" office:value="0">
            <text:p>0</text:p>
          </table:table-cell>
          <table:table-cell table:formula="of:=IF(EXACT(COUNTIF([.$L21:.$N21];&quot;=&quot;&amp;[.U$1]);1);[.$I21];IF(EXACT(COUNTIF([.$J21:.$K21];&quot;=&quot;&amp;[.U$1]);1);[.$H21];0))" office:value-type="float" office:value="0">
            <text:p>0</text:p>
          </table:table-cell>
          <table:table-cell table:formula="of:=IF(EXACT(COUNTIF([.$L21:.$N21];&quot;=&quot;&amp;[.V$1]);1);[.$I21];IF(EXACT(COUNTIF([.$J21:.$K21];&quot;=&quot;&amp;[.V$1]);1);[.$H21];0))" office:value-type="float" office:value="0">
            <text:p>0</text:p>
          </table:table-cell>
          <table:table-cell table:formula="of:=IF(EXACT(COUNTIF([.$L21:.$N21];&quot;=&quot;&amp;[.W$1]);1);[.$I21];IF(EXACT(COUNTIF([.$J21:.$K21];&quot;=&quot;&amp;[.W$1]);1);[.$H21];0))" office:value-type="float" office:value="0">
            <text:p>0</text:p>
          </table:table-cell>
          <table:table-cell table:formula="of:=IF(EXACT(COUNTIF([.$L21:.$N21];&quot;=&quot;&amp;[.X$1]);1);[.$I21];IF(EXACT(COUNTIF([.$J21:.$K21];&quot;=&quot;&amp;[.X$1]);1);[.$H21];0))" office:value-type="float" office:value="0">
            <text:p>0</text:p>
          </table:table-cell>
          <table:table-cell table:formula="of:=IF(EXACT(COUNTIF([.$L21:.$N21];&quot;=&quot;&amp;[.Y$1]);1);[.$I21];IF(EXACT(COUNTIF([.$J21:.$K21];&quot;=&quot;&amp;[.Y$1]);1);[.$H21];0))" office:value-type="float" office:value="0">
            <text:p>0</text:p>
          </table:table-cell>
          <table:table-cell table:formula="of:=IF(EXACT(COUNTIF([.$L21:.$N21];&quot;=&quot;&amp;[.Z$1]);1);[.$I21];IF(EXACT(COUNTIF([.$J21:.$K21];&quot;=&quot;&amp;[.Z$1]);1);[.$H21];0))" office:value-type="float" office:value="0.3">
            <text:p>0,3</text:p>
          </table:table-cell>
          <table:table-cell table:formula="of:=IF(EXACT(COUNTIF([.$L21:.$N21];&quot;=&quot;&amp;[.AA$1]);1);[.$I21];IF(EXACT(COUNTIF([.$J21:.$K21];&quot;=&quot;&amp;[.AA$1]);1);[.$H21];0))" office:value-type="float" office:value="0">
            <text:p>0</text:p>
          </table:table-cell>
          <table:table-cell table:formula="of:=IF(EXACT(COUNTIF([.$L21:.$N21];&quot;=&quot;&amp;[.AB$1]);1);[.$I21];IF(EXACT(COUNTIF([.$J21:.$K21];&quot;=&quot;&amp;[.AB$1]);1);[.$H21];0))" office:value-type="float" office:value="0">
            <text:p>0</text:p>
          </table:table-cell>
          <table:table-cell table:formula="of:=IF(EXACT(COUNTIF([.$L21:.$N21];&quot;=&quot;&amp;[.AC$1]);1);[.$I21];IF(EXACT(COUNTIF([.$J21:.$K21];&quot;=&quot;&amp;[.AC$1]);1);[.$H21];0))" office:value-type="float" office:value="0">
            <text:p>0</text:p>
          </table:table-cell>
          <table:table-cell table:formula="of:=IF(EXACT(COUNTIF([.$L21:.$N21];&quot;=&quot;&amp;[.AD$1]);1);[.$I21];IF(EXACT(COUNTIF([.$J21:.$K21];&quot;=&quot;&amp;[.AD$1]);1);[.$H21];0))" office:value-type="float" office:value="0">
            <text:p>0</text:p>
          </table:table-cell>
          <table:table-cell table:formula="of:=IF(EXACT(COUNTIF([.$L21:.$N21];&quot;=&quot;&amp;[.AE$1]);1);[.$I21];IF(EXACT(COUNTIF([.$J21:.$K21];&quot;=&quot;&amp;[.AE$1]);1);[.$H21];0))" office:value-type="float" office:value="0">
            <text:p>0</text:p>
          </table:table-cell>
          <table:table-cell table:formula="of:=IF(EXACT(COUNTIF([.$L21:.$N21];&quot;=&quot;&amp;[.AF$1]);1);[.$I21];IF(EXACT(COUNTIF([.$J21:.$K21];&quot;=&quot;&amp;[.AF$1]);1);[.$H21];0))" office:value-type="float" office:value="0">
            <text:p>0</text:p>
          </table:table-cell>
          <table:table-cell table:formula="of:=IF(EXACT(COUNTIF([.$L21:.$N21];&quot;=&quot;&amp;[.AG$1]);1);[.$I21];IF(EXACT(COUNTIF([.$J21:.$K21];&quot;=&quot;&amp;[.AG$1]);1);[.$H21];0))" office:value-type="float" office:value="0">
            <text:p>0</text:p>
          </table:table-cell>
          <table:table-cell table:formula="of:=IF(EXACT(COUNTIF([.$L21:.$N21];&quot;=&quot;&amp;[.AH$1]);1);[.$I21];IF(EXACT(COUNTIF([.$J21:.$K21];&quot;=&quot;&amp;[.AH$1]);1);[.$H21];0))" office:value-type="float" office:value="0">
            <text:p>0</text:p>
          </table:table-cell>
          <table:table-cell table:formula="of:=IF(EXACT(COUNTIF([.$L21:.$N21];&quot;=&quot;&amp;[.AI$1]);1);[.$I21];IF(EXACT(COUNTIF([.$J21:.$K21];&quot;=&quot;&amp;[.AI$1]);1);[.$H21];0))" office:value-type="float" office:value="0">
            <text:p>0</text:p>
          </table:table-cell>
          <table:table-cell table:formula="of:=IF(EXACT(COUNTIF([.$L21:.$N21];&quot;=&quot;&amp;[.AJ$1]);1);[.$I21];IF(EXACT(COUNTIF([.$J21:.$K21];&quot;=&quot;&amp;[.AJ$1]);1);[.$H21];0))" office:value-type="float" office:value="0">
            <text:p>0</text:p>
          </table:table-cell>
          <table:table-cell table:formula="of:=IF(EXACT(COUNTIF([.$L21:.$N21];&quot;=&quot;&amp;[.AK$1]);1);[.$I21];IF(EXACT(COUNTIF([.$J21:.$K21];&quot;=&quot;&amp;[.AK$1]);1);[.$H21];0))" office:value-type="float" office:value="0">
            <text:p>0</text:p>
          </table:table-cell>
          <table:table-cell table:formula="of:=IF(EXACT(COUNTIF([.$L21:.$N21];&quot;=&quot;&amp;[.AL$1]);1);[.$I21];IF(EXACT(COUNTIF([.$J21:.$K21];&quot;=&quot;&amp;[.AL$1]);1);[.$H21];0))" office:value-type="float" office:value="0">
            <text:p>0</text:p>
          </table:table-cell>
          <table:table-cell table:formula="of:=IF(EXACT(COUNTIF([.$L21:.$N21];&quot;=&quot;&amp;[.AM$1]);1);[.$I21];IF(EXACT(COUNTIF([.$J21:.$K21];&quot;=&quot;&amp;[.AM$1]);1);[.$H21];0))" office:value-type="float" office:value="0">
            <text:p>0</text:p>
          </table:table-cell>
          <table:table-cell table:formula="of:=IF(EXACT(COUNTIF([.$L21:.$N21];&quot;=&quot;&amp;[.AN$1]);1);[.$I21];IF(EXACT(COUNTIF([.$J21:.$K21];&quot;=&quot;&amp;[.AN$1]);1);[.$H21];0))" office:value-type="float" office:value="0">
            <text:p>0</text:p>
          </table:table-cell>
          <table:table-cell table:formula="of:=IF(EXACT(COUNTIF([.$L21:.$N21];&quot;=&quot;&amp;[.AO$1]);1);[.$I21];IF(EXACT(COUNTIF([.$J21:.$K21];&quot;=&quot;&amp;[.AO$1]);1);[.$H21];0))" office:value-type="float" office:value="0">
            <text:p>0</text:p>
          </table:table-cell>
          <table:table-cell table:formula="of:=IF(EXACT(COUNTIF([.$L21:.$N21];&quot;=&quot;&amp;[.AP$1]);1);[.$I21];IF(EXACT(COUNTIF([.$J21:.$K21];&quot;=&quot;&amp;[.AP$1]);1);[.$H21];0))" office:value-type="float" office:value="0">
            <text:p>0</text:p>
          </table:table-cell>
          <table:table-cell office:value-type="string">
            <text:p>Exponenciación Rápida</text:p>
          </table:table-cell>
          <table:table-cell table:formula="of:=COUNTIF([.J$2:.N$51];&quot;=&quot;&amp;[.AQ21])/100" office:value-type="float" office:value="0.04">
            <text:p>0,0400</text:p>
          </table:table-cell>
          <table:table-cell table:formula="of:=COUNTIF([.J$2:.K$51];&quot;=&quot;&amp;[.AQ21])/50" office:value-type="float" office:value="0">
            <text:p>0,0000</text:p>
          </table:table-cell>
          <table:table-cell table:formula="of:=COUNTIF([.L$2:.N$51];&quot;=&quot;&amp;[.AQ21])/50" office:value-type="float" office:value="0.08">
            <text:p>0,0800</text:p>
          </table:table-cell>
          <table:table-cell table:formula="of:=AVERAGE(INDIRECT([.AW21]&amp;&quot;$54&quot;):INDIRECT([.AW21]&amp;&quot;$69&quot;))" office:value-type="float" office:value="0.087020202020202">
            <text:p>0,0870</text:p>
          </table:table-cell>
          <table:table-cell table:formula="of:=AVERAGEIF(INDIRECT([.AW21]&amp;&quot;$54&quot;):INDIRECT([.AW21]&amp;&quot;$69&quot;);&quot;&lt;&gt;0&quot;;INDIRECT([.AW21]&amp;&quot;$54&quot;):INDIRECT([.AW21]&amp;&quot;$69&quot;))" office:value-type="float" office:value="0.348080808080808">
            <text:p>0,3481</text:p>
          </table:table-cell>
          <table:table-cell office:value-type="string">
            <text:p>AK</text:p>
          </table:table-cell>
          <table:table-cell/>
        </table:table-row>
        <table:table-row table:style-name="ro1">
          <table:table-cell table:number-columns-repeated="2"/>
          <table:table-cell table:formula="of:=IF(NOT(ISBLANK([.D22]));SUM([.F22:.G24]);0)" office:value-type="float" office:value="0">
            <text:p>0</text:p>
          </table:table-cell>
          <table:table-cell/>
          <table:table-cell office:value-type="string">
            <text:p>Funniest Word Search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[.F22]/INDIRECT(SUBSTITUTE(ADDRESS(1;COLUMN([.C22]);4);&quot;1&quot;;&quot;&quot;)&amp;(3*INT((ROW([.H22])+1)/3)-1))" office:value-type="float" office:value="0.15">
            <text:p>0,1500</text:p>
          </table:table-cell>
          <table:table-cell table:formula="of:=([.F22]+[.G22])/INDIRECT(SUBSTITUTE(ADDRESS(1;COLUMN([.C22]);4);&quot;1&quot;;&quot;&quot;)&amp;(3*INT((ROW([.H22])+1)/3)-1))" office:value-type="float" office:value="0.45">
            <text:p>0,4500</text:p>
          </table:table-cell>
          <table:table-cell office:value-type="string">
            <text:p>Suma prefija</text:p>
          </table:table-cell>
          <table:table-cell/>
          <table:table-cell office:value-type="string">
            <text:p>Memoización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1/00000000000510f0">https://codingcompetitions.withgoogle.com/kickstart/round/0000000000050ee1/00000000000510f0</text:a> </text:p>
          </table:table-cell>
          <table:table-cell table:number-columns-repeated="3"/>
          <table:table-cell table:formula="of:=IF(EXACT(COUNTIF([.L22:.N22];&quot;=&quot;&amp;[.S$1]);1);[.I22];IF(EXACT(COUNTIF([.J22:.K22];&quot;=&quot;&amp;[.S$1]);1);[.H22];0))" office:value-type="float" office:value="0">
            <text:p>0</text:p>
          </table:table-cell>
          <table:table-cell table:formula="of:=IF(EXACT(COUNTIF([.$L22:.$N22];&quot;=&quot;&amp;[.T$1]);1);[.$I22];IF(EXACT(COUNTIF([.$J22:.$K22];&quot;=&quot;&amp;[.T$1]);1);[.$H22];0))" office:value-type="float" office:value="0">
            <text:p>0</text:p>
          </table:table-cell>
          <table:table-cell table:formula="of:=IF(EXACT(COUNTIF([.$L22:.$N22];&quot;=&quot;&amp;[.U$1]);1);[.$I22];IF(EXACT(COUNTIF([.$J22:.$K22];&quot;=&quot;&amp;[.U$1]);1);[.$H22];0))" office:value-type="float" office:value="0">
            <text:p>0</text:p>
          </table:table-cell>
          <table:table-cell table:formula="of:=IF(EXACT(COUNTIF([.$L22:.$N22];&quot;=&quot;&amp;[.V$1]);1);[.$I22];IF(EXACT(COUNTIF([.$J22:.$K22];&quot;=&quot;&amp;[.V$1]);1);[.$H22];0))" office:value-type="float" office:value="0">
            <text:p>0</text:p>
          </table:table-cell>
          <table:table-cell table:formula="of:=IF(EXACT(COUNTIF([.$L22:.$N22];&quot;=&quot;&amp;[.W$1]);1);[.$I22];IF(EXACT(COUNTIF([.$J22:.$K22];&quot;=&quot;&amp;[.W$1]);1);[.$H22];0))" office:value-type="float" office:value="0.15">
            <text:p>0,15</text:p>
          </table:table-cell>
          <table:table-cell table:formula="of:=IF(EXACT(COUNTIF([.$L22:.$N22];&quot;=&quot;&amp;[.X$1]);1);[.$I22];IF(EXACT(COUNTIF([.$J22:.$K22];&quot;=&quot;&amp;[.X$1]);1);[.$H22];0))" office:value-type="float" office:value="0">
            <text:p>0</text:p>
          </table:table-cell>
          <table:table-cell table:formula="of:=IF(EXACT(COUNTIF([.$L22:.$N22];&quot;=&quot;&amp;[.Y$1]);1);[.$I22];IF(EXACT(COUNTIF([.$J22:.$K22];&quot;=&quot;&amp;[.Y$1]);1);[.$H22];0))" office:value-type="float" office:value="0">
            <text:p>0</text:p>
          </table:table-cell>
          <table:table-cell table:formula="of:=IF(EXACT(COUNTIF([.$L22:.$N22];&quot;=&quot;&amp;[.Z$1]);1);[.$I22];IF(EXACT(COUNTIF([.$J22:.$K22];&quot;=&quot;&amp;[.Z$1]);1);[.$H22];0))" office:value-type="float" office:value="0">
            <text:p>0</text:p>
          </table:table-cell>
          <table:table-cell table:formula="of:=IF(EXACT(COUNTIF([.$L22:.$N22];&quot;=&quot;&amp;[.AA$1]);1);[.$I22];IF(EXACT(COUNTIF([.$J22:.$K22];&quot;=&quot;&amp;[.AA$1]);1);[.$H22];0))" office:value-type="float" office:value="0">
            <text:p>0</text:p>
          </table:table-cell>
          <table:table-cell table:formula="of:=IF(EXACT(COUNTIF([.$L22:.$N22];&quot;=&quot;&amp;[.AB$1]);1);[.$I22];IF(EXACT(COUNTIF([.$J22:.$K22];&quot;=&quot;&amp;[.AB$1]);1);[.$H22];0))" office:value-type="float" office:value="0">
            <text:p>0</text:p>
          </table:table-cell>
          <table:table-cell table:formula="of:=IF(EXACT(COUNTIF([.$L22:.$N22];&quot;=&quot;&amp;[.AC$1]);1);[.$I22];IF(EXACT(COUNTIF([.$J22:.$K22];&quot;=&quot;&amp;[.AC$1]);1);[.$H22];0))" office:value-type="float" office:value="0">
            <text:p>0</text:p>
          </table:table-cell>
          <table:table-cell table:formula="of:=IF(EXACT(COUNTIF([.$L22:.$N22];&quot;=&quot;&amp;[.AD$1]);1);[.$I22];IF(EXACT(COUNTIF([.$J22:.$K22];&quot;=&quot;&amp;[.AD$1]);1);[.$H22];0))" office:value-type="float" office:value="0">
            <text:p>0</text:p>
          </table:table-cell>
          <table:table-cell table:formula="of:=IF(EXACT(COUNTIF([.$L22:.$N22];&quot;=&quot;&amp;[.AE$1]);1);[.$I22];IF(EXACT(COUNTIF([.$J22:.$K22];&quot;=&quot;&amp;[.AE$1]);1);[.$H22];0))" office:value-type="float" office:value="0">
            <text:p>0</text:p>
          </table:table-cell>
          <table:table-cell table:formula="of:=IF(EXACT(COUNTIF([.$L22:.$N22];&quot;=&quot;&amp;[.AF$1]);1);[.$I22];IF(EXACT(COUNTIF([.$J22:.$K22];&quot;=&quot;&amp;[.AF$1]);1);[.$H22];0))" office:value-type="float" office:value="0">
            <text:p>0</text:p>
          </table:table-cell>
          <table:table-cell table:formula="of:=IF(EXACT(COUNTIF([.$L22:.$N22];&quot;=&quot;&amp;[.AG$1]);1);[.$I22];IF(EXACT(COUNTIF([.$J22:.$K22];&quot;=&quot;&amp;[.AG$1]);1);[.$H22];0))" office:value-type="float" office:value="0">
            <text:p>0</text:p>
          </table:table-cell>
          <table:table-cell table:formula="of:=IF(EXACT(COUNTIF([.$L22:.$N22];&quot;=&quot;&amp;[.AH$1]);1);[.$I22];IF(EXACT(COUNTIF([.$J22:.$K22];&quot;=&quot;&amp;[.AH$1]);1);[.$H22];0))" office:value-type="float" office:value="0">
            <text:p>0</text:p>
          </table:table-cell>
          <table:table-cell table:formula="of:=IF(EXACT(COUNTIF([.$L22:.$N22];&quot;=&quot;&amp;[.AI$1]);1);[.$I22];IF(EXACT(COUNTIF([.$J22:.$K22];&quot;=&quot;&amp;[.AI$1]);1);[.$H22];0))" office:value-type="float" office:value="0">
            <text:p>0</text:p>
          </table:table-cell>
          <table:table-cell table:formula="of:=IF(EXACT(COUNTIF([.$L22:.$N22];&quot;=&quot;&amp;[.AJ$1]);1);[.$I22];IF(EXACT(COUNTIF([.$J22:.$K22];&quot;=&quot;&amp;[.AJ$1]);1);[.$H22];0))" office:value-type="float" office:value="0">
            <text:p>0</text:p>
          </table:table-cell>
          <table:table-cell table:formula="of:=IF(EXACT(COUNTIF([.$L22:.$N22];&quot;=&quot;&amp;[.AK$1]);1);[.$I22];IF(EXACT(COUNTIF([.$J22:.$K22];&quot;=&quot;&amp;[.AK$1]);1);[.$H22];0))" office:value-type="float" office:value="0">
            <text:p>0</text:p>
          </table:table-cell>
          <table:table-cell table:formula="of:=IF(EXACT(COUNTIF([.$L22:.$N22];&quot;=&quot;&amp;[.AL$1]);1);[.$I22];IF(EXACT(COUNTIF([.$J22:.$K22];&quot;=&quot;&amp;[.AL$1]);1);[.$H22];0))" office:value-type="float" office:value="0">
            <text:p>0</text:p>
          </table:table-cell>
          <table:table-cell table:formula="of:=IF(EXACT(COUNTIF([.$L22:.$N22];&quot;=&quot;&amp;[.AM$1]);1);[.$I22];IF(EXACT(COUNTIF([.$J22:.$K22];&quot;=&quot;&amp;[.AM$1]);1);[.$H22];0))" office:value-type="float" office:value="0">
            <text:p>0</text:p>
          </table:table-cell>
          <table:table-cell table:formula="of:=IF(EXACT(COUNTIF([.$L22:.$N22];&quot;=&quot;&amp;[.AN$1]);1);[.$I22];IF(EXACT(COUNTIF([.$J22:.$K22];&quot;=&quot;&amp;[.AN$1]);1);[.$H22];0))" office:value-type="float" office:value="0.45">
            <text:p>0,45</text:p>
          </table:table-cell>
          <table:table-cell table:formula="of:=IF(EXACT(COUNTIF([.$L22:.$N22];&quot;=&quot;&amp;[.AO$1]);1);[.$I22];IF(EXACT(COUNTIF([.$J22:.$K22];&quot;=&quot;&amp;[.AO$1]);1);[.$H22];0))" office:value-type="float" office:value="0">
            <text:p>0</text:p>
          </table:table-cell>
          <table:table-cell table:formula="of:=IF(EXACT(COUNTIF([.$L22:.$N22];&quot;=&quot;&amp;[.AP$1]);1);[.$I22];IF(EXACT(COUNTIF([.$J22:.$K22];&quot;=&quot;&amp;[.AP$1]);1);[.$H22];0))" office:value-type="float" office:value="0">
            <text:p>0</text:p>
          </table:table-cell>
          <table:table-cell office:value-type="string">
            <text:p>Floyd-Warshall</text:p>
          </table:table-cell>
          <table:table-cell table:formula="of:=COUNTIF([.J$2:.N$51];&quot;=&quot;&amp;[.AQ22])/100" office:value-type="float" office:value="0.01">
            <text:p>0,0100</text:p>
          </table:table-cell>
          <table:table-cell table:formula="of:=COUNTIF([.J$2:.K$51];&quot;=&quot;&amp;[.AQ22])/50" office:value-type="float" office:value="0.02">
            <text:p>0,0200</text:p>
          </table:table-cell>
          <table:table-cell table:formula="of:=COUNTIF([.L$2:.N$51];&quot;=&quot;&amp;[.AQ22])/50" office:value-type="float" office:value="0">
            <text:p>0,0000</text:p>
          </table:table-cell>
          <table:table-cell table:formula="of:=AVERAGE(INDIRECT([.AW22]&amp;&quot;$54&quot;):INDIRECT([.AW22]&amp;&quot;$69&quot;))" office:value-type="float" office:value="0.00875">
            <text:p>0,0088</text:p>
          </table:table-cell>
          <table:table-cell table:formula="of:=AVERAGEIF(INDIRECT([.AW22]&amp;&quot;$54&quot;):INDIRECT([.AW22]&amp;&quot;$69&quot;);&quot;&lt;&gt;0&quot;;INDIRECT([.AW22]&amp;&quot;$54&quot;):INDIRECT([.AW22]&amp;&quot;$69&quot;))" office:value-type="float" office:value="0.14">
            <text:p>0,1400</text:p>
          </table:table-cell>
          <table:table-cell office:value-type="string">
            <text:p>AL</text:p>
          </table:table-cell>
          <table:table-cell/>
        </table:table-row>
        <table:table-row table:style-name="ro1">
          <table:table-cell/>
          <table:table-cell table:style-name="ce1"/>
          <table:table-cell table:formula="of:=IF(NOT(ISBLANK([.D23]));SUM([.F23:.G25]);0)" office:value-type="float" office:value="60">
            <text:p>60</text:p>
          </table:table-cell>
          <table:table-cell office:value-type="string">
            <text:p>Ronda E</text:p>
          </table:table-cell>
          <table:table-cell office:value-type="string">
            <text:p>Board Game</text:p>
          </table:table-cell>
          <table:table-cell table:number-columns-repeated="2" office:value-type="float" office:value="10">
            <text:p>10</text:p>
          </table:table-cell>
          <table:table-cell table:formula="of:=[.F23]/INDIRECT(SUBSTITUTE(ADDRESS(1;COLUMN([.C23]);4);&quot;1&quot;;&quot;&quot;)&amp;(3*INT((ROW([.H23])+1)/3)-1))" office:value-type="float" office:value="0.166666666666667">
            <text:p>0,1667</text:p>
          </table:table-cell>
          <table:table-cell table:formula="of:=([.F23]+[.G23])/INDIRECT(SUBSTITUTE(ADDRESS(1;COLUMN([.C23]);4);&quot;1&quot;;&quot;&quot;)&amp;(3*INT((ROW([.H23])+1)/3)-1))" office:value-type="float" office:value="0.333333333333333">
            <text:p>0,3333</text:p>
          </table:table-cell>
          <table:table-cell office:value-type="string">
            <text:p>Fuerza bruta</text:p>
          </table:table-cell>
          <table:table-cell/>
          <table:table-cell office:value-type="string">
            <text:p>Arbol de segmento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ff5/0000000000051184">https://codingcompetitions.withgoogle.com/kickstart/round/0000000000050ff5/0000000000051184</text:a> </text:p>
          </table:table-cell>
          <table:table-cell table:number-columns-repeated="3"/>
          <table:table-cell table:formula="of:=IF(EXACT(COUNTIF([.L23:.N23];&quot;=&quot;&amp;[.S$1]);1);[.I23];IF(EXACT(COUNTIF([.J23:.K23];&quot;=&quot;&amp;[.S$1]);1);[.H23];0))" office:value-type="float" office:value="0.166666666666667">
            <text:p>0,17</text:p>
          </table:table-cell>
          <table:table-cell table:formula="of:=IF(EXACT(COUNTIF([.$L23:.$N23];&quot;=&quot;&amp;[.T$1]);1);[.$I23];IF(EXACT(COUNTIF([.$J23:.$K23];&quot;=&quot;&amp;[.T$1]);1);[.$H23];0))" office:value-type="float" office:value="0">
            <text:p>0</text:p>
          </table:table-cell>
          <table:table-cell table:formula="of:=IF(EXACT(COUNTIF([.$L23:.$N23];&quot;=&quot;&amp;[.U$1]);1);[.$I23];IF(EXACT(COUNTIF([.$J23:.$K23];&quot;=&quot;&amp;[.U$1]);1);[.$H23];0))" office:value-type="float" office:value="0">
            <text:p>0</text:p>
          </table:table-cell>
          <table:table-cell table:formula="of:=IF(EXACT(COUNTIF([.$L23:.$N23];&quot;=&quot;&amp;[.V$1]);1);[.$I23];IF(EXACT(COUNTIF([.$J23:.$K23];&quot;=&quot;&amp;[.V$1]);1);[.$H23];0))" office:value-type="float" office:value="0">
            <text:p>0</text:p>
          </table:table-cell>
          <table:table-cell table:formula="of:=IF(EXACT(COUNTIF([.$L23:.$N23];&quot;=&quot;&amp;[.W$1]);1);[.$I23];IF(EXACT(COUNTIF([.$J23:.$K23];&quot;=&quot;&amp;[.W$1]);1);[.$H23];0))" office:value-type="float" office:value="0">
            <text:p>0</text:p>
          </table:table-cell>
          <table:table-cell table:formula="of:=IF(EXACT(COUNTIF([.$L23:.$N23];&quot;=&quot;&amp;[.X$1]);1);[.$I23];IF(EXACT(COUNTIF([.$J23:.$K23];&quot;=&quot;&amp;[.X$1]);1);[.$H23];0))" office:value-type="float" office:value="0">
            <text:p>0</text:p>
          </table:table-cell>
          <table:table-cell table:formula="of:=IF(EXACT(COUNTIF([.$L23:.$N23];&quot;=&quot;&amp;[.Y$1]);1);[.$I23];IF(EXACT(COUNTIF([.$J23:.$K23];&quot;=&quot;&amp;[.Y$1]);1);[.$H23];0))" office:value-type="float" office:value="0">
            <text:p>0</text:p>
          </table:table-cell>
          <table:table-cell table:formula="of:=IF(EXACT(COUNTIF([.$L23:.$N23];&quot;=&quot;&amp;[.Z$1]);1);[.$I23];IF(EXACT(COUNTIF([.$J23:.$K23];&quot;=&quot;&amp;[.Z$1]);1);[.$H23];0))" office:value-type="float" office:value="0">
            <text:p>0</text:p>
          </table:table-cell>
          <table:table-cell table:formula="of:=IF(EXACT(COUNTIF([.$L23:.$N23];&quot;=&quot;&amp;[.AA$1]);1);[.$I23];IF(EXACT(COUNTIF([.$J23:.$K23];&quot;=&quot;&amp;[.AA$1]);1);[.$H23];0))" office:value-type="float" office:value="0">
            <text:p>0</text:p>
          </table:table-cell>
          <table:table-cell table:formula="of:=IF(EXACT(COUNTIF([.$L23:.$N23];&quot;=&quot;&amp;[.AB$1]);1);[.$I23];IF(EXACT(COUNTIF([.$J23:.$K23];&quot;=&quot;&amp;[.AB$1]);1);[.$H23];0))" office:value-type="float" office:value="0">
            <text:p>0</text:p>
          </table:table-cell>
          <table:table-cell table:formula="of:=IF(EXACT(COUNTIF([.$L23:.$N23];&quot;=&quot;&amp;[.AC$1]);1);[.$I23];IF(EXACT(COUNTIF([.$J23:.$K23];&quot;=&quot;&amp;[.AC$1]);1);[.$H23];0))" office:value-type="float" office:value="0">
            <text:p>0</text:p>
          </table:table-cell>
          <table:table-cell table:formula="of:=IF(EXACT(COUNTIF([.$L23:.$N23];&quot;=&quot;&amp;[.AD$1]);1);[.$I23];IF(EXACT(COUNTIF([.$J23:.$K23];&quot;=&quot;&amp;[.AD$1]);1);[.$H23];0))" office:value-type="float" office:value="0">
            <text:p>0</text:p>
          </table:table-cell>
          <table:table-cell table:formula="of:=IF(EXACT(COUNTIF([.$L23:.$N23];&quot;=&quot;&amp;[.AE$1]);1);[.$I23];IF(EXACT(COUNTIF([.$J23:.$K23];&quot;=&quot;&amp;[.AE$1]);1);[.$H23];0))" office:value-type="float" office:value="0">
            <text:p>0</text:p>
          </table:table-cell>
          <table:table-cell table:formula="of:=IF(EXACT(COUNTIF([.$L23:.$N23];&quot;=&quot;&amp;[.AF$1]);1);[.$I23];IF(EXACT(COUNTIF([.$J23:.$K23];&quot;=&quot;&amp;[.AF$1]);1);[.$H23];0))" office:value-type="float" office:value="0">
            <text:p>0</text:p>
          </table:table-cell>
          <table:table-cell table:formula="of:=IF(EXACT(COUNTIF([.$L23:.$N23];&quot;=&quot;&amp;[.AG$1]);1);[.$I23];IF(EXACT(COUNTIF([.$J23:.$K23];&quot;=&quot;&amp;[.AG$1]);1);[.$H23];0))" office:value-type="float" office:value="0">
            <text:p>0</text:p>
          </table:table-cell>
          <table:table-cell table:formula="of:=IF(EXACT(COUNTIF([.$L23:.$N23];&quot;=&quot;&amp;[.AH$1]);1);[.$I23];IF(EXACT(COUNTIF([.$J23:.$K23];&quot;=&quot;&amp;[.AH$1]);1);[.$H23];0))" office:value-type="float" office:value="0">
            <text:p>0</text:p>
          </table:table-cell>
          <table:table-cell table:formula="of:=IF(EXACT(COUNTIF([.$L23:.$N23];&quot;=&quot;&amp;[.AI$1]);1);[.$I23];IF(EXACT(COUNTIF([.$J23:.$K23];&quot;=&quot;&amp;[.AI$1]);1);[.$H23];0))" office:value-type="float" office:value="0">
            <text:p>0</text:p>
          </table:table-cell>
          <table:table-cell table:formula="of:=IF(EXACT(COUNTIF([.$L23:.$N23];&quot;=&quot;&amp;[.AJ$1]);1);[.$I23];IF(EXACT(COUNTIF([.$J23:.$K23];&quot;=&quot;&amp;[.AJ$1]);1);[.$H23];0))" office:value-type="float" office:value="0">
            <text:p>0</text:p>
          </table:table-cell>
          <table:table-cell table:formula="of:=IF(EXACT(COUNTIF([.$L23:.$N23];&quot;=&quot;&amp;[.AK$1]);1);[.$I23];IF(EXACT(COUNTIF([.$J23:.$K23];&quot;=&quot;&amp;[.AK$1]);1);[.$H23];0))" office:value-type="float" office:value="0">
            <text:p>0</text:p>
          </table:table-cell>
          <table:table-cell table:formula="of:=IF(EXACT(COUNTIF([.$L23:.$N23];&quot;=&quot;&amp;[.AL$1]);1);[.$I23];IF(EXACT(COUNTIF([.$J23:.$K23];&quot;=&quot;&amp;[.AL$1]);1);[.$H23];0))" office:value-type="float" office:value="0">
            <text:p>0</text:p>
          </table:table-cell>
          <table:table-cell table:formula="of:=IF(EXACT(COUNTIF([.$L23:.$N23];&quot;=&quot;&amp;[.AM$1]);1);[.$I23];IF(EXACT(COUNTIF([.$J23:.$K23];&quot;=&quot;&amp;[.AM$1]);1);[.$H23];0))" office:value-type="float" office:value="0">
            <text:p>0</text:p>
          </table:table-cell>
          <table:table-cell table:formula="of:=IF(EXACT(COUNTIF([.$L23:.$N23];&quot;=&quot;&amp;[.AN$1]);1);[.$I23];IF(EXACT(COUNTIF([.$J23:.$K23];&quot;=&quot;&amp;[.AN$1]);1);[.$H23];0))" office:value-type="float" office:value="0">
            <text:p>0</text:p>
          </table:table-cell>
          <table:table-cell table:formula="of:=IF(EXACT(COUNTIF([.$L23:.$N23];&quot;=&quot;&amp;[.AO$1]);1);[.$I23];IF(EXACT(COUNTIF([.$J23:.$K23];&quot;=&quot;&amp;[.AO$1]);1);[.$H23];0))" office:value-type="float" office:value="0">
            <text:p>0</text:p>
          </table:table-cell>
          <table:table-cell table:formula="of:=IF(EXACT(COUNTIF([.$L23:.$N23];&quot;=&quot;&amp;[.AP$1]);1);[.$I23];IF(EXACT(COUNTIF([.$J23:.$K23];&quot;=&quot;&amp;[.AP$1]);1);[.$H23];0))" office:value-type="float" office:value="0">
            <text:p>0</text:p>
          </table:table-cell>
          <table:table-cell office:value-type="string">
            <text:p>Bubble Sort</text:p>
          </table:table-cell>
          <table:table-cell table:formula="of:=COUNTIF([.J$2:.N$51];&quot;=&quot;&amp;[.AQ23])/100" office:value-type="float" office:value="0.01">
            <text:p>0,0100</text:p>
          </table:table-cell>
          <table:table-cell table:formula="of:=COUNTIF([.J$2:.K$51];&quot;=&quot;&amp;[.AQ23])/50" office:value-type="float" office:value="0">
            <text:p>0,0000</text:p>
          </table:table-cell>
          <table:table-cell table:formula="of:=COUNTIF([.L$2:.N$51];&quot;=&quot;&amp;[.AQ23])/50" office:value-type="float" office:value="0.02">
            <text:p>0,0200</text:p>
          </table:table-cell>
          <table:table-cell table:formula="of:=AVERAGE(INDIRECT([.AW23]&amp;&quot;$54&quot;):INDIRECT([.AW23]&amp;&quot;$69&quot;))" office:value-type="float" office:value="0.025625">
            <text:p>0,0256</text:p>
          </table:table-cell>
          <table:table-cell table:formula="of:=AVERAGEIF(INDIRECT([.AW23]&amp;&quot;$54&quot;):INDIRECT([.AW23]&amp;&quot;$69&quot;);&quot;&lt;&gt;0&quot;;INDIRECT([.AW23]&amp;&quot;$54&quot;):INDIRECT([.AW23]&amp;&quot;$69&quot;))" office:value-type="float" office:value="0.41">
            <text:p>0,4100</text:p>
          </table:table-cell>
          <table:table-cell office:value-type="string">
            <text:p>AM</text:p>
          </table:table-cell>
          <table:table-cell/>
        </table:table-row>
        <table:table-row table:style-name="ro1">
          <table:table-cell table:number-columns-repeated="2"/>
          <table:table-cell table:formula="of:=IF(NOT(ISBLANK([.D24]));SUM([.F24:.G26]);0)" office:value-type="float" office:value="0">
            <text:p>0</text:p>
          </table:table-cell>
          <table:table-cell/>
          <table:table-cell office:value-type="string">
            <text:p>Milk Tea</text:p>
          </table:table-cell>
          <table:table-cell table:number-columns-repeated="2" office:value-type="float" office:value="10">
            <text:p>10</text:p>
          </table:table-cell>
          <table:table-cell table:formula="of:=[.F24]/INDIRECT(SUBSTITUTE(ADDRESS(1;COLUMN([.C24]);4);&quot;1&quot;;&quot;&quot;)&amp;(3*INT((ROW([.H24])+1)/3)-1))" office:value-type="float" office:value="0.166666666666667">
            <text:p>0,1667</text:p>
          </table:table-cell>
          <table:table-cell table:formula="of:=([.F24]+[.G24])/INDIRECT(SUBSTITUTE(ADDRESS(1;COLUMN([.C24]);4);&quot;1&quot;;&quot;&quot;)&amp;(3*INT((ROW([.H24])+1)/3)-1))" office:value-type="float" office:value="0.333333333333333">
            <text:p>0,3333</text:p>
          </table:table-cell>
          <table:table-cell office:value-type="string">
            <text:p>Fuerza bruta</text:p>
          </table:table-cell>
          <table:table-cell/>
          <table:table-cell office:value-type="string">
            <text:p>Programación Dinámic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ff5/0000000000051185">https://codingcompetitions.withgoogle.com/kickstart/round/0000000000050ff5/0000000000051185</text:a> </text:p>
          </table:table-cell>
          <table:table-cell table:number-columns-repeated="3"/>
          <table:table-cell table:formula="of:=IF(EXACT(COUNTIF([.L24:.N24];&quot;=&quot;&amp;[.S$1]);1);[.I24];IF(EXACT(COUNTIF([.J24:.K24];&quot;=&quot;&amp;[.S$1]);1);[.H24];0))" office:value-type="float" office:value="0.166666666666667">
            <text:p>0,17</text:p>
          </table:table-cell>
          <table:table-cell table:formula="of:=IF(EXACT(COUNTIF([.$L24:.$N24];&quot;=&quot;&amp;[.T$1]);1);[.$I24];IF(EXACT(COUNTIF([.$J24:.$K24];&quot;=&quot;&amp;[.T$1]);1);[.$H24];0))" office:value-type="float" office:value="0.333333333333333">
            <text:p>0,33</text:p>
          </table:table-cell>
          <table:table-cell table:formula="of:=IF(EXACT(COUNTIF([.$L24:.$N24];&quot;=&quot;&amp;[.U$1]);1);[.$I24];IF(EXACT(COUNTIF([.$J24:.$K24];&quot;=&quot;&amp;[.U$1]);1);[.$H24];0))" office:value-type="float" office:value="0">
            <text:p>0</text:p>
          </table:table-cell>
          <table:table-cell table:formula="of:=IF(EXACT(COUNTIF([.$L24:.$N24];&quot;=&quot;&amp;[.V$1]);1);[.$I24];IF(EXACT(COUNTIF([.$J24:.$K24];&quot;=&quot;&amp;[.V$1]);1);[.$H24];0))" office:value-type="float" office:value="0">
            <text:p>0</text:p>
          </table:table-cell>
          <table:table-cell table:formula="of:=IF(EXACT(COUNTIF([.$L24:.$N24];&quot;=&quot;&amp;[.W$1]);1);[.$I24];IF(EXACT(COUNTIF([.$J24:.$K24];&quot;=&quot;&amp;[.W$1]);1);[.$H24];0))" office:value-type="float" office:value="0">
            <text:p>0</text:p>
          </table:table-cell>
          <table:table-cell table:formula="of:=IF(EXACT(COUNTIF([.$L24:.$N24];&quot;=&quot;&amp;[.X$1]);1);[.$I24];IF(EXACT(COUNTIF([.$J24:.$K24];&quot;=&quot;&amp;[.X$1]);1);[.$H24];0))" office:value-type="float" office:value="0">
            <text:p>0</text:p>
          </table:table-cell>
          <table:table-cell table:formula="of:=IF(EXACT(COUNTIF([.$L24:.$N24];&quot;=&quot;&amp;[.Y$1]);1);[.$I24];IF(EXACT(COUNTIF([.$J24:.$K24];&quot;=&quot;&amp;[.Y$1]);1);[.$H24];0))" office:value-type="float" office:value="0">
            <text:p>0</text:p>
          </table:table-cell>
          <table:table-cell table:formula="of:=IF(EXACT(COUNTIF([.$L24:.$N24];&quot;=&quot;&amp;[.Z$1]);1);[.$I24];IF(EXACT(COUNTIF([.$J24:.$K24];&quot;=&quot;&amp;[.Z$1]);1);[.$H24];0))" office:value-type="float" office:value="0">
            <text:p>0</text:p>
          </table:table-cell>
          <table:table-cell table:formula="of:=IF(EXACT(COUNTIF([.$L24:.$N24];&quot;=&quot;&amp;[.AA$1]);1);[.$I24];IF(EXACT(COUNTIF([.$J24:.$K24];&quot;=&quot;&amp;[.AA$1]);1);[.$H24];0))" office:value-type="float" office:value="0">
            <text:p>0</text:p>
          </table:table-cell>
          <table:table-cell table:formula="of:=IF(EXACT(COUNTIF([.$L24:.$N24];&quot;=&quot;&amp;[.AB$1]);1);[.$I24];IF(EXACT(COUNTIF([.$J24:.$K24];&quot;=&quot;&amp;[.AB$1]);1);[.$H24];0))" office:value-type="float" office:value="0">
            <text:p>0</text:p>
          </table:table-cell>
          <table:table-cell table:formula="of:=IF(EXACT(COUNTIF([.$L24:.$N24];&quot;=&quot;&amp;[.AC$1]);1);[.$I24];IF(EXACT(COUNTIF([.$J24:.$K24];&quot;=&quot;&amp;[.AC$1]);1);[.$H24];0))" office:value-type="float" office:value="0">
            <text:p>0</text:p>
          </table:table-cell>
          <table:table-cell table:formula="of:=IF(EXACT(COUNTIF([.$L24:.$N24];&quot;=&quot;&amp;[.AD$1]);1);[.$I24];IF(EXACT(COUNTIF([.$J24:.$K24];&quot;=&quot;&amp;[.AD$1]);1);[.$H24];0))" office:value-type="float" office:value="0">
            <text:p>0</text:p>
          </table:table-cell>
          <table:table-cell table:formula="of:=IF(EXACT(COUNTIF([.$L24:.$N24];&quot;=&quot;&amp;[.AE$1]);1);[.$I24];IF(EXACT(COUNTIF([.$J24:.$K24];&quot;=&quot;&amp;[.AE$1]);1);[.$H24];0))" office:value-type="float" office:value="0">
            <text:p>0</text:p>
          </table:table-cell>
          <table:table-cell table:formula="of:=IF(EXACT(COUNTIF([.$L24:.$N24];&quot;=&quot;&amp;[.AF$1]);1);[.$I24];IF(EXACT(COUNTIF([.$J24:.$K24];&quot;=&quot;&amp;[.AF$1]);1);[.$H24];0))" office:value-type="float" office:value="0">
            <text:p>0</text:p>
          </table:table-cell>
          <table:table-cell table:formula="of:=IF(EXACT(COUNTIF([.$L24:.$N24];&quot;=&quot;&amp;[.AG$1]);1);[.$I24];IF(EXACT(COUNTIF([.$J24:.$K24];&quot;=&quot;&amp;[.AG$1]);1);[.$H24];0))" office:value-type="float" office:value="0">
            <text:p>0</text:p>
          </table:table-cell>
          <table:table-cell table:formula="of:=IF(EXACT(COUNTIF([.$L24:.$N24];&quot;=&quot;&amp;[.AH$1]);1);[.$I24];IF(EXACT(COUNTIF([.$J24:.$K24];&quot;=&quot;&amp;[.AH$1]);1);[.$H24];0))" office:value-type="float" office:value="0">
            <text:p>0</text:p>
          </table:table-cell>
          <table:table-cell table:formula="of:=IF(EXACT(COUNTIF([.$L24:.$N24];&quot;=&quot;&amp;[.AI$1]);1);[.$I24];IF(EXACT(COUNTIF([.$J24:.$K24];&quot;=&quot;&amp;[.AI$1]);1);[.$H24];0))" office:value-type="float" office:value="0">
            <text:p>0</text:p>
          </table:table-cell>
          <table:table-cell table:formula="of:=IF(EXACT(COUNTIF([.$L24:.$N24];&quot;=&quot;&amp;[.AJ$1]);1);[.$I24];IF(EXACT(COUNTIF([.$J24:.$K24];&quot;=&quot;&amp;[.AJ$1]);1);[.$H24];0))" office:value-type="float" office:value="0">
            <text:p>0</text:p>
          </table:table-cell>
          <table:table-cell table:formula="of:=IF(EXACT(COUNTIF([.$L24:.$N24];&quot;=&quot;&amp;[.AK$1]);1);[.$I24];IF(EXACT(COUNTIF([.$J24:.$K24];&quot;=&quot;&amp;[.AK$1]);1);[.$H24];0))" office:value-type="float" office:value="0">
            <text:p>0</text:p>
          </table:table-cell>
          <table:table-cell table:formula="of:=IF(EXACT(COUNTIF([.$L24:.$N24];&quot;=&quot;&amp;[.AL$1]);1);[.$I24];IF(EXACT(COUNTIF([.$J24:.$K24];&quot;=&quot;&amp;[.AL$1]);1);[.$H24];0))" office:value-type="float" office:value="0">
            <text:p>0</text:p>
          </table:table-cell>
          <table:table-cell table:formula="of:=IF(EXACT(COUNTIF([.$L24:.$N24];&quot;=&quot;&amp;[.AM$1]);1);[.$I24];IF(EXACT(COUNTIF([.$J24:.$K24];&quot;=&quot;&amp;[.AM$1]);1);[.$H24];0))" office:value-type="float" office:value="0">
            <text:p>0</text:p>
          </table:table-cell>
          <table:table-cell table:formula="of:=IF(EXACT(COUNTIF([.$L24:.$N24];&quot;=&quot;&amp;[.AN$1]);1);[.$I24];IF(EXACT(COUNTIF([.$J24:.$K24];&quot;=&quot;&amp;[.AN$1]);1);[.$H24];0))" office:value-type="float" office:value="0">
            <text:p>0</text:p>
          </table:table-cell>
          <table:table-cell table:formula="of:=IF(EXACT(COUNTIF([.$L24:.$N24];&quot;=&quot;&amp;[.AO$1]);1);[.$I24];IF(EXACT(COUNTIF([.$J24:.$K24];&quot;=&quot;&amp;[.AO$1]);1);[.$H24];0))" office:value-type="float" office:value="0">
            <text:p>0</text:p>
          </table:table-cell>
          <table:table-cell table:formula="of:=IF(EXACT(COUNTIF([.$L24:.$N24];&quot;=&quot;&amp;[.AP$1]);1);[.$I24];IF(EXACT(COUNTIF([.$J24:.$K24];&quot;=&quot;&amp;[.AP$1]);1);[.$H24];0))" office:value-type="float" office:value="0">
            <text:p>0</text:p>
          </table:table-cell>
          <table:table-cell office:value-type="string">
            <text:p>Memoización</text:p>
          </table:table-cell>
          <table:table-cell table:formula="of:=COUNTIF([.J$2:.N$51];&quot;=&quot;&amp;[.AQ24])/100" office:value-type="float" office:value="0.02">
            <text:p>0,0200</text:p>
          </table:table-cell>
          <table:table-cell table:formula="of:=COUNTIF([.J$2:.K$51];&quot;=&quot;&amp;[.AQ24])/50" office:value-type="float" office:value="0.02">
            <text:p>0,0200</text:p>
          </table:table-cell>
          <table:table-cell table:formula="of:=COUNTIF([.L$2:.N$51];&quot;=&quot;&amp;[.AQ24])/50" office:value-type="float" office:value="0.02">
            <text:p>0,0200</text:p>
          </table:table-cell>
          <table:table-cell table:formula="of:=AVERAGE(INDIRECT([.AW24]&amp;&quot;$54&quot;):INDIRECT([.AW24]&amp;&quot;$69&quot;))" office:value-type="float" office:value="0.039375">
            <text:p>0,0394</text:p>
          </table:table-cell>
          <table:table-cell table:formula="of:=AVERAGEIF(INDIRECT([.AW24]&amp;&quot;$54&quot;):INDIRECT([.AW24]&amp;&quot;$69&quot;);&quot;&lt;&gt;0&quot;;INDIRECT([.AW24]&amp;&quot;$54&quot;):INDIRECT([.AW24]&amp;&quot;$69&quot;))" office:value-type="float" office:value="0.315">
            <text:p>0,3150</text:p>
          </table:table-cell>
          <table:table-cell office:value-type="string">
            <text:p>AN</text:p>
          </table:table-cell>
          <table:table-cell/>
        </table:table-row>
        <table:table-row table:style-name="ro1">
          <table:table-cell table:number-columns-repeated="2"/>
          <table:table-cell table:formula="of:=IF(NOT(ISBLANK([.D25]));SUM([.F25:.G27]);0)" office:value-type="float" office:value="0">
            <text:p>0</text:p>
          </table:table-cell>
          <table:table-cell/>
          <table:table-cell office:value-type="string">
            <text:p>Yogurt</text:p>
          </table:table-cell>
          <table:table-cell table:number-columns-repeated="2" office:value-type="float" office:value="10">
            <text:p>10</text:p>
          </table:table-cell>
          <table:table-cell table:formula="of:=[.F25]/INDIRECT(SUBSTITUTE(ADDRESS(1;COLUMN([.C25]);4);&quot;1&quot;;&quot;&quot;)&amp;(3*INT((ROW([.H25])+1)/3)-1))" office:value-type="float" office:value="0.166666666666667">
            <text:p>0,1667</text:p>
          </table:table-cell>
          <table:table-cell table:formula="of:=([.F25]+[.G25])/INDIRECT(SUBSTITUTE(ADDRESS(1;COLUMN([.C25]);4);&quot;1&quot;;&quot;&quot;)&amp;(3*INT((ROW([.H25])+1)/3)-1))" office:value-type="float" office:value="0.333333333333333">
            <text:p>0,3333</text:p>
          </table:table-cell>
          <table:table-cell office:value-type="string">
            <text:p>Fuerza bruta</text:p>
          </table:table-cell>
          <table:table-cell/>
          <table:table-cell office:value-type="string">
            <text:p>Ordenar un vector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ff5/00000000000510f1">https://codingcompetitions.withgoogle.com/kickstart/round/0000000000050ff5/00000000000510f1</text:a> </text:p>
          </table:table-cell>
          <table:table-cell table:number-columns-repeated="3"/>
          <table:table-cell table:formula="of:=IF(EXACT(COUNTIF([.L25:.N25];&quot;=&quot;&amp;[.S$1]);1);[.I25];IF(EXACT(COUNTIF([.J25:.K25];&quot;=&quot;&amp;[.S$1]);1);[.H25];0))" office:value-type="float" office:value="0.166666666666667">
            <text:p>0,17</text:p>
          </table:table-cell>
          <table:table-cell table:formula="of:=IF(EXACT(COUNTIF([.$L25:.$N25];&quot;=&quot;&amp;[.T$1]);1);[.$I25];IF(EXACT(COUNTIF([.$J25:.$K25];&quot;=&quot;&amp;[.T$1]);1);[.$H25];0))" office:value-type="float" office:value="0">
            <text:p>0</text:p>
          </table:table-cell>
          <table:table-cell table:formula="of:=IF(EXACT(COUNTIF([.$L25:.$N25];&quot;=&quot;&amp;[.U$1]);1);[.$I25];IF(EXACT(COUNTIF([.$J25:.$K25];&quot;=&quot;&amp;[.U$1]);1);[.$H25];0))" office:value-type="float" office:value="0">
            <text:p>0</text:p>
          </table:table-cell>
          <table:table-cell table:formula="of:=IF(EXACT(COUNTIF([.$L25:.$N25];&quot;=&quot;&amp;[.V$1]);1);[.$I25];IF(EXACT(COUNTIF([.$J25:.$K25];&quot;=&quot;&amp;[.V$1]);1);[.$H25];0))" office:value-type="float" office:value="0">
            <text:p>0</text:p>
          </table:table-cell>
          <table:table-cell table:formula="of:=IF(EXACT(COUNTIF([.$L25:.$N25];&quot;=&quot;&amp;[.W$1]);1);[.$I25];IF(EXACT(COUNTIF([.$J25:.$K25];&quot;=&quot;&amp;[.W$1]);1);[.$H25];0))" office:value-type="float" office:value="0">
            <text:p>0</text:p>
          </table:table-cell>
          <table:table-cell table:formula="of:=IF(EXACT(COUNTIF([.$L25:.$N25];&quot;=&quot;&amp;[.X$1]);1);[.$I25];IF(EXACT(COUNTIF([.$J25:.$K25];&quot;=&quot;&amp;[.X$1]);1);[.$H25];0))" office:value-type="float" office:value="0">
            <text:p>0</text:p>
          </table:table-cell>
          <table:table-cell table:formula="of:=IF(EXACT(COUNTIF([.$L25:.$N25];&quot;=&quot;&amp;[.Y$1]);1);[.$I25];IF(EXACT(COUNTIF([.$J25:.$K25];&quot;=&quot;&amp;[.Y$1]);1);[.$H25];0))" office:value-type="float" office:value="0">
            <text:p>0</text:p>
          </table:table-cell>
          <table:table-cell table:formula="of:=IF(EXACT(COUNTIF([.$L25:.$N25];&quot;=&quot;&amp;[.Z$1]);1);[.$I25];IF(EXACT(COUNTIF([.$J25:.$K25];&quot;=&quot;&amp;[.Z$1]);1);[.$H25];0))" office:value-type="float" office:value="0">
            <text:p>0</text:p>
          </table:table-cell>
          <table:table-cell table:formula="of:=IF(EXACT(COUNTIF([.$L25:.$N25];&quot;=&quot;&amp;[.AA$1]);1);[.$I25];IF(EXACT(COUNTIF([.$J25:.$K25];&quot;=&quot;&amp;[.AA$1]);1);[.$H25];0))" office:value-type="float" office:value="0">
            <text:p>0</text:p>
          </table:table-cell>
          <table:table-cell table:formula="of:=IF(EXACT(COUNTIF([.$L25:.$N25];&quot;=&quot;&amp;[.AB$1]);1);[.$I25];IF(EXACT(COUNTIF([.$J25:.$K25];&quot;=&quot;&amp;[.AB$1]);1);[.$H25];0))" office:value-type="float" office:value="0">
            <text:p>0</text:p>
          </table:table-cell>
          <table:table-cell table:formula="of:=IF(EXACT(COUNTIF([.$L25:.$N25];&quot;=&quot;&amp;[.AC$1]);1);[.$I25];IF(EXACT(COUNTIF([.$J25:.$K25];&quot;=&quot;&amp;[.AC$1]);1);[.$H25];0))" office:value-type="float" office:value="0">
            <text:p>0</text:p>
          </table:table-cell>
          <table:table-cell table:formula="of:=IF(EXACT(COUNTIF([.$L25:.$N25];&quot;=&quot;&amp;[.AD$1]);1);[.$I25];IF(EXACT(COUNTIF([.$J25:.$K25];&quot;=&quot;&amp;[.AD$1]);1);[.$H25];0))" office:value-type="float" office:value="0">
            <text:p>0</text:p>
          </table:table-cell>
          <table:table-cell table:formula="of:=IF(EXACT(COUNTIF([.$L25:.$N25];&quot;=&quot;&amp;[.AE$1]);1);[.$I25];IF(EXACT(COUNTIF([.$J25:.$K25];&quot;=&quot;&amp;[.AE$1]);1);[.$H25];0))" office:value-type="float" office:value="0">
            <text:p>0</text:p>
          </table:table-cell>
          <table:table-cell table:formula="of:=IF(EXACT(COUNTIF([.$L25:.$N25];&quot;=&quot;&amp;[.AF$1]);1);[.$I25];IF(EXACT(COUNTIF([.$J25:.$K25];&quot;=&quot;&amp;[.AF$1]);1);[.$H25];0))" office:value-type="float" office:value="0">
            <text:p>0</text:p>
          </table:table-cell>
          <table:table-cell table:formula="of:=IF(EXACT(COUNTIF([.$L25:.$N25];&quot;=&quot;&amp;[.AG$1]);1);[.$I25];IF(EXACT(COUNTIF([.$J25:.$K25];&quot;=&quot;&amp;[.AG$1]);1);[.$H25];0))" office:value-type="float" office:value="0">
            <text:p>0</text:p>
          </table:table-cell>
          <table:table-cell table:formula="of:=IF(EXACT(COUNTIF([.$L25:.$N25];&quot;=&quot;&amp;[.AH$1]);1);[.$I25];IF(EXACT(COUNTIF([.$J25:.$K25];&quot;=&quot;&amp;[.AH$1]);1);[.$H25];0))" office:value-type="float" office:value="0">
            <text:p>0</text:p>
          </table:table-cell>
          <table:table-cell table:formula="of:=IF(EXACT(COUNTIF([.$L25:.$N25];&quot;=&quot;&amp;[.AI$1]);1);[.$I25];IF(EXACT(COUNTIF([.$J25:.$K25];&quot;=&quot;&amp;[.AI$1]);1);[.$H25];0))" office:value-type="float" office:value="0">
            <text:p>0</text:p>
          </table:table-cell>
          <table:table-cell table:formula="of:=IF(EXACT(COUNTIF([.$L25:.$N25];&quot;=&quot;&amp;[.AJ$1]);1);[.$I25];IF(EXACT(COUNTIF([.$J25:.$K25];&quot;=&quot;&amp;[.AJ$1]);1);[.$H25];0))" office:value-type="float" office:value="0">
            <text:p>0</text:p>
          </table:table-cell>
          <table:table-cell table:formula="of:=IF(EXACT(COUNTIF([.$L25:.$N25];&quot;=&quot;&amp;[.AK$1]);1);[.$I25];IF(EXACT(COUNTIF([.$J25:.$K25];&quot;=&quot;&amp;[.AK$1]);1);[.$H25];0))" office:value-type="float" office:value="0">
            <text:p>0</text:p>
          </table:table-cell>
          <table:table-cell table:formula="of:=IF(EXACT(COUNTIF([.$L25:.$N25];&quot;=&quot;&amp;[.AL$1]);1);[.$I25];IF(EXACT(COUNTIF([.$J25:.$K25];&quot;=&quot;&amp;[.AL$1]);1);[.$H25];0))" office:value-type="float" office:value="0">
            <text:p>0</text:p>
          </table:table-cell>
          <table:table-cell table:formula="of:=IF(EXACT(COUNTIF([.$L25:.$N25];&quot;=&quot;&amp;[.AM$1]);1);[.$I25];IF(EXACT(COUNTIF([.$J25:.$K25];&quot;=&quot;&amp;[.AM$1]);1);[.$H25];0))" office:value-type="float" office:value="0">
            <text:p>0</text:p>
          </table:table-cell>
          <table:table-cell table:formula="of:=IF(EXACT(COUNTIF([.$L25:.$N25];&quot;=&quot;&amp;[.AN$1]);1);[.$I25];IF(EXACT(COUNTIF([.$J25:.$K25];&quot;=&quot;&amp;[.AN$1]);1);[.$H25];0))" office:value-type="float" office:value="0">
            <text:p>0</text:p>
          </table:table-cell>
          <table:table-cell table:formula="of:=IF(EXACT(COUNTIF([.$L25:.$N25];&quot;=&quot;&amp;[.AO$1]);1);[.$I25];IF(EXACT(COUNTIF([.$J25:.$K25];&quot;=&quot;&amp;[.AO$1]);1);[.$H25];0))" office:value-type="float" office:value="0">
            <text:p>0</text:p>
          </table:table-cell>
          <table:table-cell table:formula="of:=IF(EXACT(COUNTIF([.$L25:.$N25];&quot;=&quot;&amp;[.AP$1]);1);[.$I25];IF(EXACT(COUNTIF([.$J25:.$K25];&quot;=&quot;&amp;[.AP$1]);1);[.$H25];0))" office:value-type="float" office:value="0">
            <text:p>0</text:p>
          </table:table-cell>
          <table:table-cell office:value-type="string">
            <text:p>Sweep line algorithm</text:p>
          </table:table-cell>
          <table:table-cell table:formula="of:=COUNTIF([.J$2:.N$51];&quot;=&quot;&amp;[.AQ25])/100" office:value-type="float" office:value="0.01">
            <text:p>0,0100</text:p>
          </table:table-cell>
          <table:table-cell table:formula="of:=COUNTIF([.J$2:.K$51];&quot;=&quot;&amp;[.AQ25])/50" office:value-type="float" office:value="0.02">
            <text:p>0,0200</text:p>
          </table:table-cell>
          <table:table-cell table:formula="of:=COUNTIF([.L$2:.N$51];&quot;=&quot;&amp;[.AQ25])/50" office:value-type="float" office:value="0">
            <text:p>0,0000</text:p>
          </table:table-cell>
          <table:table-cell table:formula="of:=AVERAGE(INDIRECT([.AW25]&amp;&quot;$54&quot;):INDIRECT([.AW25]&amp;&quot;$69&quot;))" office:value-type="float" office:value="0.01125">
            <text:p>0,0113</text:p>
          </table:table-cell>
          <table:table-cell table:formula="of:=AVERAGEIF(INDIRECT([.AW25]&amp;&quot;$54&quot;):INDIRECT([.AW25]&amp;&quot;$69&quot;);&quot;&lt;&gt;0&quot;;INDIRECT([.AW25]&amp;&quot;$54&quot;):INDIRECT([.AW25]&amp;&quot;$69&quot;))" office:value-type="float" office:value="0.18">
            <text:p>0,1800</text:p>
          </table:table-cell>
          <table:table-cell office:value-type="string">
            <text:p>AO</text:p>
          </table:table-cell>
          <table:table-cell/>
        </table:table-row>
        <table:table-row table:style-name="ro1">
          <table:table-cell table:number-columns-repeated="2"/>
          <table:table-cell table:formula="of:=IF(NOT(ISBLANK([.D26]));SUM([.F26:.G28]);0)" office:value-type="float" office:value="100">
            <text:p>100</text:p>
          </table:table-cell>
          <table:table-cell office:value-type="string">
            <text:p>Ronda F</text:p>
          </table:table-cell>
          <table:table-cell office:value-type="string">
            <text:p>Common Anagram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F26]/INDIRECT(SUBSTITUTE(ADDRESS(1;COLUMN([.C26]);4);&quot;1&quot;;&quot;&quot;)&amp;(3*INT((ROW([.H26])+1)/3)-1))" office:value-type="float" office:value="0.08">
            <text:p>0,0800</text:p>
          </table:table-cell>
          <table:table-cell table:formula="of:=([.F26]+[.G26])/INDIRECT(SUBSTITUTE(ADDRESS(1;COLUMN([.C26]);4);&quot;1&quot;;&quot;&quot;)&amp;(3*INT((ROW([.H26])+1)/3)-1))" office:value-type="float" office:value="0.18">
            <text:p>0,1800</text:p>
          </table:table-cell>
          <table:table-cell office:value-type="string">
            <text:p>Fuerza bruta</text:p>
          </table:table-cell>
          <table:table-cell/>
          <table:table-cell office:value-type="string">
            <text:p>Fuerza bruta</text:p>
          </table:table-cell>
          <table:table-cell office:value-type="string">
            <text:p>Preprocesamiento</text:p>
          </table:table-cell>
          <table:table-cell/>
          <table:table-cell table:style-name="ce3" office:value-type="string">
            <text:p><text:a xlink:href="https://codingcompetitions.withgoogle.com/kickstart/round/0000000000050e07/00000000000510f2">https://codingcompetitions.withgoogle.com/kickstart/round/0000000000050e07/00000000000510f2</text:a> </text:p>
          </table:table-cell>
          <table:table-cell table:number-columns-repeated="3"/>
          <table:table-cell table:formula="of:=IF(EXACT(COUNTIF([.L26:.N26];&quot;=&quot;&amp;[.S$1]);1);[.I26];IF(EXACT(COUNTIF([.J26:.K26];&quot;=&quot;&amp;[.S$1]);1);[.H26];0))" office:value-type="float" office:value="0.18">
            <text:p>0,18</text:p>
          </table:table-cell>
          <table:table-cell table:formula="of:=IF(EXACT(COUNTIF([.$L26:.$N26];&quot;=&quot;&amp;[.T$1]);1);[.$I26];IF(EXACT(COUNTIF([.$J26:.$K26];&quot;=&quot;&amp;[.T$1]);1);[.$H26];0))" office:value-type="float" office:value="0">
            <text:p>0</text:p>
          </table:table-cell>
          <table:table-cell table:formula="of:=IF(EXACT(COUNTIF([.$L26:.$N26];&quot;=&quot;&amp;[.U$1]);1);[.$I26];IF(EXACT(COUNTIF([.$J26:.$K26];&quot;=&quot;&amp;[.U$1]);1);[.$H26];0))" office:value-type="float" office:value="0">
            <text:p>0</text:p>
          </table:table-cell>
          <table:table-cell table:formula="of:=IF(EXACT(COUNTIF([.$L26:.$N26];&quot;=&quot;&amp;[.V$1]);1);[.$I26];IF(EXACT(COUNTIF([.$J26:.$K26];&quot;=&quot;&amp;[.V$1]);1);[.$H26];0))" office:value-type="float" office:value="0">
            <text:p>0</text:p>
          </table:table-cell>
          <table:table-cell table:formula="of:=IF(EXACT(COUNTIF([.$L26:.$N26];&quot;=&quot;&amp;[.W$1]);1);[.$I26];IF(EXACT(COUNTIF([.$J26:.$K26];&quot;=&quot;&amp;[.W$1]);1);[.$H26];0))" office:value-type="float" office:value="0">
            <text:p>0</text:p>
          </table:table-cell>
          <table:table-cell table:formula="of:=IF(EXACT(COUNTIF([.$L26:.$N26];&quot;=&quot;&amp;[.X$1]);1);[.$I26];IF(EXACT(COUNTIF([.$J26:.$K26];&quot;=&quot;&amp;[.X$1]);1);[.$H26];0))" office:value-type="float" office:value="0">
            <text:p>0</text:p>
          </table:table-cell>
          <table:table-cell table:formula="of:=IF(EXACT(COUNTIF([.$L26:.$N26];&quot;=&quot;&amp;[.Y$1]);1);[.$I26];IF(EXACT(COUNTIF([.$J26:.$K26];&quot;=&quot;&amp;[.Y$1]);1);[.$H26];0))" office:value-type="float" office:value="0">
            <text:p>0</text:p>
          </table:table-cell>
          <table:table-cell table:formula="of:=IF(EXACT(COUNTIF([.$L26:.$N26];&quot;=&quot;&amp;[.Z$1]);1);[.$I26];IF(EXACT(COUNTIF([.$J26:.$K26];&quot;=&quot;&amp;[.Z$1]);1);[.$H26];0))" office:value-type="float" office:value="0">
            <text:p>0</text:p>
          </table:table-cell>
          <table:table-cell table:formula="of:=IF(EXACT(COUNTIF([.$L26:.$N26];&quot;=&quot;&amp;[.AA$1]);1);[.$I26];IF(EXACT(COUNTIF([.$J26:.$K26];&quot;=&quot;&amp;[.AA$1]);1);[.$H26];0))" office:value-type="float" office:value="0">
            <text:p>0</text:p>
          </table:table-cell>
          <table:table-cell table:formula="of:=IF(EXACT(COUNTIF([.$L26:.$N26];&quot;=&quot;&amp;[.AB$1]);1);[.$I26];IF(EXACT(COUNTIF([.$J26:.$K26];&quot;=&quot;&amp;[.AB$1]);1);[.$H26];0))" office:value-type="float" office:value="0">
            <text:p>0</text:p>
          </table:table-cell>
          <table:table-cell table:formula="of:=IF(EXACT(COUNTIF([.$L26:.$N26];&quot;=&quot;&amp;[.AC$1]);1);[.$I26];IF(EXACT(COUNTIF([.$J26:.$K26];&quot;=&quot;&amp;[.AC$1]);1);[.$H26];0))" office:value-type="float" office:value="0">
            <text:p>0</text:p>
          </table:table-cell>
          <table:table-cell table:formula="of:=IF(EXACT(COUNTIF([.$L26:.$N26];&quot;=&quot;&amp;[.AD$1]);1);[.$I26];IF(EXACT(COUNTIF([.$J26:.$K26];&quot;=&quot;&amp;[.AD$1]);1);[.$H26];0))" office:value-type="float" office:value="0">
            <text:p>0</text:p>
          </table:table-cell>
          <table:table-cell table:formula="of:=IF(EXACT(COUNTIF([.$L26:.$N26];&quot;=&quot;&amp;[.AE$1]);1);[.$I26];IF(EXACT(COUNTIF([.$J26:.$K26];&quot;=&quot;&amp;[.AE$1]);1);[.$H26];0))" office:value-type="float" office:value="0.18">
            <text:p>0,18</text:p>
          </table:table-cell>
          <table:table-cell table:formula="of:=IF(EXACT(COUNTIF([.$L26:.$N26];&quot;=&quot;&amp;[.AF$1]);1);[.$I26];IF(EXACT(COUNTIF([.$J26:.$K26];&quot;=&quot;&amp;[.AF$1]);1);[.$H26];0))" office:value-type="float" office:value="0">
            <text:p>0</text:p>
          </table:table-cell>
          <table:table-cell table:formula="of:=IF(EXACT(COUNTIF([.$L26:.$N26];&quot;=&quot;&amp;[.AG$1]);1);[.$I26];IF(EXACT(COUNTIF([.$J26:.$K26];&quot;=&quot;&amp;[.AG$1]);1);[.$H26];0))" office:value-type="float" office:value="0">
            <text:p>0</text:p>
          </table:table-cell>
          <table:table-cell table:formula="of:=IF(EXACT(COUNTIF([.$L26:.$N26];&quot;=&quot;&amp;[.AH$1]);1);[.$I26];IF(EXACT(COUNTIF([.$J26:.$K26];&quot;=&quot;&amp;[.AH$1]);1);[.$H26];0))" office:value-type="float" office:value="0">
            <text:p>0</text:p>
          </table:table-cell>
          <table:table-cell table:formula="of:=IF(EXACT(COUNTIF([.$L26:.$N26];&quot;=&quot;&amp;[.AI$1]);1);[.$I26];IF(EXACT(COUNTIF([.$J26:.$K26];&quot;=&quot;&amp;[.AI$1]);1);[.$H26];0))" office:value-type="float" office:value="0">
            <text:p>0</text:p>
          </table:table-cell>
          <table:table-cell table:formula="of:=IF(EXACT(COUNTIF([.$L26:.$N26];&quot;=&quot;&amp;[.AJ$1]);1);[.$I26];IF(EXACT(COUNTIF([.$J26:.$K26];&quot;=&quot;&amp;[.AJ$1]);1);[.$H26];0))" office:value-type="float" office:value="0">
            <text:p>0</text:p>
          </table:table-cell>
          <table:table-cell table:formula="of:=IF(EXACT(COUNTIF([.$L26:.$N26];&quot;=&quot;&amp;[.AK$1]);1);[.$I26];IF(EXACT(COUNTIF([.$J26:.$K26];&quot;=&quot;&amp;[.AK$1]);1);[.$H26];0))" office:value-type="float" office:value="0">
            <text:p>0</text:p>
          </table:table-cell>
          <table:table-cell table:formula="of:=IF(EXACT(COUNTIF([.$L26:.$N26];&quot;=&quot;&amp;[.AL$1]);1);[.$I26];IF(EXACT(COUNTIF([.$J26:.$K26];&quot;=&quot;&amp;[.AL$1]);1);[.$H26];0))" office:value-type="float" office:value="0">
            <text:p>0</text:p>
          </table:table-cell>
          <table:table-cell table:formula="of:=IF(EXACT(COUNTIF([.$L26:.$N26];&quot;=&quot;&amp;[.AM$1]);1);[.$I26];IF(EXACT(COUNTIF([.$J26:.$K26];&quot;=&quot;&amp;[.AM$1]);1);[.$H26];0))" office:value-type="float" office:value="0">
            <text:p>0</text:p>
          </table:table-cell>
          <table:table-cell table:formula="of:=IF(EXACT(COUNTIF([.$L26:.$N26];&quot;=&quot;&amp;[.AN$1]);1);[.$I26];IF(EXACT(COUNTIF([.$J26:.$K26];&quot;=&quot;&amp;[.AN$1]);1);[.$H26];0))" office:value-type="float" office:value="0">
            <text:p>0</text:p>
          </table:table-cell>
          <table:table-cell table:formula="of:=IF(EXACT(COUNTIF([.$L26:.$N26];&quot;=&quot;&amp;[.AO$1]);1);[.$I26];IF(EXACT(COUNTIF([.$J26:.$K26];&quot;=&quot;&amp;[.AO$1]);1);[.$H26];0))" office:value-type="float" office:value="0">
            <text:p>0</text:p>
          </table:table-cell>
          <table:table-cell table:formula="of:=IF(EXACT(COUNTIF([.$L26:.$N26];&quot;=&quot;&amp;[.AP$1]);1);[.$I26];IF(EXACT(COUNTIF([.$J26:.$K26];&quot;=&quot;&amp;[.AP$1]);1);[.$H26];0))" office:value-type="float" office:value="0">
            <text:p>0</text:p>
          </table:table-cell>
          <table:table-cell office:value-type="string">
            <text:p>Constructivo</text:p>
          </table:table-cell>
          <table:table-cell table:formula="of:=COUNTIF([.J$2:.N$51];&quot;=&quot;&amp;[.AQ26])/100" office:value-type="float" office:value="0.02">
            <text:p>0,0200</text:p>
          </table:table-cell>
          <table:table-cell table:formula="of:=COUNTIF([.J$2:.K$51];&quot;=&quot;&amp;[.AQ26])/50" office:value-type="float" office:value="0.02">
            <text:p>0,0200</text:p>
          </table:table-cell>
          <table:table-cell table:formula="of:=COUNTIF([.L$2:.N$51];&quot;=&quot;&amp;[.AQ26])/50" office:value-type="float" office:value="0.02">
            <text:p>0,0200</text:p>
          </table:table-cell>
          <table:table-cell table:formula="of:=AVERAGE(INDIRECT([.AW26]&amp;&quot;$54&quot;):INDIRECT([.AW26]&amp;&quot;$69&quot;))" office:value-type="float" office:value="0.0325">
            <text:p>0,0325</text:p>
          </table:table-cell>
          <table:table-cell table:formula="of:=AVERAGEIF(INDIRECT([.AW26]&amp;&quot;$54&quot;):INDIRECT([.AW26]&amp;&quot;$69&quot;);&quot;&lt;&gt;0&quot;;INDIRECT([.AW26]&amp;&quot;$54&quot;):INDIRECT([.AW26]&amp;&quot;$69&quot;))" office:value-type="float" office:value="0.52">
            <text:p>0,5200</text:p>
          </table:table-cell>
          <table:table-cell office:value-type="string">
            <text:p>AP</text:p>
          </table:table-cell>
          <table:table-cell/>
        </table:table-row>
        <table:table-row table:style-name="ro1">
          <table:table-cell table:number-columns-repeated="2"/>
          <table:table-cell table:formula="of:=IF(NOT(ISBLANK([.D27]));SUM([.F27:.G29]);0)" office:value-type="float" office:value="0">
            <text:p>0</text:p>
          </table:table-cell>
          <table:table-cell/>
          <table:table-cell office:value-type="string">
            <text:p>Specializing Villages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F27]/INDIRECT(SUBSTITUTE(ADDRESS(1;COLUMN([.C27]);4);&quot;1&quot;;&quot;&quot;)&amp;(3*INT((ROW([.H27])+1)/3)-1))" office:value-type="float" office:value="0.12">
            <text:p>0,1200</text:p>
          </table:table-cell>
          <table:table-cell table:formula="of:=([.F27]+[.G27])/INDIRECT(SUBSTITUTE(ADDRESS(1;COLUMN([.C27]);4);&quot;1&quot;;&quot;&quot;)&amp;(3*INT((ROW([.H27])+1)/3)-1))" office:value-type="float" office:value="0.3">
            <text:p>0,3000</text:p>
          </table:table-cell>
          <table:table-cell office:value-type="string">
            <text:p>Fuerza bruta</text:p>
          </table:table-cell>
          <table:table-cell/>
          <table:table-cell office:value-type="string">
            <text:p>Greedy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07/0000000000051134">https://codingcompetitions.withgoogle.com/kickstart/round/0000000000050e07/0000000000051134</text:a> </text:p>
          </table:table-cell>
          <table:table-cell table:number-columns-repeated="3"/>
          <table:table-cell table:formula="of:=IF(EXACT(COUNTIF([.L27:.N27];&quot;=&quot;&amp;[.S$1]);1);[.I27];IF(EXACT(COUNTIF([.J27:.K27];&quot;=&quot;&amp;[.S$1]);1);[.H27];0))" office:value-type="float" office:value="0.12">
            <text:p>0,12</text:p>
          </table:table-cell>
          <table:table-cell table:formula="of:=IF(EXACT(COUNTIF([.$L27:.$N27];&quot;=&quot;&amp;[.T$1]);1);[.$I27];IF(EXACT(COUNTIF([.$J27:.$K27];&quot;=&quot;&amp;[.T$1]);1);[.$H27];0))" office:value-type="float" office:value="0">
            <text:p>0</text:p>
          </table:table-cell>
          <table:table-cell table:formula="of:=IF(EXACT(COUNTIF([.$L27:.$N27];&quot;=&quot;&amp;[.U$1]);1);[.$I27];IF(EXACT(COUNTIF([.$J27:.$K27];&quot;=&quot;&amp;[.U$1]);1);[.$H27];0))" office:value-type="float" office:value="0">
            <text:p>0</text:p>
          </table:table-cell>
          <table:table-cell table:formula="of:=IF(EXACT(COUNTIF([.$L27:.$N27];&quot;=&quot;&amp;[.V$1]);1);[.$I27];IF(EXACT(COUNTIF([.$J27:.$K27];&quot;=&quot;&amp;[.V$1]);1);[.$H27];0))" office:value-type="float" office:value="0.3">
            <text:p>0,3</text:p>
          </table:table-cell>
          <table:table-cell table:formula="of:=IF(EXACT(COUNTIF([.$L27:.$N27];&quot;=&quot;&amp;[.W$1]);1);[.$I27];IF(EXACT(COUNTIF([.$J27:.$K27];&quot;=&quot;&amp;[.W$1]);1);[.$H27];0))" office:value-type="float" office:value="0">
            <text:p>0</text:p>
          </table:table-cell>
          <table:table-cell table:formula="of:=IF(EXACT(COUNTIF([.$L27:.$N27];&quot;=&quot;&amp;[.X$1]);1);[.$I27];IF(EXACT(COUNTIF([.$J27:.$K27];&quot;=&quot;&amp;[.X$1]);1);[.$H27];0))" office:value-type="float" office:value="0">
            <text:p>0</text:p>
          </table:table-cell>
          <table:table-cell table:formula="of:=IF(EXACT(COUNTIF([.$L27:.$N27];&quot;=&quot;&amp;[.Y$1]);1);[.$I27];IF(EXACT(COUNTIF([.$J27:.$K27];&quot;=&quot;&amp;[.Y$1]);1);[.$H27];0))" office:value-type="float" office:value="0">
            <text:p>0</text:p>
          </table:table-cell>
          <table:table-cell table:formula="of:=IF(EXACT(COUNTIF([.$L27:.$N27];&quot;=&quot;&amp;[.Z$1]);1);[.$I27];IF(EXACT(COUNTIF([.$J27:.$K27];&quot;=&quot;&amp;[.Z$1]);1);[.$H27];0))" office:value-type="float" office:value="0">
            <text:p>0</text:p>
          </table:table-cell>
          <table:table-cell table:formula="of:=IF(EXACT(COUNTIF([.$L27:.$N27];&quot;=&quot;&amp;[.AA$1]);1);[.$I27];IF(EXACT(COUNTIF([.$J27:.$K27];&quot;=&quot;&amp;[.AA$1]);1);[.$H27];0))" office:value-type="float" office:value="0">
            <text:p>0</text:p>
          </table:table-cell>
          <table:table-cell table:formula="of:=IF(EXACT(COUNTIF([.$L27:.$N27];&quot;=&quot;&amp;[.AB$1]);1);[.$I27];IF(EXACT(COUNTIF([.$J27:.$K27];&quot;=&quot;&amp;[.AB$1]);1);[.$H27];0))" office:value-type="float" office:value="0">
            <text:p>0</text:p>
          </table:table-cell>
          <table:table-cell table:formula="of:=IF(EXACT(COUNTIF([.$L27:.$N27];&quot;=&quot;&amp;[.AC$1]);1);[.$I27];IF(EXACT(COUNTIF([.$J27:.$K27];&quot;=&quot;&amp;[.AC$1]);1);[.$H27];0))" office:value-type="float" office:value="0">
            <text:p>0</text:p>
          </table:table-cell>
          <table:table-cell table:formula="of:=IF(EXACT(COUNTIF([.$L27:.$N27];&quot;=&quot;&amp;[.AD$1]);1);[.$I27];IF(EXACT(COUNTIF([.$J27:.$K27];&quot;=&quot;&amp;[.AD$1]);1);[.$H27];0))" office:value-type="float" office:value="0">
            <text:p>0</text:p>
          </table:table-cell>
          <table:table-cell table:formula="of:=IF(EXACT(COUNTIF([.$L27:.$N27];&quot;=&quot;&amp;[.AE$1]);1);[.$I27];IF(EXACT(COUNTIF([.$J27:.$K27];&quot;=&quot;&amp;[.AE$1]);1);[.$H27];0))" office:value-type="float" office:value="0">
            <text:p>0</text:p>
          </table:table-cell>
          <table:table-cell table:formula="of:=IF(EXACT(COUNTIF([.$L27:.$N27];&quot;=&quot;&amp;[.AF$1]);1);[.$I27];IF(EXACT(COUNTIF([.$J27:.$K27];&quot;=&quot;&amp;[.AF$1]);1);[.$H27];0))" office:value-type="float" office:value="0">
            <text:p>0</text:p>
          </table:table-cell>
          <table:table-cell table:formula="of:=IF(EXACT(COUNTIF([.$L27:.$N27];&quot;=&quot;&amp;[.AG$1]);1);[.$I27];IF(EXACT(COUNTIF([.$J27:.$K27];&quot;=&quot;&amp;[.AG$1]);1);[.$H27];0))" office:value-type="float" office:value="0">
            <text:p>0</text:p>
          </table:table-cell>
          <table:table-cell table:formula="of:=IF(EXACT(COUNTIF([.$L27:.$N27];&quot;=&quot;&amp;[.AH$1]);1);[.$I27];IF(EXACT(COUNTIF([.$J27:.$K27];&quot;=&quot;&amp;[.AH$1]);1);[.$H27];0))" office:value-type="float" office:value="0">
            <text:p>0</text:p>
          </table:table-cell>
          <table:table-cell table:formula="of:=IF(EXACT(COUNTIF([.$L27:.$N27];&quot;=&quot;&amp;[.AI$1]);1);[.$I27];IF(EXACT(COUNTIF([.$J27:.$K27];&quot;=&quot;&amp;[.AI$1]);1);[.$H27];0))" office:value-type="float" office:value="0">
            <text:p>0</text:p>
          </table:table-cell>
          <table:table-cell table:formula="of:=IF(EXACT(COUNTIF([.$L27:.$N27];&quot;=&quot;&amp;[.AJ$1]);1);[.$I27];IF(EXACT(COUNTIF([.$J27:.$K27];&quot;=&quot;&amp;[.AJ$1]);1);[.$H27];0))" office:value-type="float" office:value="0">
            <text:p>0</text:p>
          </table:table-cell>
          <table:table-cell table:formula="of:=IF(EXACT(COUNTIF([.$L27:.$N27];&quot;=&quot;&amp;[.AK$1]);1);[.$I27];IF(EXACT(COUNTIF([.$J27:.$K27];&quot;=&quot;&amp;[.AK$1]);1);[.$H27];0))" office:value-type="float" office:value="0">
            <text:p>0</text:p>
          </table:table-cell>
          <table:table-cell table:formula="of:=IF(EXACT(COUNTIF([.$L27:.$N27];&quot;=&quot;&amp;[.AL$1]);1);[.$I27];IF(EXACT(COUNTIF([.$J27:.$K27];&quot;=&quot;&amp;[.AL$1]);1);[.$H27];0))" office:value-type="float" office:value="0">
            <text:p>0</text:p>
          </table:table-cell>
          <table:table-cell table:formula="of:=IF(EXACT(COUNTIF([.$L27:.$N27];&quot;=&quot;&amp;[.AM$1]);1);[.$I27];IF(EXACT(COUNTIF([.$J27:.$K27];&quot;=&quot;&amp;[.AM$1]);1);[.$H27];0))" office:value-type="float" office:value="0">
            <text:p>0</text:p>
          </table:table-cell>
          <table:table-cell table:formula="of:=IF(EXACT(COUNTIF([.$L27:.$N27];&quot;=&quot;&amp;[.AN$1]);1);[.$I27];IF(EXACT(COUNTIF([.$J27:.$K27];&quot;=&quot;&amp;[.AN$1]);1);[.$H27];0))" office:value-type="float" office:value="0">
            <text:p>0</text:p>
          </table:table-cell>
          <table:table-cell table:formula="of:=IF(EXACT(COUNTIF([.$L27:.$N27];&quot;=&quot;&amp;[.AO$1]);1);[.$I27];IF(EXACT(COUNTIF([.$J27:.$K27];&quot;=&quot;&amp;[.AO$1]);1);[.$H27];0))" office:value-type="float" office:value="0">
            <text:p>0</text:p>
          </table:table-cell>
          <table:table-cell table:formula="of:=IF(EXACT(COUNTIF([.$L27:.$N27];&quot;=&quot;&amp;[.AP$1]);1);[.$I27];IF(EXACT(COUNTIF([.$J27:.$K27];&quot;=&quot;&amp;[.AP$1]);1);[.$H27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28]));SUM([.F28:.G30]);0)" office:value-type="float" office:value="0">
            <text:p>0</text:p>
          </table:table-cell>
          <table:table-cell/>
          <table:table-cell office:value-type="string">
            <text:p>Palindromic Sequence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[.F28]/INDIRECT(SUBSTITUTE(ADDRESS(1;COLUMN([.C28]);4);&quot;1&quot;;&quot;&quot;)&amp;(3*INT((ROW([.H28])+1)/3)-1))" office:value-type="float" office:value="0.22">
            <text:p>0,2200</text:p>
          </table:table-cell>
          <table:table-cell table:formula="of:=([.F28]+[.G28])/INDIRECT(SUBSTITUTE(ADDRESS(1;COLUMN([.C28]);4);&quot;1&quot;;&quot;&quot;)&amp;(3*INT((ROW([.H28])+1)/3)-1))" office:value-type="float" office:value="0.52">
            <text:p>0,5200</text:p>
          </table:table-cell>
          <table:table-cell office:value-type="string">
            <text:p>Constructivo</text:p>
          </table:table-cell>
          <table:table-cell/>
          <table:table-cell office:value-type="string">
            <text:p>Simplificación del problema</text:p>
          </table:table-cell>
          <table:table-cell office:value-type="string">
            <text:p>Constructivo</text:p>
          </table:table-cell>
          <table:table-cell/>
          <table:table-cell table:style-name="ce3" office:value-type="string">
            <text:p><text:a xlink:href="https://codingcompetitions.withgoogle.com/kickstart/round/0000000000050e07/0000000000051186">https://codingcompetitions.withgoogle.com/kickstart/round/0000000000050e07/0000000000051186</text:a> </text:p>
          </table:table-cell>
          <table:table-cell table:number-columns-repeated="3"/>
          <table:table-cell table:formula="of:=IF(EXACT(COUNTIF([.L28:.N28];&quot;=&quot;&amp;[.S$1]);1);[.I28];IF(EXACT(COUNTIF([.J28:.K28];&quot;=&quot;&amp;[.S$1]);1);[.H28];0))" office:value-type="float" office:value="0">
            <text:p>0</text:p>
          </table:table-cell>
          <table:table-cell table:formula="of:=IF(EXACT(COUNTIF([.$L28:.$N28];&quot;=&quot;&amp;[.T$1]);1);[.$I28];IF(EXACT(COUNTIF([.$J28:.$K28];&quot;=&quot;&amp;[.T$1]);1);[.$H28];0))" office:value-type="float" office:value="0">
            <text:p>0</text:p>
          </table:table-cell>
          <table:table-cell table:formula="of:=IF(EXACT(COUNTIF([.$L28:.$N28];&quot;=&quot;&amp;[.U$1]);1);[.$I28];IF(EXACT(COUNTIF([.$J28:.$K28];&quot;=&quot;&amp;[.U$1]);1);[.$H28];0))" office:value-type="float" office:value="0.52">
            <text:p>0,52</text:p>
          </table:table-cell>
          <table:table-cell table:formula="of:=IF(EXACT(COUNTIF([.$L28:.$N28];&quot;=&quot;&amp;[.V$1]);1);[.$I28];IF(EXACT(COUNTIF([.$J28:.$K28];&quot;=&quot;&amp;[.V$1]);1);[.$H28];0))" office:value-type="float" office:value="0">
            <text:p>0</text:p>
          </table:table-cell>
          <table:table-cell table:formula="of:=IF(EXACT(COUNTIF([.$L28:.$N28];&quot;=&quot;&amp;[.W$1]);1);[.$I28];IF(EXACT(COUNTIF([.$J28:.$K28];&quot;=&quot;&amp;[.W$1]);1);[.$H28];0))" office:value-type="float" office:value="0">
            <text:p>0</text:p>
          </table:table-cell>
          <table:table-cell table:formula="of:=IF(EXACT(COUNTIF([.$L28:.$N28];&quot;=&quot;&amp;[.X$1]);1);[.$I28];IF(EXACT(COUNTIF([.$J28:.$K28];&quot;=&quot;&amp;[.X$1]);1);[.$H28];0))" office:value-type="float" office:value="0">
            <text:p>0</text:p>
          </table:table-cell>
          <table:table-cell table:formula="of:=IF(EXACT(COUNTIF([.$L28:.$N28];&quot;=&quot;&amp;[.Y$1]);1);[.$I28];IF(EXACT(COUNTIF([.$J28:.$K28];&quot;=&quot;&amp;[.Y$1]);1);[.$H28];0))" office:value-type="float" office:value="0">
            <text:p>0</text:p>
          </table:table-cell>
          <table:table-cell table:formula="of:=IF(EXACT(COUNTIF([.$L28:.$N28];&quot;=&quot;&amp;[.Z$1]);1);[.$I28];IF(EXACT(COUNTIF([.$J28:.$K28];&quot;=&quot;&amp;[.Z$1]);1);[.$H28];0))" office:value-type="float" office:value="0">
            <text:p>0</text:p>
          </table:table-cell>
          <table:table-cell table:formula="of:=IF(EXACT(COUNTIF([.$L28:.$N28];&quot;=&quot;&amp;[.AA$1]);1);[.$I28];IF(EXACT(COUNTIF([.$J28:.$K28];&quot;=&quot;&amp;[.AA$1]);1);[.$H28];0))" office:value-type="float" office:value="0">
            <text:p>0</text:p>
          </table:table-cell>
          <table:table-cell table:formula="of:=IF(EXACT(COUNTIF([.$L28:.$N28];&quot;=&quot;&amp;[.AB$1]);1);[.$I28];IF(EXACT(COUNTIF([.$J28:.$K28];&quot;=&quot;&amp;[.AB$1]);1);[.$H28];0))" office:value-type="float" office:value="0">
            <text:p>0</text:p>
          </table:table-cell>
          <table:table-cell table:formula="of:=IF(EXACT(COUNTIF([.$L28:.$N28];&quot;=&quot;&amp;[.AC$1]);1);[.$I28];IF(EXACT(COUNTIF([.$J28:.$K28];&quot;=&quot;&amp;[.AC$1]);1);[.$H28];0))" office:value-type="float" office:value="0">
            <text:p>0</text:p>
          </table:table-cell>
          <table:table-cell table:formula="of:=IF(EXACT(COUNTIF([.$L28:.$N28];&quot;=&quot;&amp;[.AD$1]);1);[.$I28];IF(EXACT(COUNTIF([.$J28:.$K28];&quot;=&quot;&amp;[.AD$1]);1);[.$H28];0))" office:value-type="float" office:value="0">
            <text:p>0</text:p>
          </table:table-cell>
          <table:table-cell table:formula="of:=IF(EXACT(COUNTIF([.$L28:.$N28];&quot;=&quot;&amp;[.AE$1]);1);[.$I28];IF(EXACT(COUNTIF([.$J28:.$K28];&quot;=&quot;&amp;[.AE$1]);1);[.$H28];0))" office:value-type="float" office:value="0">
            <text:p>0</text:p>
          </table:table-cell>
          <table:table-cell table:formula="of:=IF(EXACT(COUNTIF([.$L28:.$N28];&quot;=&quot;&amp;[.AF$1]);1);[.$I28];IF(EXACT(COUNTIF([.$J28:.$K28];&quot;=&quot;&amp;[.AF$1]);1);[.$H28];0))" office:value-type="float" office:value="0">
            <text:p>0</text:p>
          </table:table-cell>
          <table:table-cell table:formula="of:=IF(EXACT(COUNTIF([.$L28:.$N28];&quot;=&quot;&amp;[.AG$1]);1);[.$I28];IF(EXACT(COUNTIF([.$J28:.$K28];&quot;=&quot;&amp;[.AG$1]);1);[.$H28];0))" office:value-type="float" office:value="0">
            <text:p>0</text:p>
          </table:table-cell>
          <table:table-cell table:formula="of:=IF(EXACT(COUNTIF([.$L28:.$N28];&quot;=&quot;&amp;[.AH$1]);1);[.$I28];IF(EXACT(COUNTIF([.$J28:.$K28];&quot;=&quot;&amp;[.AH$1]);1);[.$H28];0))" office:value-type="float" office:value="0">
            <text:p>0</text:p>
          </table:table-cell>
          <table:table-cell table:formula="of:=IF(EXACT(COUNTIF([.$L28:.$N28];&quot;=&quot;&amp;[.AI$1]);1);[.$I28];IF(EXACT(COUNTIF([.$J28:.$K28];&quot;=&quot;&amp;[.AI$1]);1);[.$H28];0))" office:value-type="float" office:value="0">
            <text:p>0</text:p>
          </table:table-cell>
          <table:table-cell table:formula="of:=IF(EXACT(COUNTIF([.$L28:.$N28];&quot;=&quot;&amp;[.AJ$1]);1);[.$I28];IF(EXACT(COUNTIF([.$J28:.$K28];&quot;=&quot;&amp;[.AJ$1]);1);[.$H28];0))" office:value-type="float" office:value="0">
            <text:p>0</text:p>
          </table:table-cell>
          <table:table-cell table:formula="of:=IF(EXACT(COUNTIF([.$L28:.$N28];&quot;=&quot;&amp;[.AK$1]);1);[.$I28];IF(EXACT(COUNTIF([.$J28:.$K28];&quot;=&quot;&amp;[.AK$1]);1);[.$H28];0))" office:value-type="float" office:value="0">
            <text:p>0</text:p>
          </table:table-cell>
          <table:table-cell table:formula="of:=IF(EXACT(COUNTIF([.$L28:.$N28];&quot;=&quot;&amp;[.AL$1]);1);[.$I28];IF(EXACT(COUNTIF([.$J28:.$K28];&quot;=&quot;&amp;[.AL$1]);1);[.$H28];0))" office:value-type="float" office:value="0">
            <text:p>0</text:p>
          </table:table-cell>
          <table:table-cell table:formula="of:=IF(EXACT(COUNTIF([.$L28:.$N28];&quot;=&quot;&amp;[.AM$1]);1);[.$I28];IF(EXACT(COUNTIF([.$J28:.$K28];&quot;=&quot;&amp;[.AM$1]);1);[.$H28];0))" office:value-type="float" office:value="0">
            <text:p>0</text:p>
          </table:table-cell>
          <table:table-cell table:formula="of:=IF(EXACT(COUNTIF([.$L28:.$N28];&quot;=&quot;&amp;[.AN$1]);1);[.$I28];IF(EXACT(COUNTIF([.$J28:.$K28];&quot;=&quot;&amp;[.AN$1]);1);[.$H28];0))" office:value-type="float" office:value="0">
            <text:p>0</text:p>
          </table:table-cell>
          <table:table-cell table:formula="of:=IF(EXACT(COUNTIF([.$L28:.$N28];&quot;=&quot;&amp;[.AO$1]);1);[.$I28];IF(EXACT(COUNTIF([.$J28:.$K28];&quot;=&quot;&amp;[.AO$1]);1);[.$H28];0))" office:value-type="float" office:value="0">
            <text:p>0</text:p>
          </table:table-cell>
          <table:table-cell table:formula="of:=IF(EXACT(COUNTIF([.$L28:.$N28];&quot;=&quot;&amp;[.AP$1]);1);[.$I28];IF(EXACT(COUNTIF([.$J28:.$K28];&quot;=&quot;&amp;[.AP$1]);1);[.$H28];0))" office:value-type="float" office:value="0.52">
            <text:p>0,5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29]));SUM([.F29:.G31]);0)" office:value-type="float" office:value="100">
            <text:p>100</text:p>
          </table:table-cell>
          <table:table-cell office:value-type="string">
            <text:p>Ronda G</text:p>
          </table:table-cell>
          <table:table-cell office:value-type="string">
            <text:p>Product Triplet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F29]/INDIRECT(SUBSTITUTE(ADDRESS(1;COLUMN([.C29]);4);&quot;1&quot;;&quot;&quot;)&amp;(3*INT((ROW([.H29])+1)/3)-1))" office:value-type="float" office:value="0.05">
            <text:p>0,0500</text:p>
          </table:table-cell>
          <table:table-cell table:formula="of:=([.F29]+[.G29])/INDIRECT(SUBSTITUTE(ADDRESS(1;COLUMN([.C29]);4);&quot;1&quot;;&quot;&quot;)&amp;(3*INT((ROW([.H29])+1)/3)-1))" office:value-type="float" office:value="0.17">
            <text:p>0,17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1066/0000000000051187">https://codingcompetitions.withgoogle.com/kickstart/round/0000000000051066/0000000000051187</text:a> </text:p>
          </table:table-cell>
          <table:table-cell table:number-columns-repeated="3"/>
          <table:table-cell table:formula="of:=IF(EXACT(COUNTIF([.L29:.N29];&quot;=&quot;&amp;[.S$1]);1);[.I29];IF(EXACT(COUNTIF([.J29:.K29];&quot;=&quot;&amp;[.S$1]);1);[.H29];0))" office:value-type="float" office:value="0.05">
            <text:p>0,05</text:p>
          </table:table-cell>
          <table:table-cell table:formula="of:=IF(EXACT(COUNTIF([.$L29:.$N29];&quot;=&quot;&amp;[.T$1]);1);[.$I29];IF(EXACT(COUNTIF([.$J29:.$K29];&quot;=&quot;&amp;[.T$1]);1);[.$H29];0))" office:value-type="float" office:value="0">
            <text:p>0</text:p>
          </table:table-cell>
          <table:table-cell table:formula="of:=IF(EXACT(COUNTIF([.$L29:.$N29];&quot;=&quot;&amp;[.U$1]);1);[.$I29];IF(EXACT(COUNTIF([.$J29:.$K29];&quot;=&quot;&amp;[.U$1]);1);[.$H29];0))" office:value-type="float" office:value="0.17">
            <text:p>0,17</text:p>
          </table:table-cell>
          <table:table-cell table:formula="of:=IF(EXACT(COUNTIF([.$L29:.$N29];&quot;=&quot;&amp;[.V$1]);1);[.$I29];IF(EXACT(COUNTIF([.$J29:.$K29];&quot;=&quot;&amp;[.V$1]);1);[.$H29];0))" office:value-type="float" office:value="0">
            <text:p>0</text:p>
          </table:table-cell>
          <table:table-cell table:formula="of:=IF(EXACT(COUNTIF([.$L29:.$N29];&quot;=&quot;&amp;[.W$1]);1);[.$I29];IF(EXACT(COUNTIF([.$J29:.$K29];&quot;=&quot;&amp;[.W$1]);1);[.$H29];0))" office:value-type="float" office:value="0">
            <text:p>0</text:p>
          </table:table-cell>
          <table:table-cell table:formula="of:=IF(EXACT(COUNTIF([.$L29:.$N29];&quot;=&quot;&amp;[.X$1]);1);[.$I29];IF(EXACT(COUNTIF([.$J29:.$K29];&quot;=&quot;&amp;[.X$1]);1);[.$H29];0))" office:value-type="float" office:value="0">
            <text:p>0</text:p>
          </table:table-cell>
          <table:table-cell table:formula="of:=IF(EXACT(COUNTIF([.$L29:.$N29];&quot;=&quot;&amp;[.Y$1]);1);[.$I29];IF(EXACT(COUNTIF([.$J29:.$K29];&quot;=&quot;&amp;[.Y$1]);1);[.$H29];0))" office:value-type="float" office:value="0">
            <text:p>0</text:p>
          </table:table-cell>
          <table:table-cell table:formula="of:=IF(EXACT(COUNTIF([.$L29:.$N29];&quot;=&quot;&amp;[.Z$1]);1);[.$I29];IF(EXACT(COUNTIF([.$J29:.$K29];&quot;=&quot;&amp;[.Z$1]);1);[.$H29];0))" office:value-type="float" office:value="0">
            <text:p>0</text:p>
          </table:table-cell>
          <table:table-cell table:formula="of:=IF(EXACT(COUNTIF([.$L29:.$N29];&quot;=&quot;&amp;[.AA$1]);1);[.$I29];IF(EXACT(COUNTIF([.$J29:.$K29];&quot;=&quot;&amp;[.AA$1]);1);[.$H29];0))" office:value-type="float" office:value="0">
            <text:p>0</text:p>
          </table:table-cell>
          <table:table-cell table:formula="of:=IF(EXACT(COUNTIF([.$L29:.$N29];&quot;=&quot;&amp;[.AB$1]);1);[.$I29];IF(EXACT(COUNTIF([.$J29:.$K29];&quot;=&quot;&amp;[.AB$1]);1);[.$H29];0))" office:value-type="float" office:value="0">
            <text:p>0</text:p>
          </table:table-cell>
          <table:table-cell table:formula="of:=IF(EXACT(COUNTIF([.$L29:.$N29];&quot;=&quot;&amp;[.AC$1]);1);[.$I29];IF(EXACT(COUNTIF([.$J29:.$K29];&quot;=&quot;&amp;[.AC$1]);1);[.$H29];0))" office:value-type="float" office:value="0">
            <text:p>0</text:p>
          </table:table-cell>
          <table:table-cell table:formula="of:=IF(EXACT(COUNTIF([.$L29:.$N29];&quot;=&quot;&amp;[.AD$1]);1);[.$I29];IF(EXACT(COUNTIF([.$J29:.$K29];&quot;=&quot;&amp;[.AD$1]);1);[.$H29];0))" office:value-type="float" office:value="0">
            <text:p>0</text:p>
          </table:table-cell>
          <table:table-cell table:formula="of:=IF(EXACT(COUNTIF([.$L29:.$N29];&quot;=&quot;&amp;[.AE$1]);1);[.$I29];IF(EXACT(COUNTIF([.$J29:.$K29];&quot;=&quot;&amp;[.AE$1]);1);[.$H29];0))" office:value-type="float" office:value="0">
            <text:p>0</text:p>
          </table:table-cell>
          <table:table-cell table:formula="of:=IF(EXACT(COUNTIF([.$L29:.$N29];&quot;=&quot;&amp;[.AF$1]);1);[.$I29];IF(EXACT(COUNTIF([.$J29:.$K29];&quot;=&quot;&amp;[.AF$1]);1);[.$H29];0))" office:value-type="float" office:value="0">
            <text:p>0</text:p>
          </table:table-cell>
          <table:table-cell table:formula="of:=IF(EXACT(COUNTIF([.$L29:.$N29];&quot;=&quot;&amp;[.AG$1]);1);[.$I29];IF(EXACT(COUNTIF([.$J29:.$K29];&quot;=&quot;&amp;[.AG$1]);1);[.$H29];0))" office:value-type="float" office:value="0">
            <text:p>0</text:p>
          </table:table-cell>
          <table:table-cell table:formula="of:=IF(EXACT(COUNTIF([.$L29:.$N29];&quot;=&quot;&amp;[.AH$1]);1);[.$I29];IF(EXACT(COUNTIF([.$J29:.$K29];&quot;=&quot;&amp;[.AH$1]);1);[.$H29];0))" office:value-type="float" office:value="0">
            <text:p>0</text:p>
          </table:table-cell>
          <table:table-cell table:formula="of:=IF(EXACT(COUNTIF([.$L29:.$N29];&quot;=&quot;&amp;[.AI$1]);1);[.$I29];IF(EXACT(COUNTIF([.$J29:.$K29];&quot;=&quot;&amp;[.AI$1]);1);[.$H29];0))" office:value-type="float" office:value="0">
            <text:p>0</text:p>
          </table:table-cell>
          <table:table-cell table:formula="of:=IF(EXACT(COUNTIF([.$L29:.$N29];&quot;=&quot;&amp;[.AJ$1]);1);[.$I29];IF(EXACT(COUNTIF([.$J29:.$K29];&quot;=&quot;&amp;[.AJ$1]);1);[.$H29];0))" office:value-type="float" office:value="0">
            <text:p>0</text:p>
          </table:table-cell>
          <table:table-cell table:formula="of:=IF(EXACT(COUNTIF([.$L29:.$N29];&quot;=&quot;&amp;[.AK$1]);1);[.$I29];IF(EXACT(COUNTIF([.$J29:.$K29];&quot;=&quot;&amp;[.AK$1]);1);[.$H29];0))" office:value-type="float" office:value="0">
            <text:p>0</text:p>
          </table:table-cell>
          <table:table-cell table:formula="of:=IF(EXACT(COUNTIF([.$L29:.$N29];&quot;=&quot;&amp;[.AL$1]);1);[.$I29];IF(EXACT(COUNTIF([.$J29:.$K29];&quot;=&quot;&amp;[.AL$1]);1);[.$H29];0))" office:value-type="float" office:value="0">
            <text:p>0</text:p>
          </table:table-cell>
          <table:table-cell table:formula="of:=IF(EXACT(COUNTIF([.$L29:.$N29];&quot;=&quot;&amp;[.AM$1]);1);[.$I29];IF(EXACT(COUNTIF([.$J29:.$K29];&quot;=&quot;&amp;[.AM$1]);1);[.$H29];0))" office:value-type="float" office:value="0">
            <text:p>0</text:p>
          </table:table-cell>
          <table:table-cell table:formula="of:=IF(EXACT(COUNTIF([.$L29:.$N29];&quot;=&quot;&amp;[.AN$1]);1);[.$I29];IF(EXACT(COUNTIF([.$J29:.$K29];&quot;=&quot;&amp;[.AN$1]);1);[.$H29];0))" office:value-type="float" office:value="0">
            <text:p>0</text:p>
          </table:table-cell>
          <table:table-cell table:formula="of:=IF(EXACT(COUNTIF([.$L29:.$N29];&quot;=&quot;&amp;[.AO$1]);1);[.$I29];IF(EXACT(COUNTIF([.$J29:.$K29];&quot;=&quot;&amp;[.AO$1]);1);[.$H29];0))" office:value-type="float" office:value="0">
            <text:p>0</text:p>
          </table:table-cell>
          <table:table-cell table:formula="of:=IF(EXACT(COUNTIF([.$L29:.$N29];&quot;=&quot;&amp;[.AP$1]);1);[.$I29];IF(EXACT(COUNTIF([.$J29:.$K29];&quot;=&quot;&amp;[.AP$1]);1);[.$H29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0]));SUM([.F30:.G32]);0)" office:value-type="float" office:value="0">
            <text:p>0</text:p>
          </table:table-cell>
          <table:table-cell/>
          <table:table-cell office:value-type="string">
            <text:p>Combining Cla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[.F30]/INDIRECT(SUBSTITUTE(ADDRESS(1;COLUMN([.C30]);4);&quot;1&quot;;&quot;&quot;)&amp;(3*INT((ROW([.H30])+1)/3)-1))" office:value-type="float" office:value="0.16">
            <text:p>0,1600</text:p>
          </table:table-cell>
          <table:table-cell table:formula="of:=([.F30]+[.G30])/INDIRECT(SUBSTITUTE(ADDRESS(1;COLUMN([.C30]);4);&quot;1&quot;;&quot;&quot;)&amp;(3*INT((ROW([.H30])+1)/3)-1))" office:value-type="float" office:value="0.37">
            <text:p>0,3700</text:p>
          </table:table-cell>
          <table:table-cell office:value-type="string">
            <text:p>Búsqueda binaria</text:p>
          </table:table-cell>
          <table:table-cell/>
          <table:table-cell office:value-type="string">
            <text:p>Árbol de segmento</text:p>
          </table:table-cell>
          <table:table-cell office:value-type="string">
            <text:p>Suma prefija</text:p>
          </table:table-cell>
          <table:table-cell office:value-type="string">
            <text:p>Búsqueda binaria</text:p>
          </table:table-cell>
          <table:table-cell table:style-name="ce3" office:value-type="string">
            <text:p><text:a xlink:href="https://codingcompetitions.withgoogle.com/kickstart/round/0000000000051066/0000000000051007">https://codingcompetitions.withgoogle.com/kickstart/round/0000000000051066/0000000000051007</text:a> </text:p>
          </table:table-cell>
          <table:table-cell table:number-columns-repeated="3"/>
          <table:table-cell table:formula="of:=IF(EXACT(COUNTIF([.L30:.N30];&quot;=&quot;&amp;[.S$1]);1);[.I30];IF(EXACT(COUNTIF([.J30:.K30];&quot;=&quot;&amp;[.S$1]);1);[.H30];0))" office:value-type="float" office:value="0">
            <text:p>0</text:p>
          </table:table-cell>
          <table:table-cell table:formula="of:=IF(EXACT(COUNTIF([.$L30:.$N30];&quot;=&quot;&amp;[.T$1]);1);[.$I30];IF(EXACT(COUNTIF([.$J30:.$K30];&quot;=&quot;&amp;[.T$1]);1);[.$H30];0))" office:value-type="float" office:value="0">
            <text:p>0</text:p>
          </table:table-cell>
          <table:table-cell table:formula="of:=IF(EXACT(COUNTIF([.$L30:.$N30];&quot;=&quot;&amp;[.U$1]);1);[.$I30];IF(EXACT(COUNTIF([.$J30:.$K30];&quot;=&quot;&amp;[.U$1]);1);[.$H30];0))" office:value-type="float" office:value="0">
            <text:p>0</text:p>
          </table:table-cell>
          <table:table-cell table:formula="of:=IF(EXACT(COUNTIF([.$L30:.$N30];&quot;=&quot;&amp;[.V$1]);1);[.$I30];IF(EXACT(COUNTIF([.$J30:.$K30];&quot;=&quot;&amp;[.V$1]);1);[.$H30];0))" office:value-type="float" office:value="0">
            <text:p>0</text:p>
          </table:table-cell>
          <table:table-cell table:formula="of:=IF(EXACT(COUNTIF([.$L30:.$N30];&quot;=&quot;&amp;[.W$1]);1);[.$I30];IF(EXACT(COUNTIF([.$J30:.$K30];&quot;=&quot;&amp;[.W$1]);1);[.$H30];0))" office:value-type="float" office:value="0.37">
            <text:p>0,37</text:p>
          </table:table-cell>
          <table:table-cell table:formula="of:=IF(EXACT(COUNTIF([.$L30:.$N30];&quot;=&quot;&amp;[.X$1]);1);[.$I30];IF(EXACT(COUNTIF([.$J30:.$K30];&quot;=&quot;&amp;[.X$1]);1);[.$H30];0))" office:value-type="float" office:value="0">
            <text:p>0</text:p>
          </table:table-cell>
          <table:table-cell table:formula="of:=IF(EXACT(COUNTIF([.$L30:.$N30];&quot;=&quot;&amp;[.Y$1]);1);[.$I30];IF(EXACT(COUNTIF([.$J30:.$K30];&quot;=&quot;&amp;[.Y$1]);1);[.$H30];0))" office:value-type="float" office:value="0">
            <text:p>0</text:p>
          </table:table-cell>
          <table:table-cell table:formula="of:=IF(EXACT(COUNTIF([.$L30:.$N30];&quot;=&quot;&amp;[.Z$1]);1);[.$I30];IF(EXACT(COUNTIF([.$J30:.$K30];&quot;=&quot;&amp;[.Z$1]);1);[.$H30];0))" office:value-type="float" office:value="0.37">
            <text:p>0,37</text:p>
          </table:table-cell>
          <table:table-cell table:formula="of:=IF(EXACT(COUNTIF([.$L30:.$N30];&quot;=&quot;&amp;[.AA$1]);1);[.$I30];IF(EXACT(COUNTIF([.$J30:.$K30];&quot;=&quot;&amp;[.AA$1]);1);[.$H30];0))" office:value-type="float" office:value="0">
            <text:p>0</text:p>
          </table:table-cell>
          <table:table-cell table:formula="of:=IF(EXACT(COUNTIF([.$L30:.$N30];&quot;=&quot;&amp;[.AB$1]);1);[.$I30];IF(EXACT(COUNTIF([.$J30:.$K30];&quot;=&quot;&amp;[.AB$1]);1);[.$H30];0))" office:value-type="float" office:value="0">
            <text:p>0</text:p>
          </table:table-cell>
          <table:table-cell table:formula="of:=IF(EXACT(COUNTIF([.$L30:.$N30];&quot;=&quot;&amp;[.AC$1]);1);[.$I30];IF(EXACT(COUNTIF([.$J30:.$K30];&quot;=&quot;&amp;[.AC$1]);1);[.$H30];0))" office:value-type="float" office:value="0">
            <text:p>0</text:p>
          </table:table-cell>
          <table:table-cell table:formula="of:=IF(EXACT(COUNTIF([.$L30:.$N30];&quot;=&quot;&amp;[.AD$1]);1);[.$I30];IF(EXACT(COUNTIF([.$J30:.$K30];&quot;=&quot;&amp;[.AD$1]);1);[.$H30];0))" office:value-type="float" office:value="0">
            <text:p>0</text:p>
          </table:table-cell>
          <table:table-cell table:formula="of:=IF(EXACT(COUNTIF([.$L30:.$N30];&quot;=&quot;&amp;[.AE$1]);1);[.$I30];IF(EXACT(COUNTIF([.$J30:.$K30];&quot;=&quot;&amp;[.AE$1]);1);[.$H30];0))" office:value-type="float" office:value="0">
            <text:p>0</text:p>
          </table:table-cell>
          <table:table-cell table:formula="of:=IF(EXACT(COUNTIF([.$L30:.$N30];&quot;=&quot;&amp;[.AF$1]);1);[.$I30];IF(EXACT(COUNTIF([.$J30:.$K30];&quot;=&quot;&amp;[.AF$1]);1);[.$H30];0))" office:value-type="float" office:value="0">
            <text:p>0</text:p>
          </table:table-cell>
          <table:table-cell table:formula="of:=IF(EXACT(COUNTIF([.$L30:.$N30];&quot;=&quot;&amp;[.AG$1]);1);[.$I30];IF(EXACT(COUNTIF([.$J30:.$K30];&quot;=&quot;&amp;[.AG$1]);1);[.$H30];0))" office:value-type="float" office:value="0">
            <text:p>0</text:p>
          </table:table-cell>
          <table:table-cell table:formula="of:=IF(EXACT(COUNTIF([.$L30:.$N30];&quot;=&quot;&amp;[.AH$1]);1);[.$I30];IF(EXACT(COUNTIF([.$J30:.$K30];&quot;=&quot;&amp;[.AH$1]);1);[.$H30];0))" office:value-type="float" office:value="0">
            <text:p>0</text:p>
          </table:table-cell>
          <table:table-cell table:formula="of:=IF(EXACT(COUNTIF([.$L30:.$N30];&quot;=&quot;&amp;[.AI$1]);1);[.$I30];IF(EXACT(COUNTIF([.$J30:.$K30];&quot;=&quot;&amp;[.AI$1]);1);[.$H30];0))" office:value-type="float" office:value="0.37">
            <text:p>0,37</text:p>
          </table:table-cell>
          <table:table-cell table:formula="of:=IF(EXACT(COUNTIF([.$L30:.$N30];&quot;=&quot;&amp;[.AJ$1]);1);[.$I30];IF(EXACT(COUNTIF([.$J30:.$K30];&quot;=&quot;&amp;[.AJ$1]);1);[.$H30];0))" office:value-type="float" office:value="0">
            <text:p>0</text:p>
          </table:table-cell>
          <table:table-cell table:formula="of:=IF(EXACT(COUNTIF([.$L30:.$N30];&quot;=&quot;&amp;[.AK$1]);1);[.$I30];IF(EXACT(COUNTIF([.$J30:.$K30];&quot;=&quot;&amp;[.AK$1]);1);[.$H30];0))" office:value-type="float" office:value="0">
            <text:p>0</text:p>
          </table:table-cell>
          <table:table-cell table:formula="of:=IF(EXACT(COUNTIF([.$L30:.$N30];&quot;=&quot;&amp;[.AL$1]);1);[.$I30];IF(EXACT(COUNTIF([.$J30:.$K30];&quot;=&quot;&amp;[.AL$1]);1);[.$H30];0))" office:value-type="float" office:value="0">
            <text:p>0</text:p>
          </table:table-cell>
          <table:table-cell table:formula="of:=IF(EXACT(COUNTIF([.$L30:.$N30];&quot;=&quot;&amp;[.AM$1]);1);[.$I30];IF(EXACT(COUNTIF([.$J30:.$K30];&quot;=&quot;&amp;[.AM$1]);1);[.$H30];0))" office:value-type="float" office:value="0">
            <text:p>0</text:p>
          </table:table-cell>
          <table:table-cell table:formula="of:=IF(EXACT(COUNTIF([.$L30:.$N30];&quot;=&quot;&amp;[.AN$1]);1);[.$I30];IF(EXACT(COUNTIF([.$J30:.$K30];&quot;=&quot;&amp;[.AN$1]);1);[.$H30];0))" office:value-type="float" office:value="0">
            <text:p>0</text:p>
          </table:table-cell>
          <table:table-cell table:formula="of:=IF(EXACT(COUNTIF([.$L30:.$N30];&quot;=&quot;&amp;[.AO$1]);1);[.$I30];IF(EXACT(COUNTIF([.$J30:.$K30];&quot;=&quot;&amp;[.AO$1]);1);[.$H30];0))" office:value-type="float" office:value="0">
            <text:p>0</text:p>
          </table:table-cell>
          <table:table-cell table:formula="of:=IF(EXACT(COUNTIF([.$L30:.$N30];&quot;=&quot;&amp;[.AP$1]);1);[.$I30];IF(EXACT(COUNTIF([.$J30:.$K30];&quot;=&quot;&amp;[.AP$1]);1);[.$H30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1]));SUM([.F31:.G33]);0)" office:value-type="float" office:value="0">
            <text:p>0</text:p>
          </table:table-cell>
          <table:table-cell/>
          <table:table-cell office:value-type="string">
            <text:p>Cave Escape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[.F31]/INDIRECT(SUBSTITUTE(ADDRESS(1;COLUMN([.C31]);4);&quot;1&quot;;&quot;&quot;)&amp;(3*INT((ROW([.H31])+1)/3)-1))" office:value-type="float" office:value="0.19">
            <text:p>0,1900</text:p>
          </table:table-cell>
          <table:table-cell table:formula="of:=([.F31]+[.G31])/INDIRECT(SUBSTITUTE(ADDRESS(1;COLUMN([.C31]);4);&quot;1&quot;;&quot;&quot;)&amp;(3*INT((ROW([.H31])+1)/3)-1))" office:value-type="float" office:value="0.46">
            <text:p>0,4600</text:p>
          </table:table-cell>
          <table:table-cell office:value-type="string">
            <text:p>Dijkstra</text:p>
          </table:table-cell>
          <table:table-cell/>
          <table:table-cell office:value-type="string">
            <text:p>BFS</text:p>
          </table:table-cell>
          <table:table-cell office:value-type="string">
            <text:p>Máscaras de bits</text:p>
          </table:table-cell>
          <table:table-cell office:value-type="string">
            <text:p>Programación dinámica</text:p>
          </table:table-cell>
          <table:table-cell table:style-name="ce3" office:value-type="string">
            <text:p><text:a xlink:href="https://codingcompetitions.withgoogle.com/kickstart/round/0000000000051066/0000000000051135">https://codingcompetitions.withgoogle.com/kickstart/round/0000000000051066/0000000000051135</text:a> </text:p>
          </table:table-cell>
          <table:table-cell table:number-columns-repeated="3"/>
          <table:table-cell table:formula="of:=IF(EXACT(COUNTIF([.L31:.N31];&quot;=&quot;&amp;[.S$1]);1);[.I31];IF(EXACT(COUNTIF([.J31:.K31];&quot;=&quot;&amp;[.S$1]);1);[.H31];0))" office:value-type="float" office:value="0">
            <text:p>0</text:p>
          </table:table-cell>
          <table:table-cell table:formula="of:=IF(EXACT(COUNTIF([.$L31:.$N31];&quot;=&quot;&amp;[.T$1]);1);[.$I31];IF(EXACT(COUNTIF([.$J31:.$K31];&quot;=&quot;&amp;[.T$1]);1);[.$H31];0))" office:value-type="float" office:value="0.46">
            <text:p>0,46</text:p>
          </table:table-cell>
          <table:table-cell table:formula="of:=IF(EXACT(COUNTIF([.$L31:.$N31];&quot;=&quot;&amp;[.U$1]);1);[.$I31];IF(EXACT(COUNTIF([.$J31:.$K31];&quot;=&quot;&amp;[.U$1]);1);[.$H31];0))" office:value-type="float" office:value="0">
            <text:p>0</text:p>
          </table:table-cell>
          <table:table-cell table:formula="of:=IF(EXACT(COUNTIF([.$L31:.$N31];&quot;=&quot;&amp;[.V$1]);1);[.$I31];IF(EXACT(COUNTIF([.$J31:.$K31];&quot;=&quot;&amp;[.V$1]);1);[.$H31];0))" office:value-type="float" office:value="0">
            <text:p>0</text:p>
          </table:table-cell>
          <table:table-cell table:formula="of:=IF(EXACT(COUNTIF([.$L31:.$N31];&quot;=&quot;&amp;[.W$1]);1);[.$I31];IF(EXACT(COUNTIF([.$J31:.$K31];&quot;=&quot;&amp;[.W$1]);1);[.$H31];0))" office:value-type="float" office:value="0">
            <text:p>0</text:p>
          </table:table-cell>
          <table:table-cell table:formula="of:=IF(EXACT(COUNTIF([.$L31:.$N31];&quot;=&quot;&amp;[.X$1]);1);[.$I31];IF(EXACT(COUNTIF([.$J31:.$K31];&quot;=&quot;&amp;[.X$1]);1);[.$H31];0))" office:value-type="float" office:value="0.46">
            <text:p>0,46</text:p>
          </table:table-cell>
          <table:table-cell table:formula="of:=IF(EXACT(COUNTIF([.$L31:.$N31];&quot;=&quot;&amp;[.Y$1]);1);[.$I31];IF(EXACT(COUNTIF([.$J31:.$K31];&quot;=&quot;&amp;[.Y$1]);1);[.$H31];0))" office:value-type="float" office:value="0">
            <text:p>0</text:p>
          </table:table-cell>
          <table:table-cell table:formula="of:=IF(EXACT(COUNTIF([.$L31:.$N31];&quot;=&quot;&amp;[.Z$1]);1);[.$I31];IF(EXACT(COUNTIF([.$J31:.$K31];&quot;=&quot;&amp;[.Z$1]);1);[.$H31];0))" office:value-type="float" office:value="0">
            <text:p>0</text:p>
          </table:table-cell>
          <table:table-cell table:formula="of:=IF(EXACT(COUNTIF([.$L31:.$N31];&quot;=&quot;&amp;[.AA$1]);1);[.$I31];IF(EXACT(COUNTIF([.$J31:.$K31];&quot;=&quot;&amp;[.AA$1]);1);[.$H31];0))" office:value-type="float" office:value="0">
            <text:p>0</text:p>
          </table:table-cell>
          <table:table-cell table:formula="of:=IF(EXACT(COUNTIF([.$L31:.$N31];&quot;=&quot;&amp;[.AB$1]);1);[.$I31];IF(EXACT(COUNTIF([.$J31:.$K31];&quot;=&quot;&amp;[.AB$1]);1);[.$H31];0))" office:value-type="float" office:value="0">
            <text:p>0</text:p>
          </table:table-cell>
          <table:table-cell table:formula="of:=IF(EXACT(COUNTIF([.$L31:.$N31];&quot;=&quot;&amp;[.AC$1]);1);[.$I31];IF(EXACT(COUNTIF([.$J31:.$K31];&quot;=&quot;&amp;[.AC$1]);1);[.$H31];0))" office:value-type="float" office:value="0">
            <text:p>0</text:p>
          </table:table-cell>
          <table:table-cell table:formula="of:=IF(EXACT(COUNTIF([.$L31:.$N31];&quot;=&quot;&amp;[.AD$1]);1);[.$I31];IF(EXACT(COUNTIF([.$J31:.$K31];&quot;=&quot;&amp;[.AD$1]);1);[.$H31];0))" office:value-type="float" office:value="0.19">
            <text:p>0,19</text:p>
          </table:table-cell>
          <table:table-cell table:formula="of:=IF(EXACT(COUNTIF([.$L31:.$N31];&quot;=&quot;&amp;[.AE$1]);1);[.$I31];IF(EXACT(COUNTIF([.$J31:.$K31];&quot;=&quot;&amp;[.AE$1]);1);[.$H31];0))" office:value-type="float" office:value="0">
            <text:p>0</text:p>
          </table:table-cell>
          <table:table-cell table:formula="of:=IF(EXACT(COUNTIF([.$L31:.$N31];&quot;=&quot;&amp;[.AF$1]);1);[.$I31];IF(EXACT(COUNTIF([.$J31:.$K31];&quot;=&quot;&amp;[.AF$1]);1);[.$H31];0))" office:value-type="float" office:value="0.46">
            <text:p>0,46</text:p>
          </table:table-cell>
          <table:table-cell table:formula="of:=IF(EXACT(COUNTIF([.$L31:.$N31];&quot;=&quot;&amp;[.AG$1]);1);[.$I31];IF(EXACT(COUNTIF([.$J31:.$K31];&quot;=&quot;&amp;[.AG$1]);1);[.$H31];0))" office:value-type="float" office:value="0">
            <text:p>0</text:p>
          </table:table-cell>
          <table:table-cell table:formula="of:=IF(EXACT(COUNTIF([.$L31:.$N31];&quot;=&quot;&amp;[.AH$1]);1);[.$I31];IF(EXACT(COUNTIF([.$J31:.$K31];&quot;=&quot;&amp;[.AH$1]);1);[.$H31];0))" office:value-type="float" office:value="0">
            <text:p>0</text:p>
          </table:table-cell>
          <table:table-cell table:formula="of:=IF(EXACT(COUNTIF([.$L31:.$N31];&quot;=&quot;&amp;[.AI$1]);1);[.$I31];IF(EXACT(COUNTIF([.$J31:.$K31];&quot;=&quot;&amp;[.AI$1]);1);[.$H31];0))" office:value-type="float" office:value="0">
            <text:p>0</text:p>
          </table:table-cell>
          <table:table-cell table:formula="of:=IF(EXACT(COUNTIF([.$L31:.$N31];&quot;=&quot;&amp;[.AJ$1]);1);[.$I31];IF(EXACT(COUNTIF([.$J31:.$K31];&quot;=&quot;&amp;[.AJ$1]);1);[.$H31];0))" office:value-type="float" office:value="0">
            <text:p>0</text:p>
          </table:table-cell>
          <table:table-cell table:formula="of:=IF(EXACT(COUNTIF([.$L31:.$N31];&quot;=&quot;&amp;[.AK$1]);1);[.$I31];IF(EXACT(COUNTIF([.$J31:.$K31];&quot;=&quot;&amp;[.AK$1]);1);[.$H31];0))" office:value-type="float" office:value="0">
            <text:p>0</text:p>
          </table:table-cell>
          <table:table-cell table:formula="of:=IF(EXACT(COUNTIF([.$L31:.$N31];&quot;=&quot;&amp;[.AL$1]);1);[.$I31];IF(EXACT(COUNTIF([.$J31:.$K31];&quot;=&quot;&amp;[.AL$1]);1);[.$H31];0))" office:value-type="float" office:value="0">
            <text:p>0</text:p>
          </table:table-cell>
          <table:table-cell table:formula="of:=IF(EXACT(COUNTIF([.$L31:.$N31];&quot;=&quot;&amp;[.AM$1]);1);[.$I31];IF(EXACT(COUNTIF([.$J31:.$K31];&quot;=&quot;&amp;[.AM$1]);1);[.$H31];0))" office:value-type="float" office:value="0">
            <text:p>0</text:p>
          </table:table-cell>
          <table:table-cell table:formula="of:=IF(EXACT(COUNTIF([.$L31:.$N31];&quot;=&quot;&amp;[.AN$1]);1);[.$I31];IF(EXACT(COUNTIF([.$J31:.$K31];&quot;=&quot;&amp;[.AN$1]);1);[.$H31];0))" office:value-type="float" office:value="0">
            <text:p>0</text:p>
          </table:table-cell>
          <table:table-cell table:formula="of:=IF(EXACT(COUNTIF([.$L31:.$N31];&quot;=&quot;&amp;[.AO$1]);1);[.$I31];IF(EXACT(COUNTIF([.$J31:.$K31];&quot;=&quot;&amp;[.AO$1]);1);[.$H31];0))" office:value-type="float" office:value="0">
            <text:p>0</text:p>
          </table:table-cell>
          <table:table-cell table:formula="of:=IF(EXACT(COUNTIF([.$L31:.$N31];&quot;=&quot;&amp;[.AP$1]);1);[.$I31];IF(EXACT(COUNTIF([.$J31:.$K31];&quot;=&quot;&amp;[.AP$1]);1);[.$H31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2]));SUM([.F32:.G34]);0)" office:value-type="float" office:value="100">
            <text:p>100</text:p>
          </table:table-cell>
          <table:table-cell office:value-type="string">
            <text:p>Ronda H</text:p>
          </table:table-cell>
          <table:table-cell office:value-type="string">
            <text:p>Big Buttons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F32]/INDIRECT(SUBSTITUTE(ADDRESS(1;COLUMN([.C32]);4);&quot;1&quot;;&quot;&quot;)&amp;(3*INT((ROW([.H32])+1)/3)-1))" office:value-type="float" office:value="0.09">
            <text:p>0,0900</text:p>
          </table:table-cell>
          <table:table-cell table:formula="of:=([.F32]+[.G32])/INDIRECT(SUBSTITUTE(ADDRESS(1;COLUMN([.C32]);4);&quot;1&quot;;&quot;&quot;)&amp;(3*INT((ROW([.H32])+1)/3)-1))" office:value-type="float" office:value="0.22">
            <text:p>0,22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office:value-type="string">
            <text:p>Preprocesamiento</text:p>
          </table:table-cell>
          <table:table-cell/>
          <table:table-cell table:style-name="ce3" office:value-type="string">
            <text:p><text:a xlink:href="https://codingcompetitions.withgoogle.com/kickstart/round/0000000000050ee2/0000000000051136">https://codingcompetitions.withgoogle.com/kickstart/round/0000000000050ee2/0000000000051136</text:a> </text:p>
          </table:table-cell>
          <table:table-cell office:value-type="string">
            <text:p>Trie</text:p>
          </table:table-cell>
          <table:table-cell table:number-columns-repeated="2"/>
          <table:table-cell table:formula="of:=IF(EXACT(COUNTIF([.L32:.N32];&quot;=&quot;&amp;[.S$1]);1);[.I32];IF(EXACT(COUNTIF([.J32:.K32];&quot;=&quot;&amp;[.S$1]);1);[.H32];0))" office:value-type="float" office:value="0.09">
            <text:p>0,09</text:p>
          </table:table-cell>
          <table:table-cell table:formula="of:=IF(EXACT(COUNTIF([.$L32:.$N32];&quot;=&quot;&amp;[.T$1]);1);[.$I32];IF(EXACT(COUNTIF([.$J32:.$K32];&quot;=&quot;&amp;[.T$1]);1);[.$H32];0))" office:value-type="float" office:value="0">
            <text:p>0</text:p>
          </table:table-cell>
          <table:table-cell table:formula="of:=IF(EXACT(COUNTIF([.$L32:.$N32];&quot;=&quot;&amp;[.U$1]);1);[.$I32];IF(EXACT(COUNTIF([.$J32:.$K32];&quot;=&quot;&amp;[.U$1]);1);[.$H32];0))" office:value-type="float" office:value="0.22">
            <text:p>0,22</text:p>
          </table:table-cell>
          <table:table-cell table:formula="of:=IF(EXACT(COUNTIF([.$L32:.$N32];&quot;=&quot;&amp;[.V$1]);1);[.$I32];IF(EXACT(COUNTIF([.$J32:.$K32];&quot;=&quot;&amp;[.V$1]);1);[.$H32];0))" office:value-type="float" office:value="0">
            <text:p>0</text:p>
          </table:table-cell>
          <table:table-cell table:formula="of:=IF(EXACT(COUNTIF([.$L32:.$N32];&quot;=&quot;&amp;[.W$1]);1);[.$I32];IF(EXACT(COUNTIF([.$J32:.$K32];&quot;=&quot;&amp;[.W$1]);1);[.$H32];0))" office:value-type="float" office:value="0">
            <text:p>0</text:p>
          </table:table-cell>
          <table:table-cell table:formula="of:=IF(EXACT(COUNTIF([.$L32:.$N32];&quot;=&quot;&amp;[.X$1]);1);[.$I32];IF(EXACT(COUNTIF([.$J32:.$K32];&quot;=&quot;&amp;[.X$1]);1);[.$H32];0))" office:value-type="float" office:value="0">
            <text:p>0</text:p>
          </table:table-cell>
          <table:table-cell table:formula="of:=IF(EXACT(COUNTIF([.$L32:.$N32];&quot;=&quot;&amp;[.Y$1]);1);[.$I32];IF(EXACT(COUNTIF([.$J32:.$K32];&quot;=&quot;&amp;[.Y$1]);1);[.$H32];0))" office:value-type="float" office:value="0">
            <text:p>0</text:p>
          </table:table-cell>
          <table:table-cell table:formula="of:=IF(EXACT(COUNTIF([.$L32:.$N32];&quot;=&quot;&amp;[.Z$1]);1);[.$I32];IF(EXACT(COUNTIF([.$J32:.$K32];&quot;=&quot;&amp;[.Z$1]);1);[.$H32];0))" office:value-type="float" office:value="0">
            <text:p>0</text:p>
          </table:table-cell>
          <table:table-cell table:formula="of:=IF(EXACT(COUNTIF([.$L32:.$N32];&quot;=&quot;&amp;[.AA$1]);1);[.$I32];IF(EXACT(COUNTIF([.$J32:.$K32];&quot;=&quot;&amp;[.AA$1]);1);[.$H32];0))" office:value-type="float" office:value="0">
            <text:p>0</text:p>
          </table:table-cell>
          <table:table-cell table:formula="of:=IF(EXACT(COUNTIF([.$L32:.$N32];&quot;=&quot;&amp;[.AB$1]);1);[.$I32];IF(EXACT(COUNTIF([.$J32:.$K32];&quot;=&quot;&amp;[.AB$1]);1);[.$H32];0))" office:value-type="float" office:value="0">
            <text:p>0</text:p>
          </table:table-cell>
          <table:table-cell table:formula="of:=IF(EXACT(COUNTIF([.$L32:.$N32];&quot;=&quot;&amp;[.AC$1]);1);[.$I32];IF(EXACT(COUNTIF([.$J32:.$K32];&quot;=&quot;&amp;[.AC$1]);1);[.$H32];0))" office:value-type="float" office:value="0">
            <text:p>0</text:p>
          </table:table-cell>
          <table:table-cell table:formula="of:=IF(EXACT(COUNTIF([.$L32:.$N32];&quot;=&quot;&amp;[.AD$1]);1);[.$I32];IF(EXACT(COUNTIF([.$J32:.$K32];&quot;=&quot;&amp;[.AD$1]);1);[.$H32];0))" office:value-type="float" office:value="0">
            <text:p>0</text:p>
          </table:table-cell>
          <table:table-cell table:formula="of:=IF(EXACT(COUNTIF([.$L32:.$N32];&quot;=&quot;&amp;[.AE$1]);1);[.$I32];IF(EXACT(COUNTIF([.$J32:.$K32];&quot;=&quot;&amp;[.AE$1]);1);[.$H32];0))" office:value-type="float" office:value="0.22">
            <text:p>0,22</text:p>
          </table:table-cell>
          <table:table-cell table:formula="of:=IF(EXACT(COUNTIF([.$L32:.$N32];&quot;=&quot;&amp;[.AF$1]);1);[.$I32];IF(EXACT(COUNTIF([.$J32:.$K32];&quot;=&quot;&amp;[.AF$1]);1);[.$H32];0))" office:value-type="float" office:value="0">
            <text:p>0</text:p>
          </table:table-cell>
          <table:table-cell table:formula="of:=IF(EXACT(COUNTIF([.$L32:.$N32];&quot;=&quot;&amp;[.AG$1]);1);[.$I32];IF(EXACT(COUNTIF([.$J32:.$K32];&quot;=&quot;&amp;[.AG$1]);1);[.$H32];0))" office:value-type="float" office:value="0">
            <text:p>0</text:p>
          </table:table-cell>
          <table:table-cell table:formula="of:=IF(EXACT(COUNTIF([.$L32:.$N32];&quot;=&quot;&amp;[.AH$1]);1);[.$I32];IF(EXACT(COUNTIF([.$J32:.$K32];&quot;=&quot;&amp;[.AH$1]);1);[.$H32];0))" office:value-type="float" office:value="0">
            <text:p>0</text:p>
          </table:table-cell>
          <table:table-cell table:formula="of:=IF(EXACT(COUNTIF([.$L32:.$N32];&quot;=&quot;&amp;[.AI$1]);1);[.$I32];IF(EXACT(COUNTIF([.$J32:.$K32];&quot;=&quot;&amp;[.AI$1]);1);[.$H32];0))" office:value-type="float" office:value="0">
            <text:p>0</text:p>
          </table:table-cell>
          <table:table-cell table:formula="of:=IF(EXACT(COUNTIF([.$L32:.$N32];&quot;=&quot;&amp;[.AJ$1]);1);[.$I32];IF(EXACT(COUNTIF([.$J32:.$K32];&quot;=&quot;&amp;[.AJ$1]);1);[.$H32];0))" office:value-type="float" office:value="0">
            <text:p>0</text:p>
          </table:table-cell>
          <table:table-cell table:formula="of:=IF(EXACT(COUNTIF([.$L32:.$N32];&quot;=&quot;&amp;[.AK$1]);1);[.$I32];IF(EXACT(COUNTIF([.$J32:.$K32];&quot;=&quot;&amp;[.AK$1]);1);[.$H32];0))" office:value-type="float" office:value="0">
            <text:p>0</text:p>
          </table:table-cell>
          <table:table-cell table:formula="of:=IF(EXACT(COUNTIF([.$L32:.$N32];&quot;=&quot;&amp;[.AL$1]);1);[.$I32];IF(EXACT(COUNTIF([.$J32:.$K32];&quot;=&quot;&amp;[.AL$1]);1);[.$H32];0))" office:value-type="float" office:value="0">
            <text:p>0</text:p>
          </table:table-cell>
          <table:table-cell table:formula="of:=IF(EXACT(COUNTIF([.$L32:.$N32];&quot;=&quot;&amp;[.AM$1]);1);[.$I32];IF(EXACT(COUNTIF([.$J32:.$K32];&quot;=&quot;&amp;[.AM$1]);1);[.$H32];0))" office:value-type="float" office:value="0">
            <text:p>0</text:p>
          </table:table-cell>
          <table:table-cell table:formula="of:=IF(EXACT(COUNTIF([.$L32:.$N32];&quot;=&quot;&amp;[.AN$1]);1);[.$I32];IF(EXACT(COUNTIF([.$J32:.$K32];&quot;=&quot;&amp;[.AN$1]);1);[.$H32];0))" office:value-type="float" office:value="0">
            <text:p>0</text:p>
          </table:table-cell>
          <table:table-cell table:formula="of:=IF(EXACT(COUNTIF([.$L32:.$N32];&quot;=&quot;&amp;[.AO$1]);1);[.$I32];IF(EXACT(COUNTIF([.$J32:.$K32];&quot;=&quot;&amp;[.AO$1]);1);[.$H32];0))" office:value-type="float" office:value="0">
            <text:p>0</text:p>
          </table:table-cell>
          <table:table-cell table:formula="of:=IF(EXACT(COUNTIF([.$L32:.$N32];&quot;=&quot;&amp;[.AP$1]);1);[.$I32];IF(EXACT(COUNTIF([.$J32:.$K32];&quot;=&quot;&amp;[.AP$1]);1);[.$H32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3]));SUM([.F33:.G35]);0)" office:value-type="float" office:value="0">
            <text:p>0</text:p>
          </table:table-cell>
          <table:table-cell/>
          <table:table-cell office:value-type="string">
            <text:p>Mural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F33]/INDIRECT(SUBSTITUTE(ADDRESS(1;COLUMN([.C33]);4);&quot;1&quot;;&quot;&quot;)&amp;(3*INT((ROW([.H33])+1)/3)-1))" office:value-type="float" office:value="0.14">
            <text:p>0,1400</text:p>
          </table:table-cell>
          <table:table-cell table:formula="of:=([.F33]+[.G33])/INDIRECT(SUBSTITUTE(ADDRESS(1;COLUMN([.C33]);4);&quot;1&quot;;&quot;&quot;)&amp;(3*INT((ROW([.H33])+1)/3)-1))" office:value-type="float" office:value="0.33">
            <text:p>0,3300</text:p>
          </table:table-cell>
          <table:table-cell office:value-type="string">
            <text:p>Programación Dinámic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2/000000000005118a">https://codingcompetitions.withgoogle.com/kickstart/round/0000000000050ee2/000000000005118a</text:a> </text:p>
          </table:table-cell>
          <table:table-cell table:number-columns-repeated="3"/>
          <table:table-cell table:formula="of:=IF(EXACT(COUNTIF([.L33:.N33];&quot;=&quot;&amp;[.S$1]);1);[.I33];IF(EXACT(COUNTIF([.J33:.K33];&quot;=&quot;&amp;[.S$1]);1);[.H33];0))" office:value-type="float" office:value="0">
            <text:p>0</text:p>
          </table:table-cell>
          <table:table-cell table:formula="of:=IF(EXACT(COUNTIF([.$L33:.$N33];&quot;=&quot;&amp;[.T$1]);1);[.$I33];IF(EXACT(COUNTIF([.$J33:.$K33];&quot;=&quot;&amp;[.T$1]);1);[.$H33];0))" office:value-type="float" office:value="0.14">
            <text:p>0,14</text:p>
          </table:table-cell>
          <table:table-cell table:formula="of:=IF(EXACT(COUNTIF([.$L33:.$N33];&quot;=&quot;&amp;[.U$1]);1);[.$I33];IF(EXACT(COUNTIF([.$J33:.$K33];&quot;=&quot;&amp;[.U$1]);1);[.$H33];0))" office:value-type="float" office:value="0.33">
            <text:p>0,33</text:p>
          </table:table-cell>
          <table:table-cell table:formula="of:=IF(EXACT(COUNTIF([.$L33:.$N33];&quot;=&quot;&amp;[.V$1]);1);[.$I33];IF(EXACT(COUNTIF([.$J33:.$K33];&quot;=&quot;&amp;[.V$1]);1);[.$H33];0))" office:value-type="float" office:value="0">
            <text:p>0</text:p>
          </table:table-cell>
          <table:table-cell table:formula="of:=IF(EXACT(COUNTIF([.$L33:.$N33];&quot;=&quot;&amp;[.W$1]);1);[.$I33];IF(EXACT(COUNTIF([.$J33:.$K33];&quot;=&quot;&amp;[.W$1]);1);[.$H33];0))" office:value-type="float" office:value="0">
            <text:p>0</text:p>
          </table:table-cell>
          <table:table-cell table:formula="of:=IF(EXACT(COUNTIF([.$L33:.$N33];&quot;=&quot;&amp;[.X$1]);1);[.$I33];IF(EXACT(COUNTIF([.$J33:.$K33];&quot;=&quot;&amp;[.X$1]);1);[.$H33];0))" office:value-type="float" office:value="0">
            <text:p>0</text:p>
          </table:table-cell>
          <table:table-cell table:formula="of:=IF(EXACT(COUNTIF([.$L33:.$N33];&quot;=&quot;&amp;[.Y$1]);1);[.$I33];IF(EXACT(COUNTIF([.$J33:.$K33];&quot;=&quot;&amp;[.Y$1]);1);[.$H33];0))" office:value-type="float" office:value="0">
            <text:p>0</text:p>
          </table:table-cell>
          <table:table-cell table:formula="of:=IF(EXACT(COUNTIF([.$L33:.$N33];&quot;=&quot;&amp;[.Z$1]);1);[.$I33];IF(EXACT(COUNTIF([.$J33:.$K33];&quot;=&quot;&amp;[.Z$1]);1);[.$H33];0))" office:value-type="float" office:value="0">
            <text:p>0</text:p>
          </table:table-cell>
          <table:table-cell table:formula="of:=IF(EXACT(COUNTIF([.$L33:.$N33];&quot;=&quot;&amp;[.AA$1]);1);[.$I33];IF(EXACT(COUNTIF([.$J33:.$K33];&quot;=&quot;&amp;[.AA$1]);1);[.$H33];0))" office:value-type="float" office:value="0">
            <text:p>0</text:p>
          </table:table-cell>
          <table:table-cell table:formula="of:=IF(EXACT(COUNTIF([.$L33:.$N33];&quot;=&quot;&amp;[.AB$1]);1);[.$I33];IF(EXACT(COUNTIF([.$J33:.$K33];&quot;=&quot;&amp;[.AB$1]);1);[.$H33];0))" office:value-type="float" office:value="0">
            <text:p>0</text:p>
          </table:table-cell>
          <table:table-cell table:formula="of:=IF(EXACT(COUNTIF([.$L33:.$N33];&quot;=&quot;&amp;[.AC$1]);1);[.$I33];IF(EXACT(COUNTIF([.$J33:.$K33];&quot;=&quot;&amp;[.AC$1]);1);[.$H33];0))" office:value-type="float" office:value="0">
            <text:p>0</text:p>
          </table:table-cell>
          <table:table-cell table:formula="of:=IF(EXACT(COUNTIF([.$L33:.$N33];&quot;=&quot;&amp;[.AD$1]);1);[.$I33];IF(EXACT(COUNTIF([.$J33:.$K33];&quot;=&quot;&amp;[.AD$1]);1);[.$H33];0))" office:value-type="float" office:value="0">
            <text:p>0</text:p>
          </table:table-cell>
          <table:table-cell table:formula="of:=IF(EXACT(COUNTIF([.$L33:.$N33];&quot;=&quot;&amp;[.AE$1]);1);[.$I33];IF(EXACT(COUNTIF([.$J33:.$K33];&quot;=&quot;&amp;[.AE$1]);1);[.$H33];0))" office:value-type="float" office:value="0">
            <text:p>0</text:p>
          </table:table-cell>
          <table:table-cell table:formula="of:=IF(EXACT(COUNTIF([.$L33:.$N33];&quot;=&quot;&amp;[.AF$1]);1);[.$I33];IF(EXACT(COUNTIF([.$J33:.$K33];&quot;=&quot;&amp;[.AF$1]);1);[.$H33];0))" office:value-type="float" office:value="0">
            <text:p>0</text:p>
          </table:table-cell>
          <table:table-cell table:formula="of:=IF(EXACT(COUNTIF([.$L33:.$N33];&quot;=&quot;&amp;[.AG$1]);1);[.$I33];IF(EXACT(COUNTIF([.$J33:.$K33];&quot;=&quot;&amp;[.AG$1]);1);[.$H33];0))" office:value-type="float" office:value="0">
            <text:p>0</text:p>
          </table:table-cell>
          <table:table-cell table:formula="of:=IF(EXACT(COUNTIF([.$L33:.$N33];&quot;=&quot;&amp;[.AH$1]);1);[.$I33];IF(EXACT(COUNTIF([.$J33:.$K33];&quot;=&quot;&amp;[.AH$1]);1);[.$H33];0))" office:value-type="float" office:value="0">
            <text:p>0</text:p>
          </table:table-cell>
          <table:table-cell table:formula="of:=IF(EXACT(COUNTIF([.$L33:.$N33];&quot;=&quot;&amp;[.AI$1]);1);[.$I33];IF(EXACT(COUNTIF([.$J33:.$K33];&quot;=&quot;&amp;[.AI$1]);1);[.$H33];0))" office:value-type="float" office:value="0">
            <text:p>0</text:p>
          </table:table-cell>
          <table:table-cell table:formula="of:=IF(EXACT(COUNTIF([.$L33:.$N33];&quot;=&quot;&amp;[.AJ$1]);1);[.$I33];IF(EXACT(COUNTIF([.$J33:.$K33];&quot;=&quot;&amp;[.AJ$1]);1);[.$H33];0))" office:value-type="float" office:value="0">
            <text:p>0</text:p>
          </table:table-cell>
          <table:table-cell table:formula="of:=IF(EXACT(COUNTIF([.$L33:.$N33];&quot;=&quot;&amp;[.AK$1]);1);[.$I33];IF(EXACT(COUNTIF([.$J33:.$K33];&quot;=&quot;&amp;[.AK$1]);1);[.$H33];0))" office:value-type="float" office:value="0">
            <text:p>0</text:p>
          </table:table-cell>
          <table:table-cell table:formula="of:=IF(EXACT(COUNTIF([.$L33:.$N33];&quot;=&quot;&amp;[.AL$1]);1);[.$I33];IF(EXACT(COUNTIF([.$J33:.$K33];&quot;=&quot;&amp;[.AL$1]);1);[.$H33];0))" office:value-type="float" office:value="0">
            <text:p>0</text:p>
          </table:table-cell>
          <table:table-cell table:formula="of:=IF(EXACT(COUNTIF([.$L33:.$N33];&quot;=&quot;&amp;[.AM$1]);1);[.$I33];IF(EXACT(COUNTIF([.$J33:.$K33];&quot;=&quot;&amp;[.AM$1]);1);[.$H33];0))" office:value-type="float" office:value="0">
            <text:p>0</text:p>
          </table:table-cell>
          <table:table-cell table:formula="of:=IF(EXACT(COUNTIF([.$L33:.$N33];&quot;=&quot;&amp;[.AN$1]);1);[.$I33];IF(EXACT(COUNTIF([.$J33:.$K33];&quot;=&quot;&amp;[.AN$1]);1);[.$H33];0))" office:value-type="float" office:value="0">
            <text:p>0</text:p>
          </table:table-cell>
          <table:table-cell table:formula="of:=IF(EXACT(COUNTIF([.$L33:.$N33];&quot;=&quot;&amp;[.AO$1]);1);[.$I33];IF(EXACT(COUNTIF([.$J33:.$K33];&quot;=&quot;&amp;[.AO$1]);1);[.$H33];0))" office:value-type="float" office:value="0">
            <text:p>0</text:p>
          </table:table-cell>
          <table:table-cell table:formula="of:=IF(EXACT(COUNTIF([.$L33:.$N33];&quot;=&quot;&amp;[.AP$1]);1);[.$I33];IF(EXACT(COUNTIF([.$J33:.$K33];&quot;=&quot;&amp;[.AP$1]);1);[.$H33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4]));SUM([.F34:.G36]);0)" office:value-type="float" office:value="0">
            <text:p>0</text:p>
          </table:table-cell>
          <table:table-cell/>
          <table:table-cell office:value-type="string">
            <text:p>Let Me Count The Way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[.F34]/INDIRECT(SUBSTITUTE(ADDRESS(1;COLUMN([.C34]);4);&quot;1&quot;;&quot;&quot;)&amp;(3*INT((ROW([.H34])+1)/3)-1))" office:value-type="float" office:value="0.2">
            <text:p>0,2000</text:p>
          </table:table-cell>
          <table:table-cell table:formula="of:=([.F34]+[.G34])/INDIRECT(SUBSTITUTE(ADDRESS(1;COLUMN([.C34]);4);&quot;1&quot;;&quot;&quot;)&amp;(3*INT((ROW([.H34])+1)/3)-1))" office:value-type="float" office:value="0.45">
            <text:p>0,4500</text:p>
          </table:table-cell>
          <table:table-cell office:value-type="string">
            <text:p>Programación Dinámic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ingcompetitions.withgoogle.com/kickstart/round/0000000000050ee2/0000000000051189">https://codingcompetitions.withgoogle.com/kickstart/round/0000000000050ee2/0000000000051189</text:a> </text:p>
          </table:table-cell>
          <table:table-cell office:value-type="string">
            <text:p>Principio de inclusión-exclusión</text:p>
          </table:table-cell>
          <table:table-cell table:number-columns-repeated="2"/>
          <table:table-cell table:formula="of:=IF(EXACT(COUNTIF([.L34:.N34];&quot;=&quot;&amp;[.S$1]);1);[.I34];IF(EXACT(COUNTIF([.J34:.K34];&quot;=&quot;&amp;[.S$1]);1);[.H34];0))" office:value-type="float" office:value="0">
            <text:p>0</text:p>
          </table:table-cell>
          <table:table-cell table:formula="of:=IF(EXACT(COUNTIF([.$L34:.$N34];&quot;=&quot;&amp;[.T$1]);1);[.$I34];IF(EXACT(COUNTIF([.$J34:.$K34];&quot;=&quot;&amp;[.T$1]);1);[.$H34];0))" office:value-type="float" office:value="0.2">
            <text:p>0,2</text:p>
          </table:table-cell>
          <table:table-cell table:formula="of:=IF(EXACT(COUNTIF([.$L34:.$N34];&quot;=&quot;&amp;[.U$1]);1);[.$I34];IF(EXACT(COUNTIF([.$J34:.$K34];&quot;=&quot;&amp;[.U$1]);1);[.$H34];0))" office:value-type="float" office:value="0.45">
            <text:p>0,45</text:p>
          </table:table-cell>
          <table:table-cell table:formula="of:=IF(EXACT(COUNTIF([.$L34:.$N34];&quot;=&quot;&amp;[.V$1]);1);[.$I34];IF(EXACT(COUNTIF([.$J34:.$K34];&quot;=&quot;&amp;[.V$1]);1);[.$H34];0))" office:value-type="float" office:value="0">
            <text:p>0</text:p>
          </table:table-cell>
          <table:table-cell table:formula="of:=IF(EXACT(COUNTIF([.$L34:.$N34];&quot;=&quot;&amp;[.W$1]);1);[.$I34];IF(EXACT(COUNTIF([.$J34:.$K34];&quot;=&quot;&amp;[.W$1]);1);[.$H34];0))" office:value-type="float" office:value="0">
            <text:p>0</text:p>
          </table:table-cell>
          <table:table-cell table:formula="of:=IF(EXACT(COUNTIF([.$L34:.$N34];&quot;=&quot;&amp;[.X$1]);1);[.$I34];IF(EXACT(COUNTIF([.$J34:.$K34];&quot;=&quot;&amp;[.X$1]);1);[.$H34];0))" office:value-type="float" office:value="0">
            <text:p>0</text:p>
          </table:table-cell>
          <table:table-cell table:formula="of:=IF(EXACT(COUNTIF([.$L34:.$N34];&quot;=&quot;&amp;[.Y$1]);1);[.$I34];IF(EXACT(COUNTIF([.$J34:.$K34];&quot;=&quot;&amp;[.Y$1]);1);[.$H34];0))" office:value-type="float" office:value="0">
            <text:p>0</text:p>
          </table:table-cell>
          <table:table-cell table:formula="of:=IF(EXACT(COUNTIF([.$L34:.$N34];&quot;=&quot;&amp;[.Z$1]);1);[.$I34];IF(EXACT(COUNTIF([.$J34:.$K34];&quot;=&quot;&amp;[.Z$1]);1);[.$H34];0))" office:value-type="float" office:value="0">
            <text:p>0</text:p>
          </table:table-cell>
          <table:table-cell table:formula="of:=IF(EXACT(COUNTIF([.$L34:.$N34];&quot;=&quot;&amp;[.AA$1]);1);[.$I34];IF(EXACT(COUNTIF([.$J34:.$K34];&quot;=&quot;&amp;[.AA$1]);1);[.$H34];0))" office:value-type="float" office:value="0">
            <text:p>0</text:p>
          </table:table-cell>
          <table:table-cell table:formula="of:=IF(EXACT(COUNTIF([.$L34:.$N34];&quot;=&quot;&amp;[.AB$1]);1);[.$I34];IF(EXACT(COUNTIF([.$J34:.$K34];&quot;=&quot;&amp;[.AB$1]);1);[.$H34];0))" office:value-type="float" office:value="0">
            <text:p>0</text:p>
          </table:table-cell>
          <table:table-cell table:formula="of:=IF(EXACT(COUNTIF([.$L34:.$N34];&quot;=&quot;&amp;[.AC$1]);1);[.$I34];IF(EXACT(COUNTIF([.$J34:.$K34];&quot;=&quot;&amp;[.AC$1]);1);[.$H34];0))" office:value-type="float" office:value="0">
            <text:p>0</text:p>
          </table:table-cell>
          <table:table-cell table:formula="of:=IF(EXACT(COUNTIF([.$L34:.$N34];&quot;=&quot;&amp;[.AD$1]);1);[.$I34];IF(EXACT(COUNTIF([.$J34:.$K34];&quot;=&quot;&amp;[.AD$1]);1);[.$H34];0))" office:value-type="float" office:value="0">
            <text:p>0</text:p>
          </table:table-cell>
          <table:table-cell table:formula="of:=IF(EXACT(COUNTIF([.$L34:.$N34];&quot;=&quot;&amp;[.AE$1]);1);[.$I34];IF(EXACT(COUNTIF([.$J34:.$K34];&quot;=&quot;&amp;[.AE$1]);1);[.$H34];0))" office:value-type="float" office:value="0">
            <text:p>0</text:p>
          </table:table-cell>
          <table:table-cell table:formula="of:=IF(EXACT(COUNTIF([.$L34:.$N34];&quot;=&quot;&amp;[.AF$1]);1);[.$I34];IF(EXACT(COUNTIF([.$J34:.$K34];&quot;=&quot;&amp;[.AF$1]);1);[.$H34];0))" office:value-type="float" office:value="0">
            <text:p>0</text:p>
          </table:table-cell>
          <table:table-cell table:formula="of:=IF(EXACT(COUNTIF([.$L34:.$N34];&quot;=&quot;&amp;[.AG$1]);1);[.$I34];IF(EXACT(COUNTIF([.$J34:.$K34];&quot;=&quot;&amp;[.AG$1]);1);[.$H34];0))" office:value-type="float" office:value="0">
            <text:p>0</text:p>
          </table:table-cell>
          <table:table-cell table:formula="of:=IF(EXACT(COUNTIF([.$L34:.$N34];&quot;=&quot;&amp;[.AH$1]);1);[.$I34];IF(EXACT(COUNTIF([.$J34:.$K34];&quot;=&quot;&amp;[.AH$1]);1);[.$H34];0))" office:value-type="float" office:value="0">
            <text:p>0</text:p>
          </table:table-cell>
          <table:table-cell table:formula="of:=IF(EXACT(COUNTIF([.$L34:.$N34];&quot;=&quot;&amp;[.AI$1]);1);[.$I34];IF(EXACT(COUNTIF([.$J34:.$K34];&quot;=&quot;&amp;[.AI$1]);1);[.$H34];0))" office:value-type="float" office:value="0">
            <text:p>0</text:p>
          </table:table-cell>
          <table:table-cell table:formula="of:=IF(EXACT(COUNTIF([.$L34:.$N34];&quot;=&quot;&amp;[.AJ$1]);1);[.$I34];IF(EXACT(COUNTIF([.$J34:.$K34];&quot;=&quot;&amp;[.AJ$1]);1);[.$H34];0))" office:value-type="float" office:value="0">
            <text:p>0</text:p>
          </table:table-cell>
          <table:table-cell table:formula="of:=IF(EXACT(COUNTIF([.$L34:.$N34];&quot;=&quot;&amp;[.AK$1]);1);[.$I34];IF(EXACT(COUNTIF([.$J34:.$K34];&quot;=&quot;&amp;[.AK$1]);1);[.$H34];0))" office:value-type="float" office:value="0">
            <text:p>0</text:p>
          </table:table-cell>
          <table:table-cell table:formula="of:=IF(EXACT(COUNTIF([.$L34:.$N34];&quot;=&quot;&amp;[.AL$1]);1);[.$I34];IF(EXACT(COUNTIF([.$J34:.$K34];&quot;=&quot;&amp;[.AL$1]);1);[.$H34];0))" office:value-type="float" office:value="0">
            <text:p>0</text:p>
          </table:table-cell>
          <table:table-cell table:formula="of:=IF(EXACT(COUNTIF([.$L34:.$N34];&quot;=&quot;&amp;[.AM$1]);1);[.$I34];IF(EXACT(COUNTIF([.$J34:.$K34];&quot;=&quot;&amp;[.AM$1]);1);[.$H34];0))" office:value-type="float" office:value="0">
            <text:p>0</text:p>
          </table:table-cell>
          <table:table-cell table:formula="of:=IF(EXACT(COUNTIF([.$L34:.$N34];&quot;=&quot;&amp;[.AN$1]);1);[.$I34];IF(EXACT(COUNTIF([.$J34:.$K34];&quot;=&quot;&amp;[.AN$1]);1);[.$H34];0))" office:value-type="float" office:value="0">
            <text:p>0</text:p>
          </table:table-cell>
          <table:table-cell table:formula="of:=IF(EXACT(COUNTIF([.$L34:.$N34];&quot;=&quot;&amp;[.AO$1]);1);[.$I34];IF(EXACT(COUNTIF([.$J34:.$K34];&quot;=&quot;&amp;[.AO$1]);1);[.$H34];0))" office:value-type="float" office:value="0">
            <text:p>0</text:p>
          </table:table-cell>
          <table:table-cell table:formula="of:=IF(EXACT(COUNTIF([.$L34:.$N34];&quot;=&quot;&amp;[.AP$1]);1);[.$I34];IF(EXACT(COUNTIF([.$J34:.$K34];&quot;=&quot;&amp;[.AP$1]);1);[.$H34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017">
            <text:p>2017</text:p>
          </table:table-cell>
          <table:table-cell/>
          <table:table-cell table:formula="of:=IF(NOT(ISBLANK([.D35]));SUM([.F35:.G38]);0)" office:value-type="float" office:value="100">
            <text:p>100</text:p>
          </table:table-cell>
          <table:table-cell office:value-type="string">
            <text:p>Ronda C</text:p>
          </table:table-cell>
          <table:table-cell office:value-type="string">
            <text:p>Ambiguous Cipher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F35]/INDIRECT(SUBSTITUTE(ADDRESS(1;COLUMN([.C35]);4);&quot;1&quot;;&quot;&quot;)&amp;(3*INT((ROW([.H35])+1)/3)-1))" office:value-type="float" office:value="0.07">
            <text:p>0,0700</text:p>
          </table:table-cell>
          <table:table-cell table:formula="of:=([.F35]+[.G35])/INDIRECT(SUBSTITUTE(ADDRESS(1;COLUMN([.C35]);4);&quot;1&quot;;&quot;&quot;)&amp;(3*INT((ROW([.H35])+1)/3)-1))" office:value-type="float" office:value="0.19">
            <text:p>0,19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e.google.com/codejam/contest/4344486/dashboard#s=p0&amp;a=1">https://code.google.com/codejam/contest/4344486/dashboard#s=p0&amp;a=1</text:a> </text:p>
          </table:table-cell>
          <table:table-cell table:number-columns-repeated="3"/>
          <table:table-cell table:formula="of:=IF(EXACT(COUNTIF([.L35:.N35];&quot;=&quot;&amp;[.S$1]);1);[.I35];IF(EXACT(COUNTIF([.J35:.K35];&quot;=&quot;&amp;[.S$1]);1);[.H35];0))" office:value-type="float" office:value="0.07">
            <text:p>0,07</text:p>
          </table:table-cell>
          <table:table-cell table:formula="of:=IF(EXACT(COUNTIF([.$L35:.$N35];&quot;=&quot;&amp;[.T$1]);1);[.$I35];IF(EXACT(COUNTIF([.$J35:.$K35];&quot;=&quot;&amp;[.T$1]);1);[.$H35];0))" office:value-type="float" office:value="0">
            <text:p>0</text:p>
          </table:table-cell>
          <table:table-cell table:formula="of:=IF(EXACT(COUNTIF([.$L35:.$N35];&quot;=&quot;&amp;[.U$1]);1);[.$I35];IF(EXACT(COUNTIF([.$J35:.$K35];&quot;=&quot;&amp;[.U$1]);1);[.$H35];0))" office:value-type="float" office:value="0.19">
            <text:p>0,19</text:p>
          </table:table-cell>
          <table:table-cell table:formula="of:=IF(EXACT(COUNTIF([.$L35:.$N35];&quot;=&quot;&amp;[.V$1]);1);[.$I35];IF(EXACT(COUNTIF([.$J35:.$K35];&quot;=&quot;&amp;[.V$1]);1);[.$H35];0))" office:value-type="float" office:value="0">
            <text:p>0</text:p>
          </table:table-cell>
          <table:table-cell table:formula="of:=IF(EXACT(COUNTIF([.$L35:.$N35];&quot;=&quot;&amp;[.W$1]);1);[.$I35];IF(EXACT(COUNTIF([.$J35:.$K35];&quot;=&quot;&amp;[.W$1]);1);[.$H35];0))" office:value-type="float" office:value="0">
            <text:p>0</text:p>
          </table:table-cell>
          <table:table-cell table:formula="of:=IF(EXACT(COUNTIF([.$L35:.$N35];&quot;=&quot;&amp;[.X$1]);1);[.$I35];IF(EXACT(COUNTIF([.$J35:.$K35];&quot;=&quot;&amp;[.X$1]);1);[.$H35];0))" office:value-type="float" office:value="0">
            <text:p>0</text:p>
          </table:table-cell>
          <table:table-cell table:formula="of:=IF(EXACT(COUNTIF([.$L35:.$N35];&quot;=&quot;&amp;[.Y$1]);1);[.$I35];IF(EXACT(COUNTIF([.$J35:.$K35];&quot;=&quot;&amp;[.Y$1]);1);[.$H35];0))" office:value-type="float" office:value="0">
            <text:p>0</text:p>
          </table:table-cell>
          <table:table-cell table:formula="of:=IF(EXACT(COUNTIF([.$L35:.$N35];&quot;=&quot;&amp;[.Z$1]);1);[.$I35];IF(EXACT(COUNTIF([.$J35:.$K35];&quot;=&quot;&amp;[.Z$1]);1);[.$H35];0))" office:value-type="float" office:value="0">
            <text:p>0</text:p>
          </table:table-cell>
          <table:table-cell table:formula="of:=IF(EXACT(COUNTIF([.$L35:.$N35];&quot;=&quot;&amp;[.AA$1]);1);[.$I35];IF(EXACT(COUNTIF([.$J35:.$K35];&quot;=&quot;&amp;[.AA$1]);1);[.$H35];0))" office:value-type="float" office:value="0">
            <text:p>0</text:p>
          </table:table-cell>
          <table:table-cell table:formula="of:=IF(EXACT(COUNTIF([.$L35:.$N35];&quot;=&quot;&amp;[.AB$1]);1);[.$I35];IF(EXACT(COUNTIF([.$J35:.$K35];&quot;=&quot;&amp;[.AB$1]);1);[.$H35];0))" office:value-type="float" office:value="0">
            <text:p>0</text:p>
          </table:table-cell>
          <table:table-cell table:formula="of:=IF(EXACT(COUNTIF([.$L35:.$N35];&quot;=&quot;&amp;[.AC$1]);1);[.$I35];IF(EXACT(COUNTIF([.$J35:.$K35];&quot;=&quot;&amp;[.AC$1]);1);[.$H35];0))" office:value-type="float" office:value="0">
            <text:p>0</text:p>
          </table:table-cell>
          <table:table-cell table:formula="of:=IF(EXACT(COUNTIF([.$L35:.$N35];&quot;=&quot;&amp;[.AD$1]);1);[.$I35];IF(EXACT(COUNTIF([.$J35:.$K35];&quot;=&quot;&amp;[.AD$1]);1);[.$H35];0))" office:value-type="float" office:value="0">
            <text:p>0</text:p>
          </table:table-cell>
          <table:table-cell table:formula="of:=IF(EXACT(COUNTIF([.$L35:.$N35];&quot;=&quot;&amp;[.AE$1]);1);[.$I35];IF(EXACT(COUNTIF([.$J35:.$K35];&quot;=&quot;&amp;[.AE$1]);1);[.$H35];0))" office:value-type="float" office:value="0">
            <text:p>0</text:p>
          </table:table-cell>
          <table:table-cell table:formula="of:=IF(EXACT(COUNTIF([.$L35:.$N35];&quot;=&quot;&amp;[.AF$1]);1);[.$I35];IF(EXACT(COUNTIF([.$J35:.$K35];&quot;=&quot;&amp;[.AF$1]);1);[.$H35];0))" office:value-type="float" office:value="0">
            <text:p>0</text:p>
          </table:table-cell>
          <table:table-cell table:formula="of:=IF(EXACT(COUNTIF([.$L35:.$N35];&quot;=&quot;&amp;[.AG$1]);1);[.$I35];IF(EXACT(COUNTIF([.$J35:.$K35];&quot;=&quot;&amp;[.AG$1]);1);[.$H35];0))" office:value-type="float" office:value="0">
            <text:p>0</text:p>
          </table:table-cell>
          <table:table-cell table:formula="of:=IF(EXACT(COUNTIF([.$L35:.$N35];&quot;=&quot;&amp;[.AH$1]);1);[.$I35];IF(EXACT(COUNTIF([.$J35:.$K35];&quot;=&quot;&amp;[.AH$1]);1);[.$H35];0))" office:value-type="float" office:value="0">
            <text:p>0</text:p>
          </table:table-cell>
          <table:table-cell table:formula="of:=IF(EXACT(COUNTIF([.$L35:.$N35];&quot;=&quot;&amp;[.AI$1]);1);[.$I35];IF(EXACT(COUNTIF([.$J35:.$K35];&quot;=&quot;&amp;[.AI$1]);1);[.$H35];0))" office:value-type="float" office:value="0">
            <text:p>0</text:p>
          </table:table-cell>
          <table:table-cell table:formula="of:=IF(EXACT(COUNTIF([.$L35:.$N35];&quot;=&quot;&amp;[.AJ$1]);1);[.$I35];IF(EXACT(COUNTIF([.$J35:.$K35];&quot;=&quot;&amp;[.AJ$1]);1);[.$H35];0))" office:value-type="float" office:value="0">
            <text:p>0</text:p>
          </table:table-cell>
          <table:table-cell table:formula="of:=IF(EXACT(COUNTIF([.$L35:.$N35];&quot;=&quot;&amp;[.AK$1]);1);[.$I35];IF(EXACT(COUNTIF([.$J35:.$K35];&quot;=&quot;&amp;[.AK$1]);1);[.$H35];0))" office:value-type="float" office:value="0">
            <text:p>0</text:p>
          </table:table-cell>
          <table:table-cell table:formula="of:=IF(EXACT(COUNTIF([.$L35:.$N35];&quot;=&quot;&amp;[.AL$1]);1);[.$I35];IF(EXACT(COUNTIF([.$J35:.$K35];&quot;=&quot;&amp;[.AL$1]);1);[.$H35];0))" office:value-type="float" office:value="0">
            <text:p>0</text:p>
          </table:table-cell>
          <table:table-cell table:formula="of:=IF(EXACT(COUNTIF([.$L35:.$N35];&quot;=&quot;&amp;[.AM$1]);1);[.$I35];IF(EXACT(COUNTIF([.$J35:.$K35];&quot;=&quot;&amp;[.AM$1]);1);[.$H35];0))" office:value-type="float" office:value="0">
            <text:p>0</text:p>
          </table:table-cell>
          <table:table-cell table:formula="of:=IF(EXACT(COUNTIF([.$L35:.$N35];&quot;=&quot;&amp;[.AN$1]);1);[.$I35];IF(EXACT(COUNTIF([.$J35:.$K35];&quot;=&quot;&amp;[.AN$1]);1);[.$H35];0))" office:value-type="float" office:value="0">
            <text:p>0</text:p>
          </table:table-cell>
          <table:table-cell table:formula="of:=IF(EXACT(COUNTIF([.$L35:.$N35];&quot;=&quot;&amp;[.AO$1]);1);[.$I35];IF(EXACT(COUNTIF([.$J35:.$K35];&quot;=&quot;&amp;[.AO$1]);1);[.$H35];0))" office:value-type="float" office:value="0">
            <text:p>0</text:p>
          </table:table-cell>
          <table:table-cell table:formula="of:=IF(EXACT(COUNTIF([.$L35:.$N35];&quot;=&quot;&amp;[.AP$1]);1);[.$I35];IF(EXACT(COUNTIF([.$J35:.$K35];&quot;=&quot;&amp;[.AP$1]);1);[.$H35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6]));SUM([.F36:.G38]);0)" office:value-type="float" office:value="0">
            <text:p>0</text:p>
          </table:table-cell>
          <table:table-cell/>
          <table:table-cell office:value-type="string">
            <text:p>X Squared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F36]/INDIRECT(SUBSTITUTE(ADDRESS(1;COLUMN([.C36]);4);&quot;1&quot;;&quot;&quot;)&amp;(3*INT((ROW([.H36])+1)/3)-1))" office:value-type="float" office:value="0.09">
            <text:p>0,0900</text:p>
          </table:table-cell>
          <table:table-cell table:formula="of:=([.F36]+[.G36])/INDIRECT(SUBSTITUTE(ADDRESS(1;COLUMN([.C36]);4);&quot;1&quot;;&quot;&quot;)&amp;(3*INT((ROW([.H36])+1)/3)-1))" office:value-type="float" office:value="0.23">
            <text:p>0,2300</text:p>
          </table:table-cell>
          <table:table-cell office:value-type="string">
            <text:p>DFS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e.google.com/codejam/contest/4344486/dashboard#s=p1&amp;a=1">https://code.google.com/codejam/contest/4344486/dashboard#s=p1&amp;a=1</text:a> </text:p>
          </table:table-cell>
          <table:table-cell table:number-columns-repeated="3"/>
          <table:table-cell table:formula="of:=IF(EXACT(COUNTIF([.L36:.N36];&quot;=&quot;&amp;[.S$1]);1);[.I36];IF(EXACT(COUNTIF([.J36:.K36];&quot;=&quot;&amp;[.S$1]);1);[.H36];0))" office:value-type="float" office:value="0">
            <text:p>0</text:p>
          </table:table-cell>
          <table:table-cell table:formula="of:=IF(EXACT(COUNTIF([.$L36:.$N36];&quot;=&quot;&amp;[.T$1]);1);[.$I36];IF(EXACT(COUNTIF([.$J36:.$K36];&quot;=&quot;&amp;[.T$1]);1);[.$H36];0))" office:value-type="float" office:value="0">
            <text:p>0</text:p>
          </table:table-cell>
          <table:table-cell table:formula="of:=IF(EXACT(COUNTIF([.$L36:.$N36];&quot;=&quot;&amp;[.U$1]);1);[.$I36];IF(EXACT(COUNTIF([.$J36:.$K36];&quot;=&quot;&amp;[.U$1]);1);[.$H36];0))" office:value-type="float" office:value="0.23">
            <text:p>0,23</text:p>
          </table:table-cell>
          <table:table-cell table:formula="of:=IF(EXACT(COUNTIF([.$L36:.$N36];&quot;=&quot;&amp;[.V$1]);1);[.$I36];IF(EXACT(COUNTIF([.$J36:.$K36];&quot;=&quot;&amp;[.V$1]);1);[.$H36];0))" office:value-type="float" office:value="0">
            <text:p>0</text:p>
          </table:table-cell>
          <table:table-cell table:formula="of:=IF(EXACT(COUNTIF([.$L36:.$N36];&quot;=&quot;&amp;[.W$1]);1);[.$I36];IF(EXACT(COUNTIF([.$J36:.$K36];&quot;=&quot;&amp;[.W$1]);1);[.$H36];0))" office:value-type="float" office:value="0">
            <text:p>0</text:p>
          </table:table-cell>
          <table:table-cell table:formula="of:=IF(EXACT(COUNTIF([.$L36:.$N36];&quot;=&quot;&amp;[.X$1]);1);[.$I36];IF(EXACT(COUNTIF([.$J36:.$K36];&quot;=&quot;&amp;[.X$1]);1);[.$H36];0))" office:value-type="float" office:value="0">
            <text:p>0</text:p>
          </table:table-cell>
          <table:table-cell table:formula="of:=IF(EXACT(COUNTIF([.$L36:.$N36];&quot;=&quot;&amp;[.Y$1]);1);[.$I36];IF(EXACT(COUNTIF([.$J36:.$K36];&quot;=&quot;&amp;[.Y$1]);1);[.$H36];0))" office:value-type="float" office:value="0">
            <text:p>0</text:p>
          </table:table-cell>
          <table:table-cell table:formula="of:=IF(EXACT(COUNTIF([.$L36:.$N36];&quot;=&quot;&amp;[.Z$1]);1);[.$I36];IF(EXACT(COUNTIF([.$J36:.$K36];&quot;=&quot;&amp;[.Z$1]);1);[.$H36];0))" office:value-type="float" office:value="0">
            <text:p>0</text:p>
          </table:table-cell>
          <table:table-cell table:formula="of:=IF(EXACT(COUNTIF([.$L36:.$N36];&quot;=&quot;&amp;[.AA$1]);1);[.$I36];IF(EXACT(COUNTIF([.$J36:.$K36];&quot;=&quot;&amp;[.AA$1]);1);[.$H36];0))" office:value-type="float" office:value="0.09">
            <text:p>0,09</text:p>
          </table:table-cell>
          <table:table-cell table:formula="of:=IF(EXACT(COUNTIF([.$L36:.$N36];&quot;=&quot;&amp;[.AB$1]);1);[.$I36];IF(EXACT(COUNTIF([.$J36:.$K36];&quot;=&quot;&amp;[.AB$1]);1);[.$H36];0))" office:value-type="float" office:value="0">
            <text:p>0</text:p>
          </table:table-cell>
          <table:table-cell table:formula="of:=IF(EXACT(COUNTIF([.$L36:.$N36];&quot;=&quot;&amp;[.AC$1]);1);[.$I36];IF(EXACT(COUNTIF([.$J36:.$K36];&quot;=&quot;&amp;[.AC$1]);1);[.$H36];0))" office:value-type="float" office:value="0">
            <text:p>0</text:p>
          </table:table-cell>
          <table:table-cell table:formula="of:=IF(EXACT(COUNTIF([.$L36:.$N36];&quot;=&quot;&amp;[.AD$1]);1);[.$I36];IF(EXACT(COUNTIF([.$J36:.$K36];&quot;=&quot;&amp;[.AD$1]);1);[.$H36];0))" office:value-type="float" office:value="0">
            <text:p>0</text:p>
          </table:table-cell>
          <table:table-cell table:formula="of:=IF(EXACT(COUNTIF([.$L36:.$N36];&quot;=&quot;&amp;[.AE$1]);1);[.$I36];IF(EXACT(COUNTIF([.$J36:.$K36];&quot;=&quot;&amp;[.AE$1]);1);[.$H36];0))" office:value-type="float" office:value="0">
            <text:p>0</text:p>
          </table:table-cell>
          <table:table-cell table:formula="of:=IF(EXACT(COUNTIF([.$L36:.$N36];&quot;=&quot;&amp;[.AF$1]);1);[.$I36];IF(EXACT(COUNTIF([.$J36:.$K36];&quot;=&quot;&amp;[.AF$1]);1);[.$H36];0))" office:value-type="float" office:value="0">
            <text:p>0</text:p>
          </table:table-cell>
          <table:table-cell table:formula="of:=IF(EXACT(COUNTIF([.$L36:.$N36];&quot;=&quot;&amp;[.AG$1]);1);[.$I36];IF(EXACT(COUNTIF([.$J36:.$K36];&quot;=&quot;&amp;[.AG$1]);1);[.$H36];0))" office:value-type="float" office:value="0">
            <text:p>0</text:p>
          </table:table-cell>
          <table:table-cell table:formula="of:=IF(EXACT(COUNTIF([.$L36:.$N36];&quot;=&quot;&amp;[.AH$1]);1);[.$I36];IF(EXACT(COUNTIF([.$J36:.$K36];&quot;=&quot;&amp;[.AH$1]);1);[.$H36];0))" office:value-type="float" office:value="0">
            <text:p>0</text:p>
          </table:table-cell>
          <table:table-cell table:formula="of:=IF(EXACT(COUNTIF([.$L36:.$N36];&quot;=&quot;&amp;[.AI$1]);1);[.$I36];IF(EXACT(COUNTIF([.$J36:.$K36];&quot;=&quot;&amp;[.AI$1]);1);[.$H36];0))" office:value-type="float" office:value="0">
            <text:p>0</text:p>
          </table:table-cell>
          <table:table-cell table:formula="of:=IF(EXACT(COUNTIF([.$L36:.$N36];&quot;=&quot;&amp;[.AJ$1]);1);[.$I36];IF(EXACT(COUNTIF([.$J36:.$K36];&quot;=&quot;&amp;[.AJ$1]);1);[.$H36];0))" office:value-type="float" office:value="0">
            <text:p>0</text:p>
          </table:table-cell>
          <table:table-cell table:formula="of:=IF(EXACT(COUNTIF([.$L36:.$N36];&quot;=&quot;&amp;[.AK$1]);1);[.$I36];IF(EXACT(COUNTIF([.$J36:.$K36];&quot;=&quot;&amp;[.AK$1]);1);[.$H36];0))" office:value-type="float" office:value="0">
            <text:p>0</text:p>
          </table:table-cell>
          <table:table-cell table:formula="of:=IF(EXACT(COUNTIF([.$L36:.$N36];&quot;=&quot;&amp;[.AL$1]);1);[.$I36];IF(EXACT(COUNTIF([.$J36:.$K36];&quot;=&quot;&amp;[.AL$1]);1);[.$H36];0))" office:value-type="float" office:value="0">
            <text:p>0</text:p>
          </table:table-cell>
          <table:table-cell table:formula="of:=IF(EXACT(COUNTIF([.$L36:.$N36];&quot;=&quot;&amp;[.AM$1]);1);[.$I36];IF(EXACT(COUNTIF([.$J36:.$K36];&quot;=&quot;&amp;[.AM$1]);1);[.$H36];0))" office:value-type="float" office:value="0">
            <text:p>0</text:p>
          </table:table-cell>
          <table:table-cell table:formula="of:=IF(EXACT(COUNTIF([.$L36:.$N36];&quot;=&quot;&amp;[.AN$1]);1);[.$I36];IF(EXACT(COUNTIF([.$J36:.$K36];&quot;=&quot;&amp;[.AN$1]);1);[.$H36];0))" office:value-type="float" office:value="0">
            <text:p>0</text:p>
          </table:table-cell>
          <table:table-cell table:formula="of:=IF(EXACT(COUNTIF([.$L36:.$N36];&quot;=&quot;&amp;[.AO$1]);1);[.$I36];IF(EXACT(COUNTIF([.$J36:.$K36];&quot;=&quot;&amp;[.AO$1]);1);[.$H36];0))" office:value-type="float" office:value="0">
            <text:p>0</text:p>
          </table:table-cell>
          <table:table-cell table:formula="of:=IF(EXACT(COUNTIF([.$L36:.$N36];&quot;=&quot;&amp;[.AP$1]);1);[.$I36];IF(EXACT(COUNTIF([.$J36:.$K36];&quot;=&quot;&amp;[.AP$1]);1);[.$H36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7]));SUM([.F37:.G39]);0)" office:value-type="float" office:value="0">
            <text:p>0</text:p>
          </table:table-cell>
          <table:table-cell/>
          <table:table-cell office:value-type="string">
            <text:p>Magical Thinking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F37]/INDIRECT(SUBSTITUTE(ADDRESS(1;COLUMN([.C37]);4);&quot;1&quot;;&quot;&quot;)&amp;(3*INT((ROW([.H37])+1)/3)-1))" office:value-type="float" office:value="0.06">
            <text:p>0,0600</text:p>
          </table:table-cell>
          <table:table-cell table:formula="of:=([.F37]+[.G37])/INDIRECT(SUBSTITUTE(ADDRESS(1;COLUMN([.C37]);4);&quot;1&quot;;&quot;&quot;)&amp;(3*INT((ROW([.H37])+1)/3)-1))" office:value-type="float" office:value="0.25">
            <text:p>0,2500</text:p>
          </table:table-cell>
          <table:table-cell office:value-type="string">
            <text:p>Greedy</text:p>
          </table:table-cell>
          <table:table-cell/>
          <table:table-cell office:value-type="string">
            <text:p>Programación Dinámica</text:p>
          </table:table-cell>
          <table:table-cell table:number-columns-repeated="2"/>
          <table:table-cell table:style-name="ce3" office:value-type="string">
            <text:p><text:a xlink:href="https://code.google.com/codejam/contest/4344486/dashboard#s=p2&amp;a=1">https://code.google.com/codejam/contest/4344486/dashboard#s=p2&amp;a=1</text:a> </text:p>
          </table:table-cell>
          <table:table-cell table:number-columns-repeated="3"/>
          <table:table-cell table:formula="of:=IF(EXACT(COUNTIF([.L37:.N37];&quot;=&quot;&amp;[.S$1]);1);[.I37];IF(EXACT(COUNTIF([.J37:.K37];&quot;=&quot;&amp;[.S$1]);1);[.H37];0))" office:value-type="float" office:value="0">
            <text:p>0</text:p>
          </table:table-cell>
          <table:table-cell table:formula="of:=IF(EXACT(COUNTIF([.$L37:.$N37];&quot;=&quot;&amp;[.T$1]);1);[.$I37];IF(EXACT(COUNTIF([.$J37:.$K37];&quot;=&quot;&amp;[.T$1]);1);[.$H37];0))" office:value-type="float" office:value="0.25">
            <text:p>0,25</text:p>
          </table:table-cell>
          <table:table-cell table:formula="of:=IF(EXACT(COUNTIF([.$L37:.$N37];&quot;=&quot;&amp;[.U$1]);1);[.$I37];IF(EXACT(COUNTIF([.$J37:.$K37];&quot;=&quot;&amp;[.U$1]);1);[.$H37];0))" office:value-type="float" office:value="0">
            <text:p>0</text:p>
          </table:table-cell>
          <table:table-cell table:formula="of:=IF(EXACT(COUNTIF([.$L37:.$N37];&quot;=&quot;&amp;[.V$1]);1);[.$I37];IF(EXACT(COUNTIF([.$J37:.$K37];&quot;=&quot;&amp;[.V$1]);1);[.$H37];0))" office:value-type="float" office:value="0.06">
            <text:p>0,06</text:p>
          </table:table-cell>
          <table:table-cell table:formula="of:=IF(EXACT(COUNTIF([.$L37:.$N37];&quot;=&quot;&amp;[.W$1]);1);[.$I37];IF(EXACT(COUNTIF([.$J37:.$K37];&quot;=&quot;&amp;[.W$1]);1);[.$H37];0))" office:value-type="float" office:value="0">
            <text:p>0</text:p>
          </table:table-cell>
          <table:table-cell table:formula="of:=IF(EXACT(COUNTIF([.$L37:.$N37];&quot;=&quot;&amp;[.X$1]);1);[.$I37];IF(EXACT(COUNTIF([.$J37:.$K37];&quot;=&quot;&amp;[.X$1]);1);[.$H37];0))" office:value-type="float" office:value="0">
            <text:p>0</text:p>
          </table:table-cell>
          <table:table-cell table:formula="of:=IF(EXACT(COUNTIF([.$L37:.$N37];&quot;=&quot;&amp;[.Y$1]);1);[.$I37];IF(EXACT(COUNTIF([.$J37:.$K37];&quot;=&quot;&amp;[.Y$1]);1);[.$H37];0))" office:value-type="float" office:value="0">
            <text:p>0</text:p>
          </table:table-cell>
          <table:table-cell table:formula="of:=IF(EXACT(COUNTIF([.$L37:.$N37];&quot;=&quot;&amp;[.Z$1]);1);[.$I37];IF(EXACT(COUNTIF([.$J37:.$K37];&quot;=&quot;&amp;[.Z$1]);1);[.$H37];0))" office:value-type="float" office:value="0">
            <text:p>0</text:p>
          </table:table-cell>
          <table:table-cell table:formula="of:=IF(EXACT(COUNTIF([.$L37:.$N37];&quot;=&quot;&amp;[.AA$1]);1);[.$I37];IF(EXACT(COUNTIF([.$J37:.$K37];&quot;=&quot;&amp;[.AA$1]);1);[.$H37];0))" office:value-type="float" office:value="0">
            <text:p>0</text:p>
          </table:table-cell>
          <table:table-cell table:formula="of:=IF(EXACT(COUNTIF([.$L37:.$N37];&quot;=&quot;&amp;[.AB$1]);1);[.$I37];IF(EXACT(COUNTIF([.$J37:.$K37];&quot;=&quot;&amp;[.AB$1]);1);[.$H37];0))" office:value-type="float" office:value="0">
            <text:p>0</text:p>
          </table:table-cell>
          <table:table-cell table:formula="of:=IF(EXACT(COUNTIF([.$L37:.$N37];&quot;=&quot;&amp;[.AC$1]);1);[.$I37];IF(EXACT(COUNTIF([.$J37:.$K37];&quot;=&quot;&amp;[.AC$1]);1);[.$H37];0))" office:value-type="float" office:value="0">
            <text:p>0</text:p>
          </table:table-cell>
          <table:table-cell table:formula="of:=IF(EXACT(COUNTIF([.$L37:.$N37];&quot;=&quot;&amp;[.AD$1]);1);[.$I37];IF(EXACT(COUNTIF([.$J37:.$K37];&quot;=&quot;&amp;[.AD$1]);1);[.$H37];0))" office:value-type="float" office:value="0">
            <text:p>0</text:p>
          </table:table-cell>
          <table:table-cell table:formula="of:=IF(EXACT(COUNTIF([.$L37:.$N37];&quot;=&quot;&amp;[.AE$1]);1);[.$I37];IF(EXACT(COUNTIF([.$J37:.$K37];&quot;=&quot;&amp;[.AE$1]);1);[.$H37];0))" office:value-type="float" office:value="0">
            <text:p>0</text:p>
          </table:table-cell>
          <table:table-cell table:formula="of:=IF(EXACT(COUNTIF([.$L37:.$N37];&quot;=&quot;&amp;[.AF$1]);1);[.$I37];IF(EXACT(COUNTIF([.$J37:.$K37];&quot;=&quot;&amp;[.AF$1]);1);[.$H37];0))" office:value-type="float" office:value="0">
            <text:p>0</text:p>
          </table:table-cell>
          <table:table-cell table:formula="of:=IF(EXACT(COUNTIF([.$L37:.$N37];&quot;=&quot;&amp;[.AG$1]);1);[.$I37];IF(EXACT(COUNTIF([.$J37:.$K37];&quot;=&quot;&amp;[.AG$1]);1);[.$H37];0))" office:value-type="float" office:value="0">
            <text:p>0</text:p>
          </table:table-cell>
          <table:table-cell table:formula="of:=IF(EXACT(COUNTIF([.$L37:.$N37];&quot;=&quot;&amp;[.AH$1]);1);[.$I37];IF(EXACT(COUNTIF([.$J37:.$K37];&quot;=&quot;&amp;[.AH$1]);1);[.$H37];0))" office:value-type="float" office:value="0">
            <text:p>0</text:p>
          </table:table-cell>
          <table:table-cell table:formula="of:=IF(EXACT(COUNTIF([.$L37:.$N37];&quot;=&quot;&amp;[.AI$1]);1);[.$I37];IF(EXACT(COUNTIF([.$J37:.$K37];&quot;=&quot;&amp;[.AI$1]);1);[.$H37];0))" office:value-type="float" office:value="0">
            <text:p>0</text:p>
          </table:table-cell>
          <table:table-cell table:formula="of:=IF(EXACT(COUNTIF([.$L37:.$N37];&quot;=&quot;&amp;[.AJ$1]);1);[.$I37];IF(EXACT(COUNTIF([.$J37:.$K37];&quot;=&quot;&amp;[.AJ$1]);1);[.$H37];0))" office:value-type="float" office:value="0">
            <text:p>0</text:p>
          </table:table-cell>
          <table:table-cell table:formula="of:=IF(EXACT(COUNTIF([.$L37:.$N37];&quot;=&quot;&amp;[.AK$1]);1);[.$I37];IF(EXACT(COUNTIF([.$J37:.$K37];&quot;=&quot;&amp;[.AK$1]);1);[.$H37];0))" office:value-type="float" office:value="0">
            <text:p>0</text:p>
          </table:table-cell>
          <table:table-cell table:formula="of:=IF(EXACT(COUNTIF([.$L37:.$N37];&quot;=&quot;&amp;[.AL$1]);1);[.$I37];IF(EXACT(COUNTIF([.$J37:.$K37];&quot;=&quot;&amp;[.AL$1]);1);[.$H37];0))" office:value-type="float" office:value="0">
            <text:p>0</text:p>
          </table:table-cell>
          <table:table-cell table:formula="of:=IF(EXACT(COUNTIF([.$L37:.$N37];&quot;=&quot;&amp;[.AM$1]);1);[.$I37];IF(EXACT(COUNTIF([.$J37:.$K37];&quot;=&quot;&amp;[.AM$1]);1);[.$H37];0))" office:value-type="float" office:value="0">
            <text:p>0</text:p>
          </table:table-cell>
          <table:table-cell table:formula="of:=IF(EXACT(COUNTIF([.$L37:.$N37];&quot;=&quot;&amp;[.AN$1]);1);[.$I37];IF(EXACT(COUNTIF([.$J37:.$K37];&quot;=&quot;&amp;[.AN$1]);1);[.$H37];0))" office:value-type="float" office:value="0">
            <text:p>0</text:p>
          </table:table-cell>
          <table:table-cell table:formula="of:=IF(EXACT(COUNTIF([.$L37:.$N37];&quot;=&quot;&amp;[.AO$1]);1);[.$I37];IF(EXACT(COUNTIF([.$J37:.$K37];&quot;=&quot;&amp;[.AO$1]);1);[.$H37];0))" office:value-type="float" office:value="0">
            <text:p>0</text:p>
          </table:table-cell>
          <table:table-cell table:formula="of:=IF(EXACT(COUNTIF([.$L37:.$N37];&quot;=&quot;&amp;[.AP$1]);1);[.$I37];IF(EXACT(COUNTIF([.$J37:.$K37];&quot;=&quot;&amp;[.AP$1]);1);[.$H37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8]));SUM([.F38:.G40]);0)" office:value-type="float" office:value="0">
            <text:p>0</text:p>
          </table:table-cell>
          <table:table-cell/>
          <table:table-cell office:value-type="string">
            <text:p>The 4M Corporation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[.F38]/INDIRECT(SUBSTITUTE(ADDRESS(1;COLUMN([.C38]);4);&quot;1&quot;;&quot;&quot;)&amp;(3*INT((ROW([.H37])+1)/3)-1))" office:value-type="float" office:value="0.11">
            <text:p>0,1100</text:p>
          </table:table-cell>
          <table:table-cell table:formula="of:=([.F38]+[.G38])/INDIRECT(SUBSTITUTE(ADDRESS(1;COLUMN([.C38]);4);&quot;1&quot;;&quot;&quot;)&amp;(3*INT((ROW([.H37])+1)/3)-1))" office:value-type="float" office:value="0.33">
            <text:p>0,3300</text:p>
          </table:table-cell>
          <table:table-cell office:value-type="string">
            <text:p>Fuerza bruta</text:p>
          </table:table-cell>
          <table:table-cell/>
          <table:table-cell office:value-type="string">
            <text:p>Greedy</text:p>
          </table:table-cell>
          <table:table-cell table:number-columns-repeated="2"/>
          <table:table-cell table:style-name="ce3" office:value-type="string">
            <text:p><text:a xlink:href="https://code.google.com/codejam/contest/4344486/dashboard#s=p3&amp;a=1">https://code.google.com/codejam/contest/4344486/dashboard#s=p3&amp;a=1</text:a> </text:p>
          </table:table-cell>
          <table:table-cell table:number-columns-repeated="3"/>
          <table:table-cell table:formula="of:=IF(EXACT(COUNTIF([.L38:.N38];&quot;=&quot;&amp;[.S$1]);1);[.I38];IF(EXACT(COUNTIF([.J38:.K38];&quot;=&quot;&amp;[.S$1]);1);[.H38];0))" office:value-type="float" office:value="0.11">
            <text:p>0,11</text:p>
          </table:table-cell>
          <table:table-cell table:formula="of:=IF(EXACT(COUNTIF([.$L38:.$N38];&quot;=&quot;&amp;[.T$1]);1);[.$I38];IF(EXACT(COUNTIF([.$J38:.$K38];&quot;=&quot;&amp;[.T$1]);1);[.$H38];0))" office:value-type="float" office:value="0">
            <text:p>0</text:p>
          </table:table-cell>
          <table:table-cell table:formula="of:=IF(EXACT(COUNTIF([.$L38:.$N38];&quot;=&quot;&amp;[.U$1]);1);[.$I38];IF(EXACT(COUNTIF([.$J38:.$K38];&quot;=&quot;&amp;[.U$1]);1);[.$H38];0))" office:value-type="float" office:value="0">
            <text:p>0</text:p>
          </table:table-cell>
          <table:table-cell table:formula="of:=IF(EXACT(COUNTIF([.$L38:.$N38];&quot;=&quot;&amp;[.V$1]);1);[.$I38];IF(EXACT(COUNTIF([.$J38:.$K38];&quot;=&quot;&amp;[.V$1]);1);[.$H38];0))" office:value-type="float" office:value="0.33">
            <text:p>0,33</text:p>
          </table:table-cell>
          <table:table-cell table:formula="of:=IF(EXACT(COUNTIF([.$L38:.$N38];&quot;=&quot;&amp;[.W$1]);1);[.$I38];IF(EXACT(COUNTIF([.$J38:.$K38];&quot;=&quot;&amp;[.W$1]);1);[.$H38];0))" office:value-type="float" office:value="0">
            <text:p>0</text:p>
          </table:table-cell>
          <table:table-cell table:formula="of:=IF(EXACT(COUNTIF([.$L38:.$N38];&quot;=&quot;&amp;[.X$1]);1);[.$I38];IF(EXACT(COUNTIF([.$J38:.$K38];&quot;=&quot;&amp;[.X$1]);1);[.$H38];0))" office:value-type="float" office:value="0">
            <text:p>0</text:p>
          </table:table-cell>
          <table:table-cell table:formula="of:=IF(EXACT(COUNTIF([.$L38:.$N38];&quot;=&quot;&amp;[.Y$1]);1);[.$I38];IF(EXACT(COUNTIF([.$J38:.$K38];&quot;=&quot;&amp;[.Y$1]);1);[.$H38];0))" office:value-type="float" office:value="0">
            <text:p>0</text:p>
          </table:table-cell>
          <table:table-cell table:formula="of:=IF(EXACT(COUNTIF([.$L38:.$N38];&quot;=&quot;&amp;[.Z$1]);1);[.$I38];IF(EXACT(COUNTIF([.$J38:.$K38];&quot;=&quot;&amp;[.Z$1]);1);[.$H38];0))" office:value-type="float" office:value="0">
            <text:p>0</text:p>
          </table:table-cell>
          <table:table-cell table:formula="of:=IF(EXACT(COUNTIF([.$L38:.$N38];&quot;=&quot;&amp;[.AA$1]);1);[.$I38];IF(EXACT(COUNTIF([.$J38:.$K38];&quot;=&quot;&amp;[.AA$1]);1);[.$H38];0))" office:value-type="float" office:value="0">
            <text:p>0</text:p>
          </table:table-cell>
          <table:table-cell table:formula="of:=IF(EXACT(COUNTIF([.$L38:.$N38];&quot;=&quot;&amp;[.AB$1]);1);[.$I38];IF(EXACT(COUNTIF([.$J38:.$K38];&quot;=&quot;&amp;[.AB$1]);1);[.$H38];0))" office:value-type="float" office:value="0">
            <text:p>0</text:p>
          </table:table-cell>
          <table:table-cell table:formula="of:=IF(EXACT(COUNTIF([.$L38:.$N38];&quot;=&quot;&amp;[.AC$1]);1);[.$I38];IF(EXACT(COUNTIF([.$J38:.$K38];&quot;=&quot;&amp;[.AC$1]);1);[.$H38];0))" office:value-type="float" office:value="0">
            <text:p>0</text:p>
          </table:table-cell>
          <table:table-cell table:formula="of:=IF(EXACT(COUNTIF([.$L38:.$N38];&quot;=&quot;&amp;[.AD$1]);1);[.$I38];IF(EXACT(COUNTIF([.$J38:.$K38];&quot;=&quot;&amp;[.AD$1]);1);[.$H38];0))" office:value-type="float" office:value="0">
            <text:p>0</text:p>
          </table:table-cell>
          <table:table-cell table:formula="of:=IF(EXACT(COUNTIF([.$L38:.$N38];&quot;=&quot;&amp;[.AE$1]);1);[.$I38];IF(EXACT(COUNTIF([.$J38:.$K38];&quot;=&quot;&amp;[.AE$1]);1);[.$H38];0))" office:value-type="float" office:value="0">
            <text:p>0</text:p>
          </table:table-cell>
          <table:table-cell table:formula="of:=IF(EXACT(COUNTIF([.$L38:.$N38];&quot;=&quot;&amp;[.AF$1]);1);[.$I38];IF(EXACT(COUNTIF([.$J38:.$K38];&quot;=&quot;&amp;[.AF$1]);1);[.$H38];0))" office:value-type="float" office:value="0">
            <text:p>0</text:p>
          </table:table-cell>
          <table:table-cell table:formula="of:=IF(EXACT(COUNTIF([.$L38:.$N38];&quot;=&quot;&amp;[.AG$1]);1);[.$I38];IF(EXACT(COUNTIF([.$J38:.$K38];&quot;=&quot;&amp;[.AG$1]);1);[.$H38];0))" office:value-type="float" office:value="0">
            <text:p>0</text:p>
          </table:table-cell>
          <table:table-cell table:formula="of:=IF(EXACT(COUNTIF([.$L38:.$N38];&quot;=&quot;&amp;[.AH$1]);1);[.$I38];IF(EXACT(COUNTIF([.$J38:.$K38];&quot;=&quot;&amp;[.AH$1]);1);[.$H38];0))" office:value-type="float" office:value="0">
            <text:p>0</text:p>
          </table:table-cell>
          <table:table-cell table:formula="of:=IF(EXACT(COUNTIF([.$L38:.$N38];&quot;=&quot;&amp;[.AI$1]);1);[.$I38];IF(EXACT(COUNTIF([.$J38:.$K38];&quot;=&quot;&amp;[.AI$1]);1);[.$H38];0))" office:value-type="float" office:value="0">
            <text:p>0</text:p>
          </table:table-cell>
          <table:table-cell table:formula="of:=IF(EXACT(COUNTIF([.$L38:.$N38];&quot;=&quot;&amp;[.AJ$1]);1);[.$I38];IF(EXACT(COUNTIF([.$J38:.$K38];&quot;=&quot;&amp;[.AJ$1]);1);[.$H38];0))" office:value-type="float" office:value="0">
            <text:p>0</text:p>
          </table:table-cell>
          <table:table-cell table:formula="of:=IF(EXACT(COUNTIF([.$L38:.$N38];&quot;=&quot;&amp;[.AK$1]);1);[.$I38];IF(EXACT(COUNTIF([.$J38:.$K38];&quot;=&quot;&amp;[.AK$1]);1);[.$H38];0))" office:value-type="float" office:value="0">
            <text:p>0</text:p>
          </table:table-cell>
          <table:table-cell table:formula="of:=IF(EXACT(COUNTIF([.$L38:.$N38];&quot;=&quot;&amp;[.AL$1]);1);[.$I38];IF(EXACT(COUNTIF([.$J38:.$K38];&quot;=&quot;&amp;[.AL$1]);1);[.$H38];0))" office:value-type="float" office:value="0">
            <text:p>0</text:p>
          </table:table-cell>
          <table:table-cell table:formula="of:=IF(EXACT(COUNTIF([.$L38:.$N38];&quot;=&quot;&amp;[.AM$1]);1);[.$I38];IF(EXACT(COUNTIF([.$J38:.$K38];&quot;=&quot;&amp;[.AM$1]);1);[.$H38];0))" office:value-type="float" office:value="0">
            <text:p>0</text:p>
          </table:table-cell>
          <table:table-cell table:formula="of:=IF(EXACT(COUNTIF([.$L38:.$N38];&quot;=&quot;&amp;[.AN$1]);1);[.$I38];IF(EXACT(COUNTIF([.$J38:.$K38];&quot;=&quot;&amp;[.AN$1]);1);[.$H38];0))" office:value-type="float" office:value="0">
            <text:p>0</text:p>
          </table:table-cell>
          <table:table-cell table:formula="of:=IF(EXACT(COUNTIF([.$L38:.$N38];&quot;=&quot;&amp;[.AO$1]);1);[.$I38];IF(EXACT(COUNTIF([.$J38:.$K38];&quot;=&quot;&amp;[.AO$1]);1);[.$H38];0))" office:value-type="float" office:value="0">
            <text:p>0</text:p>
          </table:table-cell>
          <table:table-cell table:formula="of:=IF(EXACT(COUNTIF([.$L38:.$N38];&quot;=&quot;&amp;[.AP$1]);1);[.$I38];IF(EXACT(COUNTIF([.$J38:.$K38];&quot;=&quot;&amp;[.AP$1]);1);[.$H38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39]));SUM([.F39:.G41]);0)" office:value-type="float" office:value="100">
            <text:p>100</text:p>
          </table:table-cell>
          <table:table-cell office:value-type="string">
            <text:p>Ronda D</text:p>
          </table:table-cell>
          <table:table-cell office:value-type="string">
            <text:p>Go Sightseeing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F39]/INDIRECT(SUBSTITUTE(ADDRESS(1;COLUMN([.C39]);4);&quot;1&quot;;&quot;&quot;)&amp;(3*INT((ROW([.H39]))/3)))" office:value-type="float" office:value="0.1">
            <text:p>0,1000</text:p>
          </table:table-cell>
          <table:table-cell table:formula="of:=([.F39]+[.G39])/INDIRECT(SUBSTITUTE(ADDRESS(1;COLUMN([.C39]);4);&quot;1&quot;;&quot;&quot;)&amp;(3*INT((ROW([.H39]))/3)))" office:value-type="float" office:value="0.24">
            <text:p>0,2400</text:p>
          </table:table-cell>
          <table:table-cell office:value-type="string">
            <text:p>Fuerza bruta</text:p>
          </table:table-cell>
          <table:table-cell/>
          <table:table-cell office:value-type="string">
            <text:p>Programación Dinámica</text:p>
          </table:table-cell>
          <table:table-cell table:number-columns-repeated="2"/>
          <table:table-cell table:style-name="ce3" office:value-type="string">
            <text:p><text:a xlink:href="https://code.google.com/codejam/contest/8284487/dashboard#s=p0&amp;a=1">https://code.google.com/codejam/contest/8284487/dashboard#s=p0&amp;a=1</text:a> </text:p>
          </table:table-cell>
          <table:table-cell table:number-columns-repeated="3"/>
          <table:table-cell table:formula="of:=IF(EXACT(COUNTIF([.L39:.N39];&quot;=&quot;&amp;[.S$1]);1);[.I39];IF(EXACT(COUNTIF([.J39:.K39];&quot;=&quot;&amp;[.S$1]);1);[.H39];0))" office:value-type="float" office:value="0.1">
            <text:p>0,1</text:p>
          </table:table-cell>
          <table:table-cell table:formula="of:=IF(EXACT(COUNTIF([.$L39:.$N39];&quot;=&quot;&amp;[.T$1]);1);[.$I39];IF(EXACT(COUNTIF([.$J39:.$K39];&quot;=&quot;&amp;[.T$1]);1);[.$H39];0))" office:value-type="float" office:value="0.24">
            <text:p>0,24</text:p>
          </table:table-cell>
          <table:table-cell table:formula="of:=IF(EXACT(COUNTIF([.$L39:.$N39];&quot;=&quot;&amp;[.U$1]);1);[.$I39];IF(EXACT(COUNTIF([.$J39:.$K39];&quot;=&quot;&amp;[.U$1]);1);[.$H39];0))" office:value-type="float" office:value="0">
            <text:p>0</text:p>
          </table:table-cell>
          <table:table-cell table:formula="of:=IF(EXACT(COUNTIF([.$L39:.$N39];&quot;=&quot;&amp;[.V$1]);1);[.$I39];IF(EXACT(COUNTIF([.$J39:.$K39];&quot;=&quot;&amp;[.V$1]);1);[.$H39];0))" office:value-type="float" office:value="0">
            <text:p>0</text:p>
          </table:table-cell>
          <table:table-cell table:formula="of:=IF(EXACT(COUNTIF([.$L39:.$N39];&quot;=&quot;&amp;[.W$1]);1);[.$I39];IF(EXACT(COUNTIF([.$J39:.$K39];&quot;=&quot;&amp;[.W$1]);1);[.$H39];0))" office:value-type="float" office:value="0">
            <text:p>0</text:p>
          </table:table-cell>
          <table:table-cell table:formula="of:=IF(EXACT(COUNTIF([.$L39:.$N39];&quot;=&quot;&amp;[.X$1]);1);[.$I39];IF(EXACT(COUNTIF([.$J39:.$K39];&quot;=&quot;&amp;[.X$1]);1);[.$H39];0))" office:value-type="float" office:value="0">
            <text:p>0</text:p>
          </table:table-cell>
          <table:table-cell table:formula="of:=IF(EXACT(COUNTIF([.$L39:.$N39];&quot;=&quot;&amp;[.Y$1]);1);[.$I39];IF(EXACT(COUNTIF([.$J39:.$K39];&quot;=&quot;&amp;[.Y$1]);1);[.$H39];0))" office:value-type="float" office:value="0">
            <text:p>0</text:p>
          </table:table-cell>
          <table:table-cell table:formula="of:=IF(EXACT(COUNTIF([.$L39:.$N39];&quot;=&quot;&amp;[.Z$1]);1);[.$I39];IF(EXACT(COUNTIF([.$J39:.$K39];&quot;=&quot;&amp;[.Z$1]);1);[.$H39];0))" office:value-type="float" office:value="0">
            <text:p>0</text:p>
          </table:table-cell>
          <table:table-cell table:formula="of:=IF(EXACT(COUNTIF([.$L39:.$N39];&quot;=&quot;&amp;[.AA$1]);1);[.$I39];IF(EXACT(COUNTIF([.$J39:.$K39];&quot;=&quot;&amp;[.AA$1]);1);[.$H39];0))" office:value-type="float" office:value="0">
            <text:p>0</text:p>
          </table:table-cell>
          <table:table-cell table:formula="of:=IF(EXACT(COUNTIF([.$L39:.$N39];&quot;=&quot;&amp;[.AB$1]);1);[.$I39];IF(EXACT(COUNTIF([.$J39:.$K39];&quot;=&quot;&amp;[.AB$1]);1);[.$H39];0))" office:value-type="float" office:value="0">
            <text:p>0</text:p>
          </table:table-cell>
          <table:table-cell table:formula="of:=IF(EXACT(COUNTIF([.$L39:.$N39];&quot;=&quot;&amp;[.AC$1]);1);[.$I39];IF(EXACT(COUNTIF([.$J39:.$K39];&quot;=&quot;&amp;[.AC$1]);1);[.$H39];0))" office:value-type="float" office:value="0">
            <text:p>0</text:p>
          </table:table-cell>
          <table:table-cell table:formula="of:=IF(EXACT(COUNTIF([.$L39:.$N39];&quot;=&quot;&amp;[.AD$1]);1);[.$I39];IF(EXACT(COUNTIF([.$J39:.$K39];&quot;=&quot;&amp;[.AD$1]);1);[.$H39];0))" office:value-type="float" office:value="0">
            <text:p>0</text:p>
          </table:table-cell>
          <table:table-cell table:formula="of:=IF(EXACT(COUNTIF([.$L39:.$N39];&quot;=&quot;&amp;[.AE$1]);1);[.$I39];IF(EXACT(COUNTIF([.$J39:.$K39];&quot;=&quot;&amp;[.AE$1]);1);[.$H39];0))" office:value-type="float" office:value="0">
            <text:p>0</text:p>
          </table:table-cell>
          <table:table-cell table:formula="of:=IF(EXACT(COUNTIF([.$L39:.$N39];&quot;=&quot;&amp;[.AF$1]);1);[.$I39];IF(EXACT(COUNTIF([.$J39:.$K39];&quot;=&quot;&amp;[.AF$1]);1);[.$H39];0))" office:value-type="float" office:value="0">
            <text:p>0</text:p>
          </table:table-cell>
          <table:table-cell table:formula="of:=IF(EXACT(COUNTIF([.$L39:.$N39];&quot;=&quot;&amp;[.AG$1]);1);[.$I39];IF(EXACT(COUNTIF([.$J39:.$K39];&quot;=&quot;&amp;[.AG$1]);1);[.$H39];0))" office:value-type="float" office:value="0">
            <text:p>0</text:p>
          </table:table-cell>
          <table:table-cell table:formula="of:=IF(EXACT(COUNTIF([.$L39:.$N39];&quot;=&quot;&amp;[.AH$1]);1);[.$I39];IF(EXACT(COUNTIF([.$J39:.$K39];&quot;=&quot;&amp;[.AH$1]);1);[.$H39];0))" office:value-type="float" office:value="0">
            <text:p>0</text:p>
          </table:table-cell>
          <table:table-cell table:formula="of:=IF(EXACT(COUNTIF([.$L39:.$N39];&quot;=&quot;&amp;[.AI$1]);1);[.$I39];IF(EXACT(COUNTIF([.$J39:.$K39];&quot;=&quot;&amp;[.AI$1]);1);[.$H39];0))" office:value-type="float" office:value="0">
            <text:p>0</text:p>
          </table:table-cell>
          <table:table-cell table:formula="of:=IF(EXACT(COUNTIF([.$L39:.$N39];&quot;=&quot;&amp;[.AJ$1]);1);[.$I39];IF(EXACT(COUNTIF([.$J39:.$K39];&quot;=&quot;&amp;[.AJ$1]);1);[.$H39];0))" office:value-type="float" office:value="0">
            <text:p>0</text:p>
          </table:table-cell>
          <table:table-cell table:formula="of:=IF(EXACT(COUNTIF([.$L39:.$N39];&quot;=&quot;&amp;[.AK$1]);1);[.$I39];IF(EXACT(COUNTIF([.$J39:.$K39];&quot;=&quot;&amp;[.AK$1]);1);[.$H39];0))" office:value-type="float" office:value="0">
            <text:p>0</text:p>
          </table:table-cell>
          <table:table-cell table:formula="of:=IF(EXACT(COUNTIF([.$L39:.$N39];&quot;=&quot;&amp;[.AL$1]);1);[.$I39];IF(EXACT(COUNTIF([.$J39:.$K39];&quot;=&quot;&amp;[.AL$1]);1);[.$H39];0))" office:value-type="float" office:value="0">
            <text:p>0</text:p>
          </table:table-cell>
          <table:table-cell table:formula="of:=IF(EXACT(COUNTIF([.$L39:.$N39];&quot;=&quot;&amp;[.AM$1]);1);[.$I39];IF(EXACT(COUNTIF([.$J39:.$K39];&quot;=&quot;&amp;[.AM$1]);1);[.$H39];0))" office:value-type="float" office:value="0">
            <text:p>0</text:p>
          </table:table-cell>
          <table:table-cell table:formula="of:=IF(EXACT(COUNTIF([.$L39:.$N39];&quot;=&quot;&amp;[.AN$1]);1);[.$I39];IF(EXACT(COUNTIF([.$J39:.$K39];&quot;=&quot;&amp;[.AN$1]);1);[.$H39];0))" office:value-type="float" office:value="0">
            <text:p>0</text:p>
          </table:table-cell>
          <table:table-cell table:formula="of:=IF(EXACT(COUNTIF([.$L39:.$N39];&quot;=&quot;&amp;[.AO$1]);1);[.$I39];IF(EXACT(COUNTIF([.$J39:.$K39];&quot;=&quot;&amp;[.AO$1]);1);[.$H39];0))" office:value-type="float" office:value="0">
            <text:p>0</text:p>
          </table:table-cell>
          <table:table-cell table:formula="of:=IF(EXACT(COUNTIF([.$L39:.$N39];&quot;=&quot;&amp;[.AP$1]);1);[.$I39];IF(EXACT(COUNTIF([.$J39:.$K39];&quot;=&quot;&amp;[.AP$1]);1);[.$H39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0]));SUM([.F40:.G42]);0)" office:value-type="float" office:value="0">
            <text:p>0</text:p>
          </table:table-cell>
          <table:table-cell/>
          <table:table-cell office:value-type="string">
            <text:p>Sherlock and The Matrix Game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[.F40]/INDIRECT(SUBSTITUTE(ADDRESS(1;COLUMN([.C40]);4);&quot;1&quot;;&quot;&quot;)&amp;(3*INT((ROW([.H40]))/3)))" office:value-type="float" office:value="0.13">
            <text:p>0,1300</text:p>
          </table:table-cell>
          <table:table-cell table:formula="of:=([.F40]+[.G40])/INDIRECT(SUBSTITUTE(ADDRESS(1;COLUMN([.C40]);4);&quot;1&quot;;&quot;&quot;)&amp;(3*INT((ROW([.H40]))/3)))" office:value-type="float" office:value="0.32">
            <text:p>0,3200</text:p>
          </table:table-cell>
          <table:table-cell office:value-type="string">
            <text:p>Fuerza bruta</text:p>
          </table:table-cell>
          <table:table-cell/>
          <table:table-cell office:value-type="string">
            <text:p>Búsqueda binaria</text:p>
          </table:table-cell>
          <table:table-cell office:value-type="string">
            <text:p>Suma prefija</text:p>
          </table:table-cell>
          <table:table-cell/>
          <table:table-cell table:style-name="ce3" office:value-type="string">
            <text:p><text:a xlink:href="https://code.google.com/codejam/contest/8284487/dashboard#s=p1&amp;a=1">https://code.google.com/codejam/contest/8284487/dashboard#s=p1&amp;a=1</text:a> </text:p>
          </table:table-cell>
          <table:table-cell office:value-type="string">
            <text:p>Árbol biselado</text:p>
          </table:table-cell>
          <table:table-cell table:number-columns-repeated="2"/>
          <table:table-cell table:formula="of:=IF(EXACT(COUNTIF([.L40:.N40];&quot;=&quot;&amp;[.S$1]);1);[.I40];IF(EXACT(COUNTIF([.J40:.K40];&quot;=&quot;&amp;[.S$1]);1);[.H40];0))" office:value-type="float" office:value="0.13">
            <text:p>0,13</text:p>
          </table:table-cell>
          <table:table-cell table:formula="of:=IF(EXACT(COUNTIF([.$L40:.$N40];&quot;=&quot;&amp;[.T$1]);1);[.$I40];IF(EXACT(COUNTIF([.$J40:.$K40];&quot;=&quot;&amp;[.T$1]);1);[.$H40];0))" office:value-type="float" office:value="0">
            <text:p>0</text:p>
          </table:table-cell>
          <table:table-cell table:formula="of:=IF(EXACT(COUNTIF([.$L40:.$N40];&quot;=&quot;&amp;[.U$1]);1);[.$I40];IF(EXACT(COUNTIF([.$J40:.$K40];&quot;=&quot;&amp;[.U$1]);1);[.$H40];0))" office:value-type="float" office:value="0">
            <text:p>0</text:p>
          </table:table-cell>
          <table:table-cell table:formula="of:=IF(EXACT(COUNTIF([.$L40:.$N40];&quot;=&quot;&amp;[.V$1]);1);[.$I40];IF(EXACT(COUNTIF([.$J40:.$K40];&quot;=&quot;&amp;[.V$1]);1);[.$H40];0))" office:value-type="float" office:value="0">
            <text:p>0</text:p>
          </table:table-cell>
          <table:table-cell table:formula="of:=IF(EXACT(COUNTIF([.$L40:.$N40];&quot;=&quot;&amp;[.W$1]);1);[.$I40];IF(EXACT(COUNTIF([.$J40:.$K40];&quot;=&quot;&amp;[.W$1]);1);[.$H40];0))" office:value-type="float" office:value="0.32">
            <text:p>0,32</text:p>
          </table:table-cell>
          <table:table-cell table:formula="of:=IF(EXACT(COUNTIF([.$L40:.$N40];&quot;=&quot;&amp;[.X$1]);1);[.$I40];IF(EXACT(COUNTIF([.$J40:.$K40];&quot;=&quot;&amp;[.X$1]);1);[.$H40];0))" office:value-type="float" office:value="0">
            <text:p>0</text:p>
          </table:table-cell>
          <table:table-cell table:formula="of:=IF(EXACT(COUNTIF([.$L40:.$N40];&quot;=&quot;&amp;[.Y$1]);1);[.$I40];IF(EXACT(COUNTIF([.$J40:.$K40];&quot;=&quot;&amp;[.Y$1]);1);[.$H40];0))" office:value-type="float" office:value="0">
            <text:p>0</text:p>
          </table:table-cell>
          <table:table-cell table:formula="of:=IF(EXACT(COUNTIF([.$L40:.$N40];&quot;=&quot;&amp;[.Z$1]);1);[.$I40];IF(EXACT(COUNTIF([.$J40:.$K40];&quot;=&quot;&amp;[.Z$1]);1);[.$H40];0))" office:value-type="float" office:value="0.32">
            <text:p>0,32</text:p>
          </table:table-cell>
          <table:table-cell table:formula="of:=IF(EXACT(COUNTIF([.$L40:.$N40];&quot;=&quot;&amp;[.AA$1]);1);[.$I40];IF(EXACT(COUNTIF([.$J40:.$K40];&quot;=&quot;&amp;[.AA$1]);1);[.$H40];0))" office:value-type="float" office:value="0">
            <text:p>0</text:p>
          </table:table-cell>
          <table:table-cell table:formula="of:=IF(EXACT(COUNTIF([.$L40:.$N40];&quot;=&quot;&amp;[.AB$1]);1);[.$I40];IF(EXACT(COUNTIF([.$J40:.$K40];&quot;=&quot;&amp;[.AB$1]);1);[.$H40];0))" office:value-type="float" office:value="0">
            <text:p>0</text:p>
          </table:table-cell>
          <table:table-cell table:formula="of:=IF(EXACT(COUNTIF([.$L40:.$N40];&quot;=&quot;&amp;[.AC$1]);1);[.$I40];IF(EXACT(COUNTIF([.$J40:.$K40];&quot;=&quot;&amp;[.AC$1]);1);[.$H40];0))" office:value-type="float" office:value="0">
            <text:p>0</text:p>
          </table:table-cell>
          <table:table-cell table:formula="of:=IF(EXACT(COUNTIF([.$L40:.$N40];&quot;=&quot;&amp;[.AD$1]);1);[.$I40];IF(EXACT(COUNTIF([.$J40:.$K40];&quot;=&quot;&amp;[.AD$1]);1);[.$H40];0))" office:value-type="float" office:value="0">
            <text:p>0</text:p>
          </table:table-cell>
          <table:table-cell table:formula="of:=IF(EXACT(COUNTIF([.$L40:.$N40];&quot;=&quot;&amp;[.AE$1]);1);[.$I40];IF(EXACT(COUNTIF([.$J40:.$K40];&quot;=&quot;&amp;[.AE$1]);1);[.$H40];0))" office:value-type="float" office:value="0">
            <text:p>0</text:p>
          </table:table-cell>
          <table:table-cell table:formula="of:=IF(EXACT(COUNTIF([.$L40:.$N40];&quot;=&quot;&amp;[.AF$1]);1);[.$I40];IF(EXACT(COUNTIF([.$J40:.$K40];&quot;=&quot;&amp;[.AF$1]);1);[.$H40];0))" office:value-type="float" office:value="0">
            <text:p>0</text:p>
          </table:table-cell>
          <table:table-cell table:formula="of:=IF(EXACT(COUNTIF([.$L40:.$N40];&quot;=&quot;&amp;[.AG$1]);1);[.$I40];IF(EXACT(COUNTIF([.$J40:.$K40];&quot;=&quot;&amp;[.AG$1]);1);[.$H40];0))" office:value-type="float" office:value="0">
            <text:p>0</text:p>
          </table:table-cell>
          <table:table-cell table:formula="of:=IF(EXACT(COUNTIF([.$L40:.$N40];&quot;=&quot;&amp;[.AH$1]);1);[.$I40];IF(EXACT(COUNTIF([.$J40:.$K40];&quot;=&quot;&amp;[.AH$1]);1);[.$H40];0))" office:value-type="float" office:value="0">
            <text:p>0</text:p>
          </table:table-cell>
          <table:table-cell table:formula="of:=IF(EXACT(COUNTIF([.$L40:.$N40];&quot;=&quot;&amp;[.AI$1]);1);[.$I40];IF(EXACT(COUNTIF([.$J40:.$K40];&quot;=&quot;&amp;[.AI$1]);1);[.$H40];0))" office:value-type="float" office:value="0">
            <text:p>0</text:p>
          </table:table-cell>
          <table:table-cell table:formula="of:=IF(EXACT(COUNTIF([.$L40:.$N40];&quot;=&quot;&amp;[.AJ$1]);1);[.$I40];IF(EXACT(COUNTIF([.$J40:.$K40];&quot;=&quot;&amp;[.AJ$1]);1);[.$H40];0))" office:value-type="float" office:value="0">
            <text:p>0</text:p>
          </table:table-cell>
          <table:table-cell table:formula="of:=IF(EXACT(COUNTIF([.$L40:.$N40];&quot;=&quot;&amp;[.AK$1]);1);[.$I40];IF(EXACT(COUNTIF([.$J40:.$K40];&quot;=&quot;&amp;[.AK$1]);1);[.$H40];0))" office:value-type="float" office:value="0">
            <text:p>0</text:p>
          </table:table-cell>
          <table:table-cell table:formula="of:=IF(EXACT(COUNTIF([.$L40:.$N40];&quot;=&quot;&amp;[.AL$1]);1);[.$I40];IF(EXACT(COUNTIF([.$J40:.$K40];&quot;=&quot;&amp;[.AL$1]);1);[.$H40];0))" office:value-type="float" office:value="0">
            <text:p>0</text:p>
          </table:table-cell>
          <table:table-cell table:formula="of:=IF(EXACT(COUNTIF([.$L40:.$N40];&quot;=&quot;&amp;[.AM$1]);1);[.$I40];IF(EXACT(COUNTIF([.$J40:.$K40];&quot;=&quot;&amp;[.AM$1]);1);[.$H40];0))" office:value-type="float" office:value="0">
            <text:p>0</text:p>
          </table:table-cell>
          <table:table-cell table:formula="of:=IF(EXACT(COUNTIF([.$L40:.$N40];&quot;=&quot;&amp;[.AN$1]);1);[.$I40];IF(EXACT(COUNTIF([.$J40:.$K40];&quot;=&quot;&amp;[.AN$1]);1);[.$H40];0))" office:value-type="float" office:value="0">
            <text:p>0</text:p>
          </table:table-cell>
          <table:table-cell table:formula="of:=IF(EXACT(COUNTIF([.$L40:.$N40];&quot;=&quot;&amp;[.AO$1]);1);[.$I40];IF(EXACT(COUNTIF([.$J40:.$K40];&quot;=&quot;&amp;[.AO$1]);1);[.$H40];0))" office:value-type="float" office:value="0">
            <text:p>0</text:p>
          </table:table-cell>
          <table:table-cell table:formula="of:=IF(EXACT(COUNTIF([.$L40:.$N40];&quot;=&quot;&amp;[.AP$1]);1);[.$I40];IF(EXACT(COUNTIF([.$J40:.$K40];&quot;=&quot;&amp;[.AP$1]);1);[.$H40];0))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NOT(ISBLANK([.D41]));SUM([.F41:.G43]);0)" office:value-type="float" office:value="0">
            <text:p>0</text:p>
          </table:table-cell>
          <table:table-cell/>
          <table:table-cell office:value-type="string">
            <text:p>Trash Throwing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[.F41]/INDIRECT(SUBSTITUTE(ADDRESS(1;COLUMN([.C41]);4);&quot;1&quot;;&quot;&quot;)&amp;(3*INT((ROW([.H41]))/3)))" office:value-type="float" office:value="0.17">
            <text:p>0,1700</text:p>
          </table:table-cell>
          <table:table-cell table:formula="of:=([.F41]+[.G41])/INDIRECT(SUBSTITUTE(ADDRESS(1;COLUMN([.C41]);4);&quot;1&quot;;&quot;&quot;)&amp;(3*INT((ROW([.H41]))/3)))" office:value-type="float" office:value="0.44">
            <text:p>0,4400</text:p>
          </table:table-cell>
          <table:table-cell office:value-type="string">
            <text:p>Búsqueda binaria</text:p>
          </table:table-cell>
          <table:table-cell office:value-type="string">
            <text:p>Optimización-&gt;Decisión</text:p>
          </table:table-cell>
          <table:table-cell office:value-type="string">
            <text:p>Búsqueda binaria</text:p>
          </table:table-cell>
          <table:table-cell office:value-type="string">
            <text:p>Optimización-&gt;Decisión</text:p>
          </table:table-cell>
          <table:table-cell/>
          <table:table-cell table:style-name="ce3" office:value-type="string">
            <text:p><text:a xlink:href="https://code.google.com/codejam/contest/8284487/dashboard#s=p2&amp;a=1">https://code.google.com/codejam/contest/8284487/dashboard#s=p2&amp;a=1</text:a> </text:p>
          </table:table-cell>
          <table:table-cell office:value-type="string">
            <text:p>Algoritmo de Ferrari ( <text:a xlink:href="https://en.wikipedia.org/wiki/Quartic_function#Ferrari's_solution">https://en.wikipedia.org/wiki/Quartic_function#Ferrari's_solution</text:a> )</text:p>
          </table:table-cell>
          <table:table-cell office:value-type="string">
            <text:p>Newton-Raphson ( <text:a xlink:href="https://en.wikipedia.org/wiki/Newton%27s_method">https://en.wikipedia.org/wiki/Newton%27s_method</text:a> )</text:p>
          </table:table-cell>
          <table:table-cell/>
          <table:table-cell table:formula="of:=IF(EXACT(COUNTIF([.L41:.N41];&quot;=&quot;&amp;[.S$1]);1);[.I41];IF(EXACT(COUNTIF([.J41:.K41];&quot;=&quot;&amp;[.S$1]);1);[.H41];0))" office:value-type="float" office:value="0">
            <text:p>0</text:p>
          </table:table-cell>
          <table:table-cell table:formula="of:=IF(EXACT(COUNTIF([.$L41:.$N41];&quot;=&quot;&amp;[.T$1]);1);[.$I41];IF(EXACT(COUNTIF([.$J41:.$K41];&quot;=&quot;&amp;[.T$1]);1);[.$H41];0))" office:value-type="float" office:value="0">
            <text:p>0</text:p>
          </table:table-cell>
          <table:table-cell table:formula="of:=IF(EXACT(COUNTIF([.$L41:.$N41];&quot;=&quot;&amp;[.U$1]);1);[.$I41];IF(EXACT(COUNTIF([.$J41:.$K41];&quot;=&quot;&amp;[.U$1]);1);[.$H41];0))" office:value-type="float" office:value="0">
            <text:p>0</text:p>
          </table:table-cell>
          <table:table-cell table:formula="of:=IF(EXACT(COUNTIF([.$L41:.$N41];&quot;=&quot;&amp;[.V$1]);1);[.$I41];IF(EXACT(COUNTIF([.$J41:.$K41];&quot;=&quot;&amp;[.V$1]);1);[.$H41];0))" office:value-type="float" office:value="0">
            <text:p>0</text:p>
          </table:table-cell>
          <table:table-cell table:formula="of:=IF(EXACT(COUNTIF([.$L41:.$N41];&quot;=&quot;&amp;[.W$1]);1);[.$I41];IF(EXACT(COUNTIF([.$J41:.$K41];&quot;=&quot;&amp;[.W$1]);1);[.$H41];0))" office:value-type="float" office:value="0">
            <text:p>0</text:p>
          </table:table-cell>
          <table:table-cell table:formula="of:=IF(EXACT(COUNTIF([.$L41:.$N41];&quot;=&quot;&amp;[.X$1]);1);[.$I41];IF(EXACT(COUNTIF([.$J41:.$K41];&quot;=&quot;&amp;[.X$1]);1);[.$H41];0))" office:value-type="float" office:value="0">
            <text:p>0</text:p>
          </table:table-cell>
          <table:table-cell table:formula="of:=IF(EXACT(COUNTIF([.$L41:.$N41];&quot;=&quot;&amp;[.Y$1]);1);[.$I41];IF(EXACT(COUNTIF([.$J41:.$K41];&quot;=&quot;&amp;[.Y$1]);1);[.$H41];0))" office:value-type="float" office:value="0">
            <text:p>0</text:p>
          </table:table-cell>
          <table:table-cell table:formula="of:=IF(EXACT(COUNTIF([.$L41:.$N41];&quot;=&quot;&amp;[.Z$1]);1);[.$I41];IF(EXACT(COUNTIF([.$J41:.$K41];&quot;=&quot;&amp;[.Z$1]);1);[.$H41];0))" office:value-type="float" office:value="0.44">
            <text:p>0,44</text:p>
          </table:table-cell>
          <table:table-cell table:formula="of:=IF(EXACT(COUNTIF([.$L41:.$N41];&quot;=&quot;&amp;[.AA$1]);1);[.$I41];IF(EXACT(COUNTIF([.$J41:.$K41];&quot;=&quot;&amp;[.AA$1]);1);[.$H41];0))" office:value-type="float" office:value="0">
            <text:p>0</text:p>
          </table:table-cell>
          <table:table-cell table:formula="of:=IF(EXACT(COUNTIF([.$L41:.$N41];&quot;=&quot;&amp;[.AB$1]);1);[.$I41];IF(EXACT(COUNTIF([.$J41:.$K41];&quot;=&quot;&amp;[.AB$1]);1);[.$H41];0))" office:value-type="float" office:value="0">
            <text:p>0</text:p>
          </table:table-cell>
          <table:table-cell table:formula="of:=IF(EXACT(COUNTIF([.$L41:.$N41];&quot;=&quot;&amp;[.AC$1]);1);[.$I41];IF(EXACT(COUNTIF([.$J41:.$K41];&quot;=&quot;&amp;[.AC$1]);1);[.$H41];0))" office:value-type="float" office:value="0">
            <text:p>0</text:p>
          </table:table-cell>
          <table:table-cell table:formula="of:=IF(EXACT(COUNTIF([.$L41:.$N41];&quot;=&quot;&amp;[.AD$1]);1);[.$I41];IF(EXACT(COUNTIF([.$J41:.$K41];&quot;=&quot;&amp;[.AD$1]);1);[.$H41];0))" office:value-type="float" office:value="0">
            <text:p>0</text:p>
          </table:table-cell>
          <table:table-cell table:formula="of:=IF(EXACT(COUNTIF([.$L41:.$N41];&quot;=&quot;&amp;[.AE$1]);1);[.$I41];IF(EXACT(COUNTIF([.$J41:.$K41];&quot;=&quot;&amp;[.AE$1]);1);[.$H41];0))" office:value-type="float" office:value="0">
            <text:p>0</text:p>
          </table:table-cell>
          <table:table-cell table:formula="of:=IF(EXACT(COUNTIF([.$L41:.$N41];&quot;=&quot;&amp;[.AF$1]);1);[.$I41];IF(EXACT(COUNTIF([.$J41:.$K41];&quot;=&quot;&amp;[.AF$1]);1);[.$H41];0))" office:value-type="float" office:value="0">
            <text:p>0</text:p>
          </table:table-cell>
          <table:table-cell table:formula="of:=IF(EXACT(COUNTIF([.$L41:.$N41];&quot;=&quot;&amp;[.AG$1]);1);[.$I41];IF(EXACT(COUNTIF([.$J41:.$K41];&quot;=&quot;&amp;[.AG$1]);1);[.$H41];0))" office:value-type="float" office:value="0.44">
            <text:p>0,44</text:p>
          </table:table-cell>
          <table:table-cell table:formula="of:=IF(EXACT(COUNTIF([.$L41:.$N41];&quot;=&quot;&amp;[.AH$1]);1);[.$I41];IF(EXACT(COUNTIF([.$J41:.$K41];&quot;=&quot;&amp;[.AH$1]);1);[.$H41];0))" office:value-type="float" office:value="0">
            <text:p>0</text:p>
          </table:table-cell>
          <table:table-cell table:formula="of:=IF(EXACT(COUNTIF([.$L41:.$N41];&quot;=&quot;&amp;[.AI$1]);1);[.$I41];IF(EXACT(COUNTIF([.$J41:.$K41];&quot;=&quot;&amp;[.AI$1]);1);[.$H41];0))" office:value-type="float" office:value="0">
            <text:p>0</text:p>
          </table:table-cell>
          <table:table-cell table:formula="of:=IF(EXACT(COUNTIF([.$L41:.$N41];&quot;=&quot;&amp;[.AJ$1]);1);[.$I41];IF(EXACT(COUNTIF([.$J41:.$K41];&quot;=&quot;&amp;[.AJ$1]);1);[.$H41];0))" office:value-type="float" office:value="0">
            <text:p>0</text:p>
          </table:table-cell>
          <table:table-cell table:formula="of:=IF(EXACT(COUNTIF([.$L41:.$N41];&quot;=&quot;&amp;[.AK$1]);1);[.$I41];IF(EXACT(COUNTIF([.$J41:.$K41];&quot;=&quot;&amp;[.AK$1]);1);[.$H41];0))" office:value-type="float" office:value="0">
            <text:p>0</text:p>
          </table:table-cell>
          <table:table-cell table:formula="of:=IF(EXACT(COUNTIF([.$L41:.$N41];&quot;=&quot;&amp;[.AL$1]);1);[.$I41];IF(EXACT(COUNTIF([.$J41:.$K41];&quot;=&quot;&amp;[.AL$1]);1);[.$H41];0))" office:value-type="float" office:value="0">
            <text:p>0</text:p>
          </table:table-cell>
          <table:table-cell table:formula="of:=IF(EXACT(COUNTIF([.$L41:.$N41];&quot;=&quot;&amp;[.AM$1]);1);[.$I41];IF(EXACT(COUNTIF([.$J41:.$K41];&quot;=&quot;&amp;[.AM$1]);1);[.$H41];0))" office:value-type="float" office:value="0">
            <text:p>0</text:p>
          </table:table-cell>
          <table:table-cell table:formula="of:=IF(EXACT(COUNTIF([.$L41:.$N41];&quot;=&quot;&amp;[.AN$1]);1);[.$I41];IF(EXACT(COUNTIF([.$J41:.$K41];&quot;=&quot;&amp;[.AN$1]);1);[.$H41];0))" office:value-type="float" office:value="0">
            <text:p>0</text:p>
          </table:table-cell>
          <table:table-cell table:formula="of:=IF(EXACT(COUNTIF([.$L41:.$N41];&quot;=&quot;&amp;[.AO$1]);1);[.$I41];IF(EXACT(COUNTIF([.$J41:.$K41];&quot;=&quot;&amp;[.AO$1]);1);[.$H41];0))" office:value-type="float" office:value="0">
            <text:p>0</text:p>
          </table:table-cell>
          <table:table-cell table:formula="of:=IF(EXACT(COUNTIF([.$L41:.$N41];&quot;=&quot;&amp;[.AP$1]);1);[.$I41];IF(EXACT(COUNTIF([.$J41:.$K41];&quot;=&quot;&amp;[.AP$1]);1);[.$H41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2]));SUM([.F42:.G44]);0)" office:value-type="float" office:value="100">
            <text:p>100</text:p>
          </table:table-cell>
          <table:table-cell office:value-type="string">
            <text:p>Ronda E</text:p>
          </table:table-cell>
          <table:table-cell office:value-type="string">
            <text:p>Copy &amp; Paste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F42]/INDIRECT(SUBSTITUTE(ADDRESS(1;COLUMN([.C42]);4);&quot;1&quot;;&quot;&quot;)&amp;(3*INT((ROW([.H42]))/3)))" office:value-type="float" office:value="0.11">
            <text:p>0,1100</text:p>
          </table:table-cell>
          <table:table-cell table:formula="of:=([.F42]+[.G42])/INDIRECT(SUBSTITUTE(ADDRESS(1;COLUMN([.C42]);4);&quot;1&quot;;&quot;&quot;)&amp;(3*INT((ROW([.H42]))/3)))" office:value-type="float" office:value="0.34">
            <text:p>0,3400</text:p>
          </table:table-cell>
          <table:table-cell office:value-type="string">
            <text:p>Fuerza bruta</text:p>
          </table:table-cell>
          <table:table-cell office:value-type="string">
            <text:p>BFS</text:p>
          </table:table-cell>
          <table:table-cell office:value-type="string">
            <text:p>Programación Dinámica</text:p>
          </table:table-cell>
          <table:table-cell office:value-type="string">
            <text:p>Simplificación del problema</text:p>
          </table:table-cell>
          <table:table-cell/>
          <table:table-cell table:style-name="ce3" office:value-type="string">
            <text:p><text:a xlink:href="https://code.google.com/codejam/contest/12234486/dashboard#s=p0&amp;a=1">https://code.google.com/codejam/contest/12234486/dashboard#s=p0&amp;a=1</text:a> </text:p>
          </table:table-cell>
          <table:table-cell table:number-columns-repeated="3"/>
          <table:table-cell table:formula="of:=IF(EXACT(COUNTIF([.L42:.N42];&quot;=&quot;&amp;[.S$1]);1);[.I42];IF(EXACT(COUNTIF([.J42:.K42];&quot;=&quot;&amp;[.S$1]);1);[.H42];0))" office:value-type="float" office:value="0.11">
            <text:p>0,11</text:p>
          </table:table-cell>
          <table:table-cell table:formula="of:=IF(EXACT(COUNTIF([.$L42:.$N42];&quot;=&quot;&amp;[.T$1]);1);[.$I42];IF(EXACT(COUNTIF([.$J42:.$K42];&quot;=&quot;&amp;[.T$1]);1);[.$H42];0))" office:value-type="float" office:value="0.34">
            <text:p>0,34</text:p>
          </table:table-cell>
          <table:table-cell table:formula="of:=IF(EXACT(COUNTIF([.$L42:.$N42];&quot;=&quot;&amp;[.U$1]);1);[.$I42];IF(EXACT(COUNTIF([.$J42:.$K42];&quot;=&quot;&amp;[.U$1]);1);[.$H42];0))" office:value-type="float" office:value="0.34">
            <text:p>0,34</text:p>
          </table:table-cell>
          <table:table-cell table:formula="of:=IF(EXACT(COUNTIF([.$L42:.$N42];&quot;=&quot;&amp;[.V$1]);1);[.$I42];IF(EXACT(COUNTIF([.$J42:.$K42];&quot;=&quot;&amp;[.V$1]);1);[.$H42];0))" office:value-type="float" office:value="0">
            <text:p>0</text:p>
          </table:table-cell>
          <table:table-cell table:formula="of:=IF(EXACT(COUNTIF([.$L42:.$N42];&quot;=&quot;&amp;[.W$1]);1);[.$I42];IF(EXACT(COUNTIF([.$J42:.$K42];&quot;=&quot;&amp;[.W$1]);1);[.$H42];0))" office:value-type="float" office:value="0">
            <text:p>0</text:p>
          </table:table-cell>
          <table:table-cell table:formula="of:=IF(EXACT(COUNTIF([.$L42:.$N42];&quot;=&quot;&amp;[.X$1]);1);[.$I42];IF(EXACT(COUNTIF([.$J42:.$K42];&quot;=&quot;&amp;[.X$1]);1);[.$H42];0))" office:value-type="float" office:value="0.11">
            <text:p>0,11</text:p>
          </table:table-cell>
          <table:table-cell table:formula="of:=IF(EXACT(COUNTIF([.$L42:.$N42];&quot;=&quot;&amp;[.Y$1]);1);[.$I42];IF(EXACT(COUNTIF([.$J42:.$K42];&quot;=&quot;&amp;[.Y$1]);1);[.$H42];0))" office:value-type="float" office:value="0">
            <text:p>0</text:p>
          </table:table-cell>
          <table:table-cell table:formula="of:=IF(EXACT(COUNTIF([.$L42:.$N42];&quot;=&quot;&amp;[.Z$1]);1);[.$I42];IF(EXACT(COUNTIF([.$J42:.$K42];&quot;=&quot;&amp;[.Z$1]);1);[.$H42];0))" office:value-type="float" office:value="0">
            <text:p>0</text:p>
          </table:table-cell>
          <table:table-cell table:formula="of:=IF(EXACT(COUNTIF([.$L42:.$N42];&quot;=&quot;&amp;[.AA$1]);1);[.$I42];IF(EXACT(COUNTIF([.$J42:.$K42];&quot;=&quot;&amp;[.AA$1]);1);[.$H42];0))" office:value-type="float" office:value="0">
            <text:p>0</text:p>
          </table:table-cell>
          <table:table-cell table:formula="of:=IF(EXACT(COUNTIF([.$L42:.$N42];&quot;=&quot;&amp;[.AB$1]);1);[.$I42];IF(EXACT(COUNTIF([.$J42:.$K42];&quot;=&quot;&amp;[.AB$1]);1);[.$H42];0))" office:value-type="float" office:value="0">
            <text:p>0</text:p>
          </table:table-cell>
          <table:table-cell table:formula="of:=IF(EXACT(COUNTIF([.$L42:.$N42];&quot;=&quot;&amp;[.AC$1]);1);[.$I42];IF(EXACT(COUNTIF([.$J42:.$K42];&quot;=&quot;&amp;[.AC$1]);1);[.$H42];0))" office:value-type="float" office:value="0">
            <text:p>0</text:p>
          </table:table-cell>
          <table:table-cell table:formula="of:=IF(EXACT(COUNTIF([.$L42:.$N42];&quot;=&quot;&amp;[.AD$1]);1);[.$I42];IF(EXACT(COUNTIF([.$J42:.$K42];&quot;=&quot;&amp;[.AD$1]);1);[.$H42];0))" office:value-type="float" office:value="0">
            <text:p>0</text:p>
          </table:table-cell>
          <table:table-cell table:formula="of:=IF(EXACT(COUNTIF([.$L42:.$N42];&quot;=&quot;&amp;[.AE$1]);1);[.$I42];IF(EXACT(COUNTIF([.$J42:.$K42];&quot;=&quot;&amp;[.AE$1]);1);[.$H42];0))" office:value-type="float" office:value="0">
            <text:p>0</text:p>
          </table:table-cell>
          <table:table-cell table:formula="of:=IF(EXACT(COUNTIF([.$L42:.$N42];&quot;=&quot;&amp;[.AF$1]);1);[.$I42];IF(EXACT(COUNTIF([.$J42:.$K42];&quot;=&quot;&amp;[.AF$1]);1);[.$H42];0))" office:value-type="float" office:value="0">
            <text:p>0</text:p>
          </table:table-cell>
          <table:table-cell table:formula="of:=IF(EXACT(COUNTIF([.$L42:.$N42];&quot;=&quot;&amp;[.AG$1]);1);[.$I42];IF(EXACT(COUNTIF([.$J42:.$K42];&quot;=&quot;&amp;[.AG$1]);1);[.$H42];0))" office:value-type="float" office:value="0">
            <text:p>0</text:p>
          </table:table-cell>
          <table:table-cell table:formula="of:=IF(EXACT(COUNTIF([.$L42:.$N42];&quot;=&quot;&amp;[.AH$1]);1);[.$I42];IF(EXACT(COUNTIF([.$J42:.$K42];&quot;=&quot;&amp;[.AH$1]);1);[.$H42];0))" office:value-type="float" office:value="0">
            <text:p>0</text:p>
          </table:table-cell>
          <table:table-cell table:formula="of:=IF(EXACT(COUNTIF([.$L42:.$N42];&quot;=&quot;&amp;[.AI$1]);1);[.$I42];IF(EXACT(COUNTIF([.$J42:.$K42];&quot;=&quot;&amp;[.AI$1]);1);[.$H42];0))" office:value-type="float" office:value="0">
            <text:p>0</text:p>
          </table:table-cell>
          <table:table-cell table:formula="of:=IF(EXACT(COUNTIF([.$L42:.$N42];&quot;=&quot;&amp;[.AJ$1]);1);[.$I42];IF(EXACT(COUNTIF([.$J42:.$K42];&quot;=&quot;&amp;[.AJ$1]);1);[.$H42];0))" office:value-type="float" office:value="0">
            <text:p>0</text:p>
          </table:table-cell>
          <table:table-cell table:formula="of:=IF(EXACT(COUNTIF([.$L42:.$N42];&quot;=&quot;&amp;[.AK$1]);1);[.$I42];IF(EXACT(COUNTIF([.$J42:.$K42];&quot;=&quot;&amp;[.AK$1]);1);[.$H42];0))" office:value-type="float" office:value="0">
            <text:p>0</text:p>
          </table:table-cell>
          <table:table-cell table:formula="of:=IF(EXACT(COUNTIF([.$L42:.$N42];&quot;=&quot;&amp;[.AL$1]);1);[.$I42];IF(EXACT(COUNTIF([.$J42:.$K42];&quot;=&quot;&amp;[.AL$1]);1);[.$H42];0))" office:value-type="float" office:value="0">
            <text:p>0</text:p>
          </table:table-cell>
          <table:table-cell table:formula="of:=IF(EXACT(COUNTIF([.$L42:.$N42];&quot;=&quot;&amp;[.AM$1]);1);[.$I42];IF(EXACT(COUNTIF([.$J42:.$K42];&quot;=&quot;&amp;[.AM$1]);1);[.$H42];0))" office:value-type="float" office:value="0">
            <text:p>0</text:p>
          </table:table-cell>
          <table:table-cell table:formula="of:=IF(EXACT(COUNTIF([.$L42:.$N42];&quot;=&quot;&amp;[.AN$1]);1);[.$I42];IF(EXACT(COUNTIF([.$J42:.$K42];&quot;=&quot;&amp;[.AN$1]);1);[.$H42];0))" office:value-type="float" office:value="0">
            <text:p>0</text:p>
          </table:table-cell>
          <table:table-cell table:formula="of:=IF(EXACT(COUNTIF([.$L42:.$N42];&quot;=&quot;&amp;[.AO$1]);1);[.$I42];IF(EXACT(COUNTIF([.$J42:.$K42];&quot;=&quot;&amp;[.AO$1]);1);[.$H42];0))" office:value-type="float" office:value="0">
            <text:p>0</text:p>
          </table:table-cell>
          <table:table-cell table:formula="of:=IF(EXACT(COUNTIF([.$L42:.$N42];&quot;=&quot;&amp;[.AP$1]);1);[.$I42];IF(EXACT(COUNTIF([.$J42:.$K42];&quot;=&quot;&amp;[.AP$1]);1);[.$H42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3]));SUM([.F43:.G45]);0)" office:value-type="float" office:value="0">
            <text:p>0</text:p>
          </table:table-cell>
          <table:table-cell/>
          <table:table-cell office:value-type="string">
            <text:p>Trapezoid Counting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F43]/INDIRECT(SUBSTITUTE(ADDRESS(1;COLUMN([.C43]);4);&quot;1&quot;;&quot;&quot;)&amp;(3*INT((ROW([.H43]))/3)))" office:value-type="float" office:value="0.1">
            <text:p>0,1000</text:p>
          </table:table-cell>
          <table:table-cell table:formula="of:=([.F43]+[.G43])/INDIRECT(SUBSTITUTE(ADDRESS(1;COLUMN([.C43]);4);&quot;1&quot;;&quot;&quot;)&amp;(3*INT((ROW([.H43]))/3)))" office:value-type="float" office:value="0.29">
            <text:p>0,2900</text:p>
          </table:table-cell>
          <table:table-cell office:value-type="string">
            <text:p>Fuerza bruta</text:p>
          </table:table-cell>
          <table:table-cell/>
          <table:table-cell office:value-type="string">
            <text:p>Suma prefija</text:p>
          </table:table-cell>
          <table:table-cell table:number-columns-repeated="2"/>
          <table:table-cell table:style-name="ce3" office:value-type="string">
            <text:p><text:a xlink:href="https://code.google.com/codejam/contest/12234486/dashboard#s=p1&amp;a=1">https://code.google.com/codejam/contest/12234486/dashboard#s=p1&amp;a=1</text:a> </text:p>
          </table:table-cell>
          <table:table-cell table:number-columns-repeated="3"/>
          <table:table-cell table:formula="of:=IF(EXACT(COUNTIF([.L43:.N43];&quot;=&quot;&amp;[.S$1]);1);[.I43];IF(EXACT(COUNTIF([.J43:.K43];&quot;=&quot;&amp;[.S$1]);1);[.H43];0))" office:value-type="float" office:value="0.1">
            <text:p>0,1</text:p>
          </table:table-cell>
          <table:table-cell table:formula="of:=IF(EXACT(COUNTIF([.$L43:.$N43];&quot;=&quot;&amp;[.T$1]);1);[.$I43];IF(EXACT(COUNTIF([.$J43:.$K43];&quot;=&quot;&amp;[.T$1]);1);[.$H43];0))" office:value-type="float" office:value="0">
            <text:p>0</text:p>
          </table:table-cell>
          <table:table-cell table:formula="of:=IF(EXACT(COUNTIF([.$L43:.$N43];&quot;=&quot;&amp;[.U$1]);1);[.$I43];IF(EXACT(COUNTIF([.$J43:.$K43];&quot;=&quot;&amp;[.U$1]);1);[.$H43];0))" office:value-type="float" office:value="0">
            <text:p>0</text:p>
          </table:table-cell>
          <table:table-cell table:formula="of:=IF(EXACT(COUNTIF([.$L43:.$N43];&quot;=&quot;&amp;[.V$1]);1);[.$I43];IF(EXACT(COUNTIF([.$J43:.$K43];&quot;=&quot;&amp;[.V$1]);1);[.$H43];0))" office:value-type="float" office:value="0">
            <text:p>0</text:p>
          </table:table-cell>
          <table:table-cell table:formula="of:=IF(EXACT(COUNTIF([.$L43:.$N43];&quot;=&quot;&amp;[.W$1]);1);[.$I43];IF(EXACT(COUNTIF([.$J43:.$K43];&quot;=&quot;&amp;[.W$1]);1);[.$H43];0))" office:value-type="float" office:value="0.29">
            <text:p>0,29</text:p>
          </table:table-cell>
          <table:table-cell table:formula="of:=IF(EXACT(COUNTIF([.$L43:.$N43];&quot;=&quot;&amp;[.X$1]);1);[.$I43];IF(EXACT(COUNTIF([.$J43:.$K43];&quot;=&quot;&amp;[.X$1]);1);[.$H43];0))" office:value-type="float" office:value="0">
            <text:p>0</text:p>
          </table:table-cell>
          <table:table-cell table:formula="of:=IF(EXACT(COUNTIF([.$L43:.$N43];&quot;=&quot;&amp;[.Y$1]);1);[.$I43];IF(EXACT(COUNTIF([.$J43:.$K43];&quot;=&quot;&amp;[.Y$1]);1);[.$H43];0))" office:value-type="float" office:value="0">
            <text:p>0</text:p>
          </table:table-cell>
          <table:table-cell table:formula="of:=IF(EXACT(COUNTIF([.$L43:.$N43];&quot;=&quot;&amp;[.Z$1]);1);[.$I43];IF(EXACT(COUNTIF([.$J43:.$K43];&quot;=&quot;&amp;[.Z$1]);1);[.$H43];0))" office:value-type="float" office:value="0">
            <text:p>0</text:p>
          </table:table-cell>
          <table:table-cell table:formula="of:=IF(EXACT(COUNTIF([.$L43:.$N43];&quot;=&quot;&amp;[.AA$1]);1);[.$I43];IF(EXACT(COUNTIF([.$J43:.$K43];&quot;=&quot;&amp;[.AA$1]);1);[.$H43];0))" office:value-type="float" office:value="0">
            <text:p>0</text:p>
          </table:table-cell>
          <table:table-cell table:formula="of:=IF(EXACT(COUNTIF([.$L43:.$N43];&quot;=&quot;&amp;[.AB$1]);1);[.$I43];IF(EXACT(COUNTIF([.$J43:.$K43];&quot;=&quot;&amp;[.AB$1]);1);[.$H43];0))" office:value-type="float" office:value="0">
            <text:p>0</text:p>
          </table:table-cell>
          <table:table-cell table:formula="of:=IF(EXACT(COUNTIF([.$L43:.$N43];&quot;=&quot;&amp;[.AC$1]);1);[.$I43];IF(EXACT(COUNTIF([.$J43:.$K43];&quot;=&quot;&amp;[.AC$1]);1);[.$H43];0))" office:value-type="float" office:value="0">
            <text:p>0</text:p>
          </table:table-cell>
          <table:table-cell table:formula="of:=IF(EXACT(COUNTIF([.$L43:.$N43];&quot;=&quot;&amp;[.AD$1]);1);[.$I43];IF(EXACT(COUNTIF([.$J43:.$K43];&quot;=&quot;&amp;[.AD$1]);1);[.$H43];0))" office:value-type="float" office:value="0">
            <text:p>0</text:p>
          </table:table-cell>
          <table:table-cell table:formula="of:=IF(EXACT(COUNTIF([.$L43:.$N43];&quot;=&quot;&amp;[.AE$1]);1);[.$I43];IF(EXACT(COUNTIF([.$J43:.$K43];&quot;=&quot;&amp;[.AE$1]);1);[.$H43];0))" office:value-type="float" office:value="0">
            <text:p>0</text:p>
          </table:table-cell>
          <table:table-cell table:formula="of:=IF(EXACT(COUNTIF([.$L43:.$N43];&quot;=&quot;&amp;[.AF$1]);1);[.$I43];IF(EXACT(COUNTIF([.$J43:.$K43];&quot;=&quot;&amp;[.AF$1]);1);[.$H43];0))" office:value-type="float" office:value="0">
            <text:p>0</text:p>
          </table:table-cell>
          <table:table-cell table:formula="of:=IF(EXACT(COUNTIF([.$L43:.$N43];&quot;=&quot;&amp;[.AG$1]);1);[.$I43];IF(EXACT(COUNTIF([.$J43:.$K43];&quot;=&quot;&amp;[.AG$1]);1);[.$H43];0))" office:value-type="float" office:value="0">
            <text:p>0</text:p>
          </table:table-cell>
          <table:table-cell table:formula="of:=IF(EXACT(COUNTIF([.$L43:.$N43];&quot;=&quot;&amp;[.AH$1]);1);[.$I43];IF(EXACT(COUNTIF([.$J43:.$K43];&quot;=&quot;&amp;[.AH$1]);1);[.$H43];0))" office:value-type="float" office:value="0">
            <text:p>0</text:p>
          </table:table-cell>
          <table:table-cell table:formula="of:=IF(EXACT(COUNTIF([.$L43:.$N43];&quot;=&quot;&amp;[.AI$1]);1);[.$I43];IF(EXACT(COUNTIF([.$J43:.$K43];&quot;=&quot;&amp;[.AI$1]);1);[.$H43];0))" office:value-type="float" office:value="0">
            <text:p>0</text:p>
          </table:table-cell>
          <table:table-cell table:formula="of:=IF(EXACT(COUNTIF([.$L43:.$N43];&quot;=&quot;&amp;[.AJ$1]);1);[.$I43];IF(EXACT(COUNTIF([.$J43:.$K43];&quot;=&quot;&amp;[.AJ$1]);1);[.$H43];0))" office:value-type="float" office:value="0">
            <text:p>0</text:p>
          </table:table-cell>
          <table:table-cell table:formula="of:=IF(EXACT(COUNTIF([.$L43:.$N43];&quot;=&quot;&amp;[.AK$1]);1);[.$I43];IF(EXACT(COUNTIF([.$J43:.$K43];&quot;=&quot;&amp;[.AK$1]);1);[.$H43];0))" office:value-type="float" office:value="0">
            <text:p>0</text:p>
          </table:table-cell>
          <table:table-cell table:formula="of:=IF(EXACT(COUNTIF([.$L43:.$N43];&quot;=&quot;&amp;[.AL$1]);1);[.$I43];IF(EXACT(COUNTIF([.$J43:.$K43];&quot;=&quot;&amp;[.AL$1]);1);[.$H43];0))" office:value-type="float" office:value="0">
            <text:p>0</text:p>
          </table:table-cell>
          <table:table-cell table:formula="of:=IF(EXACT(COUNTIF([.$L43:.$N43];&quot;=&quot;&amp;[.AM$1]);1);[.$I43];IF(EXACT(COUNTIF([.$J43:.$K43];&quot;=&quot;&amp;[.AM$1]);1);[.$H43];0))" office:value-type="float" office:value="0">
            <text:p>0</text:p>
          </table:table-cell>
          <table:table-cell table:formula="of:=IF(EXACT(COUNTIF([.$L43:.$N43];&quot;=&quot;&amp;[.AN$1]);1);[.$I43];IF(EXACT(COUNTIF([.$J43:.$K43];&quot;=&quot;&amp;[.AN$1]);1);[.$H43];0))" office:value-type="float" office:value="0">
            <text:p>0</text:p>
          </table:table-cell>
          <table:table-cell table:formula="of:=IF(EXACT(COUNTIF([.$L43:.$N43];&quot;=&quot;&amp;[.AO$1]);1);[.$I43];IF(EXACT(COUNTIF([.$J43:.$K43];&quot;=&quot;&amp;[.AO$1]);1);[.$H43];0))" office:value-type="float" office:value="0">
            <text:p>0</text:p>
          </table:table-cell>
          <table:table-cell table:formula="of:=IF(EXACT(COUNTIF([.$L43:.$N43];&quot;=&quot;&amp;[.AP$1]);1);[.$I43];IF(EXACT(COUNTIF([.$J43:.$K43];&quot;=&quot;&amp;[.AP$1]);1);[.$H43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4]));SUM([.F44:.G46]);0)" office:value-type="float" office:value="0">
            <text:p>0</text:p>
          </table:table-cell>
          <table:table-cell/>
          <table:table-cell office:value-type="string">
            <text:p>Blackhole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[.F44]/INDIRECT(SUBSTITUTE(ADDRESS(1;COLUMN([.C44]);4);&quot;1&quot;;&quot;&quot;)&amp;(3*INT((ROW([.H44]))/3)))" office:value-type="float" office:value="0.08">
            <text:p>0,0800</text:p>
          </table:table-cell>
          <table:table-cell table:formula="of:=([.F44]+[.G44])/INDIRECT(SUBSTITUTE(ADDRESS(1;COLUMN([.C44]);4);&quot;1&quot;;&quot;&quot;)&amp;(3*INT((ROW([.H44]))/3)))" office:value-type="float" office:value="0.37">
            <text:p>0,3700</text:p>
          </table:table-cell>
          <table:table-cell office:value-type="string">
            <text:p>Greedy</text:p>
          </table:table-cell>
          <table:table-cell/>
          <table:table-cell office:value-type="string">
            <text:p>Búsqueda binaria</text:p>
          </table:table-cell>
          <table:table-cell office:value-type="string">
            <text:p>Optimización-&gt;Decisión</text:p>
          </table:table-cell>
          <table:table-cell/>
          <table:table-cell table:style-name="ce3" office:value-type="string">
            <text:p><text:a xlink:href="https://code.google.com/codejam/contest/12234486/dashboard#s=p2&amp;a=1">https://code.google.com/codejam/contest/12234486/dashboard#s=p2&amp;a=1</text:a> </text:p>
          </table:table-cell>
          <table:table-cell table:number-columns-repeated="3"/>
          <table:table-cell table:formula="of:=IF(EXACT(COUNTIF([.L44:.N44];&quot;=&quot;&amp;[.S$1]);1);[.I44];IF(EXACT(COUNTIF([.J44:.K44];&quot;=&quot;&amp;[.S$1]);1);[.H44];0))" office:value-type="float" office:value="0">
            <text:p>0</text:p>
          </table:table-cell>
          <table:table-cell table:formula="of:=IF(EXACT(COUNTIF([.$L44:.$N44];&quot;=&quot;&amp;[.T$1]);1);[.$I44];IF(EXACT(COUNTIF([.$J44:.$K44];&quot;=&quot;&amp;[.T$1]);1);[.$H44];0))" office:value-type="float" office:value="0">
            <text:p>0</text:p>
          </table:table-cell>
          <table:table-cell table:formula="of:=IF(EXACT(COUNTIF([.$L44:.$N44];&quot;=&quot;&amp;[.U$1]);1);[.$I44];IF(EXACT(COUNTIF([.$J44:.$K44];&quot;=&quot;&amp;[.U$1]);1);[.$H44];0))" office:value-type="float" office:value="0">
            <text:p>0</text:p>
          </table:table-cell>
          <table:table-cell table:formula="of:=IF(EXACT(COUNTIF([.$L44:.$N44];&quot;=&quot;&amp;[.V$1]);1);[.$I44];IF(EXACT(COUNTIF([.$J44:.$K44];&quot;=&quot;&amp;[.V$1]);1);[.$H44];0))" office:value-type="float" office:value="0.08">
            <text:p>0,08</text:p>
          </table:table-cell>
          <table:table-cell table:formula="of:=IF(EXACT(COUNTIF([.$L44:.$N44];&quot;=&quot;&amp;[.W$1]);1);[.$I44];IF(EXACT(COUNTIF([.$J44:.$K44];&quot;=&quot;&amp;[.W$1]);1);[.$H44];0))" office:value-type="float" office:value="0">
            <text:p>0</text:p>
          </table:table-cell>
          <table:table-cell table:formula="of:=IF(EXACT(COUNTIF([.$L44:.$N44];&quot;=&quot;&amp;[.X$1]);1);[.$I44];IF(EXACT(COUNTIF([.$J44:.$K44];&quot;=&quot;&amp;[.X$1]);1);[.$H44];0))" office:value-type="float" office:value="0">
            <text:p>0</text:p>
          </table:table-cell>
          <table:table-cell table:formula="of:=IF(EXACT(COUNTIF([.$L44:.$N44];&quot;=&quot;&amp;[.Y$1]);1);[.$I44];IF(EXACT(COUNTIF([.$J44:.$K44];&quot;=&quot;&amp;[.Y$1]);1);[.$H44];0))" office:value-type="float" office:value="0">
            <text:p>0</text:p>
          </table:table-cell>
          <table:table-cell table:formula="of:=IF(EXACT(COUNTIF([.$L44:.$N44];&quot;=&quot;&amp;[.Z$1]);1);[.$I44];IF(EXACT(COUNTIF([.$J44:.$K44];&quot;=&quot;&amp;[.Z$1]);1);[.$H44];0))" office:value-type="float" office:value="0.37">
            <text:p>0,37</text:p>
          </table:table-cell>
          <table:table-cell table:formula="of:=IF(EXACT(COUNTIF([.$L44:.$N44];&quot;=&quot;&amp;[.AA$1]);1);[.$I44];IF(EXACT(COUNTIF([.$J44:.$K44];&quot;=&quot;&amp;[.AA$1]);1);[.$H44];0))" office:value-type="float" office:value="0">
            <text:p>0</text:p>
          </table:table-cell>
          <table:table-cell table:formula="of:=IF(EXACT(COUNTIF([.$L44:.$N44];&quot;=&quot;&amp;[.AB$1]);1);[.$I44];IF(EXACT(COUNTIF([.$J44:.$K44];&quot;=&quot;&amp;[.AB$1]);1);[.$H44];0))" office:value-type="float" office:value="0">
            <text:p>0</text:p>
          </table:table-cell>
          <table:table-cell table:formula="of:=IF(EXACT(COUNTIF([.$L44:.$N44];&quot;=&quot;&amp;[.AC$1]);1);[.$I44];IF(EXACT(COUNTIF([.$J44:.$K44];&quot;=&quot;&amp;[.AC$1]);1);[.$H44];0))" office:value-type="float" office:value="0">
            <text:p>0</text:p>
          </table:table-cell>
          <table:table-cell table:formula="of:=IF(EXACT(COUNTIF([.$L44:.$N44];&quot;=&quot;&amp;[.AD$1]);1);[.$I44];IF(EXACT(COUNTIF([.$J44:.$K44];&quot;=&quot;&amp;[.AD$1]);1);[.$H44];0))" office:value-type="float" office:value="0">
            <text:p>0</text:p>
          </table:table-cell>
          <table:table-cell table:formula="of:=IF(EXACT(COUNTIF([.$L44:.$N44];&quot;=&quot;&amp;[.AE$1]);1);[.$I44];IF(EXACT(COUNTIF([.$J44:.$K44];&quot;=&quot;&amp;[.AE$1]);1);[.$H44];0))" office:value-type="float" office:value="0">
            <text:p>0</text:p>
          </table:table-cell>
          <table:table-cell table:formula="of:=IF(EXACT(COUNTIF([.$L44:.$N44];&quot;=&quot;&amp;[.AF$1]);1);[.$I44];IF(EXACT(COUNTIF([.$J44:.$K44];&quot;=&quot;&amp;[.AF$1]);1);[.$H44];0))" office:value-type="float" office:value="0">
            <text:p>0</text:p>
          </table:table-cell>
          <table:table-cell table:formula="of:=IF(EXACT(COUNTIF([.$L44:.$N44];&quot;=&quot;&amp;[.AG$1]);1);[.$I44];IF(EXACT(COUNTIF([.$J44:.$K44];&quot;=&quot;&amp;[.AG$1]);1);[.$H44];0))" office:value-type="float" office:value="0.37">
            <text:p>0,37</text:p>
          </table:table-cell>
          <table:table-cell table:formula="of:=IF(EXACT(COUNTIF([.$L44:.$N44];&quot;=&quot;&amp;[.AH$1]);1);[.$I44];IF(EXACT(COUNTIF([.$J44:.$K44];&quot;=&quot;&amp;[.AH$1]);1);[.$H44];0))" office:value-type="float" office:value="0">
            <text:p>0</text:p>
          </table:table-cell>
          <table:table-cell table:formula="of:=IF(EXACT(COUNTIF([.$L44:.$N44];&quot;=&quot;&amp;[.AI$1]);1);[.$I44];IF(EXACT(COUNTIF([.$J44:.$K44];&quot;=&quot;&amp;[.AI$1]);1);[.$H44];0))" office:value-type="float" office:value="0">
            <text:p>0</text:p>
          </table:table-cell>
          <table:table-cell table:formula="of:=IF(EXACT(COUNTIF([.$L44:.$N44];&quot;=&quot;&amp;[.AJ$1]);1);[.$I44];IF(EXACT(COUNTIF([.$J44:.$K44];&quot;=&quot;&amp;[.AJ$1]);1);[.$H44];0))" office:value-type="float" office:value="0">
            <text:p>0</text:p>
          </table:table-cell>
          <table:table-cell table:formula="of:=IF(EXACT(COUNTIF([.$L44:.$N44];&quot;=&quot;&amp;[.AK$1]);1);[.$I44];IF(EXACT(COUNTIF([.$J44:.$K44];&quot;=&quot;&amp;[.AK$1]);1);[.$H44];0))" office:value-type="float" office:value="0">
            <text:p>0</text:p>
          </table:table-cell>
          <table:table-cell table:formula="of:=IF(EXACT(COUNTIF([.$L44:.$N44];&quot;=&quot;&amp;[.AL$1]);1);[.$I44];IF(EXACT(COUNTIF([.$J44:.$K44];&quot;=&quot;&amp;[.AL$1]);1);[.$H44];0))" office:value-type="float" office:value="0">
            <text:p>0</text:p>
          </table:table-cell>
          <table:table-cell table:formula="of:=IF(EXACT(COUNTIF([.$L44:.$N44];&quot;=&quot;&amp;[.AM$1]);1);[.$I44];IF(EXACT(COUNTIF([.$J44:.$K44];&quot;=&quot;&amp;[.AM$1]);1);[.$H44];0))" office:value-type="float" office:value="0">
            <text:p>0</text:p>
          </table:table-cell>
          <table:table-cell table:formula="of:=IF(EXACT(COUNTIF([.$L44:.$N44];&quot;=&quot;&amp;[.AN$1]);1);[.$I44];IF(EXACT(COUNTIF([.$J44:.$K44];&quot;=&quot;&amp;[.AN$1]);1);[.$H44];0))" office:value-type="float" office:value="0">
            <text:p>0</text:p>
          </table:table-cell>
          <table:table-cell table:formula="of:=IF(EXACT(COUNTIF([.$L44:.$N44];&quot;=&quot;&amp;[.AO$1]);1);[.$I44];IF(EXACT(COUNTIF([.$J44:.$K44];&quot;=&quot;&amp;[.AO$1]);1);[.$H44];0))" office:value-type="float" office:value="0">
            <text:p>0</text:p>
          </table:table-cell>
          <table:table-cell table:formula="of:=IF(EXACT(COUNTIF([.$L44:.$N44];&quot;=&quot;&amp;[.AP$1]);1);[.$I44];IF(EXACT(COUNTIF([.$J44:.$K44];&quot;=&quot;&amp;[.AP$1]);1);[.$H44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5]));SUM([.F45:.G48]);0)" office:value-type="float" office:value="100">
            <text:p>100</text:p>
          </table:table-cell>
          <table:table-cell office:value-type="string">
            <text:p>Ronda F</text:p>
          </table:table-cell>
          <table:table-cell office:value-type="string">
            <text:p>Kicksort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F45]/INDIRECT(SUBSTITUTE(ADDRESS(1;COLUMN([.C45]);4);&quot;1&quot;;&quot;&quot;)&amp;(3*INT((ROW([.H45]))/3)))" office:value-type="float" office:value="0.09">
            <text:p>0,0900</text:p>
          </table:table-cell>
          <table:table-cell table:formula="of:=([.F45]+[.G45])/INDIRECT(SUBSTITUTE(ADDRESS(1;COLUMN([.C45]);4);&quot;1&quot;;&quot;&quot;)&amp;(3*INT((ROW([.H45]))/3)))" office:value-type="float" office:value="0.22">
            <text:p>0,2200</text:p>
          </table:table-cell>
          <table:table-cell office:value-type="string">
            <text:p>Fuerza bruta</text:p>
          </table:table-cell>
          <table:table-cell/>
          <table:table-cell office:value-type="string">
            <text:p>Simplificación del problema</text:p>
          </table:table-cell>
          <table:table-cell table:number-columns-repeated="2"/>
          <table:table-cell table:style-name="ce3" office:value-type="string">
            <text:p><text:a xlink:href="https://code.google.com/codejam/contest/7254486/dashboard#s=p0&amp;a=0">https://code.google.com/codejam/contest/7254486/dashboard#s=p0&amp;a=0</text:a> </text:p>
          </table:table-cell>
          <table:table-cell table:number-columns-repeated="3"/>
          <table:table-cell table:formula="of:=IF(EXACT(COUNTIF([.L45:.N45];&quot;=&quot;&amp;[.S$1]);1);[.I45];IF(EXACT(COUNTIF([.J45:.K45];&quot;=&quot;&amp;[.S$1]);1);[.H45];0))" office:value-type="float" office:value="0.09">
            <text:p>0,09</text:p>
          </table:table-cell>
          <table:table-cell table:formula="of:=IF(EXACT(COUNTIF([.$L45:.$N45];&quot;=&quot;&amp;[.T$1]);1);[.$I45];IF(EXACT(COUNTIF([.$J45:.$K45];&quot;=&quot;&amp;[.T$1]);1);[.$H45];0))" office:value-type="float" office:value="0">
            <text:p>0</text:p>
          </table:table-cell>
          <table:table-cell table:formula="of:=IF(EXACT(COUNTIF([.$L45:.$N45];&quot;=&quot;&amp;[.U$1]);1);[.$I45];IF(EXACT(COUNTIF([.$J45:.$K45];&quot;=&quot;&amp;[.U$1]);1);[.$H45];0))" office:value-type="float" office:value="0.22">
            <text:p>0,22</text:p>
          </table:table-cell>
          <table:table-cell table:formula="of:=IF(EXACT(COUNTIF([.$L45:.$N45];&quot;=&quot;&amp;[.V$1]);1);[.$I45];IF(EXACT(COUNTIF([.$J45:.$K45];&quot;=&quot;&amp;[.V$1]);1);[.$H45];0))" office:value-type="float" office:value="0">
            <text:p>0</text:p>
          </table:table-cell>
          <table:table-cell table:formula="of:=IF(EXACT(COUNTIF([.$L45:.$N45];&quot;=&quot;&amp;[.W$1]);1);[.$I45];IF(EXACT(COUNTIF([.$J45:.$K45];&quot;=&quot;&amp;[.W$1]);1);[.$H45];0))" office:value-type="float" office:value="0">
            <text:p>0</text:p>
          </table:table-cell>
          <table:table-cell table:formula="of:=IF(EXACT(COUNTIF([.$L45:.$N45];&quot;=&quot;&amp;[.X$1]);1);[.$I45];IF(EXACT(COUNTIF([.$J45:.$K45];&quot;=&quot;&amp;[.X$1]);1);[.$H45];0))" office:value-type="float" office:value="0">
            <text:p>0</text:p>
          </table:table-cell>
          <table:table-cell table:formula="of:=IF(EXACT(COUNTIF([.$L45:.$N45];&quot;=&quot;&amp;[.Y$1]);1);[.$I45];IF(EXACT(COUNTIF([.$J45:.$K45];&quot;=&quot;&amp;[.Y$1]);1);[.$H45];0))" office:value-type="float" office:value="0">
            <text:p>0</text:p>
          </table:table-cell>
          <table:table-cell table:formula="of:=IF(EXACT(COUNTIF([.$L45:.$N45];&quot;=&quot;&amp;[.Z$1]);1);[.$I45];IF(EXACT(COUNTIF([.$J45:.$K45];&quot;=&quot;&amp;[.Z$1]);1);[.$H45];0))" office:value-type="float" office:value="0">
            <text:p>0</text:p>
          </table:table-cell>
          <table:table-cell table:formula="of:=IF(EXACT(COUNTIF([.$L45:.$N45];&quot;=&quot;&amp;[.AA$1]);1);[.$I45];IF(EXACT(COUNTIF([.$J45:.$K45];&quot;=&quot;&amp;[.AA$1]);1);[.$H45];0))" office:value-type="float" office:value="0">
            <text:p>0</text:p>
          </table:table-cell>
          <table:table-cell table:formula="of:=IF(EXACT(COUNTIF([.$L45:.$N45];&quot;=&quot;&amp;[.AB$1]);1);[.$I45];IF(EXACT(COUNTIF([.$J45:.$K45];&quot;=&quot;&amp;[.AB$1]);1);[.$H45];0))" office:value-type="float" office:value="0">
            <text:p>0</text:p>
          </table:table-cell>
          <table:table-cell table:formula="of:=IF(EXACT(COUNTIF([.$L45:.$N45];&quot;=&quot;&amp;[.AC$1]);1);[.$I45];IF(EXACT(COUNTIF([.$J45:.$K45];&quot;=&quot;&amp;[.AC$1]);1);[.$H45];0))" office:value-type="float" office:value="0">
            <text:p>0</text:p>
          </table:table-cell>
          <table:table-cell table:formula="of:=IF(EXACT(COUNTIF([.$L45:.$N45];&quot;=&quot;&amp;[.AD$1]);1);[.$I45];IF(EXACT(COUNTIF([.$J45:.$K45];&quot;=&quot;&amp;[.AD$1]);1);[.$H45];0))" office:value-type="float" office:value="0">
            <text:p>0</text:p>
          </table:table-cell>
          <table:table-cell table:formula="of:=IF(EXACT(COUNTIF([.$L45:.$N45];&quot;=&quot;&amp;[.AE$1]);1);[.$I45];IF(EXACT(COUNTIF([.$J45:.$K45];&quot;=&quot;&amp;[.AE$1]);1);[.$H45];0))" office:value-type="float" office:value="0">
            <text:p>0</text:p>
          </table:table-cell>
          <table:table-cell table:formula="of:=IF(EXACT(COUNTIF([.$L45:.$N45];&quot;=&quot;&amp;[.AF$1]);1);[.$I45];IF(EXACT(COUNTIF([.$J45:.$K45];&quot;=&quot;&amp;[.AF$1]);1);[.$H45];0))" office:value-type="float" office:value="0">
            <text:p>0</text:p>
          </table:table-cell>
          <table:table-cell table:formula="of:=IF(EXACT(COUNTIF([.$L45:.$N45];&quot;=&quot;&amp;[.AG$1]);1);[.$I45];IF(EXACT(COUNTIF([.$J45:.$K45];&quot;=&quot;&amp;[.AG$1]);1);[.$H45];0))" office:value-type="float" office:value="0">
            <text:p>0</text:p>
          </table:table-cell>
          <table:table-cell table:formula="of:=IF(EXACT(COUNTIF([.$L45:.$N45];&quot;=&quot;&amp;[.AH$1]);1);[.$I45];IF(EXACT(COUNTIF([.$J45:.$K45];&quot;=&quot;&amp;[.AH$1]);1);[.$H45];0))" office:value-type="float" office:value="0">
            <text:p>0</text:p>
          </table:table-cell>
          <table:table-cell table:formula="of:=IF(EXACT(COUNTIF([.$L45:.$N45];&quot;=&quot;&amp;[.AI$1]);1);[.$I45];IF(EXACT(COUNTIF([.$J45:.$K45];&quot;=&quot;&amp;[.AI$1]);1);[.$H45];0))" office:value-type="float" office:value="0">
            <text:p>0</text:p>
          </table:table-cell>
          <table:table-cell table:formula="of:=IF(EXACT(COUNTIF([.$L45:.$N45];&quot;=&quot;&amp;[.AJ$1]);1);[.$I45];IF(EXACT(COUNTIF([.$J45:.$K45];&quot;=&quot;&amp;[.AJ$1]);1);[.$H45];0))" office:value-type="float" office:value="0">
            <text:p>0</text:p>
          </table:table-cell>
          <table:table-cell table:formula="of:=IF(EXACT(COUNTIF([.$L45:.$N45];&quot;=&quot;&amp;[.AK$1]);1);[.$I45];IF(EXACT(COUNTIF([.$J45:.$K45];&quot;=&quot;&amp;[.AK$1]);1);[.$H45];0))" office:value-type="float" office:value="0">
            <text:p>0</text:p>
          </table:table-cell>
          <table:table-cell table:formula="of:=IF(EXACT(COUNTIF([.$L45:.$N45];&quot;=&quot;&amp;[.AL$1]);1);[.$I45];IF(EXACT(COUNTIF([.$J45:.$K45];&quot;=&quot;&amp;[.AL$1]);1);[.$H45];0))" office:value-type="float" office:value="0">
            <text:p>0</text:p>
          </table:table-cell>
          <table:table-cell table:formula="of:=IF(EXACT(COUNTIF([.$L45:.$N45];&quot;=&quot;&amp;[.AM$1]);1);[.$I45];IF(EXACT(COUNTIF([.$J45:.$K45];&quot;=&quot;&amp;[.AM$1]);1);[.$H45];0))" office:value-type="float" office:value="0">
            <text:p>0</text:p>
          </table:table-cell>
          <table:table-cell table:formula="of:=IF(EXACT(COUNTIF([.$L45:.$N45];&quot;=&quot;&amp;[.AN$1]);1);[.$I45];IF(EXACT(COUNTIF([.$J45:.$K45];&quot;=&quot;&amp;[.AN$1]);1);[.$H45];0))" office:value-type="float" office:value="0">
            <text:p>0</text:p>
          </table:table-cell>
          <table:table-cell table:formula="of:=IF(EXACT(COUNTIF([.$L45:.$N45];&quot;=&quot;&amp;[.AO$1]);1);[.$I45];IF(EXACT(COUNTIF([.$J45:.$K45];&quot;=&quot;&amp;[.AO$1]);1);[.$H45];0))" office:value-type="float" office:value="0">
            <text:p>0</text:p>
          </table:table-cell>
          <table:table-cell table:formula="of:=IF(EXACT(COUNTIF([.$L45:.$N45];&quot;=&quot;&amp;[.AP$1]);1);[.$I45];IF(EXACT(COUNTIF([.$J45:.$K45];&quot;=&quot;&amp;[.AP$1]);1);[.$H45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6]));SUM([.F46:.G48]);0)" office:value-type="float" office:value="0">
            <text:p>0</text:p>
          </table:table-cell>
          <table:table-cell/>
          <table:table-cell office:value-type="string">
            <text:p>Dance Battl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F46]/INDIRECT(SUBSTITUTE(ADDRESS(1;COLUMN([.C46]);4);&quot;1&quot;;&quot;&quot;)&amp;(3*INT((ROW([.H46]))/3)))" office:value-type="float" office:value="0.1">
            <text:p>0,1000</text:p>
          </table:table-cell>
          <table:table-cell table:formula="of:=([.F46]+[.G46])/INDIRECT(SUBSTITUTE(ADDRESS(1;COLUMN([.C46]);4);&quot;1&quot;;&quot;&quot;)&amp;(3*INT((ROW([.H46]))/3)))" office:value-type="float" office:value="0.25">
            <text:p>0,2500</text:p>
          </table:table-cell>
          <table:table-cell office:value-type="string">
            <text:p>Fuerza bruta</text:p>
          </table:table-cell>
          <table:table-cell/>
          <table:table-cell office:value-type="string">
            <text:p>Greedy</text:p>
          </table:table-cell>
          <table:table-cell table:number-columns-repeated="2"/>
          <table:table-cell table:style-name="ce3" office:value-type="string">
            <text:p><text:a xlink:href="https://code.google.com/codejam/contest/7254486/dashboard#s=p1&amp;a=0">https://code.google.com/codejam/contest/7254486/dashboard#s=p1&amp;a=0</text:a> </text:p>
          </table:table-cell>
          <table:table-cell table:number-columns-repeated="3"/>
          <table:table-cell table:formula="of:=IF(EXACT(COUNTIF([.L46:.N46];&quot;=&quot;&amp;[.S$1]);1);[.I46];IF(EXACT(COUNTIF([.J46:.K46];&quot;=&quot;&amp;[.S$1]);1);[.H46];0))" office:value-type="float" office:value="0.1">
            <text:p>0,1</text:p>
          </table:table-cell>
          <table:table-cell table:formula="of:=IF(EXACT(COUNTIF([.$L46:.$N46];&quot;=&quot;&amp;[.T$1]);1);[.$I46];IF(EXACT(COUNTIF([.$J46:.$K46];&quot;=&quot;&amp;[.T$1]);1);[.$H46];0))" office:value-type="float" office:value="0">
            <text:p>0</text:p>
          </table:table-cell>
          <table:table-cell table:formula="of:=IF(EXACT(COUNTIF([.$L46:.$N46];&quot;=&quot;&amp;[.U$1]);1);[.$I46];IF(EXACT(COUNTIF([.$J46:.$K46];&quot;=&quot;&amp;[.U$1]);1);[.$H46];0))" office:value-type="float" office:value="0">
            <text:p>0</text:p>
          </table:table-cell>
          <table:table-cell table:formula="of:=IF(EXACT(COUNTIF([.$L46:.$N46];&quot;=&quot;&amp;[.V$1]);1);[.$I46];IF(EXACT(COUNTIF([.$J46:.$K46];&quot;=&quot;&amp;[.V$1]);1);[.$H46];0))" office:value-type="float" office:value="0.25">
            <text:p>0,25</text:p>
          </table:table-cell>
          <table:table-cell table:formula="of:=IF(EXACT(COUNTIF([.$L46:.$N46];&quot;=&quot;&amp;[.W$1]);1);[.$I46];IF(EXACT(COUNTIF([.$J46:.$K46];&quot;=&quot;&amp;[.W$1]);1);[.$H46];0))" office:value-type="float" office:value="0">
            <text:p>0</text:p>
          </table:table-cell>
          <table:table-cell table:formula="of:=IF(EXACT(COUNTIF([.$L46:.$N46];&quot;=&quot;&amp;[.X$1]);1);[.$I46];IF(EXACT(COUNTIF([.$J46:.$K46];&quot;=&quot;&amp;[.X$1]);1);[.$H46];0))" office:value-type="float" office:value="0">
            <text:p>0</text:p>
          </table:table-cell>
          <table:table-cell table:formula="of:=IF(EXACT(COUNTIF([.$L46:.$N46];&quot;=&quot;&amp;[.Y$1]);1);[.$I46];IF(EXACT(COUNTIF([.$J46:.$K46];&quot;=&quot;&amp;[.Y$1]);1);[.$H46];0))" office:value-type="float" office:value="0">
            <text:p>0</text:p>
          </table:table-cell>
          <table:table-cell table:formula="of:=IF(EXACT(COUNTIF([.$L46:.$N46];&quot;=&quot;&amp;[.Z$1]);1);[.$I46];IF(EXACT(COUNTIF([.$J46:.$K46];&quot;=&quot;&amp;[.Z$1]);1);[.$H46];0))" office:value-type="float" office:value="0">
            <text:p>0</text:p>
          </table:table-cell>
          <table:table-cell table:formula="of:=IF(EXACT(COUNTIF([.$L46:.$N46];&quot;=&quot;&amp;[.AA$1]);1);[.$I46];IF(EXACT(COUNTIF([.$J46:.$K46];&quot;=&quot;&amp;[.AA$1]);1);[.$H46];0))" office:value-type="float" office:value="0">
            <text:p>0</text:p>
          </table:table-cell>
          <table:table-cell table:formula="of:=IF(EXACT(COUNTIF([.$L46:.$N46];&quot;=&quot;&amp;[.AB$1]);1);[.$I46];IF(EXACT(COUNTIF([.$J46:.$K46];&quot;=&quot;&amp;[.AB$1]);1);[.$H46];0))" office:value-type="float" office:value="0">
            <text:p>0</text:p>
          </table:table-cell>
          <table:table-cell table:formula="of:=IF(EXACT(COUNTIF([.$L46:.$N46];&quot;=&quot;&amp;[.AC$1]);1);[.$I46];IF(EXACT(COUNTIF([.$J46:.$K46];&quot;=&quot;&amp;[.AC$1]);1);[.$H46];0))" office:value-type="float" office:value="0">
            <text:p>0</text:p>
          </table:table-cell>
          <table:table-cell table:formula="of:=IF(EXACT(COUNTIF([.$L46:.$N46];&quot;=&quot;&amp;[.AD$1]);1);[.$I46];IF(EXACT(COUNTIF([.$J46:.$K46];&quot;=&quot;&amp;[.AD$1]);1);[.$H46];0))" office:value-type="float" office:value="0">
            <text:p>0</text:p>
          </table:table-cell>
          <table:table-cell table:formula="of:=IF(EXACT(COUNTIF([.$L46:.$N46];&quot;=&quot;&amp;[.AE$1]);1);[.$I46];IF(EXACT(COUNTIF([.$J46:.$K46];&quot;=&quot;&amp;[.AE$1]);1);[.$H46];0))" office:value-type="float" office:value="0">
            <text:p>0</text:p>
          </table:table-cell>
          <table:table-cell table:formula="of:=IF(EXACT(COUNTIF([.$L46:.$N46];&quot;=&quot;&amp;[.AF$1]);1);[.$I46];IF(EXACT(COUNTIF([.$J46:.$K46];&quot;=&quot;&amp;[.AF$1]);1);[.$H46];0))" office:value-type="float" office:value="0">
            <text:p>0</text:p>
          </table:table-cell>
          <table:table-cell table:formula="of:=IF(EXACT(COUNTIF([.$L46:.$N46];&quot;=&quot;&amp;[.AG$1]);1);[.$I46];IF(EXACT(COUNTIF([.$J46:.$K46];&quot;=&quot;&amp;[.AG$1]);1);[.$H46];0))" office:value-type="float" office:value="0">
            <text:p>0</text:p>
          </table:table-cell>
          <table:table-cell table:formula="of:=IF(EXACT(COUNTIF([.$L46:.$N46];&quot;=&quot;&amp;[.AH$1]);1);[.$I46];IF(EXACT(COUNTIF([.$J46:.$K46];&quot;=&quot;&amp;[.AH$1]);1);[.$H46];0))" office:value-type="float" office:value="0">
            <text:p>0</text:p>
          </table:table-cell>
          <table:table-cell table:formula="of:=IF(EXACT(COUNTIF([.$L46:.$N46];&quot;=&quot;&amp;[.AI$1]);1);[.$I46];IF(EXACT(COUNTIF([.$J46:.$K46];&quot;=&quot;&amp;[.AI$1]);1);[.$H46];0))" office:value-type="float" office:value="0">
            <text:p>0</text:p>
          </table:table-cell>
          <table:table-cell table:formula="of:=IF(EXACT(COUNTIF([.$L46:.$N46];&quot;=&quot;&amp;[.AJ$1]);1);[.$I46];IF(EXACT(COUNTIF([.$J46:.$K46];&quot;=&quot;&amp;[.AJ$1]);1);[.$H46];0))" office:value-type="float" office:value="0">
            <text:p>0</text:p>
          </table:table-cell>
          <table:table-cell table:formula="of:=IF(EXACT(COUNTIF([.$L46:.$N46];&quot;=&quot;&amp;[.AK$1]);1);[.$I46];IF(EXACT(COUNTIF([.$J46:.$K46];&quot;=&quot;&amp;[.AK$1]);1);[.$H46];0))" office:value-type="float" office:value="0">
            <text:p>0</text:p>
          </table:table-cell>
          <table:table-cell table:formula="of:=IF(EXACT(COUNTIF([.$L46:.$N46];&quot;=&quot;&amp;[.AL$1]);1);[.$I46];IF(EXACT(COUNTIF([.$J46:.$K46];&quot;=&quot;&amp;[.AL$1]);1);[.$H46];0))" office:value-type="float" office:value="0">
            <text:p>0</text:p>
          </table:table-cell>
          <table:table-cell table:formula="of:=IF(EXACT(COUNTIF([.$L46:.$N46];&quot;=&quot;&amp;[.AM$1]);1);[.$I46];IF(EXACT(COUNTIF([.$J46:.$K46];&quot;=&quot;&amp;[.AM$1]);1);[.$H46];0))" office:value-type="float" office:value="0">
            <text:p>0</text:p>
          </table:table-cell>
          <table:table-cell table:formula="of:=IF(EXACT(COUNTIF([.$L46:.$N46];&quot;=&quot;&amp;[.AN$1]);1);[.$I46];IF(EXACT(COUNTIF([.$J46:.$K46];&quot;=&quot;&amp;[.AN$1]);1);[.$H46];0))" office:value-type="float" office:value="0">
            <text:p>0</text:p>
          </table:table-cell>
          <table:table-cell table:formula="of:=IF(EXACT(COUNTIF([.$L46:.$N46];&quot;=&quot;&amp;[.AO$1]);1);[.$I46];IF(EXACT(COUNTIF([.$J46:.$K46];&quot;=&quot;&amp;[.AO$1]);1);[.$H46];0))" office:value-type="float" office:value="0">
            <text:p>0</text:p>
          </table:table-cell>
          <table:table-cell table:formula="of:=IF(EXACT(COUNTIF([.$L46:.$N46];&quot;=&quot;&amp;[.AP$1]);1);[.$I46];IF(EXACT(COUNTIF([.$J46:.$K46];&quot;=&quot;&amp;[.AP$1]);1);[.$H46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7]));SUM([.F47:.G49]);0)" office:value-type="float" office:value="0">
            <text:p>0</text:p>
          </table:table-cell>
          <table:table-cell/>
          <table:table-cell office:value-type="string">
            <text:p>Catch Them All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F47]/INDIRECT(SUBSTITUTE(ADDRESS(1;COLUMN([.C47]);4);&quot;1&quot;;&quot;&quot;)&amp;(3*INT((ROW([.H47]))/3)))" office:value-type="float" office:value="0.14">
            <text:p>0,1400</text:p>
          </table:table-cell>
          <table:table-cell table:formula="of:=([.F47]+[.G47])/INDIRECT(SUBSTITUTE(ADDRESS(1;COLUMN([.C47]);4);&quot;1&quot;;&quot;&quot;)&amp;(3*INT((ROW([.H47]))/3)))" office:value-type="float" office:value="0.33">
            <text:p>0,3300</text:p>
          </table:table-cell>
          <table:table-cell office:value-type="string">
            <text:p>Floyd-Warshall</text:p>
          </table:table-cell>
          <table:table-cell office:value-type="string">
            <text:p>Programación Dinámica</text:p>
          </table:table-cell>
          <table:table-cell office:value-type="string">
            <text:p>Exponenciación rápida</text:p>
          </table:table-cell>
          <table:table-cell office:value-type="string">
            <text:p>Simplificación del problema</text:p>
          </table:table-cell>
          <table:table-cell/>
          <table:table-cell table:style-name="ce3" office:value-type="string">
            <text:p><text:a xlink:href="https://code.google.com/codejam/contest/7254486/dashboard#s=p2&amp;a=0">https://code.google.com/codejam/contest/7254486/dashboard#s=p2&amp;a=0</text:a> </text:p>
          </table:table-cell>
          <table:table-cell table:number-columns-repeated="3"/>
          <table:table-cell table:formula="of:=IF(EXACT(COUNTIF([.L47:.N47];&quot;=&quot;&amp;[.S$1]);1);[.I47];IF(EXACT(COUNTIF([.J47:.K47];&quot;=&quot;&amp;[.S$1]);1);[.H47];0))" office:value-type="float" office:value="0">
            <text:p>0</text:p>
          </table:table-cell>
          <table:table-cell table:formula="of:=IF(EXACT(COUNTIF([.$L47:.$N47];&quot;=&quot;&amp;[.T$1]);1);[.$I47];IF(EXACT(COUNTIF([.$J47:.$K47];&quot;=&quot;&amp;[.T$1]);1);[.$H47];0))" office:value-type="float" office:value="0.14">
            <text:p>0,14</text:p>
          </table:table-cell>
          <table:table-cell table:formula="of:=IF(EXACT(COUNTIF([.$L47:.$N47];&quot;=&quot;&amp;[.U$1]);1);[.$I47];IF(EXACT(COUNTIF([.$J47:.$K47];&quot;=&quot;&amp;[.U$1]);1);[.$H47];0))" office:value-type="float" office:value="0.33">
            <text:p>0,33</text:p>
          </table:table-cell>
          <table:table-cell table:formula="of:=IF(EXACT(COUNTIF([.$L47:.$N47];&quot;=&quot;&amp;[.V$1]);1);[.$I47];IF(EXACT(COUNTIF([.$J47:.$K47];&quot;=&quot;&amp;[.V$1]);1);[.$H47];0))" office:value-type="float" office:value="0">
            <text:p>0</text:p>
          </table:table-cell>
          <table:table-cell table:formula="of:=IF(EXACT(COUNTIF([.$L47:.$N47];&quot;=&quot;&amp;[.W$1]);1);[.$I47];IF(EXACT(COUNTIF([.$J47:.$K47];&quot;=&quot;&amp;[.W$1]);1);[.$H47];0))" office:value-type="float" office:value="0">
            <text:p>0</text:p>
          </table:table-cell>
          <table:table-cell table:formula="of:=IF(EXACT(COUNTIF([.$L47:.$N47];&quot;=&quot;&amp;[.X$1]);1);[.$I47];IF(EXACT(COUNTIF([.$J47:.$K47];&quot;=&quot;&amp;[.X$1]);1);[.$H47];0))" office:value-type="float" office:value="0">
            <text:p>0</text:p>
          </table:table-cell>
          <table:table-cell table:formula="of:=IF(EXACT(COUNTIF([.$L47:.$N47];&quot;=&quot;&amp;[.Y$1]);1);[.$I47];IF(EXACT(COUNTIF([.$J47:.$K47];&quot;=&quot;&amp;[.Y$1]);1);[.$H47];0))" office:value-type="float" office:value="0">
            <text:p>0</text:p>
          </table:table-cell>
          <table:table-cell table:formula="of:=IF(EXACT(COUNTIF([.$L47:.$N47];&quot;=&quot;&amp;[.Z$1]);1);[.$I47];IF(EXACT(COUNTIF([.$J47:.$K47];&quot;=&quot;&amp;[.Z$1]);1);[.$H47];0))" office:value-type="float" office:value="0">
            <text:p>0</text:p>
          </table:table-cell>
          <table:table-cell table:formula="of:=IF(EXACT(COUNTIF([.$L47:.$N47];&quot;=&quot;&amp;[.AA$1]);1);[.$I47];IF(EXACT(COUNTIF([.$J47:.$K47];&quot;=&quot;&amp;[.AA$1]);1);[.$H47];0))" office:value-type="float" office:value="0">
            <text:p>0</text:p>
          </table:table-cell>
          <table:table-cell table:formula="of:=IF(EXACT(COUNTIF([.$L47:.$N47];&quot;=&quot;&amp;[.AB$1]);1);[.$I47];IF(EXACT(COUNTIF([.$J47:.$K47];&quot;=&quot;&amp;[.AB$1]);1);[.$H47];0))" office:value-type="float" office:value="0">
            <text:p>0</text:p>
          </table:table-cell>
          <table:table-cell table:formula="of:=IF(EXACT(COUNTIF([.$L47:.$N47];&quot;=&quot;&amp;[.AC$1]);1);[.$I47];IF(EXACT(COUNTIF([.$J47:.$K47];&quot;=&quot;&amp;[.AC$1]);1);[.$H47];0))" office:value-type="float" office:value="0">
            <text:p>0</text:p>
          </table:table-cell>
          <table:table-cell table:formula="of:=IF(EXACT(COUNTIF([.$L47:.$N47];&quot;=&quot;&amp;[.AD$1]);1);[.$I47];IF(EXACT(COUNTIF([.$J47:.$K47];&quot;=&quot;&amp;[.AD$1]);1);[.$H47];0))" office:value-type="float" office:value="0">
            <text:p>0</text:p>
          </table:table-cell>
          <table:table-cell table:formula="of:=IF(EXACT(COUNTIF([.$L47:.$N47];&quot;=&quot;&amp;[.AE$1]);1);[.$I47];IF(EXACT(COUNTIF([.$J47:.$K47];&quot;=&quot;&amp;[.AE$1]);1);[.$H47];0))" office:value-type="float" office:value="0">
            <text:p>0</text:p>
          </table:table-cell>
          <table:table-cell table:formula="of:=IF(EXACT(COUNTIF([.$L47:.$N47];&quot;=&quot;&amp;[.AF$1]);1);[.$I47];IF(EXACT(COUNTIF([.$J47:.$K47];&quot;=&quot;&amp;[.AF$1]);1);[.$H47];0))" office:value-type="float" office:value="0">
            <text:p>0</text:p>
          </table:table-cell>
          <table:table-cell table:formula="of:=IF(EXACT(COUNTIF([.$L47:.$N47];&quot;=&quot;&amp;[.AG$1]);1);[.$I47];IF(EXACT(COUNTIF([.$J47:.$K47];&quot;=&quot;&amp;[.AG$1]);1);[.$H47];0))" office:value-type="float" office:value="0">
            <text:p>0</text:p>
          </table:table-cell>
          <table:table-cell table:formula="of:=IF(EXACT(COUNTIF([.$L47:.$N47];&quot;=&quot;&amp;[.AH$1]);1);[.$I47];IF(EXACT(COUNTIF([.$J47:.$K47];&quot;=&quot;&amp;[.AH$1]);1);[.$H47];0))" office:value-type="float" office:value="0">
            <text:p>0</text:p>
          </table:table-cell>
          <table:table-cell table:formula="of:=IF(EXACT(COUNTIF([.$L47:.$N47];&quot;=&quot;&amp;[.AI$1]);1);[.$I47];IF(EXACT(COUNTIF([.$J47:.$K47];&quot;=&quot;&amp;[.AI$1]);1);[.$H47];0))" office:value-type="float" office:value="0">
            <text:p>0</text:p>
          </table:table-cell>
          <table:table-cell table:formula="of:=IF(EXACT(COUNTIF([.$L47:.$N47];&quot;=&quot;&amp;[.AJ$1]);1);[.$I47];IF(EXACT(COUNTIF([.$J47:.$K47];&quot;=&quot;&amp;[.AJ$1]);1);[.$H47];0))" office:value-type="float" office:value="0">
            <text:p>0</text:p>
          </table:table-cell>
          <table:table-cell table:formula="of:=IF(EXACT(COUNTIF([.$L47:.$N47];&quot;=&quot;&amp;[.AK$1]);1);[.$I47];IF(EXACT(COUNTIF([.$J47:.$K47];&quot;=&quot;&amp;[.AK$1]);1);[.$H47];0))" office:value-type="float" office:value="0.33">
            <text:p>0,33</text:p>
          </table:table-cell>
          <table:table-cell table:formula="of:=IF(EXACT(COUNTIF([.$L47:.$N47];&quot;=&quot;&amp;[.AL$1]);1);[.$I47];IF(EXACT(COUNTIF([.$J47:.$K47];&quot;=&quot;&amp;[.AL$1]);1);[.$H47];0))" office:value-type="float" office:value="0.14">
            <text:p>0,14</text:p>
          </table:table-cell>
          <table:table-cell table:formula="of:=IF(EXACT(COUNTIF([.$L47:.$N47];&quot;=&quot;&amp;[.AM$1]);1);[.$I47];IF(EXACT(COUNTIF([.$J47:.$K47];&quot;=&quot;&amp;[.AM$1]);1);[.$H47];0))" office:value-type="float" office:value="0">
            <text:p>0</text:p>
          </table:table-cell>
          <table:table-cell table:formula="of:=IF(EXACT(COUNTIF([.$L47:.$N47];&quot;=&quot;&amp;[.AN$1]);1);[.$I47];IF(EXACT(COUNTIF([.$J47:.$K47];&quot;=&quot;&amp;[.AN$1]);1);[.$H47];0))" office:value-type="float" office:value="0">
            <text:p>0</text:p>
          </table:table-cell>
          <table:table-cell table:formula="of:=IF(EXACT(COUNTIF([.$L47:.$N47];&quot;=&quot;&amp;[.AO$1]);1);[.$I47];IF(EXACT(COUNTIF([.$J47:.$K47];&quot;=&quot;&amp;[.AO$1]);1);[.$H47];0))" office:value-type="float" office:value="0">
            <text:p>0</text:p>
          </table:table-cell>
          <table:table-cell table:formula="of:=IF(EXACT(COUNTIF([.$L47:.$N47];&quot;=&quot;&amp;[.AP$1]);1);[.$I47];IF(EXACT(COUNTIF([.$J47:.$K47];&quot;=&quot;&amp;[.AP$1]);1);[.$H47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8]));SUM([.F48:.G50]);0)" office:value-type="float" office:value="0">
            <text:p>0</text:p>
          </table:table-cell>
          <table:table-cell/>
          <table:table-cell office:value-type="string">
            <text:p>Eat Cak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F48]/INDIRECT(SUBSTITUTE(ADDRESS(1;COLUMN([.C48]);4);&quot;1&quot;;&quot;&quot;)&amp;(3*INT((ROW([.H48])-1)/3)))" office:value-type="float" office:value="0.08">
            <text:p>0,0800</text:p>
          </table:table-cell>
          <table:table-cell table:formula="of:=([.F48]+[.G48])/INDIRECT(SUBSTITUTE(ADDRESS(1;COLUMN([.C48]);4);&quot;1&quot;;&quot;&quot;)&amp;(3*INT((ROW([.H48])-1)/3)))" office:value-type="float" office:value="0.2">
            <text:p>0,2000</text:p>
          </table:table-cell>
          <table:table-cell office:value-type="string">
            <text:p>Recursividad</text:p>
          </table:table-cell>
          <table:table-cell/>
          <table:table-cell office:value-type="string">
            <text:p>Programación Dinámica</text:p>
          </table:table-cell>
          <table:table-cell table:number-columns-repeated="2"/>
          <table:table-cell table:style-name="ce3" office:value-type="string">
            <text:p><text:a xlink:href="https://code.google.com/codejam/contest/7254486/dashboard#s=p3&amp;a=0">https://code.google.com/codejam/contest/7254486/dashboard#s=p3&amp;a=0</text:a> </text:p>
          </table:table-cell>
          <table:table-cell table:number-columns-repeated="3"/>
          <table:table-cell table:formula="of:=IF(EXACT(COUNTIF([.L48:.N48];&quot;=&quot;&amp;[.S$1]);1);[.I48];IF(EXACT(COUNTIF([.J48:.K48];&quot;=&quot;&amp;[.S$1]);1);[.H48];0))" office:value-type="float" office:value="0">
            <text:p>0</text:p>
          </table:table-cell>
          <table:table-cell table:formula="of:=IF(EXACT(COUNTIF([.$L48:.$N48];&quot;=&quot;&amp;[.T$1]);1);[.$I48];IF(EXACT(COUNTIF([.$J48:.$K48];&quot;=&quot;&amp;[.T$1]);1);[.$H48];0))" office:value-type="float" office:value="0.2">
            <text:p>0,2</text:p>
          </table:table-cell>
          <table:table-cell table:formula="of:=IF(EXACT(COUNTIF([.$L48:.$N48];&quot;=&quot;&amp;[.U$1]);1);[.$I48];IF(EXACT(COUNTIF([.$J48:.$K48];&quot;=&quot;&amp;[.U$1]);1);[.$H48];0))" office:value-type="float" office:value="0">
            <text:p>0</text:p>
          </table:table-cell>
          <table:table-cell table:formula="of:=IF(EXACT(COUNTIF([.$L48:.$N48];&quot;=&quot;&amp;[.V$1]);1);[.$I48];IF(EXACT(COUNTIF([.$J48:.$K48];&quot;=&quot;&amp;[.V$1]);1);[.$H48];0))" office:value-type="float" office:value="0">
            <text:p>0</text:p>
          </table:table-cell>
          <table:table-cell table:formula="of:=IF(EXACT(COUNTIF([.$L48:.$N48];&quot;=&quot;&amp;[.W$1]);1);[.$I48];IF(EXACT(COUNTIF([.$J48:.$K48];&quot;=&quot;&amp;[.W$1]);1);[.$H48];0))" office:value-type="float" office:value="0">
            <text:p>0</text:p>
          </table:table-cell>
          <table:table-cell table:formula="of:=IF(EXACT(COUNTIF([.$L48:.$N48];&quot;=&quot;&amp;[.X$1]);1);[.$I48];IF(EXACT(COUNTIF([.$J48:.$K48];&quot;=&quot;&amp;[.X$1]);1);[.$H48];0))" office:value-type="float" office:value="0">
            <text:p>0</text:p>
          </table:table-cell>
          <table:table-cell table:formula="of:=IF(EXACT(COUNTIF([.$L48:.$N48];&quot;=&quot;&amp;[.Y$1]);1);[.$I48];IF(EXACT(COUNTIF([.$J48:.$K48];&quot;=&quot;&amp;[.Y$1]);1);[.$H48];0))" office:value-type="float" office:value="0">
            <text:p>0</text:p>
          </table:table-cell>
          <table:table-cell table:formula="of:=IF(EXACT(COUNTIF([.$L48:.$N48];&quot;=&quot;&amp;[.Z$1]);1);[.$I48];IF(EXACT(COUNTIF([.$J48:.$K48];&quot;=&quot;&amp;[.Z$1]);1);[.$H48];0))" office:value-type="float" office:value="0">
            <text:p>0</text:p>
          </table:table-cell>
          <table:table-cell table:formula="of:=IF(EXACT(COUNTIF([.$L48:.$N48];&quot;=&quot;&amp;[.AA$1]);1);[.$I48];IF(EXACT(COUNTIF([.$J48:.$K48];&quot;=&quot;&amp;[.AA$1]);1);[.$H48];0))" office:value-type="float" office:value="0">
            <text:p>0</text:p>
          </table:table-cell>
          <table:table-cell table:formula="of:=IF(EXACT(COUNTIF([.$L48:.$N48];&quot;=&quot;&amp;[.AB$1]);1);[.$I48];IF(EXACT(COUNTIF([.$J48:.$K48];&quot;=&quot;&amp;[.AB$1]);1);[.$H48];0))" office:value-type="float" office:value="0">
            <text:p>0</text:p>
          </table:table-cell>
          <table:table-cell table:formula="of:=IF(EXACT(COUNTIF([.$L48:.$N48];&quot;=&quot;&amp;[.AC$1]);1);[.$I48];IF(EXACT(COUNTIF([.$J48:.$K48];&quot;=&quot;&amp;[.AC$1]);1);[.$H48];0))" office:value-type="float" office:value="0.08">
            <text:p>0,08</text:p>
          </table:table-cell>
          <table:table-cell table:formula="of:=IF(EXACT(COUNTIF([.$L48:.$N48];&quot;=&quot;&amp;[.AD$1]);1);[.$I48];IF(EXACT(COUNTIF([.$J48:.$K48];&quot;=&quot;&amp;[.AD$1]);1);[.$H48];0))" office:value-type="float" office:value="0">
            <text:p>0</text:p>
          </table:table-cell>
          <table:table-cell table:formula="of:=IF(EXACT(COUNTIF([.$L48:.$N48];&quot;=&quot;&amp;[.AE$1]);1);[.$I48];IF(EXACT(COUNTIF([.$J48:.$K48];&quot;=&quot;&amp;[.AE$1]);1);[.$H48];0))" office:value-type="float" office:value="0">
            <text:p>0</text:p>
          </table:table-cell>
          <table:table-cell table:formula="of:=IF(EXACT(COUNTIF([.$L48:.$N48];&quot;=&quot;&amp;[.AF$1]);1);[.$I48];IF(EXACT(COUNTIF([.$J48:.$K48];&quot;=&quot;&amp;[.AF$1]);1);[.$H48];0))" office:value-type="float" office:value="0">
            <text:p>0</text:p>
          </table:table-cell>
          <table:table-cell table:formula="of:=IF(EXACT(COUNTIF([.$L48:.$N48];&quot;=&quot;&amp;[.AG$1]);1);[.$I48];IF(EXACT(COUNTIF([.$J48:.$K48];&quot;=&quot;&amp;[.AG$1]);1);[.$H48];0))" office:value-type="float" office:value="0">
            <text:p>0</text:p>
          </table:table-cell>
          <table:table-cell table:formula="of:=IF(EXACT(COUNTIF([.$L48:.$N48];&quot;=&quot;&amp;[.AH$1]);1);[.$I48];IF(EXACT(COUNTIF([.$J48:.$K48];&quot;=&quot;&amp;[.AH$1]);1);[.$H48];0))" office:value-type="float" office:value="0">
            <text:p>0</text:p>
          </table:table-cell>
          <table:table-cell table:formula="of:=IF(EXACT(COUNTIF([.$L48:.$N48];&quot;=&quot;&amp;[.AI$1]);1);[.$I48];IF(EXACT(COUNTIF([.$J48:.$K48];&quot;=&quot;&amp;[.AI$1]);1);[.$H48];0))" office:value-type="float" office:value="0">
            <text:p>0</text:p>
          </table:table-cell>
          <table:table-cell table:formula="of:=IF(EXACT(COUNTIF([.$L48:.$N48];&quot;=&quot;&amp;[.AJ$1]);1);[.$I48];IF(EXACT(COUNTIF([.$J48:.$K48];&quot;=&quot;&amp;[.AJ$1]);1);[.$H48];0))" office:value-type="float" office:value="0">
            <text:p>0</text:p>
          </table:table-cell>
          <table:table-cell table:formula="of:=IF(EXACT(COUNTIF([.$L48:.$N48];&quot;=&quot;&amp;[.AK$1]);1);[.$I48];IF(EXACT(COUNTIF([.$J48:.$K48];&quot;=&quot;&amp;[.AK$1]);1);[.$H48];0))" office:value-type="float" office:value="0">
            <text:p>0</text:p>
          </table:table-cell>
          <table:table-cell table:formula="of:=IF(EXACT(COUNTIF([.$L48:.$N48];&quot;=&quot;&amp;[.AL$1]);1);[.$I48];IF(EXACT(COUNTIF([.$J48:.$K48];&quot;=&quot;&amp;[.AL$1]);1);[.$H48];0))" office:value-type="float" office:value="0">
            <text:p>0</text:p>
          </table:table-cell>
          <table:table-cell table:formula="of:=IF(EXACT(COUNTIF([.$L48:.$N48];&quot;=&quot;&amp;[.AM$1]);1);[.$I48];IF(EXACT(COUNTIF([.$J48:.$K48];&quot;=&quot;&amp;[.AM$1]);1);[.$H48];0))" office:value-type="float" office:value="0">
            <text:p>0</text:p>
          </table:table-cell>
          <table:table-cell table:formula="of:=IF(EXACT(COUNTIF([.$L48:.$N48];&quot;=&quot;&amp;[.AN$1]);1);[.$I48];IF(EXACT(COUNTIF([.$J48:.$K48];&quot;=&quot;&amp;[.AN$1]);1);[.$H48];0))" office:value-type="float" office:value="0">
            <text:p>0</text:p>
          </table:table-cell>
          <table:table-cell table:formula="of:=IF(EXACT(COUNTIF([.$L48:.$N48];&quot;=&quot;&amp;[.AO$1]);1);[.$I48];IF(EXACT(COUNTIF([.$J48:.$K48];&quot;=&quot;&amp;[.AO$1]);1);[.$H48];0))" office:value-type="float" office:value="0">
            <text:p>0</text:p>
          </table:table-cell>
          <table:table-cell table:formula="of:=IF(EXACT(COUNTIF([.$L48:.$N48];&quot;=&quot;&amp;[.AP$1]);1);[.$I48];IF(EXACT(COUNTIF([.$J48:.$K48];&quot;=&quot;&amp;[.AP$1]);1);[.$H48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49]));SUM([.F49:.G51]);0)" office:value-type="float" office:value="99">
            <text:p>99</text:p>
          </table:table-cell>
          <table:table-cell office:value-type="string">
            <text:p>Ronda G</text:p>
          </table:table-cell>
          <table:table-cell office:value-type="string">
            <text:p>Huge Numbers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F49]/INDIRECT(SUBSTITUTE(ADDRESS(1;COLUMN([.C49]);4);&quot;1&quot;;&quot;&quot;)&amp;(3*INT((ROW([.H49])-1)/3)+1))" office:value-type="float" office:value="0.0909090909090909">
            <text:p>0,0909</text:p>
          </table:table-cell>
          <table:table-cell table:formula="of:=([.F49]+[.G49])/INDIRECT(SUBSTITUTE(ADDRESS(1;COLUMN([.C49]);4);&quot;1&quot;;&quot;&quot;)&amp;(3*INT((ROW([.H49])-1)/3)+1))" office:value-type="float" office:value="0.232323232323232">
            <text:p>0,2323</text:p>
          </table:table-cell>
          <table:table-cell office:value-type="string">
            <text:p>Fuerza bruta</text:p>
          </table:table-cell>
          <table:table-cell/>
          <table:table-cell office:value-type="string">
            <text:p>Exponenciación rápida</text:p>
          </table:table-cell>
          <table:table-cell table:number-columns-repeated="2"/>
          <table:table-cell table:style-name="ce3" office:value-type="string">
            <text:p><text:a xlink:href="https://code.google.com/codejam/contest/3254486/dashboard#s=p0">https://code.google.com/codejam/contest/3254486/dashboard#s=p0</text:a> </text:p>
          </table:table-cell>
          <table:table-cell table:number-columns-repeated="3"/>
          <table:table-cell table:formula="of:=IF(EXACT(COUNTIF([.L49:.N49];&quot;=&quot;&amp;[.S$1]);1);[.I49];IF(EXACT(COUNTIF([.J49:.K49];&quot;=&quot;&amp;[.S$1]);1);[.H49];0))" office:value-type="float" office:value="0.0909090909090909">
            <text:p>0,09</text:p>
          </table:table-cell>
          <table:table-cell table:formula="of:=IF(EXACT(COUNTIF([.$L49:.$N49];&quot;=&quot;&amp;[.T$1]);1);[.$I49];IF(EXACT(COUNTIF([.$J49:.$K49];&quot;=&quot;&amp;[.T$1]);1);[.$H49];0))" office:value-type="float" office:value="0">
            <text:p>0</text:p>
          </table:table-cell>
          <table:table-cell table:formula="of:=IF(EXACT(COUNTIF([.$L49:.$N49];&quot;=&quot;&amp;[.U$1]);1);[.$I49];IF(EXACT(COUNTIF([.$J49:.$K49];&quot;=&quot;&amp;[.U$1]);1);[.$H49];0))" office:value-type="float" office:value="0">
            <text:p>0</text:p>
          </table:table-cell>
          <table:table-cell table:formula="of:=IF(EXACT(COUNTIF([.$L49:.$N49];&quot;=&quot;&amp;[.V$1]);1);[.$I49];IF(EXACT(COUNTIF([.$J49:.$K49];&quot;=&quot;&amp;[.V$1]);1);[.$H49];0))" office:value-type="float" office:value="0">
            <text:p>0</text:p>
          </table:table-cell>
          <table:table-cell table:formula="of:=IF(EXACT(COUNTIF([.$L49:.$N49];&quot;=&quot;&amp;[.W$1]);1);[.$I49];IF(EXACT(COUNTIF([.$J49:.$K49];&quot;=&quot;&amp;[.W$1]);1);[.$H49];0))" office:value-type="float" office:value="0">
            <text:p>0</text:p>
          </table:table-cell>
          <table:table-cell table:formula="of:=IF(EXACT(COUNTIF([.$L49:.$N49];&quot;=&quot;&amp;[.X$1]);1);[.$I49];IF(EXACT(COUNTIF([.$J49:.$K49];&quot;=&quot;&amp;[.X$1]);1);[.$H49];0))" office:value-type="float" office:value="0">
            <text:p>0</text:p>
          </table:table-cell>
          <table:table-cell table:formula="of:=IF(EXACT(COUNTIF([.$L49:.$N49];&quot;=&quot;&amp;[.Y$1]);1);[.$I49];IF(EXACT(COUNTIF([.$J49:.$K49];&quot;=&quot;&amp;[.Y$1]);1);[.$H49];0))" office:value-type="float" office:value="0">
            <text:p>0</text:p>
          </table:table-cell>
          <table:table-cell table:formula="of:=IF(EXACT(COUNTIF([.$L49:.$N49];&quot;=&quot;&amp;[.Z$1]);1);[.$I49];IF(EXACT(COUNTIF([.$J49:.$K49];&quot;=&quot;&amp;[.Z$1]);1);[.$H49];0))" office:value-type="float" office:value="0">
            <text:p>0</text:p>
          </table:table-cell>
          <table:table-cell table:formula="of:=IF(EXACT(COUNTIF([.$L49:.$N49];&quot;=&quot;&amp;[.AA$1]);1);[.$I49];IF(EXACT(COUNTIF([.$J49:.$K49];&quot;=&quot;&amp;[.AA$1]);1);[.$H49];0))" office:value-type="float" office:value="0">
            <text:p>0</text:p>
          </table:table-cell>
          <table:table-cell table:formula="of:=IF(EXACT(COUNTIF([.$L49:.$N49];&quot;=&quot;&amp;[.AB$1]);1);[.$I49];IF(EXACT(COUNTIF([.$J49:.$K49];&quot;=&quot;&amp;[.AB$1]);1);[.$H49];0))" office:value-type="float" office:value="0">
            <text:p>0</text:p>
          </table:table-cell>
          <table:table-cell table:formula="of:=IF(EXACT(COUNTIF([.$L49:.$N49];&quot;=&quot;&amp;[.AC$1]);1);[.$I49];IF(EXACT(COUNTIF([.$J49:.$K49];&quot;=&quot;&amp;[.AC$1]);1);[.$H49];0))" office:value-type="float" office:value="0">
            <text:p>0</text:p>
          </table:table-cell>
          <table:table-cell table:formula="of:=IF(EXACT(COUNTIF([.$L49:.$N49];&quot;=&quot;&amp;[.AD$1]);1);[.$I49];IF(EXACT(COUNTIF([.$J49:.$K49];&quot;=&quot;&amp;[.AD$1]);1);[.$H49];0))" office:value-type="float" office:value="0">
            <text:p>0</text:p>
          </table:table-cell>
          <table:table-cell table:formula="of:=IF(EXACT(COUNTIF([.$L49:.$N49];&quot;=&quot;&amp;[.AE$1]);1);[.$I49];IF(EXACT(COUNTIF([.$J49:.$K49];&quot;=&quot;&amp;[.AE$1]);1);[.$H49];0))" office:value-type="float" office:value="0">
            <text:p>0</text:p>
          </table:table-cell>
          <table:table-cell table:formula="of:=IF(EXACT(COUNTIF([.$L49:.$N49];&quot;=&quot;&amp;[.AF$1]);1);[.$I49];IF(EXACT(COUNTIF([.$J49:.$K49];&quot;=&quot;&amp;[.AF$1]);1);[.$H49];0))" office:value-type="float" office:value="0">
            <text:p>0</text:p>
          </table:table-cell>
          <table:table-cell table:formula="of:=IF(EXACT(COUNTIF([.$L49:.$N49];&quot;=&quot;&amp;[.AG$1]);1);[.$I49];IF(EXACT(COUNTIF([.$J49:.$K49];&quot;=&quot;&amp;[.AG$1]);1);[.$H49];0))" office:value-type="float" office:value="0">
            <text:p>0</text:p>
          </table:table-cell>
          <table:table-cell table:formula="of:=IF(EXACT(COUNTIF([.$L49:.$N49];&quot;=&quot;&amp;[.AH$1]);1);[.$I49];IF(EXACT(COUNTIF([.$J49:.$K49];&quot;=&quot;&amp;[.AH$1]);1);[.$H49];0))" office:value-type="float" office:value="0">
            <text:p>0</text:p>
          </table:table-cell>
          <table:table-cell table:formula="of:=IF(EXACT(COUNTIF([.$L49:.$N49];&quot;=&quot;&amp;[.AI$1]);1);[.$I49];IF(EXACT(COUNTIF([.$J49:.$K49];&quot;=&quot;&amp;[.AI$1]);1);[.$H49];0))" office:value-type="float" office:value="0">
            <text:p>0</text:p>
          </table:table-cell>
          <table:table-cell table:formula="of:=IF(EXACT(COUNTIF([.$L49:.$N49];&quot;=&quot;&amp;[.AJ$1]);1);[.$I49];IF(EXACT(COUNTIF([.$J49:.$K49];&quot;=&quot;&amp;[.AJ$1]);1);[.$H49];0))" office:value-type="float" office:value="0">
            <text:p>0</text:p>
          </table:table-cell>
          <table:table-cell table:formula="of:=IF(EXACT(COUNTIF([.$L49:.$N49];&quot;=&quot;&amp;[.AK$1]);1);[.$I49];IF(EXACT(COUNTIF([.$J49:.$K49];&quot;=&quot;&amp;[.AK$1]);1);[.$H49];0))" office:value-type="float" office:value="0.232323232323232">
            <text:p>0,23</text:p>
          </table:table-cell>
          <table:table-cell table:formula="of:=IF(EXACT(COUNTIF([.$L49:.$N49];&quot;=&quot;&amp;[.AL$1]);1);[.$I49];IF(EXACT(COUNTIF([.$J49:.$K49];&quot;=&quot;&amp;[.AL$1]);1);[.$H49];0))" office:value-type="float" office:value="0">
            <text:p>0</text:p>
          </table:table-cell>
          <table:table-cell table:formula="of:=IF(EXACT(COUNTIF([.$L49:.$N49];&quot;=&quot;&amp;[.AM$1]);1);[.$I49];IF(EXACT(COUNTIF([.$J49:.$K49];&quot;=&quot;&amp;[.AM$1]);1);[.$H49];0))" office:value-type="float" office:value="0">
            <text:p>0</text:p>
          </table:table-cell>
          <table:table-cell table:formula="of:=IF(EXACT(COUNTIF([.$L49:.$N49];&quot;=&quot;&amp;[.AN$1]);1);[.$I49];IF(EXACT(COUNTIF([.$J49:.$K49];&quot;=&quot;&amp;[.AN$1]);1);[.$H49];0))" office:value-type="float" office:value="0">
            <text:p>0</text:p>
          </table:table-cell>
          <table:table-cell table:formula="of:=IF(EXACT(COUNTIF([.$L49:.$N49];&quot;=&quot;&amp;[.AO$1]);1);[.$I49];IF(EXACT(COUNTIF([.$J49:.$K49];&quot;=&quot;&amp;[.AO$1]);1);[.$H49];0))" office:value-type="float" office:value="0">
            <text:p>0</text:p>
          </table:table-cell>
          <table:table-cell table:formula="of:=IF(EXACT(COUNTIF([.$L49:.$N49];&quot;=&quot;&amp;[.AP$1]);1);[.$I49];IF(EXACT(COUNTIF([.$J49:.$K49];&quot;=&quot;&amp;[.AP$1]);1);[.$H49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50]));SUM([.F50:.G52]);0)" office:value-type="float" office:value="0">
            <text:p>0</text:p>
          </table:table-cell>
          <table:table-cell/>
          <table:table-cell office:value-type="string">
            <text:p>Cards Game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F50]/INDIRECT(SUBSTITUTE(ADDRESS(1;COLUMN([.C50]);4);&quot;1&quot;;&quot;&quot;)&amp;(3*INT((ROW([.H50])-1)/3)+1))" office:value-type="float" office:value="0.151515151515152">
            <text:p>0,1515</text:p>
          </table:table-cell>
          <table:table-cell table:formula="of:=([.F50]+[.G50])/INDIRECT(SUBSTITUTE(ADDRESS(1;COLUMN([.C50]);4);&quot;1&quot;;&quot;&quot;)&amp;(3*INT((ROW([.H50])-1)/3)+1))" office:value-type="float" office:value="0.343434343434343">
            <text:p>0,3434</text:p>
          </table:table-cell>
          <table:table-cell office:value-type="string">
            <text:p>Fuerza bruta</text:p>
          </table:table-cell>
          <table:table-cell/>
          <table:table-cell office:value-type="string">
            <text:p>Kruskal</text:p>
          </table:table-cell>
          <table:table-cell table:number-columns-repeated="2"/>
          <table:table-cell table:style-name="ce3" office:value-type="string">
            <text:p><text:a xlink:href="https://code.google.com/codejam/contest/3254486/dashboard#s=p1">https://code.google.com/codejam/contest/3254486/dashboard#s=p1</text:a> </text:p>
          </table:table-cell>
          <table:table-cell table:number-columns-repeated="3"/>
          <table:table-cell table:formula="of:=IF(EXACT(COUNTIF([.L50:.N50];&quot;=&quot;&amp;[.S$1]);1);[.I50];IF(EXACT(COUNTIF([.J50:.K50];&quot;=&quot;&amp;[.S$1]);1);[.H50];0))" office:value-type="float" office:value="0.151515151515152">
            <text:p>0,15</text:p>
          </table:table-cell>
          <table:table-cell table:formula="of:=IF(EXACT(COUNTIF([.$L50:.$N50];&quot;=&quot;&amp;[.T$1]);1);[.$I50];IF(EXACT(COUNTIF([.$J50:.$K50];&quot;=&quot;&amp;[.T$1]);1);[.$H50];0))" office:value-type="float" office:value="0">
            <text:p>0</text:p>
          </table:table-cell>
          <table:table-cell table:formula="of:=IF(EXACT(COUNTIF([.$L50:.$N50];&quot;=&quot;&amp;[.U$1]);1);[.$I50];IF(EXACT(COUNTIF([.$J50:.$K50];&quot;=&quot;&amp;[.U$1]);1);[.$H50];0))" office:value-type="float" office:value="0">
            <text:p>0</text:p>
          </table:table-cell>
          <table:table-cell table:formula="of:=IF(EXACT(COUNTIF([.$L50:.$N50];&quot;=&quot;&amp;[.V$1]);1);[.$I50];IF(EXACT(COUNTIF([.$J50:.$K50];&quot;=&quot;&amp;[.V$1]);1);[.$H50];0))" office:value-type="float" office:value="0">
            <text:p>0</text:p>
          </table:table-cell>
          <table:table-cell table:formula="of:=IF(EXACT(COUNTIF([.$L50:.$N50];&quot;=&quot;&amp;[.W$1]);1);[.$I50];IF(EXACT(COUNTIF([.$J50:.$K50];&quot;=&quot;&amp;[.W$1]);1);[.$H50];0))" office:value-type="float" office:value="0">
            <text:p>0</text:p>
          </table:table-cell>
          <table:table-cell table:formula="of:=IF(EXACT(COUNTIF([.$L50:.$N50];&quot;=&quot;&amp;[.X$1]);1);[.$I50];IF(EXACT(COUNTIF([.$J50:.$K50];&quot;=&quot;&amp;[.X$1]);1);[.$H50];0))" office:value-type="float" office:value="0">
            <text:p>0</text:p>
          </table:table-cell>
          <table:table-cell table:formula="of:=IF(EXACT(COUNTIF([.$L50:.$N50];&quot;=&quot;&amp;[.Y$1]);1);[.$I50];IF(EXACT(COUNTIF([.$J50:.$K50];&quot;=&quot;&amp;[.Y$1]);1);[.$H50];0))" office:value-type="float" office:value="0">
            <text:p>0</text:p>
          </table:table-cell>
          <table:table-cell table:formula="of:=IF(EXACT(COUNTIF([.$L50:.$N50];&quot;=&quot;&amp;[.Z$1]);1);[.$I50];IF(EXACT(COUNTIF([.$J50:.$K50];&quot;=&quot;&amp;[.Z$1]);1);[.$H50];0))" office:value-type="float" office:value="0">
            <text:p>0</text:p>
          </table:table-cell>
          <table:table-cell table:formula="of:=IF(EXACT(COUNTIF([.$L50:.$N50];&quot;=&quot;&amp;[.AA$1]);1);[.$I50];IF(EXACT(COUNTIF([.$J50:.$K50];&quot;=&quot;&amp;[.AA$1]);1);[.$H50];0))" office:value-type="float" office:value="0">
            <text:p>0</text:p>
          </table:table-cell>
          <table:table-cell table:formula="of:=IF(EXACT(COUNTIF([.$L50:.$N50];&quot;=&quot;&amp;[.AB$1]);1);[.$I50];IF(EXACT(COUNTIF([.$J50:.$K50];&quot;=&quot;&amp;[.AB$1]);1);[.$H50];0))" office:value-type="float" office:value="0.343434343434343">
            <text:p>0,34</text:p>
          </table:table-cell>
          <table:table-cell table:formula="of:=IF(EXACT(COUNTIF([.$L50:.$N50];&quot;=&quot;&amp;[.AC$1]);1);[.$I50];IF(EXACT(COUNTIF([.$J50:.$K50];&quot;=&quot;&amp;[.AC$1]);1);[.$H50];0))" office:value-type="float" office:value="0">
            <text:p>0</text:p>
          </table:table-cell>
          <table:table-cell table:formula="of:=IF(EXACT(COUNTIF([.$L50:.$N50];&quot;=&quot;&amp;[.AD$1]);1);[.$I50];IF(EXACT(COUNTIF([.$J50:.$K50];&quot;=&quot;&amp;[.AD$1]);1);[.$H50];0))" office:value-type="float" office:value="0">
            <text:p>0</text:p>
          </table:table-cell>
          <table:table-cell table:formula="of:=IF(EXACT(COUNTIF([.$L50:.$N50];&quot;=&quot;&amp;[.AE$1]);1);[.$I50];IF(EXACT(COUNTIF([.$J50:.$K50];&quot;=&quot;&amp;[.AE$1]);1);[.$H50];0))" office:value-type="float" office:value="0">
            <text:p>0</text:p>
          </table:table-cell>
          <table:table-cell table:formula="of:=IF(EXACT(COUNTIF([.$L50:.$N50];&quot;=&quot;&amp;[.AF$1]);1);[.$I50];IF(EXACT(COUNTIF([.$J50:.$K50];&quot;=&quot;&amp;[.AF$1]);1);[.$H50];0))" office:value-type="float" office:value="0">
            <text:p>0</text:p>
          </table:table-cell>
          <table:table-cell table:formula="of:=IF(EXACT(COUNTIF([.$L50:.$N50];&quot;=&quot;&amp;[.AG$1]);1);[.$I50];IF(EXACT(COUNTIF([.$J50:.$K50];&quot;=&quot;&amp;[.AG$1]);1);[.$H50];0))" office:value-type="float" office:value="0">
            <text:p>0</text:p>
          </table:table-cell>
          <table:table-cell table:formula="of:=IF(EXACT(COUNTIF([.$L50:.$N50];&quot;=&quot;&amp;[.AH$1]);1);[.$I50];IF(EXACT(COUNTIF([.$J50:.$K50];&quot;=&quot;&amp;[.AH$1]);1);[.$H50];0))" office:value-type="float" office:value="0">
            <text:p>0</text:p>
          </table:table-cell>
          <table:table-cell table:formula="of:=IF(EXACT(COUNTIF([.$L50:.$N50];&quot;=&quot;&amp;[.AI$1]);1);[.$I50];IF(EXACT(COUNTIF([.$J50:.$K50];&quot;=&quot;&amp;[.AI$1]);1);[.$H50];0))" office:value-type="float" office:value="0">
            <text:p>0</text:p>
          </table:table-cell>
          <table:table-cell table:formula="of:=IF(EXACT(COUNTIF([.$L50:.$N50];&quot;=&quot;&amp;[.AJ$1]);1);[.$I50];IF(EXACT(COUNTIF([.$J50:.$K50];&quot;=&quot;&amp;[.AJ$1]);1);[.$H50];0))" office:value-type="float" office:value="0">
            <text:p>0</text:p>
          </table:table-cell>
          <table:table-cell table:formula="of:=IF(EXACT(COUNTIF([.$L50:.$N50];&quot;=&quot;&amp;[.AK$1]);1);[.$I50];IF(EXACT(COUNTIF([.$J50:.$K50];&quot;=&quot;&amp;[.AK$1]);1);[.$H50];0))" office:value-type="float" office:value="0">
            <text:p>0</text:p>
          </table:table-cell>
          <table:table-cell table:formula="of:=IF(EXACT(COUNTIF([.$L50:.$N50];&quot;=&quot;&amp;[.AL$1]);1);[.$I50];IF(EXACT(COUNTIF([.$J50:.$K50];&quot;=&quot;&amp;[.AL$1]);1);[.$H50];0))" office:value-type="float" office:value="0">
            <text:p>0</text:p>
          </table:table-cell>
          <table:table-cell table:formula="of:=IF(EXACT(COUNTIF([.$L50:.$N50];&quot;=&quot;&amp;[.AM$1]);1);[.$I50];IF(EXACT(COUNTIF([.$J50:.$K50];&quot;=&quot;&amp;[.AM$1]);1);[.$H50];0))" office:value-type="float" office:value="0">
            <text:p>0</text:p>
          </table:table-cell>
          <table:table-cell table:formula="of:=IF(EXACT(COUNTIF([.$L50:.$N50];&quot;=&quot;&amp;[.AN$1]);1);[.$I50];IF(EXACT(COUNTIF([.$J50:.$K50];&quot;=&quot;&amp;[.AN$1]);1);[.$H50];0))" office:value-type="float" office:value="0">
            <text:p>0</text:p>
          </table:table-cell>
          <table:table-cell table:formula="of:=IF(EXACT(COUNTIF([.$L50:.$N50];&quot;=&quot;&amp;[.AO$1]);1);[.$I50];IF(EXACT(COUNTIF([.$J50:.$K50];&quot;=&quot;&amp;[.AO$1]);1);[.$H50];0))" office:value-type="float" office:value="0">
            <text:p>0</text:p>
          </table:table-cell>
          <table:table-cell table:formula="of:=IF(EXACT(COUNTIF([.$L50:.$N50];&quot;=&quot;&amp;[.AP$1]);1);[.$I50];IF(EXACT(COUNTIF([.$J50:.$K50];&quot;=&quot;&amp;[.AP$1]);1);[.$H50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NOT(ISBLANK([.D51]));SUM([.F51:.G53]);0)" office:value-type="float" office:value="0">
            <text:p>0</text:p>
          </table:table-cell>
          <table:table-cell/>
          <table:table-cell office:value-type="string">
            <text:p>Matrix Cutting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F51]/INDIRECT(SUBSTITUTE(ADDRESS(1;COLUMN([.C51]);4);&quot;1&quot;;&quot;&quot;)&amp;(3*INT((ROW([.H51])-1)/3)+1))" office:value-type="float" office:value="0.171717171717172">
            <text:p>0,1717</text:p>
          </table:table-cell>
          <table:table-cell table:formula="of:=([.F51]+[.G51])/INDIRECT(SUBSTITUTE(ADDRESS(1;COLUMN([.C51]);4);&quot;1&quot;;&quot;&quot;)&amp;(3*INT((ROW([.H51])-1)/3)+1))" office:value-type="float" office:value="0.424242424242424">
            <text:p>0,4242</text:p>
          </table:table-cell>
          <table:table-cell office:value-type="string">
            <text:p>Fuerza bruta</text:p>
          </table:table-cell>
          <table:table-cell/>
          <table:table-cell office:value-type="string">
            <text:p>Programación Dinámica</text:p>
          </table:table-cell>
          <table:table-cell table:number-columns-repeated="2"/>
          <table:table-cell table:style-name="ce3" office:value-type="string">
            <text:p><text:a xlink:href="https://code.google.com/codejam/contest/3254486/dashboard#s=p2">https://code.google.com/codejam/contest/3254486/dashboard#s=p2</text:a> </text:p>
          </table:table-cell>
          <table:table-cell table:number-columns-repeated="3"/>
          <table:table-cell table:formula="of:=IF(EXACT(COUNTIF([.L51:.N51];&quot;=&quot;&amp;[.S$1]);1);[.I51];IF(EXACT(COUNTIF([.J51:.K51];&quot;=&quot;&amp;[.S$1]);1);[.H51];0))" office:value-type="float" office:value="0.171717171717172">
            <text:p>0,17</text:p>
          </table:table-cell>
          <table:table-cell table:formula="of:=IF(EXACT(COUNTIF([.$L51:.$N51];&quot;=&quot;&amp;[.T$1]);1);[.$I51];IF(EXACT(COUNTIF([.$J51:.$K51];&quot;=&quot;&amp;[.T$1]);1);[.$H51];0))" office:value-type="float" office:value="0.424242424242424">
            <text:p>0,42</text:p>
          </table:table-cell>
          <table:table-cell table:formula="of:=IF(EXACT(COUNTIF([.$L51:.$N51];&quot;=&quot;&amp;[.U$1]);1);[.$I51];IF(EXACT(COUNTIF([.$J51:.$K51];&quot;=&quot;&amp;[.U$1]);1);[.$H51];0))" office:value-type="float" office:value="0">
            <text:p>0</text:p>
          </table:table-cell>
          <table:table-cell table:formula="of:=IF(EXACT(COUNTIF([.$L51:.$N51];&quot;=&quot;&amp;[.V$1]);1);[.$I51];IF(EXACT(COUNTIF([.$J51:.$K51];&quot;=&quot;&amp;[.V$1]);1);[.$H51];0))" office:value-type="float" office:value="0">
            <text:p>0</text:p>
          </table:table-cell>
          <table:table-cell table:formula="of:=IF(EXACT(COUNTIF([.$L51:.$N51];&quot;=&quot;&amp;[.W$1]);1);[.$I51];IF(EXACT(COUNTIF([.$J51:.$K51];&quot;=&quot;&amp;[.W$1]);1);[.$H51];0))" office:value-type="float" office:value="0">
            <text:p>0</text:p>
          </table:table-cell>
          <table:table-cell table:formula="of:=IF(EXACT(COUNTIF([.$L51:.$N51];&quot;=&quot;&amp;[.X$1]);1);[.$I51];IF(EXACT(COUNTIF([.$J51:.$K51];&quot;=&quot;&amp;[.X$1]);1);[.$H51];0))" office:value-type="float" office:value="0">
            <text:p>0</text:p>
          </table:table-cell>
          <table:table-cell table:formula="of:=IF(EXACT(COUNTIF([.$L51:.$N51];&quot;=&quot;&amp;[.Y$1]);1);[.$I51];IF(EXACT(COUNTIF([.$J51:.$K51];&quot;=&quot;&amp;[.Y$1]);1);[.$H51];0))" office:value-type="float" office:value="0">
            <text:p>0</text:p>
          </table:table-cell>
          <table:table-cell table:formula="of:=IF(EXACT(COUNTIF([.$L51:.$N51];&quot;=&quot;&amp;[.Z$1]);1);[.$I51];IF(EXACT(COUNTIF([.$J51:.$K51];&quot;=&quot;&amp;[.Z$1]);1);[.$H51];0))" office:value-type="float" office:value="0">
            <text:p>0</text:p>
          </table:table-cell>
          <table:table-cell table:formula="of:=IF(EXACT(COUNTIF([.$L51:.$N51];&quot;=&quot;&amp;[.AA$1]);1);[.$I51];IF(EXACT(COUNTIF([.$J51:.$K51];&quot;=&quot;&amp;[.AA$1]);1);[.$H51];0))" office:value-type="float" office:value="0">
            <text:p>0</text:p>
          </table:table-cell>
          <table:table-cell table:formula="of:=IF(EXACT(COUNTIF([.$L51:.$N51];&quot;=&quot;&amp;[.AB$1]);1);[.$I51];IF(EXACT(COUNTIF([.$J51:.$K51];&quot;=&quot;&amp;[.AB$1]);1);[.$H51];0))" office:value-type="float" office:value="0">
            <text:p>0</text:p>
          </table:table-cell>
          <table:table-cell table:formula="of:=IF(EXACT(COUNTIF([.$L51:.$N51];&quot;=&quot;&amp;[.AC$1]);1);[.$I51];IF(EXACT(COUNTIF([.$J51:.$K51];&quot;=&quot;&amp;[.AC$1]);1);[.$H51];0))" office:value-type="float" office:value="0">
            <text:p>0</text:p>
          </table:table-cell>
          <table:table-cell table:formula="of:=IF(EXACT(COUNTIF([.$L51:.$N51];&quot;=&quot;&amp;[.AD$1]);1);[.$I51];IF(EXACT(COUNTIF([.$J51:.$K51];&quot;=&quot;&amp;[.AD$1]);1);[.$H51];0))" office:value-type="float" office:value="0">
            <text:p>0</text:p>
          </table:table-cell>
          <table:table-cell table:formula="of:=IF(EXACT(COUNTIF([.$L51:.$N51];&quot;=&quot;&amp;[.AE$1]);1);[.$I51];IF(EXACT(COUNTIF([.$J51:.$K51];&quot;=&quot;&amp;[.AE$1]);1);[.$H51];0))" office:value-type="float" office:value="0">
            <text:p>0</text:p>
          </table:table-cell>
          <table:table-cell table:formula="of:=IF(EXACT(COUNTIF([.$L51:.$N51];&quot;=&quot;&amp;[.AF$1]);1);[.$I51];IF(EXACT(COUNTIF([.$J51:.$K51];&quot;=&quot;&amp;[.AF$1]);1);[.$H51];0))" office:value-type="float" office:value="0">
            <text:p>0</text:p>
          </table:table-cell>
          <table:table-cell table:formula="of:=IF(EXACT(COUNTIF([.$L51:.$N51];&quot;=&quot;&amp;[.AG$1]);1);[.$I51];IF(EXACT(COUNTIF([.$J51:.$K51];&quot;=&quot;&amp;[.AG$1]);1);[.$H51];0))" office:value-type="float" office:value="0">
            <text:p>0</text:p>
          </table:table-cell>
          <table:table-cell table:formula="of:=IF(EXACT(COUNTIF([.$L51:.$N51];&quot;=&quot;&amp;[.AH$1]);1);[.$I51];IF(EXACT(COUNTIF([.$J51:.$K51];&quot;=&quot;&amp;[.AH$1]);1);[.$H51];0))" office:value-type="float" office:value="0">
            <text:p>0</text:p>
          </table:table-cell>
          <table:table-cell table:formula="of:=IF(EXACT(COUNTIF([.$L51:.$N51];&quot;=&quot;&amp;[.AI$1]);1);[.$I51];IF(EXACT(COUNTIF([.$J51:.$K51];&quot;=&quot;&amp;[.AI$1]);1);[.$H51];0))" office:value-type="float" office:value="0">
            <text:p>0</text:p>
          </table:table-cell>
          <table:table-cell table:formula="of:=IF(EXACT(COUNTIF([.$L51:.$N51];&quot;=&quot;&amp;[.AJ$1]);1);[.$I51];IF(EXACT(COUNTIF([.$J51:.$K51];&quot;=&quot;&amp;[.AJ$1]);1);[.$H51];0))" office:value-type="float" office:value="0">
            <text:p>0</text:p>
          </table:table-cell>
          <table:table-cell table:formula="of:=IF(EXACT(COUNTIF([.$L51:.$N51];&quot;=&quot;&amp;[.AK$1]);1);[.$I51];IF(EXACT(COUNTIF([.$J51:.$K51];&quot;=&quot;&amp;[.AK$1]);1);[.$H51];0))" office:value-type="float" office:value="0">
            <text:p>0</text:p>
          </table:table-cell>
          <table:table-cell table:formula="of:=IF(EXACT(COUNTIF([.$L51:.$N51];&quot;=&quot;&amp;[.AL$1]);1);[.$I51];IF(EXACT(COUNTIF([.$J51:.$K51];&quot;=&quot;&amp;[.AL$1]);1);[.$H51];0))" office:value-type="float" office:value="0">
            <text:p>0</text:p>
          </table:table-cell>
          <table:table-cell table:formula="of:=IF(EXACT(COUNTIF([.$L51:.$N51];&quot;=&quot;&amp;[.AM$1]);1);[.$I51];IF(EXACT(COUNTIF([.$J51:.$K51];&quot;=&quot;&amp;[.AM$1]);1);[.$H51];0))" office:value-type="float" office:value="0">
            <text:p>0</text:p>
          </table:table-cell>
          <table:table-cell table:formula="of:=IF(EXACT(COUNTIF([.$L51:.$N51];&quot;=&quot;&amp;[.AN$1]);1);[.$I51];IF(EXACT(COUNTIF([.$J51:.$K51];&quot;=&quot;&amp;[.AN$1]);1);[.$H51];0))" office:value-type="float" office:value="0">
            <text:p>0</text:p>
          </table:table-cell>
          <table:table-cell table:formula="of:=IF(EXACT(COUNTIF([.$L51:.$N51];&quot;=&quot;&amp;[.AO$1]);1);[.$I51];IF(EXACT(COUNTIF([.$J51:.$K51];&quot;=&quot;&amp;[.AO$1]);1);[.$H51];0))" office:value-type="float" office:value="0">
            <text:p>0</text:p>
          </table:table-cell>
          <table:table-cell table:formula="of:=IF(EXACT(COUNTIF([.$L51:.$N51];&quot;=&quot;&amp;[.AP$1]);1);[.$I51];IF(EXACT(COUNTIF([.$J51:.$K51];&quot;=&quot;&amp;[.AP$1]);1);[.$H51];0)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>
            <text:p>Sumas de Porcentaje por problema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string">
            <text:p>Fuerza bruta</text:p>
          </table:table-cell>
          <table:table-cell office:value-type="string">
            <text:p>Programación Dinámica</text:p>
          </table:table-cell>
          <table:table-cell office:value-type="string">
            <text:p>Simplificación del problema</text:p>
          </table:table-cell>
          <table:table-cell office:value-type="string">
            <text:p>Greedy</text:p>
          </table:table-cell>
          <table:table-cell office:value-type="string">
            <text:p>Suma prefija</text:p>
          </table:table-cell>
          <table:table-cell office:value-type="string">
            <text:p>BFS</text:p>
          </table:table-cell>
          <table:table-cell office:value-type="string">
            <text:p>BFS de fuente múltiple</text:p>
          </table:table-cell>
          <table:table-cell office:value-type="string">
            <text:p>Búsqueda binaria</text:p>
          </table:table-cell>
          <table:table-cell office:value-type="string">
            <text:p>DFS</text:p>
          </table:table-cell>
          <table:table-cell office:value-type="string">
            <text:p>Kruskal</text:p>
          </table:table-cell>
          <table:table-cell office:value-type="string">
            <text:p>Recursividad</text:p>
          </table:table-cell>
          <table:table-cell office:value-type="string">
            <text:p>Dijkstra</text:p>
          </table:table-cell>
          <table:table-cell office:value-type="string">
            <text:p>Preprocesamiento</text:p>
          </table:table-cell>
          <table:table-cell office:value-type="string">
            <text:p>Máscaras de bits</text:p>
          </table:table-cell>
          <table:table-cell office:value-type="string">
            <text:p>Optimización-&gt;Decisión</text:p>
          </table:table-cell>
          <table:table-cell office:value-type="string">
            <text:p>Contar en binario</text:p>
          </table:table-cell>
          <table:table-cell office:value-type="string">
            <text:p>Árbol de segmento</text:p>
          </table:table-cell>
          <table:table-cell office:value-type="string">
            <text:p>Árbol de segmento modificado</text:p>
          </table:table-cell>
          <table:table-cell office:value-type="string">
            <text:p>Exponenciación Rápida</text:p>
          </table:table-cell>
          <table:table-cell office:value-type="string">
            <text:p>Floyd-Warshall</text:p>
          </table:table-cell>
          <table:table-cell office:value-type="string">
            <text:p>Bubble Sort</text:p>
          </table:table-cell>
          <table:table-cell office:value-type="string">
            <text:p>Memoización</text:p>
          </table:table-cell>
          <table:table-cell office:value-type="string">
            <text:p>Sweep line algorithm</text:p>
          </table:table-cell>
          <table:table-cell office:value-type="string">
            <text:p>Constructivo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19">
            <text:p>0,19</text:p>
          </table:table-cell>
          <table:table-cell office:value-type="float" office:value="0.15">
            <text:p>0,15</text:p>
          </table:table-cell>
          <table:table-cell office:value-type="float" office:value="0.82">
            <text:p>0,82</text:p>
          </table:table-cell>
          <table:table-cell table:number-columns-repeated="4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10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5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2" office:value-type="float" office:value="0.35">
            <text:p>0,35</text:p>
          </table:table-cell>
          <table:table-cell table:number-columns-repeated="6" office:value-type="float" office:value="0">
            <text:p>0</text:p>
          </table:table-cell>
          <table:table-cell office:value-type="float" office:value="0.35">
            <text:p>0,35</text:p>
          </table:table-cell>
          <table:table-cell table:number-columns-repeated="7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05">
            <text:p>0,05</text:p>
          </table:table-cell>
          <table:table-cell office:value-type="float" office:value="0.41">
            <text:p>0,41</text:p>
          </table:table-cell>
          <table:table-cell table:number-columns-repeated="2" office:value-type="float" office:value="0">
            <text:p>0</text:p>
          </table:table-cell>
          <table:table-cell office:value-type="float" office:value="0.31">
            <text:p>0,31</text:p>
          </table:table-cell>
          <table:table-cell table:number-columns-repeated="12" office:value-type="float" office:value="0">
            <text:p>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office:value-type="float" office:value="0.41">
            <text:p>0,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office:value-type="float" office:value="0.29">
            <text:p>0,29</text:p>
          </table:table-cell>
          <table:table-cell table:number-columns-repeated="10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23">
            <text:p>0,23</text:p>
          </table:table-cell>
          <table:table-cell office:value-type="float" office:value="0.57">
            <text:p>0,57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8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office:value-type="float" office:value="0.36">
            <text:p>0,36</text:p>
          </table:table-cell>
          <table:table-cell table:number-columns-repeated="4"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5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18">
            <text:p>0,18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13" office:value-type="float" office:value="0">
            <text:p>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5">
            <text:p>0,5</text:p>
          </table:table-cell>
          <table:table-cell office:value-type="float" office:value="0.333333333333333">
            <text:p>0,33</text:p>
          </table:table-cell>
          <table:table-cell table:number-columns-repeated="2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52">
            <text:p>0,52</text:p>
          </table:table-cell>
          <table:table-cell office:value-type="float" office:value="0.3">
            <text:p>0,3</text:p>
          </table:table-cell>
          <table:table-cell table:number-columns-repeated="8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10" office:value-type="float" office:value="0">
            <text:p>0</text:p>
          </table:table-cell>
          <table:table-cell office:value-type="float" office:value="0.52">
            <text:p>0,52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05">
            <text:p>0,05</text:p>
          </table:table-cell>
          <table:table-cell office:value-type="float" office:value="0.46">
            <text:p>0,46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09">
            <text:p>0,09</text:p>
          </table:table-cell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0.22">
            <text:p>0,22</text:p>
          </table:table-cell>
          <table:table-cell table:number-columns-repeated="1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18">
            <text:p>0,18</text:p>
          </table:table-cell>
          <table:table-cell office:value-type="float" office:value="0.25">
            <text:p>0,25</text:p>
          </table:table-cell>
          <table:table-cell office:value-type="float" office:value="0.42">
            <text:p>0,42</text:p>
          </table:table-cell>
          <table:table-cell office:value-type="float" office:value="0.39">
            <text:p>0,3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">
            <text:p>0,09</text:p>
          </table:table-cell>
          <table:table-cell table:number-columns-repeated="15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23">
            <text:p>0,23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2" office:value-type="float" office:value="0">
            <text:p>0</text:p>
          </table:table-cell>
          <table:table-cell office:value-type="float" office:value="0.76">
            <text:p>0,76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9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21">
            <text:p>0,21</text:p>
          </table:table-cell>
          <table:table-cell table:number-columns-repeated="2" office:value-type="float" office:value="0.34">
            <text:p>0,34</text:p>
          </table:table-cell>
          <table:table-cell office:value-type="float" office:value="0.08">
            <text:p>0,08</text:p>
          </table:table-cell>
          <table:table-cell office:value-type="float" office:value="0.29">
            <text:p>0,29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6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9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19">
            <text:p>0,19</text:p>
          </table:table-cell>
          <table:table-cell office:value-type="float" office:value="0.34">
            <text:p>0,34</text:p>
          </table:table-cell>
          <table:table-cell office:value-type="float" office:value="0.55">
            <text:p>0,55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7"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0.14">
            <text:p>0,14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0.414141414141414">
            <text:p>0,41</text:p>
          </table:table-cell>
          <table:table-cell office:value-type="float" office:value="0.424242424242424">
            <text:p>0,42</text:p>
          </table:table-cell>
          <table:table-cell table:number-columns-repeated="7" office:value-type="float" office:value="0">
            <text:p>0</text:p>
          </table:table-cell>
          <table:table-cell office:value-type="float" office:value="0.343434343434343">
            <text:p>0,34</text:p>
          </table:table-cell>
          <table:table-cell table:number-columns-repeated="8" office:value-type="float" office:value="0">
            <text:p>0</text:p>
          </table:table-cell>
          <table:table-cell office:value-type="float" office:value="0.232323232323232">
            <text:p>0,23</text:p>
          </table:table-cell>
          <table:table-cell table:number-columns-repeated="5" office:value-type="float" office:value="0">
            <text:p>0</text:p>
          </table:table-cell>
          <table:table-cell table:number-columns-repeated="8"/>
        </table:table-row>
        <table:table-row table:style-name="ro1" table:number-rows-repeated="1048506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26/04/2019</text:date>, <text:time>00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0M5S</meta:editing-duration>
    <meta:editing-cycles>8</meta:editing-cycles>
    <meta:generator>OpenOffice/4.1.5$Win32 OpenOffice.org_project/415m1$Build-9789</meta:generator>
    <dc:date>2019-04-26T00:03:53.49</dc:date>
    <dc:creator>Antonio </dc:creator>
    <meta:document-statistic meta:table-count="3" meta:cell-count="2364" meta:object-count="0"/>
    <meta:user-defined meta:name="Info 1"/>
    <meta:user-defined meta:name="Info 2"/>
    <meta:user-defined meta:name="Info 3"/>
    <meta:user-defined meta:name="Info 4"/>
  </office:meta>
</office:document-meta>
</file>